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Individuo tipo 1</text:p>
          </table:table-cell>
          <table:table-cell office:value-type="string">
            <text:p>Individuo tipo 2</text:p>
          </table:table-cell>
          <table:table-cell office:value-type="string">
            <text:p>Individuo tipo 3</text:p>
          </table:table-cell>
          <table:table-cell office:value-type="string">
            <text:p>Individuo tipo 4</text:p>
          </table:table-cell>
          <table:table-cell office:value-type="string">
            <text:p>Individuo tipo 5</text:p>
          </table:table-cell>
          <table:table-cell office:value-type="string">
            <text:p>Individuo tipo 6</text:p>
          </table:table-cell>
          <table:table-cell office:value-type="string">
            <text:p>Ideal</text:p>
          </table:table-cell>
          <table:table-cell office:value-type="string">
            <text:p>Real</text:p>
          </table:table-cell>
          <table:table-cell table:number-columns-repeated="4"/>
          <table:table-cell>
            <draw:frame table:end-cell-address="Hoja1.T18" table:end-x="2.159cm" table:end-y="0.054cm" draw:z-index="0" draw:style-name="gr1" draw:text-style-name="P1" svg:width="15.561cm" svg:height="7.731cm" svg:x="0.147cm" svg:y="0cm">
              <draw:object draw:notify-on-update-of-ranges="Hoja1.A2:Hoja1.A502 Hoja1.H1:Hoja1.H1 Hoja1.H2:Hoja1.H502 Hoja1.I1:Hoja1.I1 Hoja1.I2:Hoja1.I5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formula="of:=[.B2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153849">
            <text:p>0.003153849</text:p>
          </table:table-cell>
          <table:table-cell office:value-type="float" office:value="0.004669916">
            <text:p>0.004669916</text:p>
          </table:table-cell>
          <table:table-cell office:value-type="float" office:value="0.002169957">
            <text:p>0.002169957</text:p>
          </table:table-cell>
          <table:table-cell office:value-type="float" office:value="0.002295939">
            <text:p>0.002295939</text:p>
          </table:table-cell>
          <table:table-cell office:value-type="float" office:value="-0.001803243">
            <text:p>-0.001803243</text:p>
          </table:table-cell>
          <table:table-cell office:value-type="float" office:value="0.001013086">
            <text:p>0.001013086</text:p>
          </table:table-cell>
          <table:table-cell office:value-type="float" office:value="0.02">
            <text:p>0.02</text:p>
          </table:table-cell>
          <table:table-cell table:formula="of:=[.B3]" office:value-type="float" office:value="0.003153849">
            <text:p>0.0031538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042746">
            <text:p>0.004042746</text:p>
          </table:table-cell>
          <table:table-cell office:value-type="float" office:value="0.006130195">
            <text:p>0.006130195</text:p>
          </table:table-cell>
          <table:table-cell office:value-type="float" office:value="0.004422792">
            <text:p>0.004422792</text:p>
          </table:table-cell>
          <table:table-cell office:value-type="float" office:value="0.003734792">
            <text:p>0.003734792</text:p>
          </table:table-cell>
          <table:table-cell office:value-type="float" office:value="-0.001591893">
            <text:p>-0.001591893</text:p>
          </table:table-cell>
          <table:table-cell office:value-type="float" office:value="0.002610596">
            <text:p>0.002610596</text:p>
          </table:table-cell>
          <table:table-cell office:value-type="float" office:value="0.04">
            <text:p>0.04</text:p>
          </table:table-cell>
          <table:table-cell table:formula="of:=[.B4]" office:value-type="float" office:value="0.004042746">
            <text:p>0.0040427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3617966">
            <text:p>0.003617966</text:p>
          </table:table-cell>
          <table:table-cell office:value-type="float" office:value="0.006506816">
            <text:p>0.006506816</text:p>
          </table:table-cell>
          <table:table-cell office:value-type="float" office:value="0.006831585">
            <text:p>0.006831585</text:p>
          </table:table-cell>
          <table:table-cell office:value-type="float" office:value="0.004595579">
            <text:p>0.004595579</text:p>
          </table:table-cell>
          <table:table-cell table:style-name="ce1" office:value-type="float" office:value="-0.00004027574">
            <text:p>-4.03E-005</text:p>
          </table:table-cell>
          <table:table-cell office:value-type="float" office:value="0.0046211">
            <text:p>0.0046211</text:p>
          </table:table-cell>
          <table:table-cell office:value-type="float" office:value="0.06">
            <text:p>0.06</text:p>
          </table:table-cell>
          <table:table-cell table:formula="of:=[.B5]" office:value-type="float" office:value="0.003617966">
            <text:p>0.003617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145791">
            <text:p>0.002145791</text:p>
          </table:table-cell>
          <table:table-cell office:value-type="float" office:value="0.005597662">
            <text:p>0.005597662</text:p>
          </table:table-cell>
          <table:table-cell office:value-type="float" office:value="0.009494588">
            <text:p>0.009494588</text:p>
          </table:table-cell>
          <table:table-cell office:value-type="float" office:value="0.005183692">
            <text:p>0.005183692</text:p>
          </table:table-cell>
          <table:table-cell office:value-type="float" office:value="0.002458384">
            <text:p>0.002458384</text:p>
          </table:table-cell>
          <table:table-cell office:value-type="float" office:value="0.007235212">
            <text:p>0.007235212</text:p>
          </table:table-cell>
          <table:table-cell office:value-type="float" office:value="0.08">
            <text:p>0.08</text:p>
          </table:table-cell>
          <table:table-cell table:formula="of:=[.B6]" office:value-type="float" office:value="0.002145791">
            <text:p>0.0021457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001505739">
            <text:p>1.51E-005</text:p>
          </table:table-cell>
          <table:table-cell office:value-type="float" office:value="0.004067136">
            <text:p>0.004067136</text:p>
          </table:table-cell>
          <table:table-cell office:value-type="float" office:value="0.01294043">
            <text:p>0.01294043</text:p>
          </table:table-cell>
          <table:table-cell office:value-type="float" office:value="0.006237441">
            <text:p>0.006237441</text:p>
          </table:table-cell>
          <table:table-cell office:value-type="float" office:value="0.005961418">
            <text:p>0.005961418</text:p>
          </table:table-cell>
          <table:table-cell office:value-type="float" office:value="0.01027089">
            <text:p>0.01027089</text:p>
          </table:table-cell>
          <table:table-cell office:value-type="float" office:value="0.09999999">
            <text:p>0.09999999</text:p>
          </table:table-cell>
          <table:table-cell table:formula="of:=[.B7]" office:value-type="float" office:value="0.00001505739">
            <text:p>1.51E-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275648">
            <text:p>-0.00275648</text:p>
          </table:table-cell>
          <table:table-cell office:value-type="float" office:value="0.002920913">
            <text:p>0.002920913</text:p>
          </table:table-cell>
          <table:table-cell office:value-type="float" office:value="0.01659338">
            <text:p>0.01659338</text:p>
          </table:table-cell>
          <table:table-cell office:value-type="float" office:value="0.007558621">
            <text:p>0.007558621</text:p>
          </table:table-cell>
          <table:table-cell office:value-type="float" office:value="0.008948801">
            <text:p>0.008948801</text:p>
          </table:table-cell>
          <table:table-cell office:value-type="float" office:value="0.01337302">
            <text:p>0.01337302</text:p>
          </table:table-cell>
          <table:table-cell office:value-type="float" office:value="0.12">
            <text:p>0.12</text:p>
          </table:table-cell>
          <table:table-cell table:formula="of:=[.B8]" office:value-type="float" office:value="-0.00275648">
            <text:p>-0.002756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5983682">
            <text:p>-0.005983682</text:p>
          </table:table-cell>
          <table:table-cell office:value-type="float" office:value="0.002951373">
            <text:p>0.002951373</text:p>
          </table:table-cell>
          <table:table-cell office:value-type="float" office:value="0.02020432">
            <text:p>0.02020432</text:p>
          </table:table-cell>
          <table:table-cell office:value-type="float" office:value="0.008776267">
            <text:p>0.008776267</text:p>
          </table:table-cell>
          <table:table-cell office:value-type="float" office:value="0.01179947">
            <text:p>0.01179947</text:p>
          </table:table-cell>
          <table:table-cell office:value-type="float" office:value="0.01642549">
            <text:p>0.01642549</text:p>
          </table:table-cell>
          <table:table-cell office:value-type="float" office:value="0.14">
            <text:p>0.14</text:p>
          </table:table-cell>
          <table:table-cell table:formula="of:=[.B9]" office:value-type="float" office:value="-0.005983682">
            <text:p>-0.0059836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9420497">
            <text:p>-0.009420497</text:p>
          </table:table-cell>
          <table:table-cell office:value-type="float" office:value="0.003144841">
            <text:p>0.003144841</text:p>
          </table:table-cell>
          <table:table-cell office:value-type="float" office:value="0.02389481">
            <text:p>0.02389481</text:p>
          </table:table-cell>
          <table:table-cell office:value-type="float" office:value="0.009971165">
            <text:p>0.009971165</text:p>
          </table:table-cell>
          <table:table-cell office:value-type="float" office:value="0.01481703">
            <text:p>0.01481703</text:p>
          </table:table-cell>
          <table:table-cell office:value-type="float" office:value="0.019358">
            <text:p>0.019358</text:p>
          </table:table-cell>
          <table:table-cell office:value-type="float" office:value="0.16">
            <text:p>0.16</text:p>
          </table:table-cell>
          <table:table-cell table:formula="of:=[.B10]" office:value-type="float" office:value="-0.009420497">
            <text:p>-0.009420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226819">
            <text:p>-0.01226819</text:p>
          </table:table-cell>
          <table:table-cell office:value-type="float" office:value="0.002347144">
            <text:p>0.002347144</text:p>
          </table:table-cell>
          <table:table-cell office:value-type="float" office:value="0.02762293">
            <text:p>0.02762293</text:p>
          </table:table-cell>
          <table:table-cell office:value-type="float" office:value="0.01094381">
            <text:p>0.01094381</text:p>
          </table:table-cell>
          <table:table-cell office:value-type="float" office:value="0.01799008">
            <text:p>0.01799008</text:p>
          </table:table-cell>
          <table:table-cell office:value-type="float" office:value="0.02211536">
            <text:p>0.02211536</text:p>
          </table:table-cell>
          <table:table-cell office:value-type="float" office:value="0.18">
            <text:p>0.18</text:p>
          </table:table-cell>
          <table:table-cell table:formula="of:=[.B11]" office:value-type="float" office:value="-0.01226819">
            <text:p>-0.012268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500536">
            <text:p>-0.01500536</text:p>
          </table:table-cell>
          <table:table-cell table:style-name="ce1" office:value-type="float" office:value="-0.00007691677">
            <text:p>-7.69E-005</text:p>
          </table:table-cell>
          <table:table-cell office:value-type="float" office:value="0.0313261">
            <text:p>0.0313261</text:p>
          </table:table-cell>
          <table:table-cell office:value-type="float" office:value="0.01139406">
            <text:p>0.01139406</text:p>
          </table:table-cell>
          <table:table-cell office:value-type="float" office:value="0.02137258">
            <text:p>0.02137258</text:p>
          </table:table-cell>
          <table:table-cell office:value-type="float" office:value="0.02470465">
            <text:p>0.02470465</text:p>
          </table:table-cell>
          <table:table-cell office:value-type="float" office:value="0.2">
            <text:p>0.2</text:p>
          </table:table-cell>
          <table:table-cell table:formula="of:=[.B12]" office:value-type="float" office:value="-0.01500536">
            <text:p>-0.015005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77313">
            <text:p>-0.0177313</text:p>
          </table:table-cell>
          <table:table-cell office:value-type="float" office:value="-0.004263535">
            <text:p>-0.004263535</text:p>
          </table:table-cell>
          <table:table-cell office:value-type="float" office:value="0.03524825">
            <text:p>0.03524825</text:p>
          </table:table-cell>
          <table:table-cell office:value-type="float" office:value="0.01136671">
            <text:p>0.01136671</text:p>
          </table:table-cell>
          <table:table-cell office:value-type="float" office:value="0.02502439">
            <text:p>0.02502439</text:p>
          </table:table-cell>
          <table:table-cell office:value-type="float" office:value="0.02723964">
            <text:p>0.02723964</text:p>
          </table:table-cell>
          <table:table-cell office:value-type="float" office:value="0.22">
            <text:p>0.22</text:p>
          </table:table-cell>
          <table:table-cell table:formula="of:=[.B13]" office:value-type="float" office:value="-0.0177313">
            <text:p>-0.0177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011852">
            <text:p>-0.02011852</text:p>
          </table:table-cell>
          <table:table-cell office:value-type="float" office:value="-0.00999154">
            <text:p>-0.00999154</text:p>
          </table:table-cell>
          <table:table-cell office:value-type="float" office:value="0.03955263">
            <text:p>0.03955263</text:p>
          </table:table-cell>
          <table:table-cell office:value-type="float" office:value="0.01106688">
            <text:p>0.01106688</text:p>
          </table:table-cell>
          <table:table-cell office:value-type="float" office:value="0.02910185">
            <text:p>0.02910185</text:p>
          </table:table-cell>
          <table:table-cell office:value-type="float" office:value="0.03010084">
            <text:p>0.03010084</text:p>
          </table:table-cell>
          <table:table-cell office:value-type="float" office:value="0.24">
            <text:p>0.24</text:p>
          </table:table-cell>
          <table:table-cell table:formula="of:=[.B14]" office:value-type="float" office:value="-0.02011852">
            <text:p>-0.02011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210168">
            <text:p>-0.02210168</text:p>
          </table:table-cell>
          <table:table-cell office:value-type="float" office:value="-0.0168699">
            <text:p>-0.0168699</text:p>
          </table:table-cell>
          <table:table-cell office:value-type="float" office:value="0.04437347">
            <text:p>0.04437347</text:p>
          </table:table-cell>
          <table:table-cell office:value-type="float" office:value="0.01048378">
            <text:p>0.01048378</text:p>
          </table:table-cell>
          <table:table-cell office:value-type="float" office:value="0.03331314">
            <text:p>0.03331314</text:p>
          </table:table-cell>
          <table:table-cell office:value-type="float" office:value="0.03315681">
            <text:p>0.03315681</text:p>
          </table:table-cell>
          <table:table-cell office:value-type="float" office:value="0.26">
            <text:p>0.26</text:p>
          </table:table-cell>
          <table:table-cell table:formula="of:=[.B15]" office:value-type="float" office:value="-0.02210168">
            <text:p>-0.02210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4576">
            <text:p>-0.0234576</text:p>
          </table:table-cell>
          <table:table-cell office:value-type="float" office:value="-0.02427287">
            <text:p>-0.02427287</text:p>
          </table:table-cell>
          <table:table-cell office:value-type="float" office:value="0.04966036">
            <text:p>0.04966036</text:p>
          </table:table-cell>
          <table:table-cell office:value-type="float" office:value="0.009822562">
            <text:p>0.009822562</text:p>
          </table:table-cell>
          <table:table-cell office:value-type="float" office:value="0.03736452">
            <text:p>0.03736452</text:p>
          </table:table-cell>
          <table:table-cell office:value-type="float" office:value="0.03621688">
            <text:p>0.03621688</text:p>
          </table:table-cell>
          <table:table-cell office:value-type="float" office:value="0.28">
            <text:p>0.28</text:p>
          </table:table-cell>
          <table:table-cell table:formula="of:=[.B16]" office:value-type="float" office:value="-0.0234576">
            <text:p>-0.02345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96847">
            <text:p>-0.02396847</text:p>
          </table:table-cell>
          <table:table-cell office:value-type="float" office:value="-0.03161672">
            <text:p>-0.03161672</text:p>
          </table:table-cell>
          <table:table-cell office:value-type="float" office:value="0.05542035">
            <text:p>0.05542035</text:p>
          </table:table-cell>
          <table:table-cell office:value-type="float" office:value="0.009257418">
            <text:p>0.009257418</text:p>
          </table:table-cell>
          <table:table-cell office:value-type="float" office:value="0.04138416">
            <text:p>0.04138416</text:p>
          </table:table-cell>
          <table:table-cell office:value-type="float" office:value="0.03945585">
            <text:p>0.03945585</text:p>
          </table:table-cell>
          <table:table-cell office:value-type="float" office:value="0.3">
            <text:p>0.3</text:p>
          </table:table-cell>
          <table:table-cell table:formula="of:=[.B17]" office:value-type="float" office:value="-0.02396847">
            <text:p>-0.02396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359668">
            <text:p>-0.02359668</text:p>
          </table:table-cell>
          <table:table-cell office:value-type="float" office:value="-0.03834562">
            <text:p>-0.03834562</text:p>
          </table:table-cell>
          <table:table-cell office:value-type="float" office:value="0.06154982">
            <text:p>0.06154982</text:p>
          </table:table-cell>
          <table:table-cell office:value-type="float" office:value="0.008718752">
            <text:p>0.008718752</text:p>
          </table:table-cell>
          <table:table-cell office:value-type="float" office:value="0.04572716">
            <text:p>0.04572716</text:p>
          </table:table-cell>
          <table:table-cell office:value-type="float" office:value="0.04321894">
            <text:p>0.04321894</text:p>
          </table:table-cell>
          <table:table-cell office:value-type="float" office:value="0.32">
            <text:p>0.32</text:p>
          </table:table-cell>
          <table:table-cell table:formula="of:=[.B18]" office:value-type="float" office:value="-0.02359668">
            <text:p>-0.023596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2229597">
            <text:p>-0.02229597</text:p>
          </table:table-cell>
          <table:table-cell office:value-type="float" office:value="-0.04423653">
            <text:p>-0.04423653</text:p>
          </table:table-cell>
          <table:table-cell office:value-type="float" office:value="0.06807299">
            <text:p>0.06807299</text:p>
          </table:table-cell>
          <table:table-cell office:value-type="float" office:value="0.008306262">
            <text:p>0.008306262</text:p>
          </table:table-cell>
          <table:table-cell office:value-type="float" office:value="0.05010751">
            <text:p>0.05010751</text:p>
          </table:table-cell>
          <table:table-cell office:value-type="float" office:value="0.04718973">
            <text:p>0.04718973</text:p>
          </table:table-cell>
          <table:table-cell office:value-type="float" office:value="0.34">
            <text:p>0.34</text:p>
          </table:table-cell>
          <table:table-cell table:formula="of:=[.B19]" office:value-type="float" office:value="-0.02229597">
            <text:p>-0.022295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987647">
            <text:p>-0.01987647</text:p>
          </table:table-cell>
          <table:table-cell office:value-type="float" office:value="-0.04930389">
            <text:p>-0.04930389</text:p>
          </table:table-cell>
          <table:table-cell office:value-type="float" office:value="0.07485737">
            <text:p>0.07485737</text:p>
          </table:table-cell>
          <table:table-cell office:value-type="float" office:value="0.008070824">
            <text:p>0.008070824</text:p>
          </table:table-cell>
          <table:table-cell office:value-type="float" office:value="0.05466744">
            <text:p>0.05466744</text:p>
          </table:table-cell>
          <table:table-cell office:value-type="float" office:value="0.05158845">
            <text:p>0.05158845</text:p>
          </table:table-cell>
          <table:table-cell office:value-type="float" office:value="0.36">
            <text:p>0.36</text:p>
          </table:table-cell>
          <table:table-cell table:formula="of:=[.B20]" office:value-type="float" office:value="-0.01987647">
            <text:p>-0.019876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623584">
            <text:p>-0.01623584</text:p>
          </table:table-cell>
          <table:table-cell office:value-type="float" office:value="-0.0537758">
            <text:p>-0.0537758</text:p>
          </table:table-cell>
          <table:table-cell office:value-type="float" office:value="0.08189136">
            <text:p>0.08189136</text:p>
          </table:table-cell>
          <table:table-cell office:value-type="float" office:value="0.007870824">
            <text:p>0.007870824</text:p>
          </table:table-cell>
          <table:table-cell office:value-type="float" office:value="0.05961668">
            <text:p>0.05961668</text:p>
          </table:table-cell>
          <table:table-cell office:value-type="float" office:value="0.05634435">
            <text:p>0.05634435</text:p>
          </table:table-cell>
          <table:table-cell office:value-type="float" office:value="0.38">
            <text:p>0.38</text:p>
          </table:table-cell>
          <table:table-cell table:formula="of:=[.B21]" office:value-type="float" office:value="-0.01623584">
            <text:p>-0.01623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1135348">
            <text:p>-0.01135348</text:p>
          </table:table-cell>
          <table:table-cell office:value-type="float" office:value="-0.0578297">
            <text:p>-0.0578297</text:p>
          </table:table-cell>
          <table:table-cell office:value-type="float" office:value="0.08841355">
            <text:p>0.08841355</text:p>
          </table:table-cell>
          <table:table-cell office:value-type="float" office:value="0.00767837">
            <text:p>0.00767837</text:p>
          </table:table-cell>
          <table:table-cell office:value-type="float" office:value="0.06466006">
            <text:p>0.06466006</text:p>
          </table:table-cell>
          <table:table-cell office:value-type="float" office:value="0.06154024">
            <text:p>0.06154024</text:p>
          </table:table-cell>
          <table:table-cell office:value-type="float" office:value="0.4">
            <text:p>0.4</text:p>
          </table:table-cell>
          <table:table-cell table:formula="of:=[.B22]" office:value-type="float" office:value="-0.01135348">
            <text:p>-0.01135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005359068">
            <text:p>-0.005359068</text:p>
          </table:table-cell>
          <table:table-cell office:value-type="float" office:value="-0.06163044">
            <text:p>-0.06163044</text:p>
          </table:table-cell>
          <table:table-cell office:value-type="float" office:value="0.0944734">
            <text:p>0.0944734</text:p>
          </table:table-cell>
          <table:table-cell office:value-type="float" office:value="0.007530849">
            <text:p>0.007530849</text:p>
          </table:table-cell>
          <table:table-cell office:value-type="float" office:value="0.06985517">
            <text:p>0.06985517</text:p>
          </table:table-cell>
          <table:table-cell office:value-type="float" office:value="0.06713027">
            <text:p>0.06713027</text:p>
          </table:table-cell>
          <table:table-cell office:value-type="float" office:value="0.42">
            <text:p>0.42</text:p>
          </table:table-cell>
          <table:table-cell table:formula="of:=[.B23]" office:value-type="float" office:value="-0.005359068">
            <text:p>-0.005359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479479">
            <text:p>0.001479479</text:p>
          </table:table-cell>
          <table:table-cell office:value-type="float" office:value="-0.06535578">
            <text:p>-0.06535578</text:p>
          </table:table-cell>
          <table:table-cell office:value-type="float" office:value="0.1007035">
            <text:p>0.1007035</text:p>
          </table:table-cell>
          <table:table-cell office:value-type="float" office:value="0.007528822">
            <text:p>0.007528822</text:p>
          </table:table-cell>
          <table:table-cell office:value-type="float" office:value="0.07527229">
            <text:p>0.07527229</text:p>
          </table:table-cell>
          <table:table-cell office:value-type="float" office:value="0.07319407">
            <text:p>0.07319407</text:p>
          </table:table-cell>
          <table:table-cell office:value-type="float" office:value="0.4400001">
            <text:p>0.4400001</text:p>
          </table:table-cell>
          <table:table-cell table:formula="of:=[.B24]" office:value-type="float" office:value="0.001479479">
            <text:p>0.0014794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9037022">
            <text:p>0.009037022</text:p>
          </table:table-cell>
          <table:table-cell office:value-type="float" office:value="-0.06903918">
            <text:p>-0.06903918</text:p>
          </table:table-cell>
          <table:table-cell office:value-type="float" office:value="0.1068864">
            <text:p>0.1068864</text:p>
          </table:table-cell>
          <table:table-cell office:value-type="float" office:value="0.007658878">
            <text:p>0.007658878</text:p>
          </table:table-cell>
          <table:table-cell office:value-type="float" office:value="0.08104224">
            <text:p>0.08104224</text:p>
          </table:table-cell>
          <table:table-cell office:value-type="float" office:value="0.07970501">
            <text:p>0.07970501</text:p>
          </table:table-cell>
          <table:table-cell office:value-type="float" office:value="0.4600001">
            <text:p>0.4600001</text:p>
          </table:table-cell>
          <table:table-cell table:formula="of:=[.B25]" office:value-type="float" office:value="0.009037022">
            <text:p>0.009037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711355">
            <text:p>0.01711355</text:p>
          </table:table-cell>
          <table:table-cell office:value-type="float" office:value="-0.07261144">
            <text:p>-0.07261144</text:p>
          </table:table-cell>
          <table:table-cell office:value-type="float" office:value="0.1135942">
            <text:p>0.1135942</text:p>
          </table:table-cell>
          <table:table-cell office:value-type="float" office:value="0.008037565">
            <text:p>0.008037565</text:p>
          </table:table-cell>
          <table:table-cell office:value-type="float" office:value="0.08684365">
            <text:p>0.08684365</text:p>
          </table:table-cell>
          <table:table-cell office:value-type="float" office:value="0.08672512">
            <text:p>0.08672512</text:p>
          </table:table-cell>
          <table:table-cell office:value-type="float" office:value="0.4800001">
            <text:p>0.4800001</text:p>
          </table:table-cell>
          <table:table-cell table:formula="of:=[.B26]" office:value-type="float" office:value="0.01711355">
            <text:p>0.017113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562267">
            <text:p>0.02562267</text:p>
          </table:table-cell>
          <table:table-cell office:value-type="float" office:value="-0.07626046">
            <text:p>-0.07626046</text:p>
          </table:table-cell>
          <table:table-cell office:value-type="float" office:value="0.1209668">
            <text:p>0.1209668</text:p>
          </table:table-cell>
          <table:table-cell office:value-type="float" office:value="0.008619796">
            <text:p>0.008619796</text:p>
          </table:table-cell>
          <table:table-cell office:value-type="float" office:value="0.09273262">
            <text:p>0.09273262</text:p>
          </table:table-cell>
          <table:table-cell office:value-type="float" office:value="0.09407667">
            <text:p>0.09407667</text:p>
          </table:table-cell>
          <table:table-cell office:value-type="float" office:value="0.5000001">
            <text:p>0.5000001</text:p>
          </table:table-cell>
          <table:table-cell table:formula="of:=[.B27]" office:value-type="float" office:value="0.02562267">
            <text:p>0.02562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459606">
            <text:p>0.03459606</text:p>
          </table:table-cell>
          <table:table-cell office:value-type="float" office:value="-0.07987516">
            <text:p>-0.07987516</text:p>
          </table:table-cell>
          <table:table-cell office:value-type="float" office:value="0.1290344">
            <text:p>0.1290344</text:p>
          </table:table-cell>
          <table:table-cell office:value-type="float" office:value="0.009550159">
            <text:p>0.009550159</text:p>
          </table:table-cell>
          <table:table-cell office:value-type="float" office:value="0.09876588">
            <text:p>0.09876588</text:p>
          </table:table-cell>
          <table:table-cell office:value-type="float" office:value="0.1020273">
            <text:p>0.1020273</text:p>
          </table:table-cell>
          <table:table-cell office:value-type="float" office:value="0.52">
            <text:p>0.52</text:p>
          </table:table-cell>
          <table:table-cell table:formula="of:=[.B28]" office:value-type="float" office:value="0.03459606">
            <text:p>0.034596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373347">
            <text:p>0.04373347</text:p>
          </table:table-cell>
          <table:table-cell office:value-type="float" office:value="-0.0833722">
            <text:p>-0.0833722</text:p>
          </table:table-cell>
          <table:table-cell office:value-type="float" office:value="0.1373563">
            <text:p>0.1373563</text:p>
          </table:table-cell>
          <table:table-cell office:value-type="float" office:value="0.01067147">
            <text:p>0.01067147</text:p>
          </table:table-cell>
          <table:table-cell office:value-type="float" office:value="0.1051407">
            <text:p>0.1051407</text:p>
          </table:table-cell>
          <table:table-cell office:value-type="float" office:value="0.110313">
            <text:p>0.110313</text:p>
          </table:table-cell>
          <table:table-cell office:value-type="float" office:value="0.54">
            <text:p>0.54</text:p>
          </table:table-cell>
          <table:table-cell table:formula="of:=[.B29]" office:value-type="float" office:value="0.04373347">
            <text:p>0.04373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301485">
            <text:p>0.05301485</text:p>
          </table:table-cell>
          <table:table-cell office:value-type="float" office:value="-0.08694865">
            <text:p>-0.08694865</text:p>
          </table:table-cell>
          <table:table-cell office:value-type="float" office:value="0.1455597">
            <text:p>0.1455597</text:p>
          </table:table-cell>
          <table:table-cell office:value-type="float" office:value="0.01200743">
            <text:p>0.01200743</text:p>
          </table:table-cell>
          <table:table-cell office:value-type="float" office:value="0.1115213">
            <text:p>0.1115213</text:p>
          </table:table-cell>
          <table:table-cell office:value-type="float" office:value="0.1192804">
            <text:p>0.1192804</text:p>
          </table:table-cell>
          <table:table-cell office:value-type="float" office:value="0.56">
            <text:p>0.56</text:p>
          </table:table-cell>
          <table:table-cell table:formula="of:=[.B30]" office:value-type="float" office:value="0.05301485">
            <text:p>0.05301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224262">
            <text:p>0.06224262</text:p>
          </table:table-cell>
          <table:table-cell office:value-type="float" office:value="-0.0905002">
            <text:p>-0.0905002</text:p>
          </table:table-cell>
          <table:table-cell office:value-type="float" office:value="0.1535363">
            <text:p>0.1535363</text:p>
          </table:table-cell>
          <table:table-cell office:value-type="float" office:value="0.01360863">
            <text:p>0.01360863</text:p>
          </table:table-cell>
          <table:table-cell office:value-type="float" office:value="0.1180536">
            <text:p>0.1180536</text:p>
          </table:table-cell>
          <table:table-cell office:value-type="float" office:value="0.1288793">
            <text:p>0.1288793</text:p>
          </table:table-cell>
          <table:table-cell office:value-type="float" office:value="0.58">
            <text:p>0.58</text:p>
          </table:table-cell>
          <table:table-cell table:formula="of:=[.B31]" office:value-type="float" office:value="0.06224262">
            <text:p>0.06224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132453">
            <text:p>0.07132453</text:p>
          </table:table-cell>
          <table:table-cell office:value-type="float" office:value="-0.09411216">
            <text:p>-0.09411216</text:p>
          </table:table-cell>
          <table:table-cell office:value-type="float" office:value="0.1613086">
            <text:p>0.1613086</text:p>
          </table:table-cell>
          <table:table-cell office:value-type="float" office:value="0.01556213">
            <text:p>0.01556213</text:p>
          </table:table-cell>
          <table:table-cell office:value-type="float" office:value="0.1247555">
            <text:p>0.1247555</text:p>
          </table:table-cell>
          <table:table-cell office:value-type="float" office:value="0.1394468">
            <text:p>0.1394468</text:p>
          </table:table-cell>
          <table:table-cell office:value-type="float" office:value="0.6">
            <text:p>0.6</text:p>
          </table:table-cell>
          <table:table-cell table:formula="of:=[.B32]" office:value-type="float" office:value="0.07132453">
            <text:p>0.07132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016551">
            <text:p>0.08016551</text:p>
          </table:table-cell>
          <table:table-cell office:value-type="float" office:value="-0.09790128">
            <text:p>-0.09790128</text:p>
          </table:table-cell>
          <table:table-cell office:value-type="float" office:value="0.1686054">
            <text:p>0.1686054</text:p>
          </table:table-cell>
          <table:table-cell office:value-type="float" office:value="0.01780842">
            <text:p>0.01780842</text:p>
          </table:table-cell>
          <table:table-cell office:value-type="float" office:value="0.1318742">
            <text:p>0.1318742</text:p>
          </table:table-cell>
          <table:table-cell office:value-type="float" office:value="0.1506917">
            <text:p>0.1506917</text:p>
          </table:table-cell>
          <table:table-cell office:value-type="float" office:value="0.6199999">
            <text:p>0.6199999</text:p>
          </table:table-cell>
          <table:table-cell table:formula="of:=[.B33]" office:value-type="float" office:value="0.08016551">
            <text:p>0.08016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8872993">
            <text:p>0.08872993</text:p>
          </table:table-cell>
          <table:table-cell office:value-type="float" office:value="-0.1031278">
            <text:p>-0.1031278</text:p>
          </table:table-cell>
          <table:table-cell office:value-type="float" office:value="0.1751697">
            <text:p>0.1751697</text:p>
          </table:table-cell>
          <table:table-cell office:value-type="float" office:value="0.02040053">
            <text:p>0.02040053</text:p>
          </table:table-cell>
          <table:table-cell office:value-type="float" office:value="0.1390014">
            <text:p>0.1390014</text:p>
          </table:table-cell>
          <table:table-cell office:value-type="float" office:value="0.1627228">
            <text:p>0.1627228</text:p>
          </table:table-cell>
          <table:table-cell office:value-type="float" office:value="0.6399999">
            <text:p>0.6399999</text:p>
          </table:table-cell>
          <table:table-cell table:formula="of:=[.B34]" office:value-type="float" office:value="0.08872993">
            <text:p>0.08872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68045">
            <text:p>0.0968045</text:p>
          </table:table-cell>
          <table:table-cell office:value-type="float" office:value="-0.1081391">
            <text:p>-0.1081391</text:p>
          </table:table-cell>
          <table:table-cell office:value-type="float" office:value="0.180965">
            <text:p>0.180965</text:p>
          </table:table-cell>
          <table:table-cell office:value-type="float" office:value="0.0233312">
            <text:p>0.0233312</text:p>
          </table:table-cell>
          <table:table-cell office:value-type="float" office:value="0.1463602">
            <text:p>0.1463602</text:p>
          </table:table-cell>
          <table:table-cell office:value-type="float" office:value="0.1755631">
            <text:p>0.1755631</text:p>
          </table:table-cell>
          <table:table-cell office:value-type="float" office:value="0.6599999">
            <text:p>0.6599999</text:p>
          </table:table-cell>
          <table:table-cell table:formula="of:=[.B35]" office:value-type="float" office:value="0.0968045">
            <text:p>0.09680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040494">
            <text:p>0.1040494</text:p>
          </table:table-cell>
          <table:table-cell office:value-type="float" office:value="-0.1111065">
            <text:p>-0.1111065</text:p>
          </table:table-cell>
          <table:table-cell office:value-type="float" office:value="0.1860405">
            <text:p>0.1860405</text:p>
          </table:table-cell>
          <table:table-cell office:value-type="float" office:value="0.02669189">
            <text:p>0.02669189</text:p>
          </table:table-cell>
          <table:table-cell office:value-type="float" office:value="0.1539399">
            <text:p>0.1539399</text:p>
          </table:table-cell>
          <table:table-cell office:value-type="float" office:value="0.1892173">
            <text:p>0.1892173</text:p>
          </table:table-cell>
          <table:table-cell office:value-type="float" office:value="0.6799999">
            <text:p>0.6799999</text:p>
          </table:table-cell>
          <table:table-cell table:formula="of:=[.B36]" office:value-type="float" office:value="0.1040494">
            <text:p>0.1040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05082">
            <text:p>0.1105082</text:p>
          </table:table-cell>
          <table:table-cell office:value-type="float" office:value="-0.1126566">
            <text:p>-0.1126566</text:p>
          </table:table-cell>
          <table:table-cell office:value-type="float" office:value="0.1914791">
            <text:p>0.1914791</text:p>
          </table:table-cell>
          <table:table-cell office:value-type="float" office:value="0.03062907">
            <text:p>0.03062907</text:p>
          </table:table-cell>
          <table:table-cell office:value-type="float" office:value="0.1620265">
            <text:p>0.1620265</text:p>
          </table:table-cell>
          <table:table-cell office:value-type="float" office:value="0.2037366">
            <text:p>0.2037366</text:p>
          </table:table-cell>
          <table:table-cell office:value-type="float" office:value="0.6999999">
            <text:p>0.6999999</text:p>
          </table:table-cell>
          <table:table-cell table:formula="of:=[.B37]" office:value-type="float" office:value="0.1105082">
            <text:p>0.1105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61791">
            <text:p>0.1161791</text:p>
          </table:table-cell>
          <table:table-cell office:value-type="float" office:value="-0.1128366">
            <text:p>-0.1128366</text:p>
          </table:table-cell>
          <table:table-cell office:value-type="float" office:value="0.1976215">
            <text:p>0.1976215</text:p>
          </table:table-cell>
          <table:table-cell office:value-type="float" office:value="0.0346701">
            <text:p>0.0346701</text:p>
          </table:table-cell>
          <table:table-cell office:value-type="float" office:value="0.1702152">
            <text:p>0.1702152</text:p>
          </table:table-cell>
          <table:table-cell office:value-type="float" office:value="0.2191812">
            <text:p>0.2191812</text:p>
          </table:table-cell>
          <table:table-cell office:value-type="float" office:value="0.7199998">
            <text:p>0.7199998</text:p>
          </table:table-cell>
          <table:table-cell table:formula="of:=[.B38]" office:value-type="float" office:value="0.1161791">
            <text:p>0.11617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10595">
            <text:p>0.1210595</text:p>
          </table:table-cell>
          <table:table-cell office:value-type="float" office:value="-0.1127078">
            <text:p>-0.1127078</text:p>
          </table:table-cell>
          <table:table-cell office:value-type="float" office:value="0.2044795">
            <text:p>0.2044795</text:p>
          </table:table-cell>
          <table:table-cell office:value-type="float" office:value="0.0393122">
            <text:p>0.0393122</text:p>
          </table:table-cell>
          <table:table-cell office:value-type="float" office:value="0.1837991">
            <text:p>0.1837991</text:p>
          </table:table-cell>
          <table:table-cell office:value-type="float" office:value="0.2317464">
            <text:p>0.2317464</text:p>
          </table:table-cell>
          <table:table-cell office:value-type="float" office:value="0.7399998">
            <text:p>0.7399998</text:p>
          </table:table-cell>
          <table:table-cell table:formula="of:=[.B39]" office:value-type="float" office:value="0.1210595">
            <text:p>0.12105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51238">
            <text:p>0.1251238</text:p>
          </table:table-cell>
          <table:table-cell office:value-type="float" office:value="-0.1119492">
            <text:p>-0.1119492</text:p>
          </table:table-cell>
          <table:table-cell office:value-type="float" office:value="0.2114859">
            <text:p>0.2114859</text:p>
          </table:table-cell>
          <table:table-cell office:value-type="float" office:value="0.04414031">
            <text:p>0.04414031</text:p>
          </table:table-cell>
          <table:table-cell office:value-type="float" office:value="0.1994066">
            <text:p>0.1994066</text:p>
          </table:table-cell>
          <table:table-cell office:value-type="float" office:value="0.2442284">
            <text:p>0.2442284</text:p>
          </table:table-cell>
          <table:table-cell office:value-type="float" office:value="0.7599998">
            <text:p>0.7599998</text:p>
          </table:table-cell>
          <table:table-cell table:formula="of:=[.B40]" office:value-type="float" office:value="0.1251238">
            <text:p>0.1251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84296">
            <text:p>0.1284296</text:p>
          </table:table-cell>
          <table:table-cell office:value-type="float" office:value="-0.1110777">
            <text:p>-0.1110777</text:p>
          </table:table-cell>
          <table:table-cell office:value-type="float" office:value="0.21877">
            <text:p>0.21877</text:p>
          </table:table-cell>
          <table:table-cell office:value-type="float" office:value="0.04413261">
            <text:p>0.04413261</text:p>
          </table:table-cell>
          <table:table-cell office:value-type="float" office:value="0.2148502">
            <text:p>0.2148502</text:p>
          </table:table-cell>
          <table:table-cell office:value-type="float" office:value="0.2567587">
            <text:p>0.2567587</text:p>
          </table:table-cell>
          <table:table-cell office:value-type="float" office:value="0.7799998">
            <text:p>0.7799998</text:p>
          </table:table-cell>
          <table:table-cell table:formula="of:=[.B41]" office:value-type="float" office:value="0.1284296">
            <text:p>0.12842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14237">
            <text:p>0.1314237</text:p>
          </table:table-cell>
          <table:table-cell office:value-type="float" office:value="-0.1095902">
            <text:p>-0.1095902</text:p>
          </table:table-cell>
          <table:table-cell office:value-type="float" office:value="0.2265292">
            <text:p>0.2265292</text:p>
          </table:table-cell>
          <table:table-cell office:value-type="float" office:value="0.04447043">
            <text:p>0.04447043</text:p>
          </table:table-cell>
          <table:table-cell office:value-type="float" office:value="0.2289564">
            <text:p>0.2289564</text:p>
          </table:table-cell>
          <table:table-cell office:value-type="float" office:value="0.2699422">
            <text:p>0.2699422</text:p>
          </table:table-cell>
          <table:table-cell office:value-type="float" office:value="0.7999998">
            <text:p>0.7999998</text:p>
          </table:table-cell>
          <table:table-cell table:formula="of:=[.B42]" office:value-type="float" office:value="0.1314237">
            <text:p>0.1314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46474">
            <text:p>0.1346474</text:p>
          </table:table-cell>
          <table:table-cell office:value-type="float" office:value="-0.1077195">
            <text:p>-0.1077195</text:p>
          </table:table-cell>
          <table:table-cell office:value-type="float" office:value="0.2347397">
            <text:p>0.2347397</text:p>
          </table:table-cell>
          <table:table-cell office:value-type="float" office:value="0.04887395">
            <text:p>0.04887395</text:p>
          </table:table-cell>
          <table:table-cell office:value-type="float" office:value="0.2422521">
            <text:p>0.2422521</text:p>
          </table:table-cell>
          <table:table-cell office:value-type="float" office:value="0.2836465">
            <text:p>0.2836465</text:p>
          </table:table-cell>
          <table:table-cell office:value-type="float" office:value="0.8199998">
            <text:p>0.8199998</text:p>
          </table:table-cell>
          <table:table-cell table:formula="of:=[.B43]" office:value-type="float" office:value="0.1346474">
            <text:p>0.13464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382963">
            <text:p>0.1382963</text:p>
          </table:table-cell>
          <table:table-cell office:value-type="float" office:value="-0.1056852">
            <text:p>-0.1056852</text:p>
          </table:table-cell>
          <table:table-cell office:value-type="float" office:value="0.2433082">
            <text:p>0.2433082</text:p>
          </table:table-cell>
          <table:table-cell office:value-type="float" office:value="0.05600325">
            <text:p>0.05600325</text:p>
          </table:table-cell>
          <table:table-cell office:value-type="float" office:value="0.2548304">
            <text:p>0.2548304</text:p>
          </table:table-cell>
          <table:table-cell office:value-type="float" office:value="0.2975608">
            <text:p>0.2975608</text:p>
          </table:table-cell>
          <table:table-cell office:value-type="float" office:value="0.8399997">
            <text:p>0.8399997</text:p>
          </table:table-cell>
          <table:table-cell table:formula="of:=[.B44]" office:value-type="float" office:value="0.1382963">
            <text:p>0.1382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425412">
            <text:p>0.1425412</text:p>
          </table:table-cell>
          <table:table-cell office:value-type="float" office:value="-0.1031403">
            <text:p>-0.1031403</text:p>
          </table:table-cell>
          <table:table-cell office:value-type="float" office:value="0.2519934">
            <text:p>0.2519934</text:p>
          </table:table-cell>
          <table:table-cell office:value-type="float" office:value="0.06650678">
            <text:p>0.06650678</text:p>
          </table:table-cell>
          <table:table-cell office:value-type="float" office:value="0.2666657">
            <text:p>0.2666657</text:p>
          </table:table-cell>
          <table:table-cell office:value-type="float" office:value="0.3116008">
            <text:p>0.3116008</text:p>
          </table:table-cell>
          <table:table-cell office:value-type="float" office:value="0.8599997">
            <text:p>0.8599997</text:p>
          </table:table-cell>
          <table:table-cell table:formula="of:=[.B45]" office:value-type="float" office:value="0.1425412">
            <text:p>0.1425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471902">
            <text:p>0.1471902</text:p>
          </table:table-cell>
          <table:table-cell office:value-type="float" office:value="-0.1004973">
            <text:p>-0.1004973</text:p>
          </table:table-cell>
          <table:table-cell office:value-type="float" office:value="0.2607277">
            <text:p>0.2607277</text:p>
          </table:table-cell>
          <table:table-cell office:value-type="float" office:value="0.07971305">
            <text:p>0.07971305</text:p>
          </table:table-cell>
          <table:table-cell office:value-type="float" office:value="0.2784592">
            <text:p>0.2784592</text:p>
          </table:table-cell>
          <table:table-cell office:value-type="float" office:value="0.3259896">
            <text:p>0.3259896</text:p>
          </table:table-cell>
          <table:table-cell office:value-type="float" office:value="0.8799997">
            <text:p>0.8799997</text:p>
          </table:table-cell>
          <table:table-cell table:formula="of:=[.B46]" office:value-type="float" office:value="0.1471902">
            <text:p>0.1471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2371">
            <text:p>0.152371</text:p>
          </table:table-cell>
          <table:table-cell office:value-type="float" office:value="-0.09731527">
            <text:p>-0.09731527</text:p>
          </table:table-cell>
          <table:table-cell office:value-type="float" office:value="0.2695855">
            <text:p>0.2695855</text:p>
          </table:table-cell>
          <table:table-cell office:value-type="float" office:value="0.09464891">
            <text:p>0.09464891</text:p>
          </table:table-cell>
          <table:table-cell office:value-type="float" office:value="0.2910964">
            <text:p>0.2910964</text:p>
          </table:table-cell>
          <table:table-cell office:value-type="float" office:value="0.3417122">
            <text:p>0.3417122</text:p>
          </table:table-cell>
          <table:table-cell office:value-type="float" office:value="0.8999997">
            <text:p>0.8999997</text:p>
          </table:table-cell>
          <table:table-cell table:formula="of:=[.B47]" office:value-type="float" office:value="0.152371">
            <text:p>0.152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80312">
            <text:p>0.1580312</text:p>
          </table:table-cell>
          <table:table-cell office:value-type="float" office:value="-0.09385354">
            <text:p>-0.09385354</text:p>
          </table:table-cell>
          <table:table-cell office:value-type="float" office:value="0.2776772">
            <text:p>0.2776772</text:p>
          </table:table-cell>
          <table:table-cell office:value-type="float" office:value="0.1112608">
            <text:p>0.1112608</text:p>
          </table:table-cell>
          <table:table-cell office:value-type="float" office:value="0.3053174">
            <text:p>0.3053174</text:p>
          </table:table-cell>
          <table:table-cell office:value-type="float" office:value="0.3576971">
            <text:p>0.3576971</text:p>
          </table:table-cell>
          <table:table-cell office:value-type="float" office:value="0.9199997">
            <text:p>0.9199997</text:p>
          </table:table-cell>
          <table:table-cell table:formula="of:=[.B48]" office:value-type="float" office:value="0.1580312">
            <text:p>0.1580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644259">
            <text:p>0.1644259</text:p>
          </table:table-cell>
          <table:table-cell office:value-type="float" office:value="-0.09012751">
            <text:p>-0.09012751</text:p>
          </table:table-cell>
          <table:table-cell office:value-type="float" office:value="0.2844419">
            <text:p>0.2844419</text:p>
          </table:table-cell>
          <table:table-cell office:value-type="float" office:value="0.1287436">
            <text:p>0.1287436</text:p>
          </table:table-cell>
          <table:table-cell office:value-type="float" office:value="0.3191777">
            <text:p>0.3191777</text:p>
          </table:table-cell>
          <table:table-cell office:value-type="float" office:value="0.3737622">
            <text:p>0.3737622</text:p>
          </table:table-cell>
          <table:table-cell office:value-type="float" office:value="0.9399996">
            <text:p>0.9399996</text:p>
          </table:table-cell>
          <table:table-cell table:formula="of:=[.B49]" office:value-type="float" office:value="0.1644259">
            <text:p>0.1644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12224">
            <text:p>0.1712224</text:p>
          </table:table-cell>
          <table:table-cell office:value-type="float" office:value="-0.0860674">
            <text:p>-0.0860674</text:p>
          </table:table-cell>
          <table:table-cell office:value-type="float" office:value="0.2901745">
            <text:p>0.2901745</text:p>
          </table:table-cell>
          <table:table-cell office:value-type="float" office:value="0.1455847">
            <text:p>0.1455847</text:p>
          </table:table-cell>
          <table:table-cell office:value-type="float" office:value="0.3309472">
            <text:p>0.3309472</text:p>
          </table:table-cell>
          <table:table-cell office:value-type="float" office:value="0.3896725">
            <text:p>0.3896725</text:p>
          </table:table-cell>
          <table:table-cell office:value-type="float" office:value="0.9599996">
            <text:p>0.9599996</text:p>
          </table:table-cell>
          <table:table-cell table:formula="of:=[.B50]" office:value-type="float" office:value="0.1712224">
            <text:p>0.17122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83589">
            <text:p>0.1783589</text:p>
          </table:table-cell>
          <table:table-cell office:value-type="float" office:value="-0.0818854">
            <text:p>-0.0818854</text:p>
          </table:table-cell>
          <table:table-cell office:value-type="float" office:value="0.2952256">
            <text:p>0.2952256</text:p>
          </table:table-cell>
          <table:table-cell office:value-type="float" office:value="0.1624139">
            <text:p>0.1624139</text:p>
          </table:table-cell>
          <table:table-cell office:value-type="float" office:value="0.3400391">
            <text:p>0.3400391</text:p>
          </table:table-cell>
          <table:table-cell office:value-type="float" office:value="0.4051399">
            <text:p>0.4051399</text:p>
          </table:table-cell>
          <table:table-cell office:value-type="float" office:value="0.9799996">
            <text:p>0.9799996</text:p>
          </table:table-cell>
          <table:table-cell table:formula="of:=[.B51]" office:value-type="float" office:value="0.1783589">
            <text:p>0.178358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862124">
            <text:p>0.1862124</text:p>
          </table:table-cell>
          <table:table-cell office:value-type="float" office:value="-0.07760337">
            <text:p>-0.07760337</text:p>
          </table:table-cell>
          <table:table-cell office:value-type="float" office:value="0.2997112">
            <text:p>0.2997112</text:p>
          </table:table-cell>
          <table:table-cell office:value-type="float" office:value="0.1781072">
            <text:p>0.1781072</text:p>
          </table:table-cell>
          <table:table-cell office:value-type="float" office:value="0.3470137">
            <text:p>0.3470137</text:p>
          </table:table-cell>
          <table:table-cell office:value-type="float" office:value="0.4201527">
            <text:p>0.4201527</text:p>
          </table:table-cell>
          <table:table-cell office:value-type="float" office:value="0.9999996">
            <text:p>0.9999996</text:p>
          </table:table-cell>
          <table:table-cell table:formula="of:=[.B52]" office:value-type="float" office:value="0.1862124">
            <text:p>0.1862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94579">
            <text:p>0.194579</text:p>
          </table:table-cell>
          <table:table-cell office:value-type="float" office:value="-0.07346828">
            <text:p>-0.07346828</text:p>
          </table:table-cell>
          <table:table-cell office:value-type="float" office:value="0.3038612">
            <text:p>0.3038612</text:p>
          </table:table-cell>
          <table:table-cell office:value-type="float" office:value="0.189614">
            <text:p>0.189614</text:p>
          </table:table-cell>
          <table:table-cell office:value-type="float" office:value="0.3535936">
            <text:p>0.3535936</text:p>
          </table:table-cell>
          <table:table-cell office:value-type="float" office:value="0.4345489">
            <text:p>0.4345489</text:p>
          </table:table-cell>
          <table:table-cell office:value-type="float" office:value="1.02">
            <text:p>1.02</text:p>
          </table:table-cell>
          <table:table-cell table:formula="of:=[.B53]" office:value-type="float" office:value="0.194579">
            <text:p>0.194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036369">
            <text:p>0.2036369</text:p>
          </table:table-cell>
          <table:table-cell office:value-type="float" office:value="-0.06967373">
            <text:p>-0.06967373</text:p>
          </table:table-cell>
          <table:table-cell office:value-type="float" office:value="0.3085327">
            <text:p>0.3085327</text:p>
          </table:table-cell>
          <table:table-cell office:value-type="float" office:value="0.1977153">
            <text:p>0.1977153</text:p>
          </table:table-cell>
          <table:table-cell office:value-type="float" office:value="0.3619032">
            <text:p>0.3619032</text:p>
          </table:table-cell>
          <table:table-cell office:value-type="float" office:value="0.448881">
            <text:p>0.448881</text:p>
          </table:table-cell>
          <table:table-cell office:value-type="float" office:value="1.04">
            <text:p>1.04</text:p>
          </table:table-cell>
          <table:table-cell table:formula="of:=[.B54]" office:value-type="float" office:value="0.2036369">
            <text:p>0.2036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131412">
            <text:p>0.2131412</text:p>
          </table:table-cell>
          <table:table-cell office:value-type="float" office:value="-0.06600562">
            <text:p>-0.06600562</text:p>
          </table:table-cell>
          <table:table-cell office:value-type="float" office:value="0.3137513">
            <text:p>0.3137513</text:p>
          </table:table-cell>
          <table:table-cell office:value-type="float" office:value="0.2029399">
            <text:p>0.2029399</text:p>
          </table:table-cell>
          <table:table-cell office:value-type="float" office:value="0.3736984">
            <text:p>0.3736984</text:p>
          </table:table-cell>
          <table:table-cell office:value-type="float" office:value="0.4634037">
            <text:p>0.4634037</text:p>
          </table:table-cell>
          <table:table-cell office:value-type="float" office:value="1.06">
            <text:p>1.06</text:p>
          </table:table-cell>
          <table:table-cell table:formula="of:=[.B55]" office:value-type="float" office:value="0.2131412">
            <text:p>0.2131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231842">
            <text:p>0.2231842</text:p>
          </table:table-cell>
          <table:table-cell office:value-type="float" office:value="-0.06184989">
            <text:p>-0.06184989</text:p>
          </table:table-cell>
          <table:table-cell office:value-type="float" office:value="0.3198517">
            <text:p>0.3198517</text:p>
          </table:table-cell>
          <table:table-cell office:value-type="float" office:value="0.2082565">
            <text:p>0.2082565</text:p>
          </table:table-cell>
          <table:table-cell office:value-type="float" office:value="0.3873722">
            <text:p>0.3873722</text:p>
          </table:table-cell>
          <table:table-cell office:value-type="float" office:value="0.478398">
            <text:p>0.478398</text:p>
          </table:table-cell>
          <table:table-cell office:value-type="float" office:value="1.08">
            <text:p>1.08</text:p>
          </table:table-cell>
          <table:table-cell table:formula="of:=[.B56]" office:value-type="float" office:value="0.2231842">
            <text:p>0.2231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38853">
            <text:p>0.2338853</text:p>
          </table:table-cell>
          <table:table-cell office:value-type="float" office:value="-0.0573744">
            <text:p>-0.0573744</text:p>
          </table:table-cell>
          <table:table-cell office:value-type="float" office:value="0.3265013">
            <text:p>0.3265013</text:p>
          </table:table-cell>
          <table:table-cell office:value-type="float" office:value="0.2167311">
            <text:p>0.2167311</text:p>
          </table:table-cell>
          <table:table-cell office:value-type="float" office:value="0.4012916">
            <text:p>0.4012916</text:p>
          </table:table-cell>
          <table:table-cell office:value-type="float" office:value="0.4938174">
            <text:p>0.4938174</text:p>
          </table:table-cell>
          <table:table-cell office:value-type="float" office:value="1.1">
            <text:p>1.1</text:p>
          </table:table-cell>
          <table:table-cell table:formula="of:=[.B57]" office:value-type="float" office:value="0.2338853">
            <text:p>0.23388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48778">
            <text:p>0.2448778</text:p>
          </table:table-cell>
          <table:table-cell office:value-type="float" office:value="-0.05274864">
            <text:p>-0.05274864</text:p>
          </table:table-cell>
          <table:table-cell office:value-type="float" office:value="0.3336988">
            <text:p>0.3336988</text:p>
          </table:table-cell>
          <table:table-cell office:value-type="float" office:value="0.2275164">
            <text:p>0.2275164</text:p>
          </table:table-cell>
          <table:table-cell office:value-type="float" office:value="0.4149522">
            <text:p>0.4149522</text:p>
          </table:table-cell>
          <table:table-cell office:value-type="float" office:value="0.5098786">
            <text:p>0.5098786</text:p>
          </table:table-cell>
          <table:table-cell office:value-type="float" office:value="1.12">
            <text:p>1.12</text:p>
          </table:table-cell>
          <table:table-cell table:formula="of:=[.B58]" office:value-type="float" office:value="0.2448778">
            <text:p>0.2448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57122">
            <text:p>0.2557122</text:p>
          </table:table-cell>
          <table:table-cell office:value-type="float" office:value="-0.04733339">
            <text:p>-0.04733339</text:p>
          </table:table-cell>
          <table:table-cell office:value-type="float" office:value="0.3411612">
            <text:p>0.3411612</text:p>
          </table:table-cell>
          <table:table-cell office:value-type="float" office:value="0.2407758">
            <text:p>0.2407758</text:p>
          </table:table-cell>
          <table:table-cell office:value-type="float" office:value="0.4294823">
            <text:p>0.4294823</text:p>
          </table:table-cell>
          <table:table-cell office:value-type="float" office:value="0.5265265">
            <text:p>0.5265265</text:p>
          </table:table-cell>
          <table:table-cell office:value-type="float" office:value="1.14">
            <text:p>1.14</text:p>
          </table:table-cell>
          <table:table-cell table:formula="of:=[.B59]" office:value-type="float" office:value="0.2557122">
            <text:p>0.25571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65007">
            <text:p>0.2665007</text:p>
          </table:table-cell>
          <table:table-cell office:value-type="float" office:value="-0.04149426">
            <text:p>-0.04149426</text:p>
          </table:table-cell>
          <table:table-cell office:value-type="float" office:value="0.3492552">
            <text:p>0.3492552</text:p>
          </table:table-cell>
          <table:table-cell office:value-type="float" office:value="0.2563337">
            <text:p>0.2563337</text:p>
          </table:table-cell>
          <table:table-cell office:value-type="float" office:value="0.4442175">
            <text:p>0.4442175</text:p>
          </table:table-cell>
          <table:table-cell office:value-type="float" office:value="0.5436663">
            <text:p>0.5436663</text:p>
          </table:table-cell>
          <table:table-cell office:value-type="float" office:value="1.159999">
            <text:p>1.159999</text:p>
          </table:table-cell>
          <table:table-cell table:formula="of:=[.B60]" office:value-type="float" office:value="0.2665007">
            <text:p>0.26650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772101">
            <text:p>0.2772101</text:p>
          </table:table-cell>
          <table:table-cell office:value-type="float" office:value="-0.03422549">
            <text:p>-0.03422549</text:p>
          </table:table-cell>
          <table:table-cell office:value-type="float" office:value="0.3578041">
            <text:p>0.3578041</text:p>
          </table:table-cell>
          <table:table-cell office:value-type="float" office:value="0.2743334">
            <text:p>0.2743334</text:p>
          </table:table-cell>
          <table:table-cell office:value-type="float" office:value="0.4592349">
            <text:p>0.4592349</text:p>
          </table:table-cell>
          <table:table-cell office:value-type="float" office:value="0.5611519">
            <text:p>0.5611519</text:p>
          </table:table-cell>
          <table:table-cell office:value-type="float" office:value="1.179999">
            <text:p>1.179999</text:p>
          </table:table-cell>
          <table:table-cell table:formula="of:=[.B61]" office:value-type="float" office:value="0.2772101">
            <text:p>0.2772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73617">
            <text:p>0.2873617</text:p>
          </table:table-cell>
          <table:table-cell office:value-type="float" office:value="-0.02622405">
            <text:p>-0.02622405</text:p>
          </table:table-cell>
          <table:table-cell office:value-type="float" office:value="0.3666775">
            <text:p>0.3666775</text:p>
          </table:table-cell>
          <table:table-cell office:value-type="float" office:value="0.2956442">
            <text:p>0.2956442</text:p>
          </table:table-cell>
          <table:table-cell office:value-type="float" office:value="0.474766">
            <text:p>0.474766</text:p>
          </table:table-cell>
          <table:table-cell office:value-type="float" office:value="0.5791195">
            <text:p>0.5791195</text:p>
          </table:table-cell>
          <table:table-cell office:value-type="float" office:value="1.199999">
            <text:p>1.199999</text:p>
          </table:table-cell>
          <table:table-cell table:formula="of:=[.B62]" office:value-type="float" office:value="0.2873617">
            <text:p>0.28736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971873">
            <text:p>0.2971873</text:p>
          </table:table-cell>
          <table:table-cell office:value-type="float" office:value="-0.01733948">
            <text:p>-0.01733948</text:p>
          </table:table-cell>
          <table:table-cell office:value-type="float" office:value="0.3757057">
            <text:p>0.3757057</text:p>
          </table:table-cell>
          <table:table-cell office:value-type="float" office:value="0.3196097">
            <text:p>0.3196097</text:p>
          </table:table-cell>
          <table:table-cell office:value-type="float" office:value="0.4913115">
            <text:p>0.4913115</text:p>
          </table:table-cell>
          <table:table-cell office:value-type="float" office:value="0.5976848">
            <text:p>0.5976848</text:p>
          </table:table-cell>
          <table:table-cell office:value-type="float" office:value="1.219999">
            <text:p>1.219999</text:p>
          </table:table-cell>
          <table:table-cell table:formula="of:=[.B63]" office:value-type="float" office:value="0.2971873">
            <text:p>0.29718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068264">
            <text:p>0.3068264</text:p>
          </table:table-cell>
          <table:table-cell office:value-type="float" office:value="-0.008246775">
            <text:p>-0.008246775</text:p>
          </table:table-cell>
          <table:table-cell office:value-type="float" office:value="0.3846015">
            <text:p>0.3846015</text:p>
          </table:table-cell>
          <table:table-cell office:value-type="float" office:value="0.344359">
            <text:p>0.344359</text:p>
          </table:table-cell>
          <table:table-cell office:value-type="float" office:value="0.5086326">
            <text:p>0.5086326</text:p>
          </table:table-cell>
          <table:table-cell office:value-type="float" office:value="0.6169591">
            <text:p>0.6169591</text:p>
          </table:table-cell>
          <table:table-cell office:value-type="float" office:value="1.239999">
            <text:p>1.239999</text:p>
          </table:table-cell>
          <table:table-cell table:formula="of:=[.B64]" office:value-type="float" office:value="0.3068264">
            <text:p>0.3068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167585">
            <text:p>0.3167585</text:p>
          </table:table-cell>
          <table:table-cell office:value-type="float" office:value="0.001811578">
            <text:p>0.001811578</text:p>
          </table:table-cell>
          <table:table-cell office:value-type="float" office:value="0.3930976">
            <text:p>0.3930976</text:p>
          </table:table-cell>
          <table:table-cell office:value-type="float" office:value="0.368202">
            <text:p>0.368202</text:p>
          </table:table-cell>
          <table:table-cell office:value-type="float" office:value="0.5254834">
            <text:p>0.5254834</text:p>
          </table:table-cell>
          <table:table-cell office:value-type="float" office:value="0.6369707">
            <text:p>0.6369707</text:p>
          </table:table-cell>
          <table:table-cell office:value-type="float" office:value="1.259999">
            <text:p>1.259999</text:p>
          </table:table-cell>
          <table:table-cell table:formula="of:=[.B65]" office:value-type="float" office:value="0.3167585">
            <text:p>0.3167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264015">
            <text:p>0.3264015</text:p>
          </table:table-cell>
          <table:table-cell office:value-type="float" office:value="0.01283274">
            <text:p>0.01283274</text:p>
          </table:table-cell>
          <table:table-cell office:value-type="float" office:value="0.400656">
            <text:p>0.400656</text:p>
          </table:table-cell>
          <table:table-cell office:value-type="float" office:value="0.3906326">
            <text:p>0.3906326</text:p>
          </table:table-cell>
          <table:table-cell office:value-type="float" office:value="0.5439301">
            <text:p>0.5439301</text:p>
          </table:table-cell>
          <table:table-cell office:value-type="float" office:value="0.6569684">
            <text:p>0.6569684</text:p>
          </table:table-cell>
          <table:table-cell office:value-type="float" office:value="1.279999">
            <text:p>1.279999</text:p>
          </table:table-cell>
          <table:table-cell table:formula="of:=[.B66]" office:value-type="float" office:value="0.3264015">
            <text:p>0.32640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51503">
            <text:p>0.3351503</text:p>
          </table:table-cell>
          <table:table-cell office:value-type="float" office:value="0.02408195">
            <text:p>0.02408195</text:p>
          </table:table-cell>
          <table:table-cell office:value-type="float" office:value="0.4074213">
            <text:p>0.4074213</text:p>
          </table:table-cell>
          <table:table-cell office:value-type="float" office:value="0.4106866">
            <text:p>0.4106866</text:p>
          </table:table-cell>
          <table:table-cell office:value-type="float" office:value="0.5633209">
            <text:p>0.5633209</text:p>
          </table:table-cell>
          <table:table-cell office:value-type="float" office:value="0.6765028">
            <text:p>0.6765028</text:p>
          </table:table-cell>
          <table:table-cell office:value-type="float" office:value="1.299999">
            <text:p>1.299999</text:p>
          </table:table-cell>
          <table:table-cell table:formula="of:=[.B67]" office:value-type="float" office:value="0.3351503">
            <text:p>0.3351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2876">
            <text:p>0.342876</text:p>
          </table:table-cell>
          <table:table-cell office:value-type="float" office:value="0.0361025">
            <text:p>0.0361025</text:p>
          </table:table-cell>
          <table:table-cell office:value-type="float" office:value="0.4133465">
            <text:p>0.4133465</text:p>
          </table:table-cell>
          <table:table-cell office:value-type="float" office:value="0.4301067">
            <text:p>0.4301067</text:p>
          </table:table-cell>
          <table:table-cell office:value-type="float" office:value="0.5825394">
            <text:p>0.5825394</text:p>
          </table:table-cell>
          <table:table-cell office:value-type="float" office:value="0.6951782">
            <text:p>0.6951782</text:p>
          </table:table-cell>
          <table:table-cell office:value-type="float" office:value="1.319999">
            <text:p>1.319999</text:p>
          </table:table-cell>
          <table:table-cell table:formula="of:=[.B68]" office:value-type="float" office:value="0.342876">
            <text:p>0.342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496279">
            <text:p>0.3496279</text:p>
          </table:table-cell>
          <table:table-cell office:value-type="float" office:value="0.04894553">
            <text:p>0.04894553</text:p>
          </table:table-cell>
          <table:table-cell office:value-type="float" office:value="0.4189538">
            <text:p>0.4189538</text:p>
          </table:table-cell>
          <table:table-cell office:value-type="float" office:value="0.4499444">
            <text:p>0.4499444</text:p>
          </table:table-cell>
          <table:table-cell office:value-type="float" office:value="0.6008403">
            <text:p>0.6008403</text:p>
          </table:table-cell>
          <table:table-cell office:value-type="float" office:value="0.7132084">
            <text:p>0.7132084</text:p>
          </table:table-cell>
          <table:table-cell office:value-type="float" office:value="1.339999">
            <text:p>1.339999</text:p>
          </table:table-cell>
          <table:table-cell table:formula="of:=[.B69]" office:value-type="float" office:value="0.3496279">
            <text:p>0.3496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556207">
            <text:p>0.3556207</text:p>
          </table:table-cell>
          <table:table-cell office:value-type="float" office:value="0.06210436">
            <text:p>0.06210436</text:p>
          </table:table-cell>
          <table:table-cell office:value-type="float" office:value="0.4252185">
            <text:p>0.4252185</text:p>
          </table:table-cell>
          <table:table-cell office:value-type="float" office:value="0.4701321">
            <text:p>0.4701321</text:p>
          </table:table-cell>
          <table:table-cell office:value-type="float" office:value="0.6196889">
            <text:p>0.6196889</text:p>
          </table:table-cell>
          <table:table-cell office:value-type="float" office:value="0.73115">
            <text:p>0.73115</text:p>
          </table:table-cell>
          <table:table-cell office:value-type="float" office:value="1.359999">
            <text:p>1.359999</text:p>
          </table:table-cell>
          <table:table-cell table:formula="of:=[.B70]" office:value-type="float" office:value="0.3556207">
            <text:p>0.3556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10906">
            <text:p>0.3610906</text:p>
          </table:table-cell>
          <table:table-cell office:value-type="float" office:value="0.07558699">
            <text:p>0.07558699</text:p>
          </table:table-cell>
          <table:table-cell office:value-type="float" office:value="0.4319715">
            <text:p>0.4319715</text:p>
          </table:table-cell>
          <table:table-cell office:value-type="float" office:value="0.4903926">
            <text:p>0.4903926</text:p>
          </table:table-cell>
          <table:table-cell office:value-type="float" office:value="0.6401247">
            <text:p>0.6401247</text:p>
          </table:table-cell>
          <table:table-cell office:value-type="float" office:value="0.7488418">
            <text:p>0.7488418</text:p>
          </table:table-cell>
          <table:table-cell office:value-type="float" office:value="1.379999">
            <text:p>1.379999</text:p>
          </table:table-cell>
          <table:table-cell table:formula="of:=[.B71]" office:value-type="float" office:value="0.3610906">
            <text:p>0.36109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51012">
            <text:p>0.3651012</text:p>
          </table:table-cell>
          <table:table-cell office:value-type="float" office:value="0.08942945">
            <text:p>0.08942945</text:p>
          </table:table-cell>
          <table:table-cell office:value-type="float" office:value="0.4388697">
            <text:p>0.4388697</text:p>
          </table:table-cell>
          <table:table-cell office:value-type="float" office:value="0.5112297">
            <text:p>0.5112297</text:p>
          </table:table-cell>
          <table:table-cell office:value-type="float" office:value="0.6633052">
            <text:p>0.6633052</text:p>
          </table:table-cell>
          <table:table-cell office:value-type="float" office:value="0.7660763">
            <text:p>0.7660763</text:p>
          </table:table-cell>
          <table:table-cell office:value-type="float" office:value="1.399999">
            <text:p>1.399999</text:p>
          </table:table-cell>
          <table:table-cell table:formula="of:=[.B72]" office:value-type="float" office:value="0.3651012">
            <text:p>0.3651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79042">
            <text:p>0.3679042</text:p>
          </table:table-cell>
          <table:table-cell office:value-type="float" office:value="0.1035046">
            <text:p>0.1035046</text:p>
          </table:table-cell>
          <table:table-cell office:value-type="float" office:value="0.4461284">
            <text:p>0.4461284</text:p>
          </table:table-cell>
          <table:table-cell office:value-type="float" office:value="0.5331765">
            <text:p>0.5331765</text:p>
          </table:table-cell>
          <table:table-cell office:value-type="float" office:value="0.6859486">
            <text:p>0.6859486</text:p>
          </table:table-cell>
          <table:table-cell office:value-type="float" office:value="0.7829487">
            <text:p>0.7829487</text:p>
          </table:table-cell>
          <table:table-cell office:value-type="float" office:value="1.419999">
            <text:p>1.419999</text:p>
          </table:table-cell>
          <table:table-cell table:formula="of:=[.B73]" office:value-type="float" office:value="0.3679042">
            <text:p>0.3679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699439">
            <text:p>0.3699439</text:p>
          </table:table-cell>
          <table:table-cell office:value-type="float" office:value="0.1177313">
            <text:p>0.1177313</text:p>
          </table:table-cell>
          <table:table-cell office:value-type="float" office:value="0.4539791">
            <text:p>0.4539791</text:p>
          </table:table-cell>
          <table:table-cell office:value-type="float" office:value="0.5547606">
            <text:p>0.5547606</text:p>
          </table:table-cell>
          <table:table-cell office:value-type="float" office:value="0.7053706">
            <text:p>0.7053706</text:p>
          </table:table-cell>
          <table:table-cell office:value-type="float" office:value="0.7999318">
            <text:p>0.7999318</text:p>
          </table:table-cell>
          <table:table-cell office:value-type="float" office:value="1.439999">
            <text:p>1.439999</text:p>
          </table:table-cell>
          <table:table-cell table:formula="of:=[.B74]" office:value-type="float" office:value="0.3699439">
            <text:p>0.3699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17399">
            <text:p>0.3717399</text:p>
          </table:table-cell>
          <table:table-cell office:value-type="float" office:value="0.1318044">
            <text:p>0.1318044</text:p>
          </table:table-cell>
          <table:table-cell office:value-type="float" office:value="0.462263">
            <text:p>0.462263</text:p>
          </table:table-cell>
          <table:table-cell office:value-type="float" office:value="0.575632">
            <text:p>0.575632</text:p>
          </table:table-cell>
          <table:table-cell office:value-type="float" office:value="0.7229796">
            <text:p>0.7229796</text:p>
          </table:table-cell>
          <table:table-cell office:value-type="float" office:value="0.8176773">
            <text:p>0.8176773</text:p>
          </table:table-cell>
          <table:table-cell office:value-type="float" office:value="1.459999">
            <text:p>1.459999</text:p>
          </table:table-cell>
          <table:table-cell table:formula="of:=[.B75]" office:value-type="float" office:value="0.3717399">
            <text:p>0.37173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41862">
            <text:p>0.3741862</text:p>
          </table:table-cell>
          <table:table-cell office:value-type="float" office:value="0.146065">
            <text:p>0.146065</text:p>
          </table:table-cell>
          <table:table-cell office:value-type="float" office:value="0.4715257">
            <text:p>0.4715257</text:p>
          </table:table-cell>
          <table:table-cell office:value-type="float" office:value="0.5950999">
            <text:p>0.5950999</text:p>
          </table:table-cell>
          <table:table-cell office:value-type="float" office:value="0.7400475">
            <text:p>0.7400475</text:p>
          </table:table-cell>
          <table:table-cell office:value-type="float" office:value="0.8357812">
            <text:p>0.8357812</text:p>
          </table:table-cell>
          <table:table-cell office:value-type="float" office:value="1.479999">
            <text:p>1.479999</text:p>
          </table:table-cell>
          <table:table-cell table:formula="of:=[.B76]" office:value-type="float" office:value="0.3741862">
            <text:p>0.37418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67482">
            <text:p>0.3767482</text:p>
          </table:table-cell>
          <table:table-cell office:value-type="float" office:value="0.1601681">
            <text:p>0.1601681</text:p>
          </table:table-cell>
          <table:table-cell office:value-type="float" office:value="0.4816533">
            <text:p>0.4816533</text:p>
          </table:table-cell>
          <table:table-cell office:value-type="float" office:value="0.613882">
            <text:p>0.613882</text:p>
          </table:table-cell>
          <table:table-cell office:value-type="float" office:value="0.7572653">
            <text:p>0.7572653</text:p>
          </table:table-cell>
          <table:table-cell office:value-type="float" office:value="0.853943">
            <text:p>0.853943</text:p>
          </table:table-cell>
          <table:table-cell office:value-type="float" office:value="1.499999">
            <text:p>1.499999</text:p>
          </table:table-cell>
          <table:table-cell table:formula="of:=[.B77]" office:value-type="float" office:value="0.3767482">
            <text:p>0.3767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99421">
            <text:p>0.3799421</text:p>
          </table:table-cell>
          <table:table-cell office:value-type="float" office:value="0.1739005">
            <text:p>0.1739005</text:p>
          </table:table-cell>
          <table:table-cell office:value-type="float" office:value="0.4921967">
            <text:p>0.4921967</text:p>
          </table:table-cell>
          <table:table-cell office:value-type="float" office:value="0.6310658">
            <text:p>0.6310658</text:p>
          </table:table-cell>
          <table:table-cell office:value-type="float" office:value="0.7752219">
            <text:p>0.7752219</text:p>
          </table:table-cell>
          <table:table-cell office:value-type="float" office:value="0.8725082">
            <text:p>0.8725082</text:p>
          </table:table-cell>
          <table:table-cell office:value-type="float" office:value="1.519999">
            <text:p>1.519999</text:p>
          </table:table-cell>
          <table:table-cell table:formula="of:=[.B78]" office:value-type="float" office:value="0.3799421">
            <text:p>0.3799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839263">
            <text:p>0.3839263</text:p>
          </table:table-cell>
          <table:table-cell office:value-type="float" office:value="0.1875782">
            <text:p>0.1875782</text:p>
          </table:table-cell>
          <table:table-cell office:value-type="float" office:value="0.5028238">
            <text:p>0.5028238</text:p>
          </table:table-cell>
          <table:table-cell office:value-type="float" office:value="0.6471491">
            <text:p>0.6471491</text:p>
          </table:table-cell>
          <table:table-cell office:value-type="float" office:value="0.7943344">
            <text:p>0.7943344</text:p>
          </table:table-cell>
          <table:table-cell office:value-type="float" office:value="0.891476">
            <text:p>0.891476</text:p>
          </table:table-cell>
          <table:table-cell office:value-type="float" office:value="1.539999">
            <text:p>1.539999</text:p>
          </table:table-cell>
          <table:table-cell table:formula="of:=[.B79]" office:value-type="float" office:value="0.3839263">
            <text:p>0.38392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886645">
            <text:p>0.3886645</text:p>
          </table:table-cell>
          <table:table-cell office:value-type="float" office:value="0.2009553">
            <text:p>0.2009553</text:p>
          </table:table-cell>
          <table:table-cell office:value-type="float" office:value="0.513289">
            <text:p>0.513289</text:p>
          </table:table-cell>
          <table:table-cell office:value-type="float" office:value="0.6623074">
            <text:p>0.6623074</text:p>
          </table:table-cell>
          <table:table-cell office:value-type="float" office:value="0.8140231">
            <text:p>0.8140231</text:p>
          </table:table-cell>
          <table:table-cell office:value-type="float" office:value="0.9108985">
            <text:p>0.9108985</text:p>
          </table:table-cell>
          <table:table-cell office:value-type="float" office:value="1.559999">
            <text:p>1.559999</text:p>
          </table:table-cell>
          <table:table-cell table:formula="of:=[.B80]" office:value-type="float" office:value="0.3886645">
            <text:p>0.38866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41254">
            <text:p>0.3941254</text:p>
          </table:table-cell>
          <table:table-cell office:value-type="float" office:value="0.2149173">
            <text:p>0.2149173</text:p>
          </table:table-cell>
          <table:table-cell office:value-type="float" office:value="0.5231503">
            <text:p>0.5231503</text:p>
          </table:table-cell>
          <table:table-cell office:value-type="float" office:value="0.6795159">
            <text:p>0.6795159</text:p>
          </table:table-cell>
          <table:table-cell office:value-type="float" office:value="0.8336133">
            <text:p>0.8336133</text:p>
          </table:table-cell>
          <table:table-cell office:value-type="float" office:value="0.9304877">
            <text:p>0.9304877</text:p>
          </table:table-cell>
          <table:table-cell office:value-type="float" office:value="1.579999">
            <text:p>1.579999</text:p>
          </table:table-cell>
          <table:table-cell table:formula="of:=[.B81]" office:value-type="float" office:value="0.3941254">
            <text:p>0.39412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03688">
            <text:p>0.4003688</text:p>
          </table:table-cell>
          <table:table-cell office:value-type="float" office:value="0.2291231">
            <text:p>0.2291231</text:p>
          </table:table-cell>
          <table:table-cell office:value-type="float" office:value="0.5319881">
            <text:p>0.5319881</text:p>
          </table:table-cell>
          <table:table-cell office:value-type="float" office:value="0.6993915">
            <text:p>0.6993915</text:p>
          </table:table-cell>
          <table:table-cell office:value-type="float" office:value="0.8528764">
            <text:p>0.8528764</text:p>
          </table:table-cell>
          <table:table-cell office:value-type="float" office:value="0.9504864">
            <text:p>0.9504864</text:p>
          </table:table-cell>
          <table:table-cell office:value-type="float" office:value="1.599999">
            <text:p>1.599999</text:p>
          </table:table-cell>
          <table:table-cell table:formula="of:=[.B82]" office:value-type="float" office:value="0.4003688">
            <text:p>0.40036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73802">
            <text:p>0.4073802</text:p>
          </table:table-cell>
          <table:table-cell office:value-type="float" office:value="0.2436266">
            <text:p>0.2436266</text:p>
          </table:table-cell>
          <table:table-cell office:value-type="float" office:value="0.5400463">
            <text:p>0.5400463</text:p>
          </table:table-cell>
          <table:table-cell office:value-type="float" office:value="0.7226201">
            <text:p>0.7226201</text:p>
          </table:table-cell>
          <table:table-cell office:value-type="float" office:value="0.8736699">
            <text:p>0.8736699</text:p>
          </table:table-cell>
          <table:table-cell office:value-type="float" office:value="0.9712816">
            <text:p>0.9712816</text:p>
          </table:table-cell>
          <table:table-cell office:value-type="float" office:value="1.619999">
            <text:p>1.619999</text:p>
          </table:table-cell>
          <table:table-cell table:formula="of:=[.B83]" office:value-type="float" office:value="0.4073802">
            <text:p>0.4073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155591">
            <text:p>0.4155591</text:p>
          </table:table-cell>
          <table:table-cell office:value-type="float" office:value="0.2584201">
            <text:p>0.2584201</text:p>
          </table:table-cell>
          <table:table-cell office:value-type="float" office:value="0.547577">
            <text:p>0.547577</text:p>
          </table:table-cell>
          <table:table-cell office:value-type="float" office:value="0.7470489">
            <text:p>0.7470489</text:p>
          </table:table-cell>
          <table:table-cell office:value-type="float" office:value="0.8947964">
            <text:p>0.8947964</text:p>
          </table:table-cell>
          <table:table-cell office:value-type="float" office:value="0.9918622">
            <text:p>0.9918622</text:p>
          </table:table-cell>
          <table:table-cell office:value-type="float" office:value="1.639999">
            <text:p>1.639999</text:p>
          </table:table-cell>
          <table:table-cell table:formula="of:=[.B84]" office:value-type="float" office:value="0.4155591">
            <text:p>0.41555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45768">
            <text:p>0.4245768</text:p>
          </table:table-cell>
          <table:table-cell office:value-type="float" office:value="0.272472">
            <text:p>0.272472</text:p>
          </table:table-cell>
          <table:table-cell office:value-type="float" office:value="0.5546637">
            <text:p>0.5546637</text:p>
          </table:table-cell>
          <table:table-cell office:value-type="float" office:value="0.771023">
            <text:p>0.771023</text:p>
          </table:table-cell>
          <table:table-cell office:value-type="float" office:value="0.915531">
            <text:p>0.915531</text:p>
          </table:table-cell>
          <table:table-cell office:value-type="float" office:value="1.011756">
            <text:p>1.011756</text:p>
          </table:table-cell>
          <table:table-cell office:value-type="float" office:value="1.659999">
            <text:p>1.659999</text:p>
          </table:table-cell>
          <table:table-cell table:formula="of:=[.B85]" office:value-type="float" office:value="0.4245768">
            <text:p>0.42457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34565">
            <text:p>0.434565</text:p>
          </table:table-cell>
          <table:table-cell office:value-type="float" office:value="0.2863907">
            <text:p>0.2863907</text:p>
          </table:table-cell>
          <table:table-cell office:value-type="float" office:value="0.5615231">
            <text:p>0.5615231</text:p>
          </table:table-cell>
          <table:table-cell office:value-type="float" office:value="0.7938747">
            <text:p>0.7938747</text:p>
          </table:table-cell>
          <table:table-cell office:value-type="float" office:value="0.9361075">
            <text:p>0.9361075</text:p>
          </table:table-cell>
          <table:table-cell office:value-type="float" office:value="1.030424">
            <text:p>1.030424</text:p>
          </table:table-cell>
          <table:table-cell office:value-type="float" office:value="1.679999">
            <text:p>1.679999</text:p>
          </table:table-cell>
          <table:table-cell table:formula="of:=[.B86]" office:value-type="float" office:value="0.434565">
            <text:p>0.434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452816">
            <text:p>0.4452816</text:p>
          </table:table-cell>
          <table:table-cell office:value-type="float" office:value="0.3002313">
            <text:p>0.3002313</text:p>
          </table:table-cell>
          <table:table-cell office:value-type="float" office:value="0.5690141">
            <text:p>0.5690141</text:p>
          </table:table-cell>
          <table:table-cell office:value-type="float" office:value="0.8159202">
            <text:p>0.8159202</text:p>
          </table:table-cell>
          <table:table-cell office:value-type="float" office:value="0.9569494">
            <text:p>0.9569494</text:p>
          </table:table-cell>
          <table:table-cell office:value-type="float" office:value="1.048822">
            <text:p>1.048822</text:p>
          </table:table-cell>
          <table:table-cell office:value-type="float" office:value="1.699999">
            <text:p>1.699999</text:p>
          </table:table-cell>
          <table:table-cell table:formula="of:=[.B87]" office:value-type="float" office:value="0.4452816">
            <text:p>0.4452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64112">
            <text:p>0.4564112</text:p>
          </table:table-cell>
          <table:table-cell office:value-type="float" office:value="0.3135128">
            <text:p>0.3135128</text:p>
          </table:table-cell>
          <table:table-cell office:value-type="float" office:value="0.5773156">
            <text:p>0.5773156</text:p>
          </table:table-cell>
          <table:table-cell office:value-type="float" office:value="0.838236">
            <text:p>0.838236</text:p>
          </table:table-cell>
          <table:table-cell office:value-type="float" office:value="0.9790229">
            <text:p>0.9790229</text:p>
          </table:table-cell>
          <table:table-cell office:value-type="float" office:value="1.066896">
            <text:p>1.066896</text:p>
          </table:table-cell>
          <table:table-cell office:value-type="float" office:value="1.719999">
            <text:p>1.719999</text:p>
          </table:table-cell>
          <table:table-cell table:formula="of:=[.B88]" office:value-type="float" office:value="0.4564112">
            <text:p>0.4564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675097">
            <text:p>0.4675097</text:p>
          </table:table-cell>
          <table:table-cell office:value-type="float" office:value="0.326611">
            <text:p>0.326611</text:p>
          </table:table-cell>
          <table:table-cell office:value-type="float" office:value="0.5861514">
            <text:p>0.5861514</text:p>
          </table:table-cell>
          <table:table-cell office:value-type="float" office:value="0.8605956">
            <text:p>0.8605956</text:p>
          </table:table-cell>
          <table:table-cell office:value-type="float" office:value="1.000509">
            <text:p>1.000509</text:p>
          </table:table-cell>
          <table:table-cell office:value-type="float" office:value="1.084647">
            <text:p>1.084647</text:p>
          </table:table-cell>
          <table:table-cell office:value-type="float" office:value="1.739999">
            <text:p>1.739999</text:p>
          </table:table-cell>
          <table:table-cell table:formula="of:=[.B89]" office:value-type="float" office:value="0.4675097">
            <text:p>0.46750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84221">
            <text:p>0.4784221</text:p>
          </table:table-cell>
          <table:table-cell office:value-type="float" office:value="0.3389767">
            <text:p>0.3389767</text:p>
          </table:table-cell>
          <table:table-cell office:value-type="float" office:value="0.5954753">
            <text:p>0.5954753</text:p>
          </table:table-cell>
          <table:table-cell office:value-type="float" office:value="0.8841892">
            <text:p>0.8841892</text:p>
          </table:table-cell>
          <table:table-cell office:value-type="float" office:value="1.021605">
            <text:p>1.021605</text:p>
          </table:table-cell>
          <table:table-cell office:value-type="float" office:value="1.102409">
            <text:p>1.102409</text:p>
          </table:table-cell>
          <table:table-cell office:value-type="float" office:value="1.759999">
            <text:p>1.759999</text:p>
          </table:table-cell>
          <table:table-cell table:formula="of:=[.B90]" office:value-type="float" office:value="0.4784221">
            <text:p>0.47842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888789">
            <text:p>0.4888789</text:p>
          </table:table-cell>
          <table:table-cell office:value-type="float" office:value="0.3510671">
            <text:p>0.3510671</text:p>
          </table:table-cell>
          <table:table-cell office:value-type="float" office:value="0.6053501">
            <text:p>0.6053501</text:p>
          </table:table-cell>
          <table:table-cell office:value-type="float" office:value="0.9089516">
            <text:p>0.9089516</text:p>
          </table:table-cell>
          <table:table-cell office:value-type="float" office:value="1.043377">
            <text:p>1.043377</text:p>
          </table:table-cell>
          <table:table-cell office:value-type="float" office:value="1.120539">
            <text:p>1.120539</text:p>
          </table:table-cell>
          <table:table-cell office:value-type="float" office:value="1.779999">
            <text:p>1.779999</text:p>
          </table:table-cell>
          <table:table-cell table:formula="of:=[.B91]" office:value-type="float" office:value="0.4888789">
            <text:p>0.48887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99006">
            <text:p>0.499006</text:p>
          </table:table-cell>
          <table:table-cell office:value-type="float" office:value="0.3624364">
            <text:p>0.3624364</text:p>
          </table:table-cell>
          <table:table-cell office:value-type="float" office:value="0.6159927">
            <text:p>0.6159927</text:p>
          </table:table-cell>
          <table:table-cell office:value-type="float" office:value="0.933233">
            <text:p>0.933233</text:p>
          </table:table-cell>
          <table:table-cell office:value-type="float" office:value="1.064692">
            <text:p>1.064692</text:p>
          </table:table-cell>
          <table:table-cell office:value-type="float" office:value="1.139164">
            <text:p>1.139164</text:p>
          </table:table-cell>
          <table:table-cell office:value-type="float" office:value="1.799999">
            <text:p>1.799999</text:p>
          </table:table-cell>
          <table:table-cell table:formula="of:=[.B92]" office:value-type="float" office:value="0.499006">
            <text:p>0.4990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086949">
            <text:p>0.5086949</text:p>
          </table:table-cell>
          <table:table-cell office:value-type="float" office:value="0.372805">
            <text:p>0.372805</text:p>
          </table:table-cell>
          <table:table-cell office:value-type="float" office:value="0.6277279">
            <text:p>0.6277279</text:p>
          </table:table-cell>
          <table:table-cell office:value-type="float" office:value="0.9567308">
            <text:p>0.9567308</text:p>
          </table:table-cell>
          <table:table-cell office:value-type="float" office:value="1.086199">
            <text:p>1.086199</text:p>
          </table:table-cell>
          <table:table-cell office:value-type="float" office:value="1.158002">
            <text:p>1.158002</text:p>
          </table:table-cell>
          <table:table-cell office:value-type="float" office:value="1.819999">
            <text:p>1.819999</text:p>
          </table:table-cell>
          <table:table-cell table:formula="of:=[.B93]" office:value-type="float" office:value="0.5086949">
            <text:p>0.50869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178845">
            <text:p>0.5178845</text:p>
          </table:table-cell>
          <table:table-cell office:value-type="float" office:value="0.3827029">
            <text:p>0.3827029</text:p>
          </table:table-cell>
          <table:table-cell office:value-type="float" office:value="0.6399969">
            <text:p>0.6399969</text:p>
          </table:table-cell>
          <table:table-cell office:value-type="float" office:value="0.9812796">
            <text:p>0.9812796</text:p>
          </table:table-cell>
          <table:table-cell office:value-type="float" office:value="1.107774">
            <text:p>1.107774</text:p>
          </table:table-cell>
          <table:table-cell office:value-type="float" office:value="1.17699">
            <text:p>1.17699</text:p>
          </table:table-cell>
          <table:table-cell office:value-type="float" office:value="1.839999">
            <text:p>1.839999</text:p>
          </table:table-cell>
          <table:table-cell table:formula="of:=[.B94]" office:value-type="float" office:value="0.5178845">
            <text:p>0.5178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264784">
            <text:p>0.5264784</text:p>
          </table:table-cell>
          <table:table-cell office:value-type="float" office:value="0.3922036">
            <text:p>0.3922036</text:p>
          </table:table-cell>
          <table:table-cell office:value-type="float" office:value="0.6523313">
            <text:p>0.6523313</text:p>
          </table:table-cell>
          <table:table-cell office:value-type="float" office:value="1.008719">
            <text:p>1.008719</text:p>
          </table:table-cell>
          <table:table-cell office:value-type="float" office:value="1.130145">
            <text:p>1.130145</text:p>
          </table:table-cell>
          <table:table-cell office:value-type="float" office:value="1.196431">
            <text:p>1.196431</text:p>
          </table:table-cell>
          <table:table-cell office:value-type="float" office:value="1.859999">
            <text:p>1.859999</text:p>
          </table:table-cell>
          <table:table-cell table:formula="of:=[.B95]" office:value-type="float" office:value="0.5264784">
            <text:p>0.52647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44569">
            <text:p>0.5344569</text:p>
          </table:table-cell>
          <table:table-cell office:value-type="float" office:value="0.401538">
            <text:p>0.401538</text:p>
          </table:table-cell>
          <table:table-cell office:value-type="float" office:value="0.6641788">
            <text:p>0.6641788</text:p>
          </table:table-cell>
          <table:table-cell office:value-type="float" office:value="1.038706">
            <text:p>1.038706</text:p>
          </table:table-cell>
          <table:table-cell office:value-type="float" office:value="1.153237">
            <text:p>1.153237</text:p>
          </table:table-cell>
          <table:table-cell office:value-type="float" office:value="1.216088">
            <text:p>1.216088</text:p>
          </table:table-cell>
          <table:table-cell office:value-type="float" office:value="1.879999">
            <text:p>1.879999</text:p>
          </table:table-cell>
          <table:table-cell table:formula="of:=[.B96]" office:value-type="float" office:value="0.5344569">
            <text:p>0.5344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21063">
            <text:p>0.5421063</text:p>
          </table:table-cell>
          <table:table-cell office:value-type="float" office:value="0.410762">
            <text:p>0.410762</text:p>
          </table:table-cell>
          <table:table-cell office:value-type="float" office:value="0.6749697">
            <text:p>0.6749697</text:p>
          </table:table-cell>
          <table:table-cell office:value-type="float" office:value="1.069412">
            <text:p>1.069412</text:p>
          </table:table-cell>
          <table:table-cell office:value-type="float" office:value="1.17596">
            <text:p>1.17596</text:p>
          </table:table-cell>
          <table:table-cell office:value-type="float" office:value="1.23618">
            <text:p>1.23618</text:p>
          </table:table-cell>
          <table:table-cell office:value-type="float" office:value="1.899999">
            <text:p>1.899999</text:p>
          </table:table-cell>
          <table:table-cell table:formula="of:=[.B97]" office:value-type="float" office:value="0.5421063">
            <text:p>0.54210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491008">
            <text:p>0.5491008</text:p>
          </table:table-cell>
          <table:table-cell office:value-type="float" office:value="0.4203215">
            <text:p>0.4203215</text:p>
          </table:table-cell>
          <table:table-cell office:value-type="float" office:value="0.6848001">
            <text:p>0.6848001</text:p>
          </table:table-cell>
          <table:table-cell office:value-type="float" office:value="1.098099">
            <text:p>1.098099</text:p>
          </table:table-cell>
          <table:table-cell office:value-type="float" office:value="1.200587">
            <text:p>1.200587</text:p>
          </table:table-cell>
          <table:table-cell office:value-type="float" office:value="1.256584">
            <text:p>1.256584</text:p>
          </table:table-cell>
          <table:table-cell office:value-type="float" office:value="1.919999">
            <text:p>1.919999</text:p>
          </table:table-cell>
          <table:table-cell table:formula="of:=[.B98]" office:value-type="float" office:value="0.5491008">
            <text:p>0.5491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5389">
            <text:p>0.555389</text:p>
          </table:table-cell>
          <table:table-cell office:value-type="float" office:value="0.4301566">
            <text:p>0.4301566</text:p>
          </table:table-cell>
          <table:table-cell office:value-type="float" office:value="0.6934606">
            <text:p>0.6934606</text:p>
          </table:table-cell>
          <table:table-cell office:value-type="float" office:value="1.123728">
            <text:p>1.123728</text:p>
          </table:table-cell>
          <table:table-cell office:value-type="float" office:value="1.226314">
            <text:p>1.226314</text:p>
          </table:table-cell>
          <table:table-cell office:value-type="float" office:value="1.277379">
            <text:p>1.277379</text:p>
          </table:table-cell>
          <table:table-cell office:value-type="float" office:value="1.939999">
            <text:p>1.939999</text:p>
          </table:table-cell>
          <table:table-cell table:formula="of:=[.B99]" office:value-type="float" office:value="0.555389">
            <text:p>0.5553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07997">
            <text:p>0.5607997</text:p>
          </table:table-cell>
          <table:table-cell office:value-type="float" office:value="0.4402805">
            <text:p>0.4402805</text:p>
          </table:table-cell>
          <table:table-cell office:value-type="float" office:value="0.7013324">
            <text:p>0.7013324</text:p>
          </table:table-cell>
          <table:table-cell office:value-type="float" office:value="1.147177">
            <text:p>1.147177</text:p>
          </table:table-cell>
          <table:table-cell office:value-type="float" office:value="1.251319">
            <text:p>1.251319</text:p>
          </table:table-cell>
          <table:table-cell office:value-type="float" office:value="1.298954">
            <text:p>1.298954</text:p>
          </table:table-cell>
          <table:table-cell office:value-type="float" office:value="1.959999">
            <text:p>1.959999</text:p>
          </table:table-cell>
          <table:table-cell table:formula="of:=[.B100]" office:value-type="float" office:value="0.5607997">
            <text:p>0.5607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50392">
            <text:p>0.5650392</text:p>
          </table:table-cell>
          <table:table-cell office:value-type="float" office:value="0.4507408">
            <text:p>0.4507408</text:p>
          </table:table-cell>
          <table:table-cell office:value-type="float" office:value="0.7085933">
            <text:p>0.7085933</text:p>
          </table:table-cell>
          <table:table-cell office:value-type="float" office:value="1.167768">
            <text:p>1.167768</text:p>
          </table:table-cell>
          <table:table-cell office:value-type="float" office:value="1.274974">
            <text:p>1.274974</text:p>
          </table:table-cell>
          <table:table-cell office:value-type="float" office:value="1.32008">
            <text:p>1.32008</text:p>
          </table:table-cell>
          <table:table-cell office:value-type="float" office:value="1.979999">
            <text:p>1.979999</text:p>
          </table:table-cell>
          <table:table-cell table:formula="of:=[.B101]" office:value-type="float" office:value="0.5650392">
            <text:p>0.565039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684608">
            <text:p>0.5684608</text:p>
          </table:table-cell>
          <table:table-cell office:value-type="float" office:value="0.461326">
            <text:p>0.461326</text:p>
          </table:table-cell>
          <table:table-cell office:value-type="float" office:value="0.715896">
            <text:p>0.715896</text:p>
          </table:table-cell>
          <table:table-cell office:value-type="float" office:value="1.184499">
            <text:p>1.184499</text:p>
          </table:table-cell>
          <table:table-cell office:value-type="float" office:value="1.298441">
            <text:p>1.298441</text:p>
          </table:table-cell>
          <table:table-cell office:value-type="float" office:value="1.340105">
            <text:p>1.340105</text:p>
          </table:table-cell>
          <table:table-cell office:value-type="float" office:value="1.999999">
            <text:p>1.999999</text:p>
          </table:table-cell>
          <table:table-cell table:formula="of:=[.B102]" office:value-type="float" office:value="0.5684608">
            <text:p>0.5684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09732">
            <text:p>0.5709732</text:p>
          </table:table-cell>
          <table:table-cell office:value-type="float" office:value="0.4725823">
            <text:p>0.4725823</text:p>
          </table:table-cell>
          <table:table-cell office:value-type="float" office:value="0.7238597">
            <text:p>0.7238597</text:p>
          </table:table-cell>
          <table:table-cell office:value-type="float" office:value="1.197119">
            <text:p>1.197119</text:p>
          </table:table-cell>
          <table:table-cell office:value-type="float" office:value="1.322568">
            <text:p>1.322568</text:p>
          </table:table-cell>
          <table:table-cell office:value-type="float" office:value="1.358693">
            <text:p>1.358693</text:p>
          </table:table-cell>
          <table:table-cell office:value-type="float" office:value="2.019999">
            <text:p>2.019999</text:p>
          </table:table-cell>
          <table:table-cell table:formula="of:=[.B103]" office:value-type="float" office:value="0.5709732">
            <text:p>0.5709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31226">
            <text:p>0.5731226</text:p>
          </table:table-cell>
          <table:table-cell office:value-type="float" office:value="0.4841418">
            <text:p>0.4841418</text:p>
          </table:table-cell>
          <table:table-cell office:value-type="float" office:value="0.7323303">
            <text:p>0.7323303</text:p>
          </table:table-cell>
          <table:table-cell office:value-type="float" office:value="1.204762">
            <text:p>1.204762</text:p>
          </table:table-cell>
          <table:table-cell office:value-type="float" office:value="1.348171">
            <text:p>1.348171</text:p>
          </table:table-cell>
          <table:table-cell office:value-type="float" office:value="1.376266">
            <text:p>1.376266</text:p>
          </table:table-cell>
          <table:table-cell office:value-type="float" office:value="2.039999">
            <text:p>2.039999</text:p>
          </table:table-cell>
          <table:table-cell table:formula="of:=[.B104]" office:value-type="float" office:value="0.5731226">
            <text:p>0.5731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46089">
            <text:p>0.5746089</text:p>
          </table:table-cell>
          <table:table-cell office:value-type="float" office:value="0.4961571">
            <text:p>0.4961571</text:p>
          </table:table-cell>
          <table:table-cell office:value-type="float" office:value="0.7413973">
            <text:p>0.7413973</text:p>
          </table:table-cell>
          <table:table-cell office:value-type="float" office:value="1.209179">
            <text:p>1.209179</text:p>
          </table:table-cell>
          <table:table-cell office:value-type="float" office:value="1.372663">
            <text:p>1.372663</text:p>
          </table:table-cell>
          <table:table-cell office:value-type="float" office:value="1.394124">
            <text:p>1.394124</text:p>
          </table:table-cell>
          <table:table-cell office:value-type="float" office:value="2.059999">
            <text:p>2.059999</text:p>
          </table:table-cell>
          <table:table-cell table:formula="of:=[.B105]" office:value-type="float" office:value="0.5746089">
            <text:p>0.5746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6121">
            <text:p>0.5756121</text:p>
          </table:table-cell>
          <table:table-cell office:value-type="float" office:value="0.508786">
            <text:p>0.508786</text:p>
          </table:table-cell>
          <table:table-cell office:value-type="float" office:value="0.7512901">
            <text:p>0.7512901</text:p>
          </table:table-cell>
          <table:table-cell office:value-type="float" office:value="1.213178">
            <text:p>1.213178</text:p>
          </table:table-cell>
          <table:table-cell office:value-type="float" office:value="1.396141">
            <text:p>1.396141</text:p>
          </table:table-cell>
          <table:table-cell office:value-type="float" office:value="1.412571">
            <text:p>1.412571</text:p>
          </table:table-cell>
          <table:table-cell office:value-type="float" office:value="2.079999">
            <text:p>2.079999</text:p>
          </table:table-cell>
          <table:table-cell table:formula="of:=[.B106]" office:value-type="float" office:value="0.5756121">
            <text:p>0.57561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62951">
            <text:p>0.5762951</text:p>
          </table:table-cell>
          <table:table-cell office:value-type="float" office:value="0.5214427">
            <text:p>0.5214427</text:p>
          </table:table-cell>
          <table:table-cell office:value-type="float" office:value="0.7617318">
            <text:p>0.7617318</text:p>
          </table:table-cell>
          <table:table-cell office:value-type="float" office:value="1.217507">
            <text:p>1.217507</text:p>
          </table:table-cell>
          <table:table-cell office:value-type="float" office:value="1.420346">
            <text:p>1.420346</text:p>
          </table:table-cell>
          <table:table-cell office:value-type="float" office:value="1.43151">
            <text:p>1.43151</text:p>
          </table:table-cell>
          <table:table-cell office:value-type="float" office:value="2.099999">
            <text:p>2.099999</text:p>
          </table:table-cell>
          <table:table-cell table:formula="of:=[.B107]" office:value-type="float" office:value="0.5762951">
            <text:p>0.5762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69523">
            <text:p>0.5769523</text:p>
          </table:table-cell>
          <table:table-cell office:value-type="float" office:value="0.5344369">
            <text:p>0.5344369</text:p>
          </table:table-cell>
          <table:table-cell office:value-type="float" office:value="0.7730825">
            <text:p>0.7730825</text:p>
          </table:table-cell>
          <table:table-cell office:value-type="float" office:value="1.22255">
            <text:p>1.22255</text:p>
          </table:table-cell>
          <table:table-cell office:value-type="float" office:value="1.443996">
            <text:p>1.443996</text:p>
          </table:table-cell>
          <table:table-cell office:value-type="float" office:value="1.450917">
            <text:p>1.450917</text:p>
          </table:table-cell>
          <table:table-cell office:value-type="float" office:value="2.119999">
            <text:p>2.119999</text:p>
          </table:table-cell>
          <table:table-cell table:formula="of:=[.B108]" office:value-type="float" office:value="0.5769523">
            <text:p>0.57695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75384">
            <text:p>0.5775384</text:p>
          </table:table-cell>
          <table:table-cell office:value-type="float" office:value="0.5475109">
            <text:p>0.5475109</text:p>
          </table:table-cell>
          <table:table-cell office:value-type="float" office:value="0.7856045">
            <text:p>0.7856045</text:p>
          </table:table-cell>
          <table:table-cell office:value-type="float" office:value="1.229147">
            <text:p>1.229147</text:p>
          </table:table-cell>
          <table:table-cell office:value-type="float" office:value="1.466289">
            <text:p>1.466289</text:p>
          </table:table-cell>
          <table:table-cell office:value-type="float" office:value="1.470771">
            <text:p>1.470771</text:p>
          </table:table-cell>
          <table:table-cell office:value-type="float" office:value="2.139999">
            <text:p>2.139999</text:p>
          </table:table-cell>
          <table:table-cell table:formula="of:=[.B109]" office:value-type="float" office:value="0.5775384">
            <text:p>0.5775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82322">
            <text:p>0.5782322</text:p>
          </table:table-cell>
          <table:table-cell office:value-type="float" office:value="0.5605342">
            <text:p>0.5605342</text:p>
          </table:table-cell>
          <table:table-cell office:value-type="float" office:value="0.7991167">
            <text:p>0.7991167</text:p>
          </table:table-cell>
          <table:table-cell office:value-type="float" office:value="1.239662">
            <text:p>1.239662</text:p>
          </table:table-cell>
          <table:table-cell office:value-type="float" office:value="1.488127">
            <text:p>1.488127</text:p>
          </table:table-cell>
          <table:table-cell office:value-type="float" office:value="1.490817">
            <text:p>1.490817</text:p>
          </table:table-cell>
          <table:table-cell office:value-type="float" office:value="2.159999">
            <text:p>2.159999</text:p>
          </table:table-cell>
          <table:table-cell table:formula="of:=[.B110]" office:value-type="float" office:value="0.5782322">
            <text:p>0.57823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3661">
            <text:p>0.5793661</text:p>
          </table:table-cell>
          <table:table-cell office:value-type="float" office:value="0.5733446">
            <text:p>0.5733446</text:p>
          </table:table-cell>
          <table:table-cell office:value-type="float" office:value="0.8132322">
            <text:p>0.8132322</text:p>
          </table:table-cell>
          <table:table-cell office:value-type="float" office:value="1.255902">
            <text:p>1.255902</text:p>
          </table:table-cell>
          <table:table-cell office:value-type="float" office:value="1.510079">
            <text:p>1.510079</text:p>
          </table:table-cell>
          <table:table-cell office:value-type="float" office:value="1.511017">
            <text:p>1.511017</text:p>
          </table:table-cell>
          <table:table-cell office:value-type="float" office:value="2.179999">
            <text:p>2.179999</text:p>
          </table:table-cell>
          <table:table-cell table:formula="of:=[.B111]" office:value-type="float" office:value="0.5793661">
            <text:p>0.5793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12659">
            <text:p>0.5812659</text:p>
          </table:table-cell>
          <table:table-cell office:value-type="float" office:value="0.5864777">
            <text:p>0.5864777</text:p>
          </table:table-cell>
          <table:table-cell office:value-type="float" office:value="0.8273547">
            <text:p>0.8273547</text:p>
          </table:table-cell>
          <table:table-cell office:value-type="float" office:value="1.275866">
            <text:p>1.275866</text:p>
          </table:table-cell>
          <table:table-cell office:value-type="float" office:value="1.532008">
            <text:p>1.532008</text:p>
          </table:table-cell>
          <table:table-cell office:value-type="float" office:value="1.531353">
            <text:p>1.531353</text:p>
          </table:table-cell>
          <table:table-cell office:value-type="float" office:value="2.199999">
            <text:p>2.199999</text:p>
          </table:table-cell>
          <table:table-cell table:formula="of:=[.B112]" office:value-type="float" office:value="0.5812659">
            <text:p>0.5812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4979">
            <text:p>0.5844979</text:p>
          </table:table-cell>
          <table:table-cell office:value-type="float" office:value="0.5992628">
            <text:p>0.5992628</text:p>
          </table:table-cell>
          <table:table-cell office:value-type="float" office:value="0.8404852">
            <text:p>0.8404852</text:p>
          </table:table-cell>
          <table:table-cell office:value-type="float" office:value="1.299853">
            <text:p>1.299853</text:p>
          </table:table-cell>
          <table:table-cell office:value-type="float" office:value="1.553683">
            <text:p>1.553683</text:p>
          </table:table-cell>
          <table:table-cell office:value-type="float" office:value="1.551774">
            <text:p>1.551774</text:p>
          </table:table-cell>
          <table:table-cell office:value-type="float" office:value="2.219999">
            <text:p>2.219999</text:p>
          </table:table-cell>
          <table:table-cell table:formula="of:=[.B113]" office:value-type="float" office:value="0.5844979">
            <text:p>0.58449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0284">
            <text:p>0.5890284</text:p>
          </table:table-cell>
          <table:table-cell office:value-type="float" office:value="0.6111523">
            <text:p>0.6111523</text:p>
          </table:table-cell>
          <table:table-cell office:value-type="float" office:value="0.8519471">
            <text:p>0.8519471</text:p>
          </table:table-cell>
          <table:table-cell office:value-type="float" office:value="1.326897">
            <text:p>1.326897</text:p>
          </table:table-cell>
          <table:table-cell office:value-type="float" office:value="1.575514">
            <text:p>1.575514</text:p>
          </table:table-cell>
          <table:table-cell office:value-type="float" office:value="1.572234">
            <text:p>1.572234</text:p>
          </table:table-cell>
          <table:table-cell office:value-type="float" office:value="2.239999">
            <text:p>2.239999</text:p>
          </table:table-cell>
          <table:table-cell table:formula="of:=[.B114]" office:value-type="float" office:value="0.5890284">
            <text:p>0.5890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40712">
            <text:p>0.5940712</text:p>
          </table:table-cell>
          <table:table-cell office:value-type="float" office:value="0.6227871">
            <text:p>0.6227871</text:p>
          </table:table-cell>
          <table:table-cell office:value-type="float" office:value="0.8620871">
            <text:p>0.8620871</text:p>
          </table:table-cell>
          <table:table-cell office:value-type="float" office:value="1.356621">
            <text:p>1.356621</text:p>
          </table:table-cell>
          <table:table-cell office:value-type="float" office:value="1.599205">
            <text:p>1.599205</text:p>
          </table:table-cell>
          <table:table-cell office:value-type="float" office:value="1.592543">
            <text:p>1.592543</text:p>
          </table:table-cell>
          <table:table-cell office:value-type="float" office:value="2.259999">
            <text:p>2.259999</text:p>
          </table:table-cell>
          <table:table-cell table:formula="of:=[.B115]" office:value-type="float" office:value="0.5940712">
            <text:p>0.5940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6578">
            <text:p>0.5996578</text:p>
          </table:table-cell>
          <table:table-cell office:value-type="float" office:value="0.6335471">
            <text:p>0.6335471</text:p>
          </table:table-cell>
          <table:table-cell office:value-type="float" office:value="0.8713487">
            <text:p>0.8713487</text:p>
          </table:table-cell>
          <table:table-cell office:value-type="float" office:value="1.388276">
            <text:p>1.388276</text:p>
          </table:table-cell>
          <table:table-cell office:value-type="float" office:value="1.623183">
            <text:p>1.623183</text:p>
          </table:table-cell>
          <table:table-cell office:value-type="float" office:value="1.612757">
            <text:p>1.612757</text:p>
          </table:table-cell>
          <table:table-cell office:value-type="float" office:value="2.279999">
            <text:p>2.279999</text:p>
          </table:table-cell>
          <table:table-cell table:formula="of:=[.B116]" office:value-type="float" office:value="0.5996578">
            <text:p>0.59965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699">
            <text:p>0.605699</text:p>
          </table:table-cell>
          <table:table-cell office:value-type="float" office:value="0.643429">
            <text:p>0.643429</text:p>
          </table:table-cell>
          <table:table-cell office:value-type="float" office:value="0.8799475">
            <text:p>0.8799475</text:p>
          </table:table-cell>
          <table:table-cell office:value-type="float" office:value="1.420912">
            <text:p>1.420912</text:p>
          </table:table-cell>
          <table:table-cell office:value-type="float" office:value="1.646351">
            <text:p>1.646351</text:p>
          </table:table-cell>
          <table:table-cell office:value-type="float" office:value="1.633089">
            <text:p>1.633089</text:p>
          </table:table-cell>
          <table:table-cell office:value-type="float" office:value="2.299999">
            <text:p>2.299999</text:p>
          </table:table-cell>
          <table:table-cell table:formula="of:=[.B117]" office:value-type="float" office:value="0.605699">
            <text:p>0.605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24003">
            <text:p>0.6124003</text:p>
          </table:table-cell>
          <table:table-cell office:value-type="float" office:value="0.6519414">
            <text:p>0.6519414</text:p>
          </table:table-cell>
          <table:table-cell office:value-type="float" office:value="0.8880028">
            <text:p>0.8880028</text:p>
          </table:table-cell>
          <table:table-cell office:value-type="float" office:value="1.454424">
            <text:p>1.454424</text:p>
          </table:table-cell>
          <table:table-cell office:value-type="float" office:value="1.668441">
            <text:p>1.668441</text:p>
          </table:table-cell>
          <table:table-cell office:value-type="float" office:value="1.652868">
            <text:p>1.652868</text:p>
          </table:table-cell>
          <table:table-cell office:value-type="float" office:value="2.319999">
            <text:p>2.319999</text:p>
          </table:table-cell>
          <table:table-cell table:formula="of:=[.B118]" office:value-type="float" office:value="0.6124003">
            <text:p>0.6124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5848">
            <text:p>0.6195848</text:p>
          </table:table-cell>
          <table:table-cell office:value-type="float" office:value="0.6607923">
            <text:p>0.6607923</text:p>
          </table:table-cell>
          <table:table-cell office:value-type="float" office:value="0.8958914">
            <text:p>0.8958914</text:p>
          </table:table-cell>
          <table:table-cell office:value-type="float" office:value="1.487247">
            <text:p>1.487247</text:p>
          </table:table-cell>
          <table:table-cell office:value-type="float" office:value="1.689949">
            <text:p>1.689949</text:p>
          </table:table-cell>
          <table:table-cell office:value-type="float" office:value="1.671448">
            <text:p>1.671448</text:p>
          </table:table-cell>
          <table:table-cell office:value-type="float" office:value="2.339998">
            <text:p>2.339998</text:p>
          </table:table-cell>
          <table:table-cell table:formula="of:=[.B119]" office:value-type="float" office:value="0.6195848">
            <text:p>0.61958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9401">
            <text:p>0.6269401</text:p>
          </table:table-cell>
          <table:table-cell office:value-type="float" office:value="0.6694567">
            <text:p>0.6694567</text:p>
          </table:table-cell>
          <table:table-cell office:value-type="float" office:value="0.9043953">
            <text:p>0.9043953</text:p>
          </table:table-cell>
          <table:table-cell office:value-type="float" office:value="1.519246">
            <text:p>1.519246</text:p>
          </table:table-cell>
          <table:table-cell office:value-type="float" office:value="1.711332">
            <text:p>1.711332</text:p>
          </table:table-cell>
          <table:table-cell office:value-type="float" office:value="1.688759">
            <text:p>1.688759</text:p>
          </table:table-cell>
          <table:table-cell office:value-type="float" office:value="2.359998">
            <text:p>2.359998</text:p>
          </table:table-cell>
          <table:table-cell table:formula="of:=[.B120]" office:value-type="float" office:value="0.6269401">
            <text:p>0.62694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2368">
            <text:p>0.6342368</text:p>
          </table:table-cell>
          <table:table-cell office:value-type="float" office:value="0.6775677">
            <text:p>0.6775677</text:p>
          </table:table-cell>
          <table:table-cell office:value-type="float" office:value="0.9137174">
            <text:p>0.9137174</text:p>
          </table:table-cell>
          <table:table-cell office:value-type="float" office:value="1.550508">
            <text:p>1.550508</text:p>
          </table:table-cell>
          <table:table-cell office:value-type="float" office:value="1.733542">
            <text:p>1.733542</text:p>
          </table:table-cell>
          <table:table-cell office:value-type="float" office:value="1.706488">
            <text:p>1.706488</text:p>
          </table:table-cell>
          <table:table-cell office:value-type="float" office:value="2.379998">
            <text:p>2.379998</text:p>
          </table:table-cell>
          <table:table-cell table:formula="of:=[.B121]" office:value-type="float" office:value="0.6342368">
            <text:p>0.6342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3991">
            <text:p>0.6413991</text:p>
          </table:table-cell>
          <table:table-cell office:value-type="float" office:value="0.6851133">
            <text:p>0.6851133</text:p>
          </table:table-cell>
          <table:table-cell office:value-type="float" office:value="0.9237052">
            <text:p>0.9237052</text:p>
          </table:table-cell>
          <table:table-cell office:value-type="float" office:value="1.582538">
            <text:p>1.582538</text:p>
          </table:table-cell>
          <table:table-cell office:value-type="float" office:value="1.757665">
            <text:p>1.757665</text:p>
          </table:table-cell>
          <table:table-cell office:value-type="float" office:value="1.725027">
            <text:p>1.725027</text:p>
          </table:table-cell>
          <table:table-cell office:value-type="float" office:value="2.399998">
            <text:p>2.399998</text:p>
          </table:table-cell>
          <table:table-cell table:formula="of:=[.B122]" office:value-type="float" office:value="0.6413991">
            <text:p>0.64139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2383">
            <text:p>0.6482383</text:p>
          </table:table-cell>
          <table:table-cell office:value-type="float" office:value="0.6928631">
            <text:p>0.6928631</text:p>
          </table:table-cell>
          <table:table-cell office:value-type="float" office:value="0.9341576">
            <text:p>0.9341576</text:p>
          </table:table-cell>
          <table:table-cell office:value-type="float" office:value="1.615757">
            <text:p>1.615757</text:p>
          </table:table-cell>
          <table:table-cell office:value-type="float" office:value="1.782139">
            <text:p>1.782139</text:p>
          </table:table-cell>
          <table:table-cell office:value-type="float" office:value="1.743941">
            <text:p>1.743941</text:p>
          </table:table-cell>
          <table:table-cell office:value-type="float" office:value="2.419998">
            <text:p>2.419998</text:p>
          </table:table-cell>
          <table:table-cell table:formula="of:=[.B123]" office:value-type="float" office:value="0.6482383">
            <text:p>0.64823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45261">
            <text:p>0.6545261</text:p>
          </table:table-cell>
          <table:table-cell office:value-type="float" office:value="0.6993992">
            <text:p>0.6993992</text:p>
          </table:table-cell>
          <table:table-cell office:value-type="float" office:value="0.9452356">
            <text:p>0.9452356</text:p>
          </table:table-cell>
          <table:table-cell office:value-type="float" office:value="1.647465">
            <text:p>1.647465</text:p>
          </table:table-cell>
          <table:table-cell office:value-type="float" office:value="1.805854">
            <text:p>1.805854</text:p>
          </table:table-cell>
          <table:table-cell office:value-type="float" office:value="1.763365">
            <text:p>1.763365</text:p>
          </table:table-cell>
          <table:table-cell office:value-type="float" office:value="2.439998">
            <text:p>2.439998</text:p>
          </table:table-cell>
          <table:table-cell table:formula="of:=[.B124]" office:value-type="float" office:value="0.6545261">
            <text:p>0.65452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0739">
            <text:p>0.6600739</text:p>
          </table:table-cell>
          <table:table-cell office:value-type="float" office:value="0.7056278">
            <text:p>0.7056278</text:p>
          </table:table-cell>
          <table:table-cell office:value-type="float" office:value="0.9566483">
            <text:p>0.9566483</text:p>
          </table:table-cell>
          <table:table-cell office:value-type="float" office:value="1.676613">
            <text:p>1.676613</text:p>
          </table:table-cell>
          <table:table-cell office:value-type="float" office:value="1.828519">
            <text:p>1.828519</text:p>
          </table:table-cell>
          <table:table-cell office:value-type="float" office:value="1.783792">
            <text:p>1.783792</text:p>
          </table:table-cell>
          <table:table-cell office:value-type="float" office:value="2.459998">
            <text:p>2.459998</text:p>
          </table:table-cell>
          <table:table-cell table:formula="of:=[.B125]" office:value-type="float" office:value="0.6600739">
            <text:p>0.6600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49631">
            <text:p>0.6649631</text:p>
          </table:table-cell>
          <table:table-cell office:value-type="float" office:value="0.7114353">
            <text:p>0.7114353</text:p>
          </table:table-cell>
          <table:table-cell office:value-type="float" office:value="0.9692377">
            <text:p>0.9692377</text:p>
          </table:table-cell>
          <table:table-cell office:value-type="float" office:value="1.704993">
            <text:p>1.704993</text:p>
          </table:table-cell>
          <table:table-cell office:value-type="float" office:value="1.850892">
            <text:p>1.850892</text:p>
          </table:table-cell>
          <table:table-cell office:value-type="float" office:value="1.80503">
            <text:p>1.80503</text:p>
          </table:table-cell>
          <table:table-cell office:value-type="float" office:value="2.479998">
            <text:p>2.479998</text:p>
          </table:table-cell>
          <table:table-cell table:formula="of:=[.B126]" office:value-type="float" office:value="0.6649631">
            <text:p>0.6649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0186">
            <text:p>0.6690186</text:p>
          </table:table-cell>
          <table:table-cell office:value-type="float" office:value="0.7170744">
            <text:p>0.7170744</text:p>
          </table:table-cell>
          <table:table-cell office:value-type="float" office:value="0.9831417">
            <text:p>0.9831417</text:p>
          </table:table-cell>
          <table:table-cell office:value-type="float" office:value="1.733157">
            <text:p>1.733157</text:p>
          </table:table-cell>
          <table:table-cell office:value-type="float" office:value="1.873272">
            <text:p>1.873272</text:p>
          </table:table-cell>
          <table:table-cell office:value-type="float" office:value="1.826845">
            <text:p>1.826845</text:p>
          </table:table-cell>
          <table:table-cell office:value-type="float" office:value="2.499998">
            <text:p>2.499998</text:p>
          </table:table-cell>
          <table:table-cell table:formula="of:=[.B127]" office:value-type="float" office:value="0.6690186">
            <text:p>0.6690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23597">
            <text:p>0.6723597</text:p>
          </table:table-cell>
          <table:table-cell office:value-type="float" office:value="0.7225076">
            <text:p>0.7225076</text:p>
          </table:table-cell>
          <table:table-cell office:value-type="float" office:value="0.9971843">
            <text:p>0.9971843</text:p>
          </table:table-cell>
          <table:table-cell office:value-type="float" office:value="1.759335">
            <text:p>1.759335</text:p>
          </table:table-cell>
          <table:table-cell office:value-type="float" office:value="1.895925">
            <text:p>1.895925</text:p>
          </table:table-cell>
          <table:table-cell office:value-type="float" office:value="1.849169">
            <text:p>1.849169</text:p>
          </table:table-cell>
          <table:table-cell office:value-type="float" office:value="2.519998">
            <text:p>2.519998</text:p>
          </table:table-cell>
          <table:table-cell table:formula="of:=[.B128]" office:value-type="float" office:value="0.6723597">
            <text:p>0.67235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48633">
            <text:p>0.6748633</text:p>
          </table:table-cell>
          <table:table-cell office:value-type="float" office:value="0.7268">
            <text:p>0.7268</text:p>
          </table:table-cell>
          <table:table-cell office:value-type="float" office:value="1.010511">
            <text:p>1.010511</text:p>
          </table:table-cell>
          <table:table-cell office:value-type="float" office:value="1.785003">
            <text:p>1.785003</text:p>
          </table:table-cell>
          <table:table-cell office:value-type="float" office:value="1.91995">
            <text:p>1.91995</text:p>
          </table:table-cell>
          <table:table-cell office:value-type="float" office:value="1.872005">
            <text:p>1.872005</text:p>
          </table:table-cell>
          <table:table-cell office:value-type="float" office:value="2.539998">
            <text:p>2.539998</text:p>
          </table:table-cell>
          <table:table-cell table:formula="of:=[.B129]" office:value-type="float" office:value="0.6748633">
            <text:p>0.67486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6609">
            <text:p>0.676609</text:p>
          </table:table-cell>
          <table:table-cell office:value-type="float" office:value="0.7303483">
            <text:p>0.7303483</text:p>
          </table:table-cell>
          <table:table-cell office:value-type="float" office:value="1.022938">
            <text:p>1.022938</text:p>
          </table:table-cell>
          <table:table-cell office:value-type="float" office:value="1.809022">
            <text:p>1.809022</text:p>
          </table:table-cell>
          <table:table-cell office:value-type="float" office:value="1.946356">
            <text:p>1.946356</text:p>
          </table:table-cell>
          <table:table-cell office:value-type="float" office:value="1.895202">
            <text:p>1.895202</text:p>
          </table:table-cell>
          <table:table-cell office:value-type="float" office:value="2.559998">
            <text:p>2.559998</text:p>
          </table:table-cell>
          <table:table-cell table:formula="of:=[.B130]" office:value-type="float" office:value="0.676609">
            <text:p>0.6766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71403">
            <text:p>0.6771403</text:p>
          </table:table-cell>
          <table:table-cell office:value-type="float" office:value="0.733197">
            <text:p>0.733197</text:p>
          </table:table-cell>
          <table:table-cell office:value-type="float" office:value="1.03393">
            <text:p>1.03393</text:p>
          </table:table-cell>
          <table:table-cell office:value-type="float" office:value="1.831198">
            <text:p>1.831198</text:p>
          </table:table-cell>
          <table:table-cell office:value-type="float" office:value="1.973872">
            <text:p>1.973872</text:p>
          </table:table-cell>
          <table:table-cell office:value-type="float" office:value="1.918573">
            <text:p>1.918573</text:p>
          </table:table-cell>
          <table:table-cell office:value-type="float" office:value="2.579998">
            <text:p>2.579998</text:p>
          </table:table-cell>
          <table:table-cell table:formula="of:=[.B131]" office:value-type="float" office:value="0.6771403">
            <text:p>0.6771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64309">
            <text:p>0.6764309</text:p>
          </table:table-cell>
          <table:table-cell office:value-type="float" office:value="0.7353618">
            <text:p>0.7353618</text:p>
          </table:table-cell>
          <table:table-cell office:value-type="float" office:value="1.04338">
            <text:p>1.04338</text:p>
          </table:table-cell>
          <table:table-cell office:value-type="float" office:value="1.853809">
            <text:p>1.853809</text:p>
          </table:table-cell>
          <table:table-cell office:value-type="float" office:value="2.000749">
            <text:p>2.000749</text:p>
          </table:table-cell>
          <table:table-cell office:value-type="float" office:value="1.941603">
            <text:p>1.941603</text:p>
          </table:table-cell>
          <table:table-cell office:value-type="float" office:value="2.599998">
            <text:p>2.599998</text:p>
          </table:table-cell>
          <table:table-cell table:formula="of:=[.B132]" office:value-type="float" office:value="0.6764309">
            <text:p>0.6764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53022">
            <text:p>0.6753022</text:p>
          </table:table-cell>
          <table:table-cell office:value-type="float" office:value="0.7369753">
            <text:p>0.7369753</text:p>
          </table:table-cell>
          <table:table-cell office:value-type="float" office:value="1.051782">
            <text:p>1.051782</text:p>
          </table:table-cell>
          <table:table-cell office:value-type="float" office:value="1.87657">
            <text:p>1.87657</text:p>
          </table:table-cell>
          <table:table-cell office:value-type="float" office:value="2.025643">
            <text:p>2.025643</text:p>
          </table:table-cell>
          <table:table-cell office:value-type="float" office:value="1.964185">
            <text:p>1.964185</text:p>
          </table:table-cell>
          <table:table-cell office:value-type="float" office:value="2.619998">
            <text:p>2.619998</text:p>
          </table:table-cell>
          <table:table-cell table:formula="of:=[.B133]" office:value-type="float" office:value="0.6753022">
            <text:p>0.6753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1563">
            <text:p>0.6731563</text:p>
          </table:table-cell>
          <table:table-cell office:value-type="float" office:value="0.7386047">
            <text:p>0.7386047</text:p>
          </table:table-cell>
          <table:table-cell office:value-type="float" office:value="1.059503">
            <text:p>1.059503</text:p>
          </table:table-cell>
          <table:table-cell office:value-type="float" office:value="1.897205">
            <text:p>1.897205</text:p>
          </table:table-cell>
          <table:table-cell office:value-type="float" office:value="2.049483">
            <text:p>2.049483</text:p>
          </table:table-cell>
          <table:table-cell office:value-type="float" office:value="1.986773">
            <text:p>1.986773</text:p>
          </table:table-cell>
          <table:table-cell office:value-type="float" office:value="2.639998">
            <text:p>2.639998</text:p>
          </table:table-cell>
          <table:table-cell table:formula="of:=[.B134]" office:value-type="float" office:value="0.6731563">
            <text:p>0.67315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0094">
            <text:p>0.6700094</text:p>
          </table:table-cell>
          <table:table-cell office:value-type="float" office:value="0.7393727">
            <text:p>0.7393727</text:p>
          </table:table-cell>
          <table:table-cell office:value-type="float" office:value="1.06716">
            <text:p>1.06716</text:p>
          </table:table-cell>
          <table:table-cell office:value-type="float" office:value="1.915397">
            <text:p>1.915397</text:p>
          </table:table-cell>
          <table:table-cell office:value-type="float" office:value="2.073567">
            <text:p>2.073567</text:p>
          </table:table-cell>
          <table:table-cell office:value-type="float" office:value="2.008642">
            <text:p>2.008642</text:p>
          </table:table-cell>
          <table:table-cell office:value-type="float" office:value="2.659998">
            <text:p>2.659998</text:p>
          </table:table-cell>
          <table:table-cell table:formula="of:=[.B135]" office:value-type="float" office:value="0.6700094">
            <text:p>0.67000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60195">
            <text:p>0.6660195</text:p>
          </table:table-cell>
          <table:table-cell office:value-type="float" office:value="0.7401211">
            <text:p>0.7401211</text:p>
          </table:table-cell>
          <table:table-cell office:value-type="float" office:value="1.075446">
            <text:p>1.075446</text:p>
          </table:table-cell>
          <table:table-cell office:value-type="float" office:value="1.933173">
            <text:p>1.933173</text:p>
          </table:table-cell>
          <table:table-cell office:value-type="float" office:value="2.098268">
            <text:p>2.098268</text:p>
          </table:table-cell>
          <table:table-cell office:value-type="float" office:value="2.030007">
            <text:p>2.030007</text:p>
          </table:table-cell>
          <table:table-cell office:value-type="float" office:value="2.679998">
            <text:p>2.679998</text:p>
          </table:table-cell>
          <table:table-cell table:formula="of:=[.B136]" office:value-type="float" office:value="0.6660195">
            <text:p>0.66601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1284">
            <text:p>0.661284</text:p>
          </table:table-cell>
          <table:table-cell office:value-type="float" office:value="0.7403578">
            <text:p>0.7403578</text:p>
          </table:table-cell>
          <table:table-cell office:value-type="float" office:value="1.084067">
            <text:p>1.084067</text:p>
          </table:table-cell>
          <table:table-cell office:value-type="float" office:value="1.951645">
            <text:p>1.951645</text:p>
          </table:table-cell>
          <table:table-cell office:value-type="float" office:value="2.124776">
            <text:p>2.124776</text:p>
          </table:table-cell>
          <table:table-cell office:value-type="float" office:value="2.050858">
            <text:p>2.050858</text:p>
          </table:table-cell>
          <table:table-cell office:value-type="float" office:value="2.699998">
            <text:p>2.699998</text:p>
          </table:table-cell>
          <table:table-cell table:formula="of:=[.B137]" office:value-type="float" office:value="0.661284">
            <text:p>0.661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62036">
            <text:p>0.6562036</text:p>
          </table:table-cell>
          <table:table-cell office:value-type="float" office:value="0.740802">
            <text:p>0.740802</text:p>
          </table:table-cell>
          <table:table-cell office:value-type="float" office:value="1.093127">
            <text:p>1.093127</text:p>
          </table:table-cell>
          <table:table-cell office:value-type="float" office:value="1.969957">
            <text:p>1.969957</text:p>
          </table:table-cell>
          <table:table-cell office:value-type="float" office:value="2.151346">
            <text:p>2.151346</text:p>
          </table:table-cell>
          <table:table-cell office:value-type="float" office:value="2.071553">
            <text:p>2.071553</text:p>
          </table:table-cell>
          <table:table-cell office:value-type="float" office:value="2.719998">
            <text:p>2.719998</text:p>
          </table:table-cell>
          <table:table-cell table:formula="of:=[.B138]" office:value-type="float" office:value="0.6562036">
            <text:p>0.6562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11253">
            <text:p>0.6511253</text:p>
          </table:table-cell>
          <table:table-cell office:value-type="float" office:value="0.741998">
            <text:p>0.741998</text:p>
          </table:table-cell>
          <table:table-cell office:value-type="float" office:value="1.102836">
            <text:p>1.102836</text:p>
          </table:table-cell>
          <table:table-cell office:value-type="float" office:value="1.989054">
            <text:p>1.989054</text:p>
          </table:table-cell>
          <table:table-cell office:value-type="float" office:value="2.17696">
            <text:p>2.17696</text:p>
          </table:table-cell>
          <table:table-cell office:value-type="float" office:value="2.092218">
            <text:p>2.092218</text:p>
          </table:table-cell>
          <table:table-cell office:value-type="float" office:value="2.739998">
            <text:p>2.739998</text:p>
          </table:table-cell>
          <table:table-cell table:formula="of:=[.B139]" office:value-type="float" office:value="0.6511253">
            <text:p>0.65112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1951">
            <text:p>0.6461951</text:p>
          </table:table-cell>
          <table:table-cell office:value-type="float" office:value="0.7428802">
            <text:p>0.7428802</text:p>
          </table:table-cell>
          <table:table-cell office:value-type="float" office:value="1.113054">
            <text:p>1.113054</text:p>
          </table:table-cell>
          <table:table-cell office:value-type="float" office:value="2.008724">
            <text:p>2.008724</text:p>
          </table:table-cell>
          <table:table-cell office:value-type="float" office:value="2.202091">
            <text:p>2.202091</text:p>
          </table:table-cell>
          <table:table-cell office:value-type="float" office:value="2.113141">
            <text:p>2.113141</text:p>
          </table:table-cell>
          <table:table-cell office:value-type="float" office:value="2.759998">
            <text:p>2.759998</text:p>
          </table:table-cell>
          <table:table-cell table:formula="of:=[.B140]" office:value-type="float" office:value="0.6461951">
            <text:p>0.6461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8874">
            <text:p>0.6418874</text:p>
          </table:table-cell>
          <table:table-cell office:value-type="float" office:value="0.7438138">
            <text:p>0.7438138</text:p>
          </table:table-cell>
          <table:table-cell office:value-type="float" office:value="1.123945">
            <text:p>1.123945</text:p>
          </table:table-cell>
          <table:table-cell office:value-type="float" office:value="2.028333">
            <text:p>2.028333</text:p>
          </table:table-cell>
          <table:table-cell office:value-type="float" office:value="2.225993">
            <text:p>2.225993</text:p>
          </table:table-cell>
          <table:table-cell office:value-type="float" office:value="2.134218">
            <text:p>2.134218</text:p>
          </table:table-cell>
          <table:table-cell office:value-type="float" office:value="2.779998">
            <text:p>2.779998</text:p>
          </table:table-cell>
          <table:table-cell table:formula="of:=[.B141]" office:value-type="float" office:value="0.6418874">
            <text:p>0.6418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0849">
            <text:p>0.6380849</text:p>
          </table:table-cell>
          <table:table-cell office:value-type="float" office:value="0.7450511">
            <text:p>0.7450511</text:p>
          </table:table-cell>
          <table:table-cell office:value-type="float" office:value="1.135871">
            <text:p>1.135871</text:p>
          </table:table-cell>
          <table:table-cell office:value-type="float" office:value="2.047367">
            <text:p>2.047367</text:p>
          </table:table-cell>
          <table:table-cell office:value-type="float" office:value="2.2489">
            <text:p>2.2489</text:p>
          </table:table-cell>
          <table:table-cell office:value-type="float" office:value="2.155642">
            <text:p>2.155642</text:p>
          </table:table-cell>
          <table:table-cell office:value-type="float" office:value="2.799998">
            <text:p>2.799998</text:p>
          </table:table-cell>
          <table:table-cell table:formula="of:=[.B142]" office:value-type="float" office:value="0.6380849">
            <text:p>0.63808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2667">
            <text:p>0.6342667</text:p>
          </table:table-cell>
          <table:table-cell office:value-type="float" office:value="0.7463828">
            <text:p>0.7463828</text:p>
          </table:table-cell>
          <table:table-cell office:value-type="float" office:value="1.148757">
            <text:p>1.148757</text:p>
          </table:table-cell>
          <table:table-cell office:value-type="float" office:value="2.067274">
            <text:p>2.067274</text:p>
          </table:table-cell>
          <table:table-cell office:value-type="float" office:value="2.270881">
            <text:p>2.270881</text:p>
          </table:table-cell>
          <table:table-cell office:value-type="float" office:value="2.177178">
            <text:p>2.177178</text:p>
          </table:table-cell>
          <table:table-cell office:value-type="float" office:value="2.819998">
            <text:p>2.819998</text:p>
          </table:table-cell>
          <table:table-cell table:formula="of:=[.B143]" office:value-type="float" office:value="0.6342667">
            <text:p>0.6342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9533">
            <text:p>0.6309533</text:p>
          </table:table-cell>
          <table:table-cell office:value-type="float" office:value="0.7490468">
            <text:p>0.7490468</text:p>
          </table:table-cell>
          <table:table-cell office:value-type="float" office:value="1.162372">
            <text:p>1.162372</text:p>
          </table:table-cell>
          <table:table-cell office:value-type="float" office:value="2.088638">
            <text:p>2.088638</text:p>
          </table:table-cell>
          <table:table-cell office:value-type="float" office:value="2.292698">
            <text:p>2.292698</text:p>
          </table:table-cell>
          <table:table-cell office:value-type="float" office:value="2.198954">
            <text:p>2.198954</text:p>
          </table:table-cell>
          <table:table-cell office:value-type="float" office:value="2.839998">
            <text:p>2.839998</text:p>
          </table:table-cell>
          <table:table-cell table:formula="of:=[.B144]" office:value-type="float" office:value="0.6309533">
            <text:p>0.63095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455">
            <text:p>0.628455</text:p>
          </table:table-cell>
          <table:table-cell office:value-type="float" office:value="0.7514446">
            <text:p>0.7514446</text:p>
          </table:table-cell>
          <table:table-cell office:value-type="float" office:value="1.176176">
            <text:p>1.176176</text:p>
          </table:table-cell>
          <table:table-cell office:value-type="float" office:value="2.111804">
            <text:p>2.111804</text:p>
          </table:table-cell>
          <table:table-cell office:value-type="float" office:value="2.314886">
            <text:p>2.314886</text:p>
          </table:table-cell>
          <table:table-cell office:value-type="float" office:value="2.221094">
            <text:p>2.221094</text:p>
          </table:table-cell>
          <table:table-cell office:value-type="float" office:value="2.859998">
            <text:p>2.859998</text:p>
          </table:table-cell>
          <table:table-cell table:formula="of:=[.B145]" office:value-type="float" office:value="0.628455">
            <text:p>0.628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9884">
            <text:p>0.6269884</text:p>
          </table:table-cell>
          <table:table-cell office:value-type="float" office:value="0.7544285">
            <text:p>0.7544285</text:p>
          </table:table-cell>
          <table:table-cell office:value-type="float" office:value="1.189748">
            <text:p>1.189748</text:p>
          </table:table-cell>
          <table:table-cell office:value-type="float" office:value="2.138671">
            <text:p>2.138671</text:p>
          </table:table-cell>
          <table:table-cell office:value-type="float" office:value="2.337745">
            <text:p>2.337745</text:p>
          </table:table-cell>
          <table:table-cell office:value-type="float" office:value="2.243662">
            <text:p>2.243662</text:p>
          </table:table-cell>
          <table:table-cell office:value-type="float" office:value="2.879998">
            <text:p>2.879998</text:p>
          </table:table-cell>
          <table:table-cell table:formula="of:=[.B146]" office:value-type="float" office:value="0.6269884">
            <text:p>0.6269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3945">
            <text:p>0.6263945</text:p>
          </table:table-cell>
          <table:table-cell office:value-type="float" office:value="0.7584767">
            <text:p>0.7584767</text:p>
          </table:table-cell>
          <table:table-cell office:value-type="float" office:value="1.202432">
            <text:p>1.202432</text:p>
          </table:table-cell>
          <table:table-cell office:value-type="float" office:value="2.169126">
            <text:p>2.169126</text:p>
          </table:table-cell>
          <table:table-cell office:value-type="float" office:value="2.360177">
            <text:p>2.360177</text:p>
          </table:table-cell>
          <table:table-cell office:value-type="float" office:value="2.266564">
            <text:p>2.266564</text:p>
          </table:table-cell>
          <table:table-cell office:value-type="float" office:value="2.899998">
            <text:p>2.899998</text:p>
          </table:table-cell>
          <table:table-cell table:formula="of:=[.B147]" office:value-type="float" office:value="0.6263945">
            <text:p>0.6263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1598">
            <text:p>0.6271598</text:p>
          </table:table-cell>
          <table:table-cell office:value-type="float" office:value="0.7621784">
            <text:p>0.7621784</text:p>
          </table:table-cell>
          <table:table-cell office:value-type="float" office:value="1.213624">
            <text:p>1.213624</text:p>
          </table:table-cell>
          <table:table-cell office:value-type="float" office:value="2.200784">
            <text:p>2.200784</text:p>
          </table:table-cell>
          <table:table-cell office:value-type="float" office:value="2.383416">
            <text:p>2.383416</text:p>
          </table:table-cell>
          <table:table-cell office:value-type="float" office:value="2.289549">
            <text:p>2.289549</text:p>
          </table:table-cell>
          <table:table-cell office:value-type="float" office:value="2.919998">
            <text:p>2.919998</text:p>
          </table:table-cell>
          <table:table-cell table:formula="of:=[.B148]" office:value-type="float" office:value="0.6271598">
            <text:p>0.6271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1896">
            <text:p>0.6291896</text:p>
          </table:table-cell>
          <table:table-cell office:value-type="float" office:value="0.7668509">
            <text:p>0.7668509</text:p>
          </table:table-cell>
          <table:table-cell office:value-type="float" office:value="1.223795">
            <text:p>1.223795</text:p>
          </table:table-cell>
          <table:table-cell office:value-type="float" office:value="2.231697">
            <text:p>2.231697</text:p>
          </table:table-cell>
          <table:table-cell office:value-type="float" office:value="2.406407">
            <text:p>2.406407</text:p>
          </table:table-cell>
          <table:table-cell office:value-type="float" office:value="2.312394">
            <text:p>2.312394</text:p>
          </table:table-cell>
          <table:table-cell office:value-type="float" office:value="2.939998">
            <text:p>2.939998</text:p>
          </table:table-cell>
          <table:table-cell table:formula="of:=[.B149]" office:value-type="float" office:value="0.6291896">
            <text:p>0.6291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4579">
            <text:p>0.6324579</text:p>
          </table:table-cell>
          <table:table-cell office:value-type="float" office:value="0.7713656">
            <text:p>0.7713656</text:p>
          </table:table-cell>
          <table:table-cell office:value-type="float" office:value="1.233264">
            <text:p>1.233264</text:p>
          </table:table-cell>
          <table:table-cell office:value-type="float" office:value="2.260492">
            <text:p>2.260492</text:p>
          </table:table-cell>
          <table:table-cell office:value-type="float" office:value="2.428008">
            <text:p>2.428008</text:p>
          </table:table-cell>
          <table:table-cell office:value-type="float" office:value="2.335022">
            <text:p>2.335022</text:p>
          </table:table-cell>
          <table:table-cell office:value-type="float" office:value="2.959998">
            <text:p>2.959998</text:p>
          </table:table-cell>
          <table:table-cell table:formula="of:=[.B150]" office:value-type="float" office:value="0.6324579">
            <text:p>0.6324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5837">
            <text:p>0.6365837</text:p>
          </table:table-cell>
          <table:table-cell office:value-type="float" office:value="0.7760723">
            <text:p>0.7760723</text:p>
          </table:table-cell>
          <table:table-cell office:value-type="float" office:value="1.242279">
            <text:p>1.242279</text:p>
          </table:table-cell>
          <table:table-cell office:value-type="float" office:value="2.286077">
            <text:p>2.286077</text:p>
          </table:table-cell>
          <table:table-cell office:value-type="float" office:value="2.448721">
            <text:p>2.448721</text:p>
          </table:table-cell>
          <table:table-cell office:value-type="float" office:value="2.357447">
            <text:p>2.357447</text:p>
          </table:table-cell>
          <table:table-cell office:value-type="float" office:value="2.979998">
            <text:p>2.979998</text:p>
          </table:table-cell>
          <table:table-cell table:formula="of:=[.B151]" office:value-type="float" office:value="0.6365837">
            <text:p>0.636583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412967">
            <text:p>0.6412967</text:p>
          </table:table-cell>
          <table:table-cell office:value-type="float" office:value="0.780108">
            <text:p>0.780108</text:p>
          </table:table-cell>
          <table:table-cell office:value-type="float" office:value="1.251025">
            <text:p>1.251025</text:p>
          </table:table-cell>
          <table:table-cell office:value-type="float" office:value="2.307785">
            <text:p>2.307785</text:p>
          </table:table-cell>
          <table:table-cell office:value-type="float" office:value="2.469452">
            <text:p>2.469452</text:p>
          </table:table-cell>
          <table:table-cell office:value-type="float" office:value="2.379475">
            <text:p>2.379475</text:p>
          </table:table-cell>
          <table:table-cell office:value-type="float" office:value="2.999998">
            <text:p>2.999998</text:p>
          </table:table-cell>
          <table:table-cell table:formula="of:=[.B152]" office:value-type="float" office:value="0.6412967">
            <text:p>0.6412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3428">
            <text:p>0.6463428</text:p>
          </table:table-cell>
          <table:table-cell office:value-type="float" office:value="0.7835914">
            <text:p>0.7835914</text:p>
          </table:table-cell>
          <table:table-cell office:value-type="float" office:value="1.260277">
            <text:p>1.260277</text:p>
          </table:table-cell>
          <table:table-cell office:value-type="float" office:value="2.32533">
            <text:p>2.32533</text:p>
          </table:table-cell>
          <table:table-cell office:value-type="float" office:value="2.490886">
            <text:p>2.490886</text:p>
          </table:table-cell>
          <table:table-cell office:value-type="float" office:value="2.401001">
            <text:p>2.401001</text:p>
          </table:table-cell>
          <table:table-cell office:value-type="float" office:value="3.019998">
            <text:p>3.019998</text:p>
          </table:table-cell>
          <table:table-cell table:formula="of:=[.B153]" office:value-type="float" office:value="0.6463428">
            <text:p>0.64634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11447">
            <text:p>0.6511447</text:p>
          </table:table-cell>
          <table:table-cell office:value-type="float" office:value="0.786122">
            <text:p>0.786122</text:p>
          </table:table-cell>
          <table:table-cell office:value-type="float" office:value="1.270167">
            <text:p>1.270167</text:p>
          </table:table-cell>
          <table:table-cell office:value-type="float" office:value="2.339373">
            <text:p>2.339373</text:p>
          </table:table-cell>
          <table:table-cell office:value-type="float" office:value="2.514825">
            <text:p>2.514825</text:p>
          </table:table-cell>
          <table:table-cell office:value-type="float" office:value="2.422061">
            <text:p>2.422061</text:p>
          </table:table-cell>
          <table:table-cell office:value-type="float" office:value="3.039998">
            <text:p>3.039998</text:p>
          </table:table-cell>
          <table:table-cell table:formula="of:=[.B154]" office:value-type="float" office:value="0.6511447">
            <text:p>0.6511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3762">
            <text:p>0.6553762</text:p>
          </table:table-cell>
          <table:table-cell office:value-type="float" office:value="0.7881733">
            <text:p>0.7881733</text:p>
          </table:table-cell>
          <table:table-cell office:value-type="float" office:value="1.280609">
            <text:p>1.280609</text:p>
          </table:table-cell>
          <table:table-cell office:value-type="float" office:value="2.353169">
            <text:p>2.353169</text:p>
          </table:table-cell>
          <table:table-cell office:value-type="float" office:value="2.539091">
            <text:p>2.539091</text:p>
          </table:table-cell>
          <table:table-cell office:value-type="float" office:value="2.442628">
            <text:p>2.442628</text:p>
          </table:table-cell>
          <table:table-cell office:value-type="float" office:value="3.059998">
            <text:p>3.059998</text:p>
          </table:table-cell>
          <table:table-cell table:formula="of:=[.B155]" office:value-type="float" office:value="0.6553762">
            <text:p>0.65537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3871">
            <text:p>0.6593871</text:p>
          </table:table-cell>
          <table:table-cell office:value-type="float" office:value="0.7896303">
            <text:p>0.7896303</text:p>
          </table:table-cell>
          <table:table-cell office:value-type="float" office:value="1.291344">
            <text:p>1.291344</text:p>
          </table:table-cell>
          <table:table-cell office:value-type="float" office:value="2.368499">
            <text:p>2.368499</text:p>
          </table:table-cell>
          <table:table-cell office:value-type="float" office:value="2.563211">
            <text:p>2.563211</text:p>
          </table:table-cell>
          <table:table-cell office:value-type="float" office:value="2.463277">
            <text:p>2.463277</text:p>
          </table:table-cell>
          <table:table-cell office:value-type="float" office:value="3.079998">
            <text:p>3.079998</text:p>
          </table:table-cell>
          <table:table-cell table:formula="of:=[.B156]" office:value-type="float" office:value="0.6593871">
            <text:p>0.65938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9713">
            <text:p>0.6629713</text:p>
          </table:table-cell>
          <table:table-cell office:value-type="float" office:value="0.7910618">
            <text:p>0.7910618</text:p>
          </table:table-cell>
          <table:table-cell office:value-type="float" office:value="1.302542">
            <text:p>1.302542</text:p>
          </table:table-cell>
          <table:table-cell office:value-type="float" office:value="2.385161">
            <text:p>2.385161</text:p>
          </table:table-cell>
          <table:table-cell office:value-type="float" office:value="2.58641">
            <text:p>2.58641</text:p>
          </table:table-cell>
          <table:table-cell office:value-type="float" office:value="2.483908">
            <text:p>2.483908</text:p>
          </table:table-cell>
          <table:table-cell office:value-type="float" office:value="3.099998">
            <text:p>3.099998</text:p>
          </table:table-cell>
          <table:table-cell table:formula="of:=[.B157]" office:value-type="float" office:value="0.6629713">
            <text:p>0.66297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6788">
            <text:p>0.6656788</text:p>
          </table:table-cell>
          <table:table-cell office:value-type="float" office:value="0.7914788">
            <text:p>0.7914788</text:p>
          </table:table-cell>
          <table:table-cell office:value-type="float" office:value="1.31397">
            <text:p>1.31397</text:p>
          </table:table-cell>
          <table:table-cell office:value-type="float" office:value="2.402752">
            <text:p>2.402752</text:p>
          </table:table-cell>
          <table:table-cell office:value-type="float" office:value="2.609111">
            <text:p>2.609111</text:p>
          </table:table-cell>
          <table:table-cell office:value-type="float" office:value="2.504871">
            <text:p>2.504871</text:p>
          </table:table-cell>
          <table:table-cell office:value-type="float" office:value="3.119998">
            <text:p>3.119998</text:p>
          </table:table-cell>
          <table:table-cell table:formula="of:=[.B158]" office:value-type="float" office:value="0.6656788">
            <text:p>0.66567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75764">
            <text:p>0.6675764</text:p>
          </table:table-cell>
          <table:table-cell office:value-type="float" office:value="0.7918354">
            <text:p>0.7918354</text:p>
          </table:table-cell>
          <table:table-cell office:value-type="float" office:value="1.32606">
            <text:p>1.32606</text:p>
          </table:table-cell>
          <table:table-cell office:value-type="float" office:value="2.422508">
            <text:p>2.422508</text:p>
          </table:table-cell>
          <table:table-cell office:value-type="float" office:value="2.631485">
            <text:p>2.631485</text:p>
          </table:table-cell>
          <table:table-cell office:value-type="float" office:value="2.526189">
            <text:p>2.526189</text:p>
          </table:table-cell>
          <table:table-cell office:value-type="float" office:value="3.139998">
            <text:p>3.139998</text:p>
          </table:table-cell>
          <table:table-cell table:formula="of:=[.B159]" office:value-type="float" office:value="0.6675764">
            <text:p>0.6675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5714">
            <text:p>0.6685714</text:p>
          </table:table-cell>
          <table:table-cell office:value-type="float" office:value="0.7923421">
            <text:p>0.7923421</text:p>
          </table:table-cell>
          <table:table-cell office:value-type="float" office:value="1.339417">
            <text:p>1.339417</text:p>
          </table:table-cell>
          <table:table-cell office:value-type="float" office:value="2.445493">
            <text:p>2.445493</text:p>
          </table:table-cell>
          <table:table-cell office:value-type="float" office:value="2.654051">
            <text:p>2.654051</text:p>
          </table:table-cell>
          <table:table-cell office:value-type="float" office:value="2.547852">
            <text:p>2.547852</text:p>
          </table:table-cell>
          <table:table-cell office:value-type="float" office:value="3.159998">
            <text:p>3.159998</text:p>
          </table:table-cell>
          <table:table-cell table:formula="of:=[.B160]" office:value-type="float" office:value="0.6685714">
            <text:p>0.6685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7838">
            <text:p>0.6687838</text:p>
          </table:table-cell>
          <table:table-cell office:value-type="float" office:value="0.7931001">
            <text:p>0.7931001</text:p>
          </table:table-cell>
          <table:table-cell office:value-type="float" office:value="1.353292">
            <text:p>1.353292</text:p>
          </table:table-cell>
          <table:table-cell office:value-type="float" office:value="2.472785">
            <text:p>2.472785</text:p>
          </table:table-cell>
          <table:table-cell office:value-type="float" office:value="2.677443">
            <text:p>2.677443</text:p>
          </table:table-cell>
          <table:table-cell office:value-type="float" office:value="2.569904">
            <text:p>2.569904</text:p>
          </table:table-cell>
          <table:table-cell office:value-type="float" office:value="3.179998">
            <text:p>3.179998</text:p>
          </table:table-cell>
          <table:table-cell table:formula="of:=[.B161]" office:value-type="float" office:value="0.6687838">
            <text:p>0.6687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5346">
            <text:p>0.6685346</text:p>
          </table:table-cell>
          <table:table-cell office:value-type="float" office:value="0.7929967">
            <text:p>0.7929967</text:p>
          </table:table-cell>
          <table:table-cell office:value-type="float" office:value="1.36692">
            <text:p>1.36692</text:p>
          </table:table-cell>
          <table:table-cell office:value-type="float" office:value="2.503813">
            <text:p>2.503813</text:p>
          </table:table-cell>
          <table:table-cell office:value-type="float" office:value="2.702151">
            <text:p>2.702151</text:p>
          </table:table-cell>
          <table:table-cell office:value-type="float" office:value="2.592419">
            <text:p>2.592419</text:p>
          </table:table-cell>
          <table:table-cell office:value-type="float" office:value="3.199998">
            <text:p>3.199998</text:p>
          </table:table-cell>
          <table:table-cell table:formula="of:=[.B162]" office:value-type="float" office:value="0.6685346">
            <text:p>0.66853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7711">
            <text:p>0.667711</text:p>
          </table:table-cell>
          <table:table-cell office:value-type="float" office:value="0.7922511">
            <text:p>0.7922511</text:p>
          </table:table-cell>
          <table:table-cell office:value-type="float" office:value="1.379818">
            <text:p>1.379818</text:p>
          </table:table-cell>
          <table:table-cell office:value-type="float" office:value="2.535465">
            <text:p>2.535465</text:p>
          </table:table-cell>
          <table:table-cell office:value-type="float" office:value="2.727552">
            <text:p>2.727552</text:p>
          </table:table-cell>
          <table:table-cell office:value-type="float" office:value="2.615419">
            <text:p>2.615419</text:p>
          </table:table-cell>
          <table:table-cell office:value-type="float" office:value="3.219998">
            <text:p>3.219998</text:p>
          </table:table-cell>
          <table:table-cell table:formula="of:=[.B163]" office:value-type="float" office:value="0.667711">
            <text:p>0.6677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9787">
            <text:p>0.6659787</text:p>
          </table:table-cell>
          <table:table-cell office:value-type="float" office:value="0.7910563">
            <text:p>0.7910563</text:p>
          </table:table-cell>
          <table:table-cell office:value-type="float" office:value="1.391603">
            <text:p>1.391603</text:p>
          </table:table-cell>
          <table:table-cell office:value-type="float" office:value="2.565436">
            <text:p>2.565436</text:p>
          </table:table-cell>
          <table:table-cell office:value-type="float" office:value="2.752743">
            <text:p>2.752743</text:p>
          </table:table-cell>
          <table:table-cell office:value-type="float" office:value="2.638656">
            <text:p>2.638656</text:p>
          </table:table-cell>
          <table:table-cell office:value-type="float" office:value="3.239998">
            <text:p>3.239998</text:p>
          </table:table-cell>
          <table:table-cell table:formula="of:=[.B164]" office:value-type="float" office:value="0.6659787">
            <text:p>0.66597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3489">
            <text:p>0.6633489</text:p>
          </table:table-cell>
          <table:table-cell office:value-type="float" office:value="0.7893624">
            <text:p>0.7893624</text:p>
          </table:table-cell>
          <table:table-cell office:value-type="float" office:value="1.401958">
            <text:p>1.401958</text:p>
          </table:table-cell>
          <table:table-cell office:value-type="float" office:value="2.593262">
            <text:p>2.593262</text:p>
          </table:table-cell>
          <table:table-cell office:value-type="float" office:value="2.776582">
            <text:p>2.776582</text:p>
          </table:table-cell>
          <table:table-cell office:value-type="float" office:value="2.662056">
            <text:p>2.662056</text:p>
          </table:table-cell>
          <table:table-cell office:value-type="float" office:value="3.259998">
            <text:p>3.259998</text:p>
          </table:table-cell>
          <table:table-cell table:formula="of:=[.B165]" office:value-type="float" office:value="0.6633489">
            <text:p>0.6633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7376">
            <text:p>0.6597376</text:p>
          </table:table-cell>
          <table:table-cell office:value-type="float" office:value="0.7876427">
            <text:p>0.7876427</text:p>
          </table:table-cell>
          <table:table-cell office:value-type="float" office:value="1.411289">
            <text:p>1.411289</text:p>
          </table:table-cell>
          <table:table-cell office:value-type="float" office:value="2.617903">
            <text:p>2.617903</text:p>
          </table:table-cell>
          <table:table-cell office:value-type="float" office:value="2.799324">
            <text:p>2.799324</text:p>
          </table:table-cell>
          <table:table-cell office:value-type="float" office:value="2.685206">
            <text:p>2.685206</text:p>
          </table:table-cell>
          <table:table-cell office:value-type="float" office:value="3.279998">
            <text:p>3.279998</text:p>
          </table:table-cell>
          <table:table-cell table:formula="of:=[.B166]" office:value-type="float" office:value="0.6597376">
            <text:p>0.65973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6847">
            <text:p>0.6556847</text:p>
          </table:table-cell>
          <table:table-cell office:value-type="float" office:value="0.7850656">
            <text:p>0.7850656</text:p>
          </table:table-cell>
          <table:table-cell office:value-type="float" office:value="1.419914">
            <text:p>1.419914</text:p>
          </table:table-cell>
          <table:table-cell office:value-type="float" office:value="2.640493">
            <text:p>2.640493</text:p>
          </table:table-cell>
          <table:table-cell office:value-type="float" office:value="2.821668">
            <text:p>2.821668</text:p>
          </table:table-cell>
          <table:table-cell office:value-type="float" office:value="2.708049">
            <text:p>2.708049</text:p>
          </table:table-cell>
          <table:table-cell office:value-type="float" office:value="3.299998">
            <text:p>3.299998</text:p>
          </table:table-cell>
          <table:table-cell table:formula="of:=[.B167]" office:value-type="float" office:value="0.6556847">
            <text:p>0.6556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09385">
            <text:p>0.6509385</text:p>
          </table:table-cell>
          <table:table-cell office:value-type="float" office:value="0.7817495">
            <text:p>0.7817495</text:p>
          </table:table-cell>
          <table:table-cell office:value-type="float" office:value="1.428566">
            <text:p>1.428566</text:p>
          </table:table-cell>
          <table:table-cell office:value-type="float" office:value="2.661458">
            <text:p>2.661458</text:p>
          </table:table-cell>
          <table:table-cell office:value-type="float" office:value="2.844877">
            <text:p>2.844877</text:p>
          </table:table-cell>
          <table:table-cell office:value-type="float" office:value="2.730505">
            <text:p>2.730505</text:p>
          </table:table-cell>
          <table:table-cell office:value-type="float" office:value="3.319998">
            <text:p>3.319998</text:p>
          </table:table-cell>
          <table:table-cell table:formula="of:=[.B168]" office:value-type="float" office:value="0.6509385">
            <text:p>0.6509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8585">
            <text:p>0.6458585</text:p>
          </table:table-cell>
          <table:table-cell office:value-type="float" office:value="0.7780264">
            <text:p>0.7780264</text:p>
          </table:table-cell>
          <table:table-cell office:value-type="float" office:value="1.437825">
            <text:p>1.437825</text:p>
          </table:table-cell>
          <table:table-cell office:value-type="float" office:value="2.681136">
            <text:p>2.681136</text:p>
          </table:table-cell>
          <table:table-cell office:value-type="float" office:value="2.869566">
            <text:p>2.869566</text:p>
          </table:table-cell>
          <table:table-cell office:value-type="float" office:value="2.7519">
            <text:p>2.7519</text:p>
          </table:table-cell>
          <table:table-cell office:value-type="float" office:value="3.339998">
            <text:p>3.339998</text:p>
          </table:table-cell>
          <table:table-cell table:formula="of:=[.B169]" office:value-type="float" office:value="0.6458585">
            <text:p>0.6458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5284">
            <text:p>0.6405284</text:p>
          </table:table-cell>
          <table:table-cell office:value-type="float" office:value="0.7735721">
            <text:p>0.7735721</text:p>
          </table:table-cell>
          <table:table-cell office:value-type="float" office:value="1.447589">
            <text:p>1.447589</text:p>
          </table:table-cell>
          <table:table-cell office:value-type="float" office:value="2.700432">
            <text:p>2.700432</text:p>
          </table:table-cell>
          <table:table-cell office:value-type="float" office:value="2.89421">
            <text:p>2.89421</text:p>
          </table:table-cell>
          <table:table-cell office:value-type="float" office:value="2.773149">
            <text:p>2.773149</text:p>
          </table:table-cell>
          <table:table-cell office:value-type="float" office:value="3.359998">
            <text:p>3.359998</text:p>
          </table:table-cell>
          <table:table-cell table:formula="of:=[.B170]" office:value-type="float" office:value="0.6405284">
            <text:p>0.6405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5249">
            <text:p>0.6345249</text:p>
          </table:table-cell>
          <table:table-cell office:value-type="float" office:value="0.7686554">
            <text:p>0.7686554</text:p>
          </table:table-cell>
          <table:table-cell office:value-type="float" office:value="1.457931">
            <text:p>1.457931</text:p>
          </table:table-cell>
          <table:table-cell office:value-type="float" office:value="2.721114">
            <text:p>2.721114</text:p>
          </table:table-cell>
          <table:table-cell office:value-type="float" office:value="2.919316">
            <text:p>2.919316</text:p>
          </table:table-cell>
          <table:table-cell office:value-type="float" office:value="2.794215">
            <text:p>2.794215</text:p>
          </table:table-cell>
          <table:table-cell office:value-type="float" office:value="3.379997">
            <text:p>3.379997</text:p>
          </table:table-cell>
          <table:table-cell table:formula="of:=[.B171]" office:value-type="float" office:value="0.6345249">
            <text:p>0.63452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54">
            <text:p>0.62854</text:p>
          </table:table-cell>
          <table:table-cell office:value-type="float" office:value="0.7640017">
            <text:p>0.7640017</text:p>
          </table:table-cell>
          <table:table-cell office:value-type="float" office:value="1.469018">
            <text:p>1.469018</text:p>
          </table:table-cell>
          <table:table-cell office:value-type="float" office:value="2.743536">
            <text:p>2.743536</text:p>
          </table:table-cell>
          <table:table-cell office:value-type="float" office:value="2.943985">
            <text:p>2.943985</text:p>
          </table:table-cell>
          <table:table-cell office:value-type="float" office:value="2.815068">
            <text:p>2.815068</text:p>
          </table:table-cell>
          <table:table-cell office:value-type="float" office:value="3.399997">
            <text:p>3.399997</text:p>
          </table:table-cell>
          <table:table-cell table:formula="of:=[.B172]" office:value-type="float" office:value="0.62854">
            <text:p>0.628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3865">
            <text:p>0.6233865</text:p>
          </table:table-cell>
          <table:table-cell office:value-type="float" office:value="0.7591171">
            <text:p>0.7591171</text:p>
          </table:table-cell>
          <table:table-cell office:value-type="float" office:value="1.480692">
            <text:p>1.480692</text:p>
          </table:table-cell>
          <table:table-cell office:value-type="float" office:value="2.766205">
            <text:p>2.766205</text:p>
          </table:table-cell>
          <table:table-cell office:value-type="float" office:value="2.967537">
            <text:p>2.967537</text:p>
          </table:table-cell>
          <table:table-cell office:value-type="float" office:value="2.835783">
            <text:p>2.835783</text:p>
          </table:table-cell>
          <table:table-cell office:value-type="float" office:value="3.419997">
            <text:p>3.419997</text:p>
          </table:table-cell>
          <table:table-cell table:formula="of:=[.B173]" office:value-type="float" office:value="0.6233865">
            <text:p>0.62338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5482">
            <text:p>0.6185482</text:p>
          </table:table-cell>
          <table:table-cell office:value-type="float" office:value="0.7535509">
            <text:p>0.7535509</text:p>
          </table:table-cell>
          <table:table-cell office:value-type="float" office:value="1.493507">
            <text:p>1.493507</text:p>
          </table:table-cell>
          <table:table-cell office:value-type="float" office:value="2.788303">
            <text:p>2.788303</text:p>
          </table:table-cell>
          <table:table-cell office:value-type="float" office:value="2.989928">
            <text:p>2.989928</text:p>
          </table:table-cell>
          <table:table-cell office:value-type="float" office:value="2.856745">
            <text:p>2.856745</text:p>
          </table:table-cell>
          <table:table-cell office:value-type="float" office:value="3.439997">
            <text:p>3.439997</text:p>
          </table:table-cell>
          <table:table-cell table:formula="of:=[.B174]" office:value-type="float" office:value="0.6185482">
            <text:p>0.6185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7699">
            <text:p>0.6137699</text:p>
          </table:table-cell>
          <table:table-cell office:value-type="float" office:value="0.748706">
            <text:p>0.748706</text:p>
          </table:table-cell>
          <table:table-cell office:value-type="float" office:value="1.50705">
            <text:p>1.50705</text:p>
          </table:table-cell>
          <table:table-cell office:value-type="float" office:value="2.808377">
            <text:p>2.808377</text:p>
          </table:table-cell>
          <table:table-cell office:value-type="float" office:value="3.011525">
            <text:p>3.011525</text:p>
          </table:table-cell>
          <table:table-cell office:value-type="float" office:value="2.878158">
            <text:p>2.878158</text:p>
          </table:table-cell>
          <table:table-cell office:value-type="float" office:value="3.459997">
            <text:p>3.459997</text:p>
          </table:table-cell>
          <table:table-cell table:formula="of:=[.B175]" office:value-type="float" office:value="0.6137699">
            <text:p>0.6137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3477">
            <text:p>0.6093477</text:p>
          </table:table-cell>
          <table:table-cell office:value-type="float" office:value="0.7436927">
            <text:p>0.7436927</text:p>
          </table:table-cell>
          <table:table-cell office:value-type="float" office:value="1.521329">
            <text:p>1.521329</text:p>
          </table:table-cell>
          <table:table-cell office:value-type="float" office:value="2.827623">
            <text:p>2.827623</text:p>
          </table:table-cell>
          <table:table-cell office:value-type="float" office:value="3.03251">
            <text:p>3.03251</text:p>
          </table:table-cell>
          <table:table-cell office:value-type="float" office:value="2.900066">
            <text:p>2.900066</text:p>
          </table:table-cell>
          <table:table-cell office:value-type="float" office:value="3.479997">
            <text:p>3.479997</text:p>
          </table:table-cell>
          <table:table-cell table:formula="of:=[.B176]" office:value-type="float" office:value="0.6093477">
            <text:p>0.60934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9499">
            <text:p>0.6059499</text:p>
          </table:table-cell>
          <table:table-cell office:value-type="float" office:value="0.7386214">
            <text:p>0.7386214</text:p>
          </table:table-cell>
          <table:table-cell office:value-type="float" office:value="1.536036">
            <text:p>1.536036</text:p>
          </table:table-cell>
          <table:table-cell office:value-type="float" office:value="2.845679">
            <text:p>2.845679</text:p>
          </table:table-cell>
          <table:table-cell office:value-type="float" office:value="3.053562">
            <text:p>3.053562</text:p>
          </table:table-cell>
          <table:table-cell office:value-type="float" office:value="2.922237">
            <text:p>2.922237</text:p>
          </table:table-cell>
          <table:table-cell office:value-type="float" office:value="3.499997">
            <text:p>3.499997</text:p>
          </table:table-cell>
          <table:table-cell table:formula="of:=[.B177]" office:value-type="float" office:value="0.6059499">
            <text:p>0.60594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672">
            <text:p>0.603672</text:p>
          </table:table-cell>
          <table:table-cell office:value-type="float" office:value="0.734911">
            <text:p>0.734911</text:p>
          </table:table-cell>
          <table:table-cell office:value-type="float" office:value="1.550648">
            <text:p>1.550648</text:p>
          </table:table-cell>
          <table:table-cell office:value-type="float" office:value="2.862968">
            <text:p>2.862968</text:p>
          </table:table-cell>
          <table:table-cell office:value-type="float" office:value="3.075619">
            <text:p>3.075619</text:p>
          </table:table-cell>
          <table:table-cell office:value-type="float" office:value="2.944699">
            <text:p>2.944699</text:p>
          </table:table-cell>
          <table:table-cell office:value-type="float" office:value="3.519997">
            <text:p>3.519997</text:p>
          </table:table-cell>
          <table:table-cell table:formula="of:=[.B178]" office:value-type="float" office:value="0.603672">
            <text:p>0.603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6838">
            <text:p>0.6026838</text:p>
          </table:table-cell>
          <table:table-cell office:value-type="float" office:value="0.7315986">
            <text:p>0.7315986</text:p>
          </table:table-cell>
          <table:table-cell office:value-type="float" office:value="1.564527">
            <text:p>1.564527</text:p>
          </table:table-cell>
          <table:table-cell office:value-type="float" office:value="2.881437">
            <text:p>2.881437</text:p>
          </table:table-cell>
          <table:table-cell office:value-type="float" office:value="3.097871">
            <text:p>3.097871</text:p>
          </table:table-cell>
          <table:table-cell office:value-type="float" office:value="2.967481">
            <text:p>2.967481</text:p>
          </table:table-cell>
          <table:table-cell office:value-type="float" office:value="3.539997">
            <text:p>3.539997</text:p>
          </table:table-cell>
          <table:table-cell table:formula="of:=[.B179]" office:value-type="float" office:value="0.6026838">
            <text:p>0.6026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0337">
            <text:p>0.6030337</text:p>
          </table:table-cell>
          <table:table-cell office:value-type="float" office:value="0.7285736">
            <text:p>0.7285736</text:p>
          </table:table-cell>
          <table:table-cell office:value-type="float" office:value="1.577052">
            <text:p>1.577052</text:p>
          </table:table-cell>
          <table:table-cell office:value-type="float" office:value="2.901559">
            <text:p>2.901559</text:p>
          </table:table-cell>
          <table:table-cell office:value-type="float" office:value="3.121313">
            <text:p>3.121313</text:p>
          </table:table-cell>
          <table:table-cell office:value-type="float" office:value="2.990469">
            <text:p>2.990469</text:p>
          </table:table-cell>
          <table:table-cell office:value-type="float" office:value="3.559997">
            <text:p>3.559997</text:p>
          </table:table-cell>
          <table:table-cell table:formula="of:=[.B180]" office:value-type="float" office:value="0.6030337">
            <text:p>0.60303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4993">
            <text:p>0.6044993</text:p>
          </table:table-cell>
          <table:table-cell office:value-type="float" office:value="0.7276033">
            <text:p>0.7276033</text:p>
          </table:table-cell>
          <table:table-cell office:value-type="float" office:value="1.588485">
            <text:p>1.588485</text:p>
          </table:table-cell>
          <table:table-cell office:value-type="float" office:value="2.923359">
            <text:p>2.923359</text:p>
          </table:table-cell>
          <table:table-cell office:value-type="float" office:value="3.144659">
            <text:p>3.144659</text:p>
          </table:table-cell>
          <table:table-cell office:value-type="float" office:value="3.013423">
            <text:p>3.013423</text:p>
          </table:table-cell>
          <table:table-cell office:value-type="float" office:value="3.579997">
            <text:p>3.579997</text:p>
          </table:table-cell>
          <table:table-cell table:formula="of:=[.B181]" office:value-type="float" office:value="0.6044993">
            <text:p>0.6044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69568">
            <text:p>0.6069568</text:p>
          </table:table-cell>
          <table:table-cell office:value-type="float" office:value="0.7270877">
            <text:p>0.7270877</text:p>
          </table:table-cell>
          <table:table-cell office:value-type="float" office:value="1.599121">
            <text:p>1.599121</text:p>
          </table:table-cell>
          <table:table-cell office:value-type="float" office:value="2.947862">
            <text:p>2.947862</text:p>
          </table:table-cell>
          <table:table-cell office:value-type="float" office:value="3.166696">
            <text:p>3.166696</text:p>
          </table:table-cell>
          <table:table-cell office:value-type="float" office:value="3.036199">
            <text:p>3.036199</text:p>
          </table:table-cell>
          <table:table-cell office:value-type="float" office:value="3.599997">
            <text:p>3.599997</text:p>
          </table:table-cell>
          <table:table-cell table:formula="of:=[.B182]" office:value-type="float" office:value="0.6069568">
            <text:p>0.6069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03601">
            <text:p>0.6103601</text:p>
          </table:table-cell>
          <table:table-cell office:value-type="float" office:value="0.7274225">
            <text:p>0.7274225</text:p>
          </table:table-cell>
          <table:table-cell office:value-type="float" office:value="1.609043">
            <text:p>1.609043</text:p>
          </table:table-cell>
          <table:table-cell office:value-type="float" office:value="2.972911">
            <text:p>2.972911</text:p>
          </table:table-cell>
          <table:table-cell office:value-type="float" office:value="3.187566">
            <text:p>3.187566</text:p>
          </table:table-cell>
          <table:table-cell office:value-type="float" office:value="3.058634">
            <text:p>3.058634</text:p>
          </table:table-cell>
          <table:table-cell office:value-type="float" office:value="3.619997">
            <text:p>3.619997</text:p>
          </table:table-cell>
          <table:table-cell table:formula="of:=[.B183]" office:value-type="float" office:value="0.6103601">
            <text:p>0.6103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1299">
            <text:p>0.6141299</text:p>
          </table:table-cell>
          <table:table-cell office:value-type="float" office:value="0.7275388">
            <text:p>0.7275388</text:p>
          </table:table-cell>
          <table:table-cell office:value-type="float" office:value="1.618334">
            <text:p>1.618334</text:p>
          </table:table-cell>
          <table:table-cell office:value-type="float" office:value="2.997681">
            <text:p>2.997681</text:p>
          </table:table-cell>
          <table:table-cell office:value-type="float" office:value="3.20812">
            <text:p>3.20812</text:p>
          </table:table-cell>
          <table:table-cell office:value-type="float" office:value="3.080858">
            <text:p>3.080858</text:p>
          </table:table-cell>
          <table:table-cell office:value-type="float" office:value="3.639997">
            <text:p>3.639997</text:p>
          </table:table-cell>
          <table:table-cell table:formula="of:=[.B184]" office:value-type="float" office:value="0.6141299">
            <text:p>0.61412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1107">
            <text:p>0.6181107</text:p>
          </table:table-cell>
          <table:table-cell office:value-type="float" office:value="0.7284023">
            <text:p>0.7284023</text:p>
          </table:table-cell>
          <table:table-cell office:value-type="float" office:value="1.627325">
            <text:p>1.627325</text:p>
          </table:table-cell>
          <table:table-cell office:value-type="float" office:value="3.021988">
            <text:p>3.021988</text:p>
          </table:table-cell>
          <table:table-cell office:value-type="float" office:value="3.228333">
            <text:p>3.228333</text:p>
          </table:table-cell>
          <table:table-cell office:value-type="float" office:value="3.102374">
            <text:p>3.102374</text:p>
          </table:table-cell>
          <table:table-cell office:value-type="float" office:value="3.659997">
            <text:p>3.659997</text:p>
          </table:table-cell>
          <table:table-cell table:formula="of:=[.B185]" office:value-type="float" office:value="0.6181107">
            <text:p>0.6181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18728">
            <text:p>0.6218728</text:p>
          </table:table-cell>
          <table:table-cell office:value-type="float" office:value="0.7305071">
            <text:p>0.7305071</text:p>
          </table:table-cell>
          <table:table-cell office:value-type="float" office:value="1.636813">
            <text:p>1.636813</text:p>
          </table:table-cell>
          <table:table-cell office:value-type="float" office:value="3.045768">
            <text:p>3.045768</text:p>
          </table:table-cell>
          <table:table-cell office:value-type="float" office:value="3.25008">
            <text:p>3.25008</text:p>
          </table:table-cell>
          <table:table-cell office:value-type="float" office:value="3.123716">
            <text:p>3.123716</text:p>
          </table:table-cell>
          <table:table-cell office:value-type="float" office:value="3.679997">
            <text:p>3.679997</text:p>
          </table:table-cell>
          <table:table-cell table:formula="of:=[.B186]" office:value-type="float" office:value="0.6218728">
            <text:p>0.62187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1588">
            <text:p>0.6251588</text:p>
          </table:table-cell>
          <table:table-cell office:value-type="float" office:value="0.7325203">
            <text:p>0.7325203</text:p>
          </table:table-cell>
          <table:table-cell office:value-type="float" office:value="1.647045">
            <text:p>1.647045</text:p>
          </table:table-cell>
          <table:table-cell office:value-type="float" office:value="3.070203">
            <text:p>3.070203</text:p>
          </table:table-cell>
          <table:table-cell office:value-type="float" office:value="3.272592">
            <text:p>3.272592</text:p>
          </table:table-cell>
          <table:table-cell office:value-type="float" office:value="3.145289">
            <text:p>3.145289</text:p>
          </table:table-cell>
          <table:table-cell office:value-type="float" office:value="3.699997">
            <text:p>3.699997</text:p>
          </table:table-cell>
          <table:table-cell table:formula="of:=[.B187]" office:value-type="float" office:value="0.6251588">
            <text:p>0.62515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9975">
            <text:p>0.6279975</text:p>
          </table:table-cell>
          <table:table-cell office:value-type="float" office:value="0.7350836">
            <text:p>0.7350836</text:p>
          </table:table-cell>
          <table:table-cell office:value-type="float" office:value="1.657926">
            <text:p>1.657926</text:p>
          </table:table-cell>
          <table:table-cell office:value-type="float" office:value="3.094657">
            <text:p>3.094657</text:p>
          </table:table-cell>
          <table:table-cell office:value-type="float" office:value="3.29473">
            <text:p>3.29473</text:p>
          </table:table-cell>
          <table:table-cell office:value-type="float" office:value="3.167192">
            <text:p>3.167192</text:p>
          </table:table-cell>
          <table:table-cell office:value-type="float" office:value="3.719997">
            <text:p>3.719997</text:p>
          </table:table-cell>
          <table:table-cell table:formula="of:=[.B188]" office:value-type="float" office:value="0.6279975">
            <text:p>0.62799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6445">
            <text:p>0.6306445</text:p>
          </table:table-cell>
          <table:table-cell office:value-type="float" office:value="0.7375962">
            <text:p>0.7375962</text:p>
          </table:table-cell>
          <table:table-cell office:value-type="float" office:value="1.669278">
            <text:p>1.669278</text:p>
          </table:table-cell>
          <table:table-cell office:value-type="float" office:value="3.119783">
            <text:p>3.119783</text:p>
          </table:table-cell>
          <table:table-cell office:value-type="float" office:value="3.316699">
            <text:p>3.316699</text:p>
          </table:table-cell>
          <table:table-cell office:value-type="float" office:value="3.188754">
            <text:p>3.188754</text:p>
          </table:table-cell>
          <table:table-cell office:value-type="float" office:value="3.739997">
            <text:p>3.739997</text:p>
          </table:table-cell>
          <table:table-cell table:formula="of:=[.B189]" office:value-type="float" office:value="0.6306445">
            <text:p>0.63064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7879">
            <text:p>0.6327879</text:p>
          </table:table-cell>
          <table:table-cell office:value-type="float" office:value="0.7393789">
            <text:p>0.7393789</text:p>
          </table:table-cell>
          <table:table-cell office:value-type="float" office:value="1.681074">
            <text:p>1.681074</text:p>
          </table:table-cell>
          <table:table-cell office:value-type="float" office:value="3.144563">
            <text:p>3.144563</text:p>
          </table:table-cell>
          <table:table-cell office:value-type="float" office:value="3.338545">
            <text:p>3.338545</text:p>
          </table:table-cell>
          <table:table-cell office:value-type="float" office:value="3.210469">
            <text:p>3.210469</text:p>
          </table:table-cell>
          <table:table-cell office:value-type="float" office:value="3.759997">
            <text:p>3.759997</text:p>
          </table:table-cell>
          <table:table-cell table:formula="of:=[.B190]" office:value-type="float" office:value="0.6327879">
            <text:p>0.6327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724">
            <text:p>0.6341724</text:p>
          </table:table-cell>
          <table:table-cell office:value-type="float" office:value="0.7411457">
            <text:p>0.7411457</text:p>
          </table:table-cell>
          <table:table-cell office:value-type="float" office:value="1.693128">
            <text:p>1.693128</text:p>
          </table:table-cell>
          <table:table-cell office:value-type="float" office:value="3.167878">
            <text:p>3.167878</text:p>
          </table:table-cell>
          <table:table-cell office:value-type="float" office:value="3.360531">
            <text:p>3.360531</text:p>
          </table:table-cell>
          <table:table-cell office:value-type="float" office:value="3.232824">
            <text:p>3.232824</text:p>
          </table:table-cell>
          <table:table-cell office:value-type="float" office:value="3.779997">
            <text:p>3.779997</text:p>
          </table:table-cell>
          <table:table-cell table:formula="of:=[.B191]" office:value-type="float" office:value="0.6341724">
            <text:p>0.6341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5577">
            <text:p>0.6345577</text:p>
          </table:table-cell>
          <table:table-cell office:value-type="float" office:value="0.7420277">
            <text:p>0.7420277</text:p>
          </table:table-cell>
          <table:table-cell office:value-type="float" office:value="1.706463">
            <text:p>1.706463</text:p>
          </table:table-cell>
          <table:table-cell office:value-type="float" office:value="3.190426">
            <text:p>3.190426</text:p>
          </table:table-cell>
          <table:table-cell office:value-type="float" office:value="3.382526">
            <text:p>3.382526</text:p>
          </table:table-cell>
          <table:table-cell office:value-type="float" office:value="3.255797">
            <text:p>3.255797</text:p>
          </table:table-cell>
          <table:table-cell office:value-type="float" office:value="3.799997">
            <text:p>3.799997</text:p>
          </table:table-cell>
          <table:table-cell table:formula="of:=[.B192]" office:value-type="float" office:value="0.6345577">
            <text:p>0.63455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919">
            <text:p>0.6341919</text:p>
          </table:table-cell>
          <table:table-cell office:value-type="float" office:value="0.7425382">
            <text:p>0.7425382</text:p>
          </table:table-cell>
          <table:table-cell office:value-type="float" office:value="1.720967">
            <text:p>1.720967</text:p>
          </table:table-cell>
          <table:table-cell office:value-type="float" office:value="3.213903">
            <text:p>3.213903</text:p>
          </table:table-cell>
          <table:table-cell office:value-type="float" office:value="3.404803">
            <text:p>3.404803</text:p>
          </table:table-cell>
          <table:table-cell office:value-type="float" office:value="3.27902">
            <text:p>3.27902</text:p>
          </table:table-cell>
          <table:table-cell office:value-type="float" office:value="3.819997">
            <text:p>3.819997</text:p>
          </table:table-cell>
          <table:table-cell table:formula="of:=[.B193]" office:value-type="float" office:value="0.6341919">
            <text:p>0.6341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3504">
            <text:p>0.6333504</text:p>
          </table:table-cell>
          <table:table-cell office:value-type="float" office:value="0.7414809">
            <text:p>0.7414809</text:p>
          </table:table-cell>
          <table:table-cell office:value-type="float" office:value="1.735346">
            <text:p>1.735346</text:p>
          </table:table-cell>
          <table:table-cell office:value-type="float" office:value="3.240647">
            <text:p>3.240647</text:p>
          </table:table-cell>
          <table:table-cell office:value-type="float" office:value="3.428695">
            <text:p>3.428695</text:p>
          </table:table-cell>
          <table:table-cell office:value-type="float" office:value="3.302662">
            <text:p>3.302662</text:p>
          </table:table-cell>
          <table:table-cell office:value-type="float" office:value="3.839997">
            <text:p>3.839997</text:p>
          </table:table-cell>
          <table:table-cell table:formula="of:=[.B194]" office:value-type="float" office:value="0.6333504">
            <text:p>0.6333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8698">
            <text:p>0.6318698</text:p>
          </table:table-cell>
          <table:table-cell office:value-type="float" office:value="0.7408264">
            <text:p>0.7408264</text:p>
          </table:table-cell>
          <table:table-cell office:value-type="float" office:value="1.748912">
            <text:p>1.748912</text:p>
          </table:table-cell>
          <table:table-cell office:value-type="float" office:value="3.269058">
            <text:p>3.269058</text:p>
          </table:table-cell>
          <table:table-cell office:value-type="float" office:value="3.453523">
            <text:p>3.453523</text:p>
          </table:table-cell>
          <table:table-cell office:value-type="float" office:value="3.326639">
            <text:p>3.326639</text:p>
          </table:table-cell>
          <table:table-cell office:value-type="float" office:value="3.859997">
            <text:p>3.859997</text:p>
          </table:table-cell>
          <table:table-cell table:formula="of:=[.B195]" office:value-type="float" office:value="0.6318698">
            <text:p>0.63186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6144">
            <text:p>0.6296144</text:p>
          </table:table-cell>
          <table:table-cell office:value-type="float" office:value="0.7397361">
            <text:p>0.7397361</text:p>
          </table:table-cell>
          <table:table-cell office:value-type="float" office:value="1.761617">
            <text:p>1.761617</text:p>
          </table:table-cell>
          <table:table-cell office:value-type="float" office:value="3.298214">
            <text:p>3.298214</text:p>
          </table:table-cell>
          <table:table-cell office:value-type="float" office:value="3.478589">
            <text:p>3.478589</text:p>
          </table:table-cell>
          <table:table-cell office:value-type="float" office:value="3.351099">
            <text:p>3.351099</text:p>
          </table:table-cell>
          <table:table-cell office:value-type="float" office:value="3.879997">
            <text:p>3.879997</text:p>
          </table:table-cell>
          <table:table-cell table:formula="of:=[.B196]" office:value-type="float" office:value="0.6296144">
            <text:p>0.6296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0598">
            <text:p>0.6270598</text:p>
          </table:table-cell>
          <table:table-cell office:value-type="float" office:value="0.7390482">
            <text:p>0.7390482</text:p>
          </table:table-cell>
          <table:table-cell office:value-type="float" office:value="1.772753">
            <text:p>1.772753</text:p>
          </table:table-cell>
          <table:table-cell office:value-type="float" office:value="3.325962">
            <text:p>3.325962</text:p>
          </table:table-cell>
          <table:table-cell office:value-type="float" office:value="3.502646">
            <text:p>3.502646</text:p>
          </table:table-cell>
          <table:table-cell office:value-type="float" office:value="3.375937">
            <text:p>3.375937</text:p>
          </table:table-cell>
          <table:table-cell office:value-type="float" office:value="3.899997">
            <text:p>3.899997</text:p>
          </table:table-cell>
          <table:table-cell table:formula="of:=[.B197]" office:value-type="float" office:value="0.6270598">
            <text:p>0.6270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4682">
            <text:p>0.6234682</text:p>
          </table:table-cell>
          <table:table-cell office:value-type="float" office:value="0.7375143">
            <text:p>0.7375143</text:p>
          </table:table-cell>
          <table:table-cell office:value-type="float" office:value="1.782267">
            <text:p>1.782267</text:p>
          </table:table-cell>
          <table:table-cell office:value-type="float" office:value="3.350671">
            <text:p>3.350671</text:p>
          </table:table-cell>
          <table:table-cell office:value-type="float" office:value="3.525429">
            <text:p>3.525429</text:p>
          </table:table-cell>
          <table:table-cell office:value-type="float" office:value="3.400771">
            <text:p>3.400771</text:p>
          </table:table-cell>
          <table:table-cell office:value-type="float" office:value="3.919997">
            <text:p>3.919997</text:p>
          </table:table-cell>
          <table:table-cell table:formula="of:=[.B198]" office:value-type="float" office:value="0.6234682">
            <text:p>0.62346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7314">
            <text:p>0.6197314</text:p>
          </table:table-cell>
          <table:table-cell office:value-type="float" office:value="0.7362716">
            <text:p>0.7362716</text:p>
          </table:table-cell>
          <table:table-cell office:value-type="float" office:value="1.790824">
            <text:p>1.790824</text:p>
          </table:table-cell>
          <table:table-cell office:value-type="float" office:value="3.372897">
            <text:p>3.372897</text:p>
          </table:table-cell>
          <table:table-cell office:value-type="float" office:value="3.547917">
            <text:p>3.547917</text:p>
          </table:table-cell>
          <table:table-cell office:value-type="float" office:value="3.425321">
            <text:p>3.425321</text:p>
          </table:table-cell>
          <table:table-cell office:value-type="float" office:value="3.939997">
            <text:p>3.939997</text:p>
          </table:table-cell>
          <table:table-cell table:formula="of:=[.B199]" office:value-type="float" office:value="0.6197314">
            <text:p>0.61973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57097">
            <text:p>0.6157097</text:p>
          </table:table-cell>
          <table:table-cell office:value-type="float" office:value="0.7344232">
            <text:p>0.7344232</text:p>
          </table:table-cell>
          <table:table-cell office:value-type="float" office:value="1.798692">
            <text:p>1.798692</text:p>
          </table:table-cell>
          <table:table-cell office:value-type="float" office:value="3.392249">
            <text:p>3.392249</text:p>
          </table:table-cell>
          <table:table-cell office:value-type="float" office:value="3.571351">
            <text:p>3.571351</text:p>
          </table:table-cell>
          <table:table-cell office:value-type="float" office:value="3.449657">
            <text:p>3.449657</text:p>
          </table:table-cell>
          <table:table-cell office:value-type="float" office:value="3.959997">
            <text:p>3.959997</text:p>
          </table:table-cell>
          <table:table-cell table:formula="of:=[.B200]" office:value-type="float" office:value="0.6157097">
            <text:p>0.61570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1167">
            <text:p>0.6111167</text:p>
          </table:table-cell>
          <table:table-cell office:value-type="float" office:value="0.7329798">
            <text:p>0.7329798</text:p>
          </table:table-cell>
          <table:table-cell office:value-type="float" office:value="1.806498">
            <text:p>1.806498</text:p>
          </table:table-cell>
          <table:table-cell office:value-type="float" office:value="3.40819">
            <text:p>3.40819</text:p>
          </table:table-cell>
          <table:table-cell office:value-type="float" office:value="3.596002">
            <text:p>3.596002</text:p>
          </table:table-cell>
          <table:table-cell office:value-type="float" office:value="3.473187">
            <text:p>3.473187</text:p>
          </table:table-cell>
          <table:table-cell office:value-type="float" office:value="3.979997">
            <text:p>3.979997</text:p>
          </table:table-cell>
          <table:table-cell table:formula="of:=[.B201]" office:value-type="float" office:value="0.6111167">
            <text:p>0.61111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058446">
            <text:p>0.6058446</text:p>
          </table:table-cell>
          <table:table-cell office:value-type="float" office:value="0.7311208">
            <text:p>0.7311208</text:p>
          </table:table-cell>
          <table:table-cell office:value-type="float" office:value="1.814709">
            <text:p>1.814709</text:p>
          </table:table-cell>
          <table:table-cell office:value-type="float" office:value="3.419982">
            <text:p>3.419982</text:p>
          </table:table-cell>
          <table:table-cell office:value-type="float" office:value="3.619908">
            <text:p>3.619908</text:p>
          </table:table-cell>
          <table:table-cell office:value-type="float" office:value="3.495573">
            <text:p>3.495573</text:p>
          </table:table-cell>
          <table:table-cell office:value-type="float" office:value="3.999997">
            <text:p>3.999997</text:p>
          </table:table-cell>
          <table:table-cell table:formula="of:=[.B202]" office:value-type="float" office:value="0.6058446">
            <text:p>0.6058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2237">
            <text:p>0.6002237</text:p>
          </table:table-cell>
          <table:table-cell office:value-type="float" office:value="0.7291635">
            <text:p>0.7291635</text:p>
          </table:table-cell>
          <table:table-cell office:value-type="float" office:value="1.823307">
            <text:p>1.823307</text:p>
          </table:table-cell>
          <table:table-cell office:value-type="float" office:value="3.428436">
            <text:p>3.428436</text:p>
          </table:table-cell>
          <table:table-cell office:value-type="float" office:value="3.643659">
            <text:p>3.643659</text:p>
          </table:table-cell>
          <table:table-cell office:value-type="float" office:value="3.517553">
            <text:p>3.517553</text:p>
          </table:table-cell>
          <table:table-cell office:value-type="float" office:value="4.019997">
            <text:p>4.019997</text:p>
          </table:table-cell>
          <table:table-cell table:formula="of:=[.B203]" office:value-type="float" office:value="0.6002237">
            <text:p>0.6002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43875">
            <text:p>0.5943875</text:p>
          </table:table-cell>
          <table:table-cell office:value-type="float" office:value="0.7269742">
            <text:p>0.7269742</text:p>
          </table:table-cell>
          <table:table-cell office:value-type="float" office:value="1.832481">
            <text:p>1.832481</text:p>
          </table:table-cell>
          <table:table-cell office:value-type="float" office:value="3.434686">
            <text:p>3.434686</text:p>
          </table:table-cell>
          <table:table-cell office:value-type="float" office:value="3.666682">
            <text:p>3.666682</text:p>
          </table:table-cell>
          <table:table-cell office:value-type="float" office:value="3.539786">
            <text:p>3.539786</text:p>
          </table:table-cell>
          <table:table-cell office:value-type="float" office:value="4.039997">
            <text:p>4.039997</text:p>
          </table:table-cell>
          <table:table-cell table:formula="of:=[.B204]" office:value-type="float" office:value="0.5943875">
            <text:p>0.5943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127">
            <text:p>0.589127</text:p>
          </table:table-cell>
          <table:table-cell office:value-type="float" office:value="0.7247439">
            <text:p>0.7247439</text:p>
          </table:table-cell>
          <table:table-cell office:value-type="float" office:value="1.842403">
            <text:p>1.842403</text:p>
          </table:table-cell>
          <table:table-cell office:value-type="float" office:value="3.440983">
            <text:p>3.440983</text:p>
          </table:table-cell>
          <table:table-cell office:value-type="float" office:value="3.688375">
            <text:p>3.688375</text:p>
          </table:table-cell>
          <table:table-cell office:value-type="float" office:value="3.562142">
            <text:p>3.562142</text:p>
          </table:table-cell>
          <table:table-cell office:value-type="float" office:value="4.059997">
            <text:p>4.059997</text:p>
          </table:table-cell>
          <table:table-cell table:formula="of:=[.B205]" office:value-type="float" office:value="0.589127">
            <text:p>0.589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38153">
            <text:p>0.5838153</text:p>
          </table:table-cell>
          <table:table-cell office:value-type="float" office:value="0.722183">
            <text:p>0.722183</text:p>
          </table:table-cell>
          <table:table-cell office:value-type="float" office:value="1.852867">
            <text:p>1.852867</text:p>
          </table:table-cell>
          <table:table-cell office:value-type="float" office:value="3.447973">
            <text:p>3.447973</text:p>
          </table:table-cell>
          <table:table-cell office:value-type="float" office:value="3.708911">
            <text:p>3.708911</text:p>
          </table:table-cell>
          <table:table-cell office:value-type="float" office:value="3.58455">
            <text:p>3.58455</text:p>
          </table:table-cell>
          <table:table-cell office:value-type="float" office:value="4.079997">
            <text:p>4.079997</text:p>
          </table:table-cell>
          <table:table-cell table:formula="of:=[.B206]" office:value-type="float" office:value="0.5838153">
            <text:p>0.5838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1654">
            <text:p>0.5791654</text:p>
          </table:table-cell>
          <table:table-cell office:value-type="float" office:value="0.7189922">
            <text:p>0.7189922</text:p>
          </table:table-cell>
          <table:table-cell office:value-type="float" office:value="1.864242">
            <text:p>1.864242</text:p>
          </table:table-cell>
          <table:table-cell office:value-type="float" office:value="3.456009">
            <text:p>3.456009</text:p>
          </table:table-cell>
          <table:table-cell office:value-type="float" office:value="3.729354">
            <text:p>3.729354</text:p>
          </table:table-cell>
          <table:table-cell office:value-type="float" office:value="3.60726">
            <text:p>3.60726</text:p>
          </table:table-cell>
          <table:table-cell office:value-type="float" office:value="4.099997">
            <text:p>4.099997</text:p>
          </table:table-cell>
          <table:table-cell table:formula="of:=[.B207]" office:value-type="float" office:value="0.5791654">
            <text:p>0.5791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1364">
            <text:p>0.5751364</text:p>
          </table:table-cell>
          <table:table-cell office:value-type="float" office:value="0.7153071">
            <text:p>0.7153071</text:p>
          </table:table-cell>
          <table:table-cell office:value-type="float" office:value="1.876619">
            <text:p>1.876619</text:p>
          </table:table-cell>
          <table:table-cell office:value-type="float" office:value="3.465791">
            <text:p>3.465791</text:p>
          </table:table-cell>
          <table:table-cell office:value-type="float" office:value="3.749669">
            <text:p>3.749669</text:p>
          </table:table-cell>
          <table:table-cell office:value-type="float" office:value="3.63034">
            <text:p>3.63034</text:p>
          </table:table-cell>
          <table:table-cell office:value-type="float" office:value="4.119997">
            <text:p>4.119997</text:p>
          </table:table-cell>
          <table:table-cell table:formula="of:=[.B208]" office:value-type="float" office:value="0.5751364">
            <text:p>0.5751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2274">
            <text:p>0.572274</text:p>
          </table:table-cell>
          <table:table-cell office:value-type="float" office:value="0.7119211">
            <text:p>0.7119211</text:p>
          </table:table-cell>
          <table:table-cell office:value-type="float" office:value="1.889829">
            <text:p>1.889829</text:p>
          </table:table-cell>
          <table:table-cell office:value-type="float" office:value="3.477884">
            <text:p>3.477884</text:p>
          </table:table-cell>
          <table:table-cell office:value-type="float" office:value="3.769435">
            <text:p>3.769435</text:p>
          </table:table-cell>
          <table:table-cell office:value-type="float" office:value="3.653455">
            <text:p>3.653455</text:p>
          </table:table-cell>
          <table:table-cell office:value-type="float" office:value="4.139997">
            <text:p>4.139997</text:p>
          </table:table-cell>
          <table:table-cell table:formula="of:=[.B209]" office:value-type="float" office:value="0.572274">
            <text:p>0.572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09233">
            <text:p>0.5709233</text:p>
          </table:table-cell>
          <table:table-cell office:value-type="float" office:value="0.7079442">
            <text:p>0.7079442</text:p>
          </table:table-cell>
          <table:table-cell office:value-type="float" office:value="1.903672">
            <text:p>1.903672</text:p>
          </table:table-cell>
          <table:table-cell office:value-type="float" office:value="3.495139">
            <text:p>3.495139</text:p>
          </table:table-cell>
          <table:table-cell office:value-type="float" office:value="3.790498">
            <text:p>3.790498</text:p>
          </table:table-cell>
          <table:table-cell office:value-type="float" office:value="3.676708">
            <text:p>3.676708</text:p>
          </table:table-cell>
          <table:table-cell office:value-type="float" office:value="4.159997">
            <text:p>4.159997</text:p>
          </table:table-cell>
          <table:table-cell table:formula="of:=[.B210]" office:value-type="float" office:value="0.5709233">
            <text:p>0.5709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0989">
            <text:p>0.570989</text:p>
          </table:table-cell>
          <table:table-cell office:value-type="float" office:value="0.704322">
            <text:p>0.704322</text:p>
          </table:table-cell>
          <table:table-cell office:value-type="float" office:value="1.917743">
            <text:p>1.917743</text:p>
          </table:table-cell>
          <table:table-cell office:value-type="float" office:value="3.517288">
            <text:p>3.517288</text:p>
          </table:table-cell>
          <table:table-cell office:value-type="float" office:value="3.813623">
            <text:p>3.813623</text:p>
          </table:table-cell>
          <table:table-cell office:value-type="float" office:value="3.700195">
            <text:p>3.700195</text:p>
          </table:table-cell>
          <table:table-cell office:value-type="float" office:value="4.179997">
            <text:p>4.179997</text:p>
          </table:table-cell>
          <table:table-cell table:formula="of:=[.B211]" office:value-type="float" office:value="0.570989">
            <text:p>0.5709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20971">
            <text:p>0.5720971</text:p>
          </table:table-cell>
          <table:table-cell office:value-type="float" office:value="0.7007677">
            <text:p>0.7007677</text:p>
          </table:table-cell>
          <table:table-cell office:value-type="float" office:value="1.931577">
            <text:p>1.931577</text:p>
          </table:table-cell>
          <table:table-cell office:value-type="float" office:value="3.543879">
            <text:p>3.543879</text:p>
          </table:table-cell>
          <table:table-cell office:value-type="float" office:value="3.836839">
            <text:p>3.836839</text:p>
          </table:table-cell>
          <table:table-cell office:value-type="float" office:value="3.723864">
            <text:p>3.723864</text:p>
          </table:table-cell>
          <table:table-cell office:value-type="float" office:value="4.199997">
            <text:p>4.199997</text:p>
          </table:table-cell>
          <table:table-cell table:formula="of:=[.B212]" office:value-type="float" office:value="0.5720971">
            <text:p>0.57209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41985">
            <text:p>0.5741985</text:p>
          </table:table-cell>
          <table:table-cell office:value-type="float" office:value="0.6968121">
            <text:p>0.6968121</text:p>
          </table:table-cell>
          <table:table-cell office:value-type="float" office:value="1.944173">
            <text:p>1.944173</text:p>
          </table:table-cell>
          <table:table-cell office:value-type="float" office:value="3.573442">
            <text:p>3.573442</text:p>
          </table:table-cell>
          <table:table-cell office:value-type="float" office:value="3.858979">
            <text:p>3.858979</text:p>
          </table:table-cell>
          <table:table-cell office:value-type="float" office:value="3.74766">
            <text:p>3.74766</text:p>
          </table:table-cell>
          <table:table-cell office:value-type="float" office:value="4.219997">
            <text:p>4.219997</text:p>
          </table:table-cell>
          <table:table-cell table:formula="of:=[.B213]" office:value-type="float" office:value="0.5741985">
            <text:p>0.57419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72496">
            <text:p>0.5772496</text:p>
          </table:table-cell>
          <table:table-cell office:value-type="float" office:value="0.6938305">
            <text:p>0.6938305</text:p>
          </table:table-cell>
          <table:table-cell office:value-type="float" office:value="1.955229">
            <text:p>1.955229</text:p>
          </table:table-cell>
          <table:table-cell office:value-type="float" office:value="3.605461">
            <text:p>3.605461</text:p>
          </table:table-cell>
          <table:table-cell office:value-type="float" office:value="3.879414">
            <text:p>3.879414</text:p>
          </table:table-cell>
          <table:table-cell office:value-type="float" office:value="3.771362">
            <text:p>3.771362</text:p>
          </table:table-cell>
          <table:table-cell office:value-type="float" office:value="4.239997">
            <text:p>4.239997</text:p>
          </table:table-cell>
          <table:table-cell table:formula="of:=[.B214]" office:value-type="float" office:value="0.5772496">
            <text:p>0.57724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09701">
            <text:p>0.5809701</text:p>
          </table:table-cell>
          <table:table-cell office:value-type="float" office:value="0.6906812">
            <text:p>0.6906812</text:p>
          </table:table-cell>
          <table:table-cell office:value-type="float" office:value="1.965213">
            <text:p>1.965213</text:p>
          </table:table-cell>
          <table:table-cell office:value-type="float" office:value="3.63916">
            <text:p>3.63916</text:p>
          </table:table-cell>
          <table:table-cell office:value-type="float" office:value="3.898598">
            <text:p>3.898598</text:p>
          </table:table-cell>
          <table:table-cell office:value-type="float" office:value="3.794802">
            <text:p>3.794802</text:p>
          </table:table-cell>
          <table:table-cell office:value-type="float" office:value="4.259997">
            <text:p>4.259997</text:p>
          </table:table-cell>
          <table:table-cell table:formula="of:=[.B215]" office:value-type="float" office:value="0.5809701">
            <text:p>0.5809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52029">
            <text:p>0.5852029</text:p>
          </table:table-cell>
          <table:table-cell office:value-type="float" office:value="0.6884986">
            <text:p>0.6884986</text:p>
          </table:table-cell>
          <table:table-cell office:value-type="float" office:value="1.974427">
            <text:p>1.974427</text:p>
          </table:table-cell>
          <table:table-cell office:value-type="float" office:value="3.673138">
            <text:p>3.673138</text:p>
          </table:table-cell>
          <table:table-cell office:value-type="float" office:value="3.917842">
            <text:p>3.917842</text:p>
          </table:table-cell>
          <table:table-cell office:value-type="float" office:value="3.818149">
            <text:p>3.818149</text:p>
          </table:table-cell>
          <table:table-cell office:value-type="float" office:value="4.279997">
            <text:p>4.279997</text:p>
          </table:table-cell>
          <table:table-cell table:formula="of:=[.B216]" office:value-type="float" office:value="0.5852029">
            <text:p>0.5852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7838">
            <text:p>0.5897838</text:p>
          </table:table-cell>
          <table:table-cell office:value-type="float" office:value="0.6862217">
            <text:p>0.6862217</text:p>
          </table:table-cell>
          <table:table-cell office:value-type="float" office:value="1.98322">
            <text:p>1.98322</text:p>
          </table:table-cell>
          <table:table-cell office:value-type="float" office:value="3.706224">
            <text:p>3.706224</text:p>
          </table:table-cell>
          <table:table-cell office:value-type="float" office:value="3.937719">
            <text:p>3.937719</text:p>
          </table:table-cell>
          <table:table-cell office:value-type="float" office:value="3.841301">
            <text:p>3.841301</text:p>
          </table:table-cell>
          <table:table-cell office:value-type="float" office:value="4.299997">
            <text:p>4.299997</text:p>
          </table:table-cell>
          <table:table-cell table:formula="of:=[.B217]" office:value-type="float" office:value="0.5897838">
            <text:p>0.5897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42565">
            <text:p>0.5942565</text:p>
          </table:table-cell>
          <table:table-cell office:value-type="float" office:value="0.6852843">
            <text:p>0.6852843</text:p>
          </table:table-cell>
          <table:table-cell office:value-type="float" office:value="1.992242">
            <text:p>1.992242</text:p>
          </table:table-cell>
          <table:table-cell office:value-type="float" office:value="3.738133">
            <text:p>3.738133</text:p>
          </table:table-cell>
          <table:table-cell office:value-type="float" office:value="3.959751">
            <text:p>3.959751</text:p>
          </table:table-cell>
          <table:table-cell office:value-type="float" office:value="3.863428">
            <text:p>3.863428</text:p>
          </table:table-cell>
          <table:table-cell office:value-type="float" office:value="4.319997">
            <text:p>4.319997</text:p>
          </table:table-cell>
          <table:table-cell table:formula="of:=[.B218]" office:value-type="float" office:value="0.5942565">
            <text:p>0.5942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83199">
            <text:p>0.5983199</text:p>
          </table:table-cell>
          <table:table-cell office:value-type="float" office:value="0.6839533">
            <text:p>0.6839533</text:p>
          </table:table-cell>
          <table:table-cell office:value-type="float" office:value="2.00154">
            <text:p>2.00154</text:p>
          </table:table-cell>
          <table:table-cell office:value-type="float" office:value="3.768633">
            <text:p>3.768633</text:p>
          </table:table-cell>
          <table:table-cell office:value-type="float" office:value="3.982271">
            <text:p>3.982271</text:p>
          </table:table-cell>
          <table:table-cell office:value-type="float" office:value="3.885333">
            <text:p>3.885333</text:p>
          </table:table-cell>
          <table:table-cell office:value-type="float" office:value="4.339997">
            <text:p>4.339997</text:p>
          </table:table-cell>
          <table:table-cell table:formula="of:=[.B219]" office:value-type="float" office:value="0.5983199">
            <text:p>0.59831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19215">
            <text:p>0.6019215</text:p>
          </table:table-cell>
          <table:table-cell office:value-type="float" office:value="0.6843583">
            <text:p>0.6843583</text:p>
          </table:table-cell>
          <table:table-cell office:value-type="float" office:value="2.011253">
            <text:p>2.011253</text:p>
          </table:table-cell>
          <table:table-cell office:value-type="float" office:value="3.798375">
            <text:p>3.798375</text:p>
          </table:table-cell>
          <table:table-cell office:value-type="float" office:value="4.005027">
            <text:p>4.005027</text:p>
          </table:table-cell>
          <table:table-cell office:value-type="float" office:value="3.907092">
            <text:p>3.907092</text:p>
          </table:table-cell>
          <table:table-cell office:value-type="float" office:value="4.359997">
            <text:p>4.359997</text:p>
          </table:table-cell>
          <table:table-cell table:formula="of:=[.B220]" office:value-type="float" office:value="0.6019215">
            <text:p>0.6019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3154">
            <text:p>0.6053154</text:p>
          </table:table-cell>
          <table:table-cell office:value-type="float" office:value="0.6847679">
            <text:p>0.6847679</text:p>
          </table:table-cell>
          <table:table-cell office:value-type="float" office:value="2.021473">
            <text:p>2.021473</text:p>
          </table:table-cell>
          <table:table-cell office:value-type="float" office:value="3.829296">
            <text:p>3.829296</text:p>
          </table:table-cell>
          <table:table-cell office:value-type="float" office:value="4.026681">
            <text:p>4.026681</text:p>
          </table:table-cell>
          <table:table-cell office:value-type="float" office:value="3.929163">
            <text:p>3.929163</text:p>
          </table:table-cell>
          <table:table-cell office:value-type="float" office:value="4.379997">
            <text:p>4.379997</text:p>
          </table:table-cell>
          <table:table-cell table:formula="of:=[.B221]" office:value-type="float" office:value="0.6053154">
            <text:p>0.60531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81802">
            <text:p>0.6081802</text:p>
          </table:table-cell>
          <table:table-cell office:value-type="float" office:value="0.6863465">
            <text:p>0.6863465</text:p>
          </table:table-cell>
          <table:table-cell office:value-type="float" office:value="2.032179">
            <text:p>2.032179</text:p>
          </table:table-cell>
          <table:table-cell office:value-type="float" office:value="3.86112">
            <text:p>3.86112</text:p>
          </table:table-cell>
          <table:table-cell office:value-type="float" office:value="4.047356">
            <text:p>4.047356</text:p>
          </table:table-cell>
          <table:table-cell office:value-type="float" office:value="3.951626">
            <text:p>3.951626</text:p>
          </table:table-cell>
          <table:table-cell office:value-type="float" office:value="4.399997">
            <text:p>4.399997</text:p>
          </table:table-cell>
          <table:table-cell table:formula="of:=[.B222]" office:value-type="float" office:value="0.6081802">
            <text:p>0.6081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00274">
            <text:p>0.6100274</text:p>
          </table:table-cell>
          <table:table-cell office:value-type="float" office:value="0.6878868">
            <text:p>0.6878868</text:p>
          </table:table-cell>
          <table:table-cell office:value-type="float" office:value="2.043535">
            <text:p>2.043535</text:p>
          </table:table-cell>
          <table:table-cell office:value-type="float" office:value="3.891998">
            <text:p>3.891998</text:p>
          </table:table-cell>
          <table:table-cell office:value-type="float" office:value="4.067465">
            <text:p>4.067465</text:p>
          </table:table-cell>
          <table:table-cell office:value-type="float" office:value="3.973964">
            <text:p>3.973964</text:p>
          </table:table-cell>
          <table:table-cell office:value-type="float" office:value="4.419997">
            <text:p>4.419997</text:p>
          </table:table-cell>
          <table:table-cell table:formula="of:=[.B223]" office:value-type="float" office:value="0.6100274">
            <text:p>0.6100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1655">
            <text:p>0.6111655</text:p>
          </table:table-cell>
          <table:table-cell office:value-type="float" office:value="0.6904321">
            <text:p>0.6904321</text:p>
          </table:table-cell>
          <table:table-cell office:value-type="float" office:value="2.055317">
            <text:p>2.055317</text:p>
          </table:table-cell>
          <table:table-cell office:value-type="float" office:value="3.920505">
            <text:p>3.920505</text:p>
          </table:table-cell>
          <table:table-cell office:value-type="float" office:value="4.08775">
            <text:p>4.08775</text:p>
          </table:table-cell>
          <table:table-cell office:value-type="float" office:value="3.996408">
            <text:p>3.996408</text:p>
          </table:table-cell>
          <table:table-cell office:value-type="float" office:value="4.439997">
            <text:p>4.439997</text:p>
          </table:table-cell>
          <table:table-cell table:formula="of:=[.B224]" office:value-type="float" office:value="0.6111655">
            <text:p>0.61116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7388">
            <text:p>0.6117388</text:p>
          </table:table-cell>
          <table:table-cell office:value-type="float" office:value="0.6927989">
            <text:p>0.6927989</text:p>
          </table:table-cell>
          <table:table-cell office:value-type="float" office:value="2.068174">
            <text:p>2.068174</text:p>
          </table:table-cell>
          <table:table-cell office:value-type="float" office:value="3.947801">
            <text:p>3.947801</text:p>
          </table:table-cell>
          <table:table-cell office:value-type="float" office:value="4.108971">
            <text:p>4.108971</text:p>
          </table:table-cell>
          <table:table-cell office:value-type="float" office:value="4.019485">
            <text:p>4.019485</text:p>
          </table:table-cell>
          <table:table-cell office:value-type="float" office:value="4.459997">
            <text:p>4.459997</text:p>
          </table:table-cell>
          <table:table-cell table:formula="of:=[.B225]" office:value-type="float" office:value="0.6117388">
            <text:p>0.6117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8269">
            <text:p>0.6118269</text:p>
          </table:table-cell>
          <table:table-cell office:value-type="float" office:value="0.6959587">
            <text:p>0.6959587</text:p>
          </table:table-cell>
          <table:table-cell office:value-type="float" office:value="2.082418">
            <text:p>2.082418</text:p>
          </table:table-cell>
          <table:table-cell office:value-type="float" office:value="3.975255">
            <text:p>3.975255</text:p>
          </table:table-cell>
          <table:table-cell office:value-type="float" office:value="4.131982">
            <text:p>4.131982</text:p>
          </table:table-cell>
          <table:table-cell office:value-type="float" office:value="4.04291">
            <text:p>4.04291</text:p>
          </table:table-cell>
          <table:table-cell office:value-type="float" office:value="4.479997">
            <text:p>4.479997</text:p>
          </table:table-cell>
          <table:table-cell table:formula="of:=[.B226]" office:value-type="float" office:value="0.6118269">
            <text:p>0.6118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1951">
            <text:p>0.6111951</text:p>
          </table:table-cell>
          <table:table-cell office:value-type="float" office:value="0.6992238">
            <text:p>0.6992238</text:p>
          </table:table-cell>
          <table:table-cell office:value-type="float" office:value="2.097174">
            <text:p>2.097174</text:p>
          </table:table-cell>
          <table:table-cell office:value-type="float" office:value="4.001348">
            <text:p>4.001348</text:p>
          </table:table-cell>
          <table:table-cell office:value-type="float" office:value="4.154917">
            <text:p>4.154917</text:p>
          </table:table-cell>
          <table:table-cell office:value-type="float" office:value="4.066609">
            <text:p>4.066609</text:p>
          </table:table-cell>
          <table:table-cell office:value-type="float" office:value="4.499997">
            <text:p>4.499997</text:p>
          </table:table-cell>
          <table:table-cell table:formula="of:=[.B227]" office:value-type="float" office:value="0.6111951">
            <text:p>0.61119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7712">
            <text:p>0.6097712</text:p>
          </table:table-cell>
          <table:table-cell office:value-type="float" office:value="0.7022541">
            <text:p>0.7022541</text:p>
          </table:table-cell>
          <table:table-cell office:value-type="float" office:value="2.111562">
            <text:p>2.111562</text:p>
          </table:table-cell>
          <table:table-cell office:value-type="float" office:value="4.02672">
            <text:p>4.02672</text:p>
          </table:table-cell>
          <table:table-cell office:value-type="float" office:value="4.178784">
            <text:p>4.178784</text:p>
          </table:table-cell>
          <table:table-cell office:value-type="float" office:value="4.090758">
            <text:p>4.090758</text:p>
          </table:table-cell>
          <table:table-cell office:value-type="float" office:value="4.519997">
            <text:p>4.519997</text:p>
          </table:table-cell>
          <table:table-cell table:formula="of:=[.B228]" office:value-type="float" office:value="0.6097712">
            <text:p>0.6097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918">
            <text:p>0.607918</text:p>
          </table:table-cell>
          <table:table-cell office:value-type="float" office:value="0.7043926">
            <text:p>0.7043926</text:p>
          </table:table-cell>
          <table:table-cell office:value-type="float" office:value="2.125133">
            <text:p>2.125133</text:p>
          </table:table-cell>
          <table:table-cell office:value-type="float" office:value="4.049953">
            <text:p>4.049953</text:p>
          </table:table-cell>
          <table:table-cell office:value-type="float" office:value="4.201925">
            <text:p>4.201925</text:p>
          </table:table-cell>
          <table:table-cell office:value-type="float" office:value="4.115447">
            <text:p>4.115447</text:p>
          </table:table-cell>
          <table:table-cell office:value-type="float" office:value="4.539997">
            <text:p>4.539997</text:p>
          </table:table-cell>
          <table:table-cell table:formula="of:=[.B229]" office:value-type="float" office:value="0.607918">
            <text:p>0.6079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56502">
            <text:p>0.6056502</text:p>
          </table:table-cell>
          <table:table-cell office:value-type="float" office:value="0.7066475">
            <text:p>0.7066475</text:p>
          </table:table-cell>
          <table:table-cell office:value-type="float" office:value="2.137498">
            <text:p>2.137498</text:p>
          </table:table-cell>
          <table:table-cell office:value-type="float" office:value="4.071397">
            <text:p>4.071397</text:p>
          </table:table-cell>
          <table:table-cell office:value-type="float" office:value="4.223949">
            <text:p>4.223949</text:p>
          </table:table-cell>
          <table:table-cell office:value-type="float" office:value="4.140446">
            <text:p>4.140446</text:p>
          </table:table-cell>
          <table:table-cell office:value-type="float" office:value="4.559997">
            <text:p>4.559997</text:p>
          </table:table-cell>
          <table:table-cell table:formula="of:=[.B230]" office:value-type="float" office:value="0.6056502">
            <text:p>0.60565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9004">
            <text:p>0.6029004</text:p>
          </table:table-cell>
          <table:table-cell office:value-type="float" office:value="0.7083377">
            <text:p>0.7083377</text:p>
          </table:table-cell>
          <table:table-cell office:value-type="float" office:value="2.14851">
            <text:p>2.14851</text:p>
          </table:table-cell>
          <table:table-cell office:value-type="float" office:value="4.091594">
            <text:p>4.091594</text:p>
          </table:table-cell>
          <table:table-cell office:value-type="float" office:value="4.245668">
            <text:p>4.245668</text:p>
          </table:table-cell>
          <table:table-cell office:value-type="float" office:value="4.165697">
            <text:p>4.165697</text:p>
          </table:table-cell>
          <table:table-cell office:value-type="float" office:value="4.579997">
            <text:p>4.579997</text:p>
          </table:table-cell>
          <table:table-cell table:formula="of:=[.B231]" office:value-type="float" office:value="0.6029004">
            <text:p>0.60290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8519">
            <text:p>0.5998519</text:p>
          </table:table-cell>
          <table:table-cell office:value-type="float" office:value="0.7086171">
            <text:p>0.7086171</text:p>
          </table:table-cell>
          <table:table-cell office:value-type="float" office:value="2.158588">
            <text:p>2.158588</text:p>
          </table:table-cell>
          <table:table-cell office:value-type="float" office:value="4.112274">
            <text:p>4.112274</text:p>
          </table:table-cell>
          <table:table-cell office:value-type="float" office:value="4.267929">
            <text:p>4.267929</text:p>
          </table:table-cell>
          <table:table-cell office:value-type="float" office:value="4.190553">
            <text:p>4.190553</text:p>
          </table:table-cell>
          <table:table-cell office:value-type="float" office:value="4.599997">
            <text:p>4.599997</text:p>
          </table:table-cell>
          <table:table-cell table:formula="of:=[.B232]" office:value-type="float" office:value="0.5998519">
            <text:p>0.5998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4205">
            <text:p>0.5964205</text:p>
          </table:table-cell>
          <table:table-cell office:value-type="float" office:value="0.7089126">
            <text:p>0.7089126</text:p>
          </table:table-cell>
          <table:table-cell office:value-type="float" office:value="2.168014">
            <text:p>2.168014</text:p>
          </table:table-cell>
          <table:table-cell office:value-type="float" office:value="4.130763">
            <text:p>4.130763</text:p>
          </table:table-cell>
          <table:table-cell office:value-type="float" office:value="4.291012">
            <text:p>4.291012</text:p>
          </table:table-cell>
          <table:table-cell office:value-type="float" office:value="4.215332">
            <text:p>4.215332</text:p>
          </table:table-cell>
          <table:table-cell office:value-type="float" office:value="4.619997">
            <text:p>4.619997</text:p>
          </table:table-cell>
          <table:table-cell table:formula="of:=[.B233]" office:value-type="float" office:value="0.5964205">
            <text:p>0.59642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19639">
            <text:p>0.5919639</text:p>
          </table:table-cell>
          <table:table-cell office:value-type="float" office:value="0.709508">
            <text:p>0.709508</text:p>
          </table:table-cell>
          <table:table-cell office:value-type="float" office:value="2.1775">
            <text:p>2.1775</text:p>
          </table:table-cell>
          <table:table-cell office:value-type="float" office:value="4.147339">
            <text:p>4.147339</text:p>
          </table:table-cell>
          <table:table-cell office:value-type="float" office:value="4.316242">
            <text:p>4.316242</text:p>
          </table:table-cell>
          <table:table-cell office:value-type="float" office:value="4.239221">
            <text:p>4.239221</text:p>
          </table:table-cell>
          <table:table-cell office:value-type="float" office:value="4.639997">
            <text:p>4.639997</text:p>
          </table:table-cell>
          <table:table-cell table:formula="of:=[.B234]" office:value-type="float" office:value="0.5919639">
            <text:p>0.5919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72135">
            <text:p>0.5872135</text:p>
          </table:table-cell>
          <table:table-cell office:value-type="float" office:value="0.7090804">
            <text:p>0.7090804</text:p>
          </table:table-cell>
          <table:table-cell office:value-type="float" office:value="2.187554">
            <text:p>2.187554</text:p>
          </table:table-cell>
          <table:table-cell office:value-type="float" office:value="4.163432">
            <text:p>4.163432</text:p>
          </table:table-cell>
          <table:table-cell office:value-type="float" office:value="4.34152">
            <text:p>4.34152</text:p>
          </table:table-cell>
          <table:table-cell office:value-type="float" office:value="4.261814">
            <text:p>4.261814</text:p>
          </table:table-cell>
          <table:table-cell office:value-type="float" office:value="4.659997">
            <text:p>4.659997</text:p>
          </table:table-cell>
          <table:table-cell table:formula="of:=[.B235]" office:value-type="float" office:value="0.5872135">
            <text:p>0.58721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26454">
            <text:p>0.5826454</text:p>
          </table:table-cell>
          <table:table-cell office:value-type="float" office:value="0.7091453">
            <text:p>0.7091453</text:p>
          </table:table-cell>
          <table:table-cell office:value-type="float" office:value="2.198096">
            <text:p>2.198096</text:p>
          </table:table-cell>
          <table:table-cell office:value-type="float" office:value="4.180472">
            <text:p>4.180472</text:p>
          </table:table-cell>
          <table:table-cell office:value-type="float" office:value="4.366494">
            <text:p>4.366494</text:p>
          </table:table-cell>
          <table:table-cell office:value-type="float" office:value="4.284169">
            <text:p>4.284169</text:p>
          </table:table-cell>
          <table:table-cell office:value-type="float" office:value="4.679996">
            <text:p>4.679996</text:p>
          </table:table-cell>
          <table:table-cell table:formula="of:=[.B236]" office:value-type="float" office:value="0.5826454">
            <text:p>0.58264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86561">
            <text:p>0.5786561</text:p>
          </table:table-cell>
          <table:table-cell office:value-type="float" office:value="0.7091792">
            <text:p>0.7091792</text:p>
          </table:table-cell>
          <table:table-cell office:value-type="float" office:value="2.209254">
            <text:p>2.209254</text:p>
          </table:table-cell>
          <table:table-cell office:value-type="float" office:value="4.197539">
            <text:p>4.197539</text:p>
          </table:table-cell>
          <table:table-cell office:value-type="float" office:value="4.390077">
            <text:p>4.390077</text:p>
          </table:table-cell>
          <table:table-cell office:value-type="float" office:value="4.306202">
            <text:p>4.306202</text:p>
          </table:table-cell>
          <table:table-cell office:value-type="float" office:value="4.699996">
            <text:p>4.699996</text:p>
          </table:table-cell>
          <table:table-cell table:formula="of:=[.B237]" office:value-type="float" office:value="0.5786561">
            <text:p>0.57865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1725">
            <text:p>0.5751725</text:p>
          </table:table-cell>
          <table:table-cell office:value-type="float" office:value="0.7087592">
            <text:p>0.7087592</text:p>
          </table:table-cell>
          <table:table-cell office:value-type="float" office:value="2.221115">
            <text:p>2.221115</text:p>
          </table:table-cell>
          <table:table-cell office:value-type="float" office:value="4.215778">
            <text:p>4.215778</text:p>
          </table:table-cell>
          <table:table-cell office:value-type="float" office:value="4.411236">
            <text:p>4.411236</text:p>
          </table:table-cell>
          <table:table-cell office:value-type="float" office:value="4.328391">
            <text:p>4.328391</text:p>
          </table:table-cell>
          <table:table-cell office:value-type="float" office:value="4.719996">
            <text:p>4.719996</text:p>
          </table:table-cell>
          <table:table-cell table:formula="of:=[.B238]" office:value-type="float" office:value="0.5751725">
            <text:p>0.57517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18679">
            <text:p>0.5718679</text:p>
          </table:table-cell>
          <table:table-cell office:value-type="float" office:value="0.7085603">
            <text:p>0.7085603</text:p>
          </table:table-cell>
          <table:table-cell office:value-type="float" office:value="2.233519">
            <text:p>2.233519</text:p>
          </table:table-cell>
          <table:table-cell office:value-type="float" office:value="4.234904">
            <text:p>4.234904</text:p>
          </table:table-cell>
          <table:table-cell office:value-type="float" office:value="4.431132">
            <text:p>4.431132</text:p>
          </table:table-cell>
          <table:table-cell office:value-type="float" office:value="4.350556">
            <text:p>4.350556</text:p>
          </table:table-cell>
          <table:table-cell office:value-type="float" office:value="4.739996">
            <text:p>4.739996</text:p>
          </table:table-cell>
          <table:table-cell table:formula="of:=[.B239]" office:value-type="float" office:value="0.5718679">
            <text:p>0.57186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93264">
            <text:p>0.5693264</text:p>
          </table:table-cell>
          <table:table-cell office:value-type="float" office:value="0.7084118">
            <text:p>0.7084118</text:p>
          </table:table-cell>
          <table:table-cell office:value-type="float" office:value="2.246967">
            <text:p>2.246967</text:p>
          </table:table-cell>
          <table:table-cell office:value-type="float" office:value="4.254353">
            <text:p>4.254353</text:p>
          </table:table-cell>
          <table:table-cell office:value-type="float" office:value="4.450178">
            <text:p>4.450178</text:p>
          </table:table-cell>
          <table:table-cell office:value-type="float" office:value="4.37279">
            <text:p>4.37279</text:p>
          </table:table-cell>
          <table:table-cell office:value-type="float" office:value="4.759996">
            <text:p>4.759996</text:p>
          </table:table-cell>
          <table:table-cell table:formula="of:=[.B240]" office:value-type="float" office:value="0.5693264">
            <text:p>0.5693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77468">
            <text:p>0.5677468</text:p>
          </table:table-cell>
          <table:table-cell office:value-type="float" office:value="0.7077195">
            <text:p>0.7077195</text:p>
          </table:table-cell>
          <table:table-cell office:value-type="float" office:value="2.260956">
            <text:p>2.260956</text:p>
          </table:table-cell>
          <table:table-cell office:value-type="float" office:value="4.273362">
            <text:p>4.273362</text:p>
          </table:table-cell>
          <table:table-cell office:value-type="float" office:value="4.469494">
            <text:p>4.469494</text:p>
          </table:table-cell>
          <table:table-cell office:value-type="float" office:value="4.395455">
            <text:p>4.395455</text:p>
          </table:table-cell>
          <table:table-cell office:value-type="float" office:value="4.779996">
            <text:p>4.779996</text:p>
          </table:table-cell>
          <table:table-cell table:formula="of:=[.B241]" office:value-type="float" office:value="0.5677468">
            <text:p>0.56774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77671">
            <text:p>0.5677671</text:p>
          </table:table-cell>
          <table:table-cell office:value-type="float" office:value="0.7070363">
            <text:p>0.7070363</text:p>
          </table:table-cell>
          <table:table-cell office:value-type="float" office:value="2.275686">
            <text:p>2.275686</text:p>
          </table:table-cell>
          <table:table-cell office:value-type="float" office:value="4.292833">
            <text:p>4.292833</text:p>
          </table:table-cell>
          <table:table-cell office:value-type="float" office:value="4.489067">
            <text:p>4.489067</text:p>
          </table:table-cell>
          <table:table-cell office:value-type="float" office:value="4.418559">
            <text:p>4.418559</text:p>
          </table:table-cell>
          <table:table-cell office:value-type="float" office:value="4.799996">
            <text:p>4.799996</text:p>
          </table:table-cell>
          <table:table-cell table:formula="of:=[.B242]" office:value-type="float" office:value="0.5677671">
            <text:p>0.56776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692244">
            <text:p>0.5692244</text:p>
          </table:table-cell>
          <table:table-cell office:value-type="float" office:value="0.7060287">
            <text:p>0.7060287</text:p>
          </table:table-cell>
          <table:table-cell office:value-type="float" office:value="2.290741">
            <text:p>2.290741</text:p>
          </table:table-cell>
          <table:table-cell office:value-type="float" office:value="4.313557">
            <text:p>4.313557</text:p>
          </table:table-cell>
          <table:table-cell office:value-type="float" office:value="4.508756">
            <text:p>4.508756</text:p>
          </table:table-cell>
          <table:table-cell office:value-type="float" office:value="4.441916">
            <text:p>4.441916</text:p>
          </table:table-cell>
          <table:table-cell office:value-type="float" office:value="4.819996">
            <text:p>4.819996</text:p>
          </table:table-cell>
          <table:table-cell table:formula="of:=[.B243]" office:value-type="float" office:value="0.5692244">
            <text:p>0.5692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16197">
            <text:p>0.5716197</text:p>
          </table:table-cell>
          <table:table-cell office:value-type="float" office:value="0.704891">
            <text:p>0.704891</text:p>
          </table:table-cell>
          <table:table-cell office:value-type="float" office:value="2.305867">
            <text:p>2.305867</text:p>
          </table:table-cell>
          <table:table-cell office:value-type="float" office:value="4.335921">
            <text:p>4.335921</text:p>
          </table:table-cell>
          <table:table-cell office:value-type="float" office:value="4.529702">
            <text:p>4.529702</text:p>
          </table:table-cell>
          <table:table-cell office:value-type="float" office:value="4.465509">
            <text:p>4.465509</text:p>
          </table:table-cell>
          <table:table-cell office:value-type="float" office:value="4.839996">
            <text:p>4.839996</text:p>
          </table:table-cell>
          <table:table-cell table:formula="of:=[.B244]" office:value-type="float" office:value="0.5716197">
            <text:p>0.57161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50234">
            <text:p>0.5750234</text:p>
          </table:table-cell>
          <table:table-cell office:value-type="float" office:value="0.7034741">
            <text:p>0.7034741</text:p>
          </table:table-cell>
          <table:table-cell office:value-type="float" office:value="2.320302">
            <text:p>2.320302</text:p>
          </table:table-cell>
          <table:table-cell office:value-type="float" office:value="4.361802">
            <text:p>4.361802</text:p>
          </table:table-cell>
          <table:table-cell office:value-type="float" office:value="4.550757">
            <text:p>4.550757</text:p>
          </table:table-cell>
          <table:table-cell office:value-type="float" office:value="4.489295">
            <text:p>4.489295</text:p>
          </table:table-cell>
          <table:table-cell office:value-type="float" office:value="4.859996">
            <text:p>4.859996</text:p>
          </table:table-cell>
          <table:table-cell table:formula="of:=[.B245]" office:value-type="float" office:value="0.5750234">
            <text:p>0.57502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93774">
            <text:p>0.5793774</text:p>
          </table:table-cell>
          <table:table-cell office:value-type="float" office:value="0.7017485">
            <text:p>0.7017485</text:p>
          </table:table-cell>
          <table:table-cell office:value-type="float" office:value="2.333381">
            <text:p>2.333381</text:p>
          </table:table-cell>
          <table:table-cell office:value-type="float" office:value="4.390341">
            <text:p>4.390341</text:p>
          </table:table-cell>
          <table:table-cell office:value-type="float" office:value="4.57104">
            <text:p>4.57104</text:p>
          </table:table-cell>
          <table:table-cell office:value-type="float" office:value="4.513153">
            <text:p>4.513153</text:p>
          </table:table-cell>
          <table:table-cell office:value-type="float" office:value="4.879996">
            <text:p>4.879996</text:p>
          </table:table-cell>
          <table:table-cell table:formula="of:=[.B246]" office:value-type="float" office:value="0.5793774">
            <text:p>0.5793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3565">
            <text:p>0.5843565</text:p>
          </table:table-cell>
          <table:table-cell office:value-type="float" office:value="0.6991328">
            <text:p>0.6991328</text:p>
          </table:table-cell>
          <table:table-cell office:value-type="float" office:value="2.345358">
            <text:p>2.345358</text:p>
          </table:table-cell>
          <table:table-cell office:value-type="float" office:value="4.420456">
            <text:p>4.420456</text:p>
          </table:table-cell>
          <table:table-cell office:value-type="float" office:value="4.590356">
            <text:p>4.590356</text:p>
          </table:table-cell>
          <table:table-cell office:value-type="float" office:value="4.536837">
            <text:p>4.536837</text:p>
          </table:table-cell>
          <table:table-cell office:value-type="float" office:value="4.899996">
            <text:p>4.899996</text:p>
          </table:table-cell>
          <table:table-cell table:formula="of:=[.B247]" office:value-type="float" office:value="0.5843565">
            <text:p>0.58435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97924">
            <text:p>0.5897924</text:p>
          </table:table-cell>
          <table:table-cell office:value-type="float" office:value="0.6967285">
            <text:p>0.6967285</text:p>
          </table:table-cell>
          <table:table-cell office:value-type="float" office:value="2.356532">
            <text:p>2.356532</text:p>
          </table:table-cell>
          <table:table-cell office:value-type="float" office:value="4.449872">
            <text:p>4.449872</text:p>
          </table:table-cell>
          <table:table-cell office:value-type="float" office:value="4.60922">
            <text:p>4.60922</text:p>
          </table:table-cell>
          <table:table-cell office:value-type="float" office:value="4.560347">
            <text:p>4.560347</text:p>
          </table:table-cell>
          <table:table-cell office:value-type="float" office:value="4.919996">
            <text:p>4.919996</text:p>
          </table:table-cell>
          <table:table-cell table:formula="of:=[.B248]" office:value-type="float" office:value="0.5897924">
            <text:p>0.5897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6717">
            <text:p>0.5956717</text:p>
          </table:table-cell>
          <table:table-cell office:value-type="float" office:value="0.6942258">
            <text:p>0.6942258</text:p>
          </table:table-cell>
          <table:table-cell office:value-type="float" office:value="2.366987">
            <text:p>2.366987</text:p>
          </table:table-cell>
          <table:table-cell office:value-type="float" office:value="4.477374">
            <text:p>4.477374</text:p>
          </table:table-cell>
          <table:table-cell office:value-type="float" office:value="4.62788">
            <text:p>4.62788</text:p>
          </table:table-cell>
          <table:table-cell office:value-type="float" office:value="4.583658">
            <text:p>4.583658</text:p>
          </table:table-cell>
          <table:table-cell office:value-type="float" office:value="4.939996">
            <text:p>4.939996</text:p>
          </table:table-cell>
          <table:table-cell table:formula="of:=[.B249]" office:value-type="float" office:value="0.5956717">
            <text:p>0.5956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14386">
            <text:p>0.6014386</text:p>
          </table:table-cell>
          <table:table-cell office:value-type="float" office:value="0.6911803">
            <text:p>0.6911803</text:p>
          </table:table-cell>
          <table:table-cell office:value-type="float" office:value="2.376785">
            <text:p>2.376785</text:p>
          </table:table-cell>
          <table:table-cell office:value-type="float" office:value="4.501542">
            <text:p>4.501542</text:p>
          </table:table-cell>
          <table:table-cell office:value-type="float" office:value="4.648069">
            <text:p>4.648069</text:p>
          </table:table-cell>
          <table:table-cell office:value-type="float" office:value="4.606644">
            <text:p>4.606644</text:p>
          </table:table-cell>
          <table:table-cell office:value-type="float" office:value="4.959996">
            <text:p>4.959996</text:p>
          </table:table-cell>
          <table:table-cell table:formula="of:=[.B250]" office:value-type="float" office:value="0.6014386">
            <text:p>0.6014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67731">
            <text:p>0.6067731</text:p>
          </table:table-cell>
          <table:table-cell office:value-type="float" office:value="0.6885324">
            <text:p>0.6885324</text:p>
          </table:table-cell>
          <table:table-cell office:value-type="float" office:value="2.386341">
            <text:p>2.386341</text:p>
          </table:table-cell>
          <table:table-cell office:value-type="float" office:value="4.522048">
            <text:p>4.522048</text:p>
          </table:table-cell>
          <table:table-cell office:value-type="float" office:value="4.670661">
            <text:p>4.670661</text:p>
          </table:table-cell>
          <table:table-cell office:value-type="float" office:value="4.628819">
            <text:p>4.628819</text:p>
          </table:table-cell>
          <table:table-cell office:value-type="float" office:value="4.979996">
            <text:p>4.979996</text:p>
          </table:table-cell>
          <table:table-cell table:formula="of:=[.B251]" office:value-type="float" office:value="0.6067731">
            <text:p>0.606773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1169">
            <text:p>0.61169</text:p>
          </table:table-cell>
          <table:table-cell office:value-type="float" office:value="0.6860706">
            <text:p>0.6860706</text:p>
          </table:table-cell>
          <table:table-cell office:value-type="float" office:value="2.396414">
            <text:p>2.396414</text:p>
          </table:table-cell>
          <table:table-cell office:value-type="float" office:value="4.538695">
            <text:p>4.538695</text:p>
          </table:table-cell>
          <table:table-cell office:value-type="float" office:value="4.694211">
            <text:p>4.694211</text:p>
          </table:table-cell>
          <table:table-cell office:value-type="float" office:value="4.650761">
            <text:p>4.650761</text:p>
          </table:table-cell>
          <table:table-cell office:value-type="float" office:value="4.999996">
            <text:p>4.999996</text:p>
          </table:table-cell>
          <table:table-cell table:formula="of:=[.B252]" office:value-type="float" office:value="0.61169">
            <text:p>0.61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3623">
            <text:p>0.6163623</text:p>
          </table:table-cell>
          <table:table-cell office:value-type="float" office:value="0.6845428">
            <text:p>0.6845428</text:p>
          </table:table-cell>
          <table:table-cell office:value-type="float" office:value="2.4072">
            <text:p>2.4072</text:p>
          </table:table-cell>
          <table:table-cell office:value-type="float" office:value="4.552595">
            <text:p>4.552595</text:p>
          </table:table-cell>
          <table:table-cell office:value-type="float" office:value="4.716721">
            <text:p>4.716721</text:p>
          </table:table-cell>
          <table:table-cell office:value-type="float" office:value="4.672866">
            <text:p>4.672866</text:p>
          </table:table-cell>
          <table:table-cell office:value-type="float" office:value="5.019996">
            <text:p>5.019996</text:p>
          </table:table-cell>
          <table:table-cell table:formula="of:=[.B253]" office:value-type="float" office:value="0.6163623">
            <text:p>0.6163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5114">
            <text:p>0.6205114</text:p>
          </table:table-cell>
          <table:table-cell office:value-type="float" office:value="0.6827748">
            <text:p>0.6827748</text:p>
          </table:table-cell>
          <table:table-cell office:value-type="float" office:value="2.41855">
            <text:p>2.41855</text:p>
          </table:table-cell>
          <table:table-cell office:value-type="float" office:value="4.566184">
            <text:p>4.566184</text:p>
          </table:table-cell>
          <table:table-cell office:value-type="float" office:value="4.737855">
            <text:p>4.737855</text:p>
          </table:table-cell>
          <table:table-cell office:value-type="float" office:value="4.695267">
            <text:p>4.695267</text:p>
          </table:table-cell>
          <table:table-cell office:value-type="float" office:value="5.039996">
            <text:p>5.039996</text:p>
          </table:table-cell>
          <table:table-cell table:formula="of:=[.B254]" office:value-type="float" office:value="0.6205114">
            <text:p>0.62051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707">
            <text:p>0.623707</text:p>
          </table:table-cell>
          <table:table-cell office:value-type="float" office:value="0.6821847">
            <text:p>0.6821847</text:p>
          </table:table-cell>
          <table:table-cell office:value-type="float" office:value="2.430312">
            <text:p>2.430312</text:p>
          </table:table-cell>
          <table:table-cell office:value-type="float" office:value="4.581183">
            <text:p>4.581183</text:p>
          </table:table-cell>
          <table:table-cell office:value-type="float" office:value="4.758069">
            <text:p>4.758069</text:p>
          </table:table-cell>
          <table:table-cell office:value-type="float" office:value="4.717402">
            <text:p>4.717402</text:p>
          </table:table-cell>
          <table:table-cell office:value-type="float" office:value="5.059996">
            <text:p>5.059996</text:p>
          </table:table-cell>
          <table:table-cell table:formula="of:=[.B255]" office:value-type="float" office:value="0.623707">
            <text:p>0.623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1286">
            <text:p>0.6261286</text:p>
          </table:table-cell>
          <table:table-cell office:value-type="float" office:value="0.6813951">
            <text:p>0.6813951</text:p>
          </table:table-cell>
          <table:table-cell office:value-type="float" office:value="2.442581">
            <text:p>2.442581</text:p>
          </table:table-cell>
          <table:table-cell office:value-type="float" office:value="4.597119">
            <text:p>4.597119</text:p>
          </table:table-cell>
          <table:table-cell office:value-type="float" office:value="4.77767">
            <text:p>4.77767</text:p>
          </table:table-cell>
          <table:table-cell office:value-type="float" office:value="4.739671">
            <text:p>4.739671</text:p>
          </table:table-cell>
          <table:table-cell office:value-type="float" office:value="5.079996">
            <text:p>5.079996</text:p>
          </table:table-cell>
          <table:table-cell table:formula="of:=[.B256]" office:value-type="float" office:value="0.6261286">
            <text:p>0.6261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8793">
            <text:p>0.6278793</text:p>
          </table:table-cell>
          <table:table-cell office:value-type="float" office:value="0.6817374">
            <text:p>0.6817374</text:p>
          </table:table-cell>
          <table:table-cell office:value-type="float" office:value="2.455171">
            <text:p>2.455171</text:p>
          </table:table-cell>
          <table:table-cell office:value-type="float" office:value="4.614455">
            <text:p>4.614455</text:p>
          </table:table-cell>
          <table:table-cell office:value-type="float" office:value="4.797855">
            <text:p>4.797855</text:p>
          </table:table-cell>
          <table:table-cell office:value-type="float" office:value="4.762652">
            <text:p>4.762652</text:p>
          </table:table-cell>
          <table:table-cell office:value-type="float" office:value="5.099996">
            <text:p>5.099996</text:p>
          </table:table-cell>
          <table:table-cell table:formula="of:=[.B257]" office:value-type="float" office:value="0.6278793">
            <text:p>0.62787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1882">
            <text:p>0.6291882</text:p>
          </table:table-cell>
          <table:table-cell office:value-type="float" office:value="0.6823224">
            <text:p>0.6823224</text:p>
          </table:table-cell>
          <table:table-cell office:value-type="float" office:value="2.469426">
            <text:p>2.469426</text:p>
          </table:table-cell>
          <table:table-cell office:value-type="float" office:value="4.634433">
            <text:p>4.634433</text:p>
          </table:table-cell>
          <table:table-cell office:value-type="float" office:value="4.81947">
            <text:p>4.81947</text:p>
          </table:table-cell>
          <table:table-cell office:value-type="float" office:value="4.786272">
            <text:p>4.786272</text:p>
          </table:table-cell>
          <table:table-cell office:value-type="float" office:value="5.119996">
            <text:p>5.119996</text:p>
          </table:table-cell>
          <table:table-cell table:formula="of:=[.B258]" office:value-type="float" office:value="0.6291882">
            <text:p>0.6291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6147">
            <text:p>0.6296147</text:p>
          </table:table-cell>
          <table:table-cell office:value-type="float" office:value="0.6842682">
            <text:p>0.6842682</text:p>
          </table:table-cell>
          <table:table-cell office:value-type="float" office:value="2.484549">
            <text:p>2.484549</text:p>
          </table:table-cell>
          <table:table-cell office:value-type="float" office:value="4.657893">
            <text:p>4.657893</text:p>
          </table:table-cell>
          <table:table-cell office:value-type="float" office:value="4.842726">
            <text:p>4.842726</text:p>
          </table:table-cell>
          <table:table-cell office:value-type="float" office:value="4.810214">
            <text:p>4.810214</text:p>
          </table:table-cell>
          <table:table-cell office:value-type="float" office:value="5.139996">
            <text:p>5.139996</text:p>
          </table:table-cell>
          <table:table-cell table:formula="of:=[.B259]" office:value-type="float" office:value="0.6296147">
            <text:p>0.6296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3989">
            <text:p>0.6293989</text:p>
          </table:table-cell>
          <table:table-cell office:value-type="float" office:value="0.6862174">
            <text:p>0.6862174</text:p>
          </table:table-cell>
          <table:table-cell office:value-type="float" office:value="2.499155">
            <text:p>2.499155</text:p>
          </table:table-cell>
          <table:table-cell office:value-type="float" office:value="4.685481">
            <text:p>4.685481</text:p>
          </table:table-cell>
          <table:table-cell office:value-type="float" office:value="4.867032">
            <text:p>4.867032</text:p>
          </table:table-cell>
          <table:table-cell office:value-type="float" office:value="4.834578">
            <text:p>4.834578</text:p>
          </table:table-cell>
          <table:table-cell office:value-type="float" office:value="5.159996">
            <text:p>5.159996</text:p>
          </table:table-cell>
          <table:table-cell table:formula="of:=[.B260]" office:value-type="float" office:value="0.6293989">
            <text:p>0.62939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7372">
            <text:p>0.6287372</text:p>
          </table:table-cell>
          <table:table-cell office:value-type="float" office:value="0.689278">
            <text:p>0.689278</text:p>
          </table:table-cell>
          <table:table-cell office:value-type="float" office:value="2.512887">
            <text:p>2.512887</text:p>
          </table:table-cell>
          <table:table-cell office:value-type="float" office:value="4.716036">
            <text:p>4.716036</text:p>
          </table:table-cell>
          <table:table-cell office:value-type="float" office:value="4.891018">
            <text:p>4.891018</text:p>
          </table:table-cell>
          <table:table-cell office:value-type="float" office:value="4.859237">
            <text:p>4.859237</text:p>
          </table:table-cell>
          <table:table-cell office:value-type="float" office:value="5.179996">
            <text:p>5.179996</text:p>
          </table:table-cell>
          <table:table-cell table:formula="of:=[.B261]" office:value-type="float" office:value="0.6287372">
            <text:p>0.6287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48">
            <text:p>0.62748</text:p>
          </table:table-cell>
          <table:table-cell office:value-type="float" office:value="0.6923001">
            <text:p>0.6923001</text:p>
          </table:table-cell>
          <table:table-cell office:value-type="float" office:value="2.525668">
            <text:p>2.525668</text:p>
          </table:table-cell>
          <table:table-cell office:value-type="float" office:value="4.746905">
            <text:p>4.746905</text:p>
          </table:table-cell>
          <table:table-cell office:value-type="float" office:value="4.913245">
            <text:p>4.913245</text:p>
          </table:table-cell>
          <table:table-cell office:value-type="float" office:value="4.884291">
            <text:p>4.884291</text:p>
          </table:table-cell>
          <table:table-cell office:value-type="float" office:value="5.199996">
            <text:p>5.199996</text:p>
          </table:table-cell>
          <table:table-cell table:formula="of:=[.B262]" office:value-type="float" office:value="0.62748">
            <text:p>0.627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7274">
            <text:p>0.6257274</text:p>
          </table:table-cell>
          <table:table-cell office:value-type="float" office:value="0.6962157">
            <text:p>0.6962157</text:p>
          </table:table-cell>
          <table:table-cell office:value-type="float" office:value="2.536874">
            <text:p>2.536874</text:p>
          </table:table-cell>
          <table:table-cell office:value-type="float" office:value="4.775898">
            <text:p>4.775898</text:p>
          </table:table-cell>
          <table:table-cell office:value-type="float" office:value="4.934593">
            <text:p>4.934593</text:p>
          </table:table-cell>
          <table:table-cell office:value-type="float" office:value="4.909632">
            <text:p>4.909632</text:p>
          </table:table-cell>
          <table:table-cell office:value-type="float" office:value="5.219996">
            <text:p>5.219996</text:p>
          </table:table-cell>
          <table:table-cell table:formula="of:=[.B263]" office:value-type="float" office:value="0.6257274">
            <text:p>0.6257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37564">
            <text:p>0.6237564</text:p>
          </table:table-cell>
          <table:table-cell office:value-type="float" office:value="0.7005087">
            <text:p>0.7005087</text:p>
          </table:table-cell>
          <table:table-cell office:value-type="float" office:value="2.546394">
            <text:p>2.546394</text:p>
          </table:table-cell>
          <table:table-cell office:value-type="float" office:value="4.802847">
            <text:p>4.802847</text:p>
          </table:table-cell>
          <table:table-cell office:value-type="float" office:value="4.956401">
            <text:p>4.956401</text:p>
          </table:table-cell>
          <table:table-cell office:value-type="float" office:value="4.934819">
            <text:p>4.934819</text:p>
          </table:table-cell>
          <table:table-cell office:value-type="float" office:value="5.239996">
            <text:p>5.239996</text:p>
          </table:table-cell>
          <table:table-cell table:formula="of:=[.B264]" office:value-type="float" office:value="0.6237564">
            <text:p>0.6237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14033">
            <text:p>0.6214033</text:p>
          </table:table-cell>
          <table:table-cell office:value-type="float" office:value="0.7044321">
            <text:p>0.7044321</text:p>
          </table:table-cell>
          <table:table-cell office:value-type="float" office:value="2.555052">
            <text:p>2.555052</text:p>
          </table:table-cell>
          <table:table-cell office:value-type="float" office:value="4.82653">
            <text:p>4.82653</text:p>
          </table:table-cell>
          <table:table-cell office:value-type="float" office:value="4.979331">
            <text:p>4.979331</text:p>
          </table:table-cell>
          <table:table-cell office:value-type="float" office:value="4.959655">
            <text:p>4.959655</text:p>
          </table:table-cell>
          <table:table-cell office:value-type="float" office:value="5.259996">
            <text:p>5.259996</text:p>
          </table:table-cell>
          <table:table-cell table:formula="of:=[.B265]" office:value-type="float" office:value="0.6214033">
            <text:p>0.62140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3251">
            <text:p>0.6183251</text:p>
          </table:table-cell>
          <table:table-cell office:value-type="float" office:value="0.7087446">
            <text:p>0.7087446</text:p>
          </table:table-cell>
          <table:table-cell office:value-type="float" office:value="2.563002">
            <text:p>2.563002</text:p>
          </table:table-cell>
          <table:table-cell office:value-type="float" office:value="4.848142">
            <text:p>4.848142</text:p>
          </table:table-cell>
          <table:table-cell office:value-type="float" office:value="5.004528">
            <text:p>5.004528</text:p>
          </table:table-cell>
          <table:table-cell office:value-type="float" office:value="4.983943">
            <text:p>4.983943</text:p>
          </table:table-cell>
          <table:table-cell office:value-type="float" office:value="5.279996">
            <text:p>5.279996</text:p>
          </table:table-cell>
          <table:table-cell table:formula="of:=[.B266]" office:value-type="float" office:value="0.6183251">
            <text:p>0.61832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689">
            <text:p>0.614689</text:p>
          </table:table-cell>
          <table:table-cell office:value-type="float" office:value="0.7128195">
            <text:p>0.7128195</text:p>
          </table:table-cell>
          <table:table-cell office:value-type="float" office:value="2.571083">
            <text:p>2.571083</text:p>
          </table:table-cell>
          <table:table-cell office:value-type="float" office:value="4.868268">
            <text:p>4.868268</text:p>
          </table:table-cell>
          <table:table-cell office:value-type="float" office:value="5.030525">
            <text:p>5.030525</text:p>
          </table:table-cell>
          <table:table-cell office:value-type="float" office:value="5.007902">
            <text:p>5.007902</text:p>
          </table:table-cell>
          <table:table-cell office:value-type="float" office:value="5.299996">
            <text:p>5.299996</text:p>
          </table:table-cell>
          <table:table-cell table:formula="of:=[.B267]" office:value-type="float" office:value="0.614689">
            <text:p>0.614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0903">
            <text:p>0.610903</text:p>
          </table:table-cell>
          <table:table-cell office:value-type="float" office:value="0.7161028">
            <text:p>0.7161028</text:p>
          </table:table-cell>
          <table:table-cell office:value-type="float" office:value="2.579707">
            <text:p>2.579707</text:p>
          </table:table-cell>
          <table:table-cell office:value-type="float" office:value="4.887503">
            <text:p>4.887503</text:p>
          </table:table-cell>
          <table:table-cell office:value-type="float" office:value="5.05585">
            <text:p>5.05585</text:p>
          </table:table-cell>
          <table:table-cell office:value-type="float" office:value="5.031764">
            <text:p>5.031764</text:p>
          </table:table-cell>
          <table:table-cell office:value-type="float" office:value="5.319996">
            <text:p>5.319996</text:p>
          </table:table-cell>
          <table:table-cell table:formula="of:=[.B268]" office:value-type="float" office:value="0.610903">
            <text:p>0.6109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7675">
            <text:p>0.6077675</text:p>
          </table:table-cell>
          <table:table-cell office:value-type="float" office:value="0.7191882">
            <text:p>0.7191882</text:p>
          </table:table-cell>
          <table:table-cell office:value-type="float" office:value="2.588895">
            <text:p>2.588895</text:p>
          </table:table-cell>
          <table:table-cell office:value-type="float" office:value="4.90747">
            <text:p>4.90747</text:p>
          </table:table-cell>
          <table:table-cell office:value-type="float" office:value="5.080204">
            <text:p>5.080204</text:p>
          </table:table-cell>
          <table:table-cell office:value-type="float" office:value="5.055433">
            <text:p>5.055433</text:p>
          </table:table-cell>
          <table:table-cell office:value-type="float" office:value="5.339996">
            <text:p>5.339996</text:p>
          </table:table-cell>
          <table:table-cell table:formula="of:=[.B269]" office:value-type="float" office:value="0.6077675">
            <text:p>0.60776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8101">
            <text:p>0.6048101</text:p>
          </table:table-cell>
          <table:table-cell office:value-type="float" office:value="0.7210706">
            <text:p>0.7210706</text:p>
          </table:table-cell>
          <table:table-cell office:value-type="float" office:value="2.598773">
            <text:p>2.598773</text:p>
          </table:table-cell>
          <table:table-cell office:value-type="float" office:value="4.928815">
            <text:p>4.928815</text:p>
          </table:table-cell>
          <table:table-cell office:value-type="float" office:value="5.102307">
            <text:p>5.102307</text:p>
          </table:table-cell>
          <table:table-cell office:value-type="float" office:value="5.078754">
            <text:p>5.078754</text:p>
          </table:table-cell>
          <table:table-cell office:value-type="float" office:value="5.359996">
            <text:p>5.359996</text:p>
          </table:table-cell>
          <table:table-cell table:formula="of:=[.B270]" office:value-type="float" office:value="0.6048101">
            <text:p>0.6048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4914">
            <text:p>0.6024914</text:p>
          </table:table-cell>
          <table:table-cell office:value-type="float" office:value="0.7224193">
            <text:p>0.7224193</text:p>
          </table:table-cell>
          <table:table-cell office:value-type="float" office:value="2.609408">
            <text:p>2.609408</text:p>
          </table:table-cell>
          <table:table-cell office:value-type="float" office:value="4.951537">
            <text:p>4.951537</text:p>
          </table:table-cell>
          <table:table-cell office:value-type="float" office:value="5.122444">
            <text:p>5.122444</text:p>
          </table:table-cell>
          <table:table-cell office:value-type="float" office:value="5.102103">
            <text:p>5.102103</text:p>
          </table:table-cell>
          <table:table-cell office:value-type="float" office:value="5.379996">
            <text:p>5.379996</text:p>
          </table:table-cell>
          <table:table-cell table:formula="of:=[.B271]" office:value-type="float" office:value="0.6024914">
            <text:p>0.6024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7764">
            <text:p>0.6007764</text:p>
          </table:table-cell>
          <table:table-cell office:value-type="float" office:value="0.7243198">
            <text:p>0.7243198</text:p>
          </table:table-cell>
          <table:table-cell office:value-type="float" office:value="2.620882">
            <text:p>2.620882</text:p>
          </table:table-cell>
          <table:table-cell office:value-type="float" office:value="4.973619">
            <text:p>4.973619</text:p>
          </table:table-cell>
          <table:table-cell office:value-type="float" office:value="5.141326">
            <text:p>5.141326</text:p>
          </table:table-cell>
          <table:table-cell office:value-type="float" office:value="5.125331">
            <text:p>5.125331</text:p>
          </table:table-cell>
          <table:table-cell office:value-type="float" office:value="5.399996">
            <text:p>5.399996</text:p>
          </table:table-cell>
          <table:table-cell table:formula="of:=[.B272]" office:value-type="float" office:value="0.6007764">
            <text:p>0.6007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8421">
            <text:p>0.5998421</text:p>
          </table:table-cell>
          <table:table-cell office:value-type="float" office:value="0.7253255">
            <text:p>0.7253255</text:p>
          </table:table-cell>
          <table:table-cell office:value-type="float" office:value="2.633103">
            <text:p>2.633103</text:p>
          </table:table-cell>
          <table:table-cell office:value-type="float" office:value="4.994591">
            <text:p>4.994591</text:p>
          </table:table-cell>
          <table:table-cell office:value-type="float" office:value="5.160205">
            <text:p>5.160205</text:p>
          </table:table-cell>
          <table:table-cell office:value-type="float" office:value="5.148771">
            <text:p>5.148771</text:p>
          </table:table-cell>
          <table:table-cell office:value-type="float" office:value="5.419996">
            <text:p>5.419996</text:p>
          </table:table-cell>
          <table:table-cell table:formula="of:=[.B273]" office:value-type="float" office:value="0.5998421">
            <text:p>0.59984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5015">
            <text:p>0.6005015</text:p>
          </table:table-cell>
          <table:table-cell office:value-type="float" office:value="0.7267871">
            <text:p>0.7267871</text:p>
          </table:table-cell>
          <table:table-cell office:value-type="float" office:value="2.646535">
            <text:p>2.646535</text:p>
          </table:table-cell>
          <table:table-cell office:value-type="float" office:value="5.013165">
            <text:p>5.013165</text:p>
          </table:table-cell>
          <table:table-cell office:value-type="float" office:value="5.180023">
            <text:p>5.180023</text:p>
          </table:table-cell>
          <table:table-cell office:value-type="float" office:value="5.172467">
            <text:p>5.172467</text:p>
          </table:table-cell>
          <table:table-cell office:value-type="float" office:value="5.439996">
            <text:p>5.439996</text:p>
          </table:table-cell>
          <table:table-cell table:formula="of:=[.B274]" office:value-type="float" office:value="0.6005015">
            <text:p>0.60050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21385">
            <text:p>0.6021385</text:p>
          </table:table-cell>
          <table:table-cell office:value-type="float" office:value="0.7280778">
            <text:p>0.7280778</text:p>
          </table:table-cell>
          <table:table-cell office:value-type="float" office:value="2.660625">
            <text:p>2.660625</text:p>
          </table:table-cell>
          <table:table-cell office:value-type="float" office:value="5.031139">
            <text:p>5.031139</text:p>
          </table:table-cell>
          <table:table-cell office:value-type="float" office:value="5.201429">
            <text:p>5.201429</text:p>
          </table:table-cell>
          <table:table-cell office:value-type="float" office:value="5.196136">
            <text:p>5.196136</text:p>
          </table:table-cell>
          <table:table-cell office:value-type="float" office:value="5.459996">
            <text:p>5.459996</text:p>
          </table:table-cell>
          <table:table-cell table:formula="of:=[.B275]" office:value-type="float" office:value="0.6021385">
            <text:p>0.60213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9984">
            <text:p>0.6049984</text:p>
          </table:table-cell>
          <table:table-cell office:value-type="float" office:value="0.7289132">
            <text:p>0.7289132</text:p>
          </table:table-cell>
          <table:table-cell office:value-type="float" office:value="2.675045">
            <text:p>2.675045</text:p>
          </table:table-cell>
          <table:table-cell office:value-type="float" office:value="5.049057">
            <text:p>5.049057</text:p>
          </table:table-cell>
          <table:table-cell office:value-type="float" office:value="5.222905">
            <text:p>5.222905</text:p>
          </table:table-cell>
          <table:table-cell office:value-type="float" office:value="5.219868">
            <text:p>5.219868</text:p>
          </table:table-cell>
          <table:table-cell office:value-type="float" office:value="5.479996">
            <text:p>5.479996</text:p>
          </table:table-cell>
          <table:table-cell table:formula="of:=[.B276]" office:value-type="float" office:value="0.6049984">
            <text:p>0.60499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0706">
            <text:p>0.6090706</text:p>
          </table:table-cell>
          <table:table-cell office:value-type="float" office:value="0.7298067">
            <text:p>0.7298067</text:p>
          </table:table-cell>
          <table:table-cell office:value-type="float" office:value="2.689554">
            <text:p>2.689554</text:p>
          </table:table-cell>
          <table:table-cell office:value-type="float" office:value="5.066497">
            <text:p>5.066497</text:p>
          </table:table-cell>
          <table:table-cell office:value-type="float" office:value="5.243826">
            <text:p>5.243826</text:p>
          </table:table-cell>
          <table:table-cell office:value-type="float" office:value="5.243854">
            <text:p>5.243854</text:p>
          </table:table-cell>
          <table:table-cell office:value-type="float" office:value="5.499996">
            <text:p>5.499996</text:p>
          </table:table-cell>
          <table:table-cell table:formula="of:=[.B277]" office:value-type="float" office:value="0.6090706">
            <text:p>0.60907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8908">
            <text:p>0.6138908</text:p>
          </table:table-cell>
          <table:table-cell office:value-type="float" office:value="0.7305374">
            <text:p>0.7305374</text:p>
          </table:table-cell>
          <table:table-cell office:value-type="float" office:value="2.703732">
            <text:p>2.703732</text:p>
          </table:table-cell>
          <table:table-cell office:value-type="float" office:value="5.084285">
            <text:p>5.084285</text:p>
          </table:table-cell>
          <table:table-cell office:value-type="float" office:value="5.263336">
            <text:p>5.263336</text:p>
          </table:table-cell>
          <table:table-cell office:value-type="float" office:value="5.268089">
            <text:p>5.268089</text:p>
          </table:table-cell>
          <table:table-cell office:value-type="float" office:value="5.519996">
            <text:p>5.519996</text:p>
          </table:table-cell>
          <table:table-cell table:formula="of:=[.B278]" office:value-type="float" office:value="0.6138908">
            <text:p>0.61389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317">
            <text:p>0.619317</text:p>
          </table:table-cell>
          <table:table-cell office:value-type="float" office:value="0.7309786">
            <text:p>0.7309786</text:p>
          </table:table-cell>
          <table:table-cell office:value-type="float" office:value="2.716455">
            <text:p>2.716455</text:p>
          </table:table-cell>
          <table:table-cell office:value-type="float" office:value="5.103351">
            <text:p>5.103351</text:p>
          </table:table-cell>
          <table:table-cell office:value-type="float" office:value="5.281485">
            <text:p>5.281485</text:p>
          </table:table-cell>
          <table:table-cell office:value-type="float" office:value="5.292506">
            <text:p>5.292506</text:p>
          </table:table-cell>
          <table:table-cell office:value-type="float" office:value="5.539996">
            <text:p>5.539996</text:p>
          </table:table-cell>
          <table:table-cell table:formula="of:=[.B279]" office:value-type="float" office:value="0.619317">
            <text:p>0.6193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2207">
            <text:p>0.6252207</text:p>
          </table:table-cell>
          <table:table-cell office:value-type="float" office:value="0.7314491">
            <text:p>0.7314491</text:p>
          </table:table-cell>
          <table:table-cell office:value-type="float" office:value="2.72763">
            <text:p>2.72763</text:p>
          </table:table-cell>
          <table:table-cell office:value-type="float" office:value="5.12465">
            <text:p>5.12465</text:p>
          </table:table-cell>
          <table:table-cell office:value-type="float" office:value="5.299155">
            <text:p>5.299155</text:p>
          </table:table-cell>
          <table:table-cell office:value-type="float" office:value="5.316873">
            <text:p>5.316873</text:p>
          </table:table-cell>
          <table:table-cell office:value-type="float" office:value="5.559996">
            <text:p>5.559996</text:p>
          </table:table-cell>
          <table:table-cell table:formula="of:=[.B280]" office:value-type="float" office:value="0.6252207">
            <text:p>0.6252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7012">
            <text:p>0.6317012</text:p>
          </table:table-cell>
          <table:table-cell office:value-type="float" office:value="0.7315901">
            <text:p>0.7315901</text:p>
          </table:table-cell>
          <table:table-cell office:value-type="float" office:value="2.73768">
            <text:p>2.73768</text:p>
          </table:table-cell>
          <table:table-cell office:value-type="float" office:value="5.148674">
            <text:p>5.148674</text:p>
          </table:table-cell>
          <table:table-cell office:value-type="float" office:value="5.31688">
            <text:p>5.31688</text:p>
          </table:table-cell>
          <table:table-cell office:value-type="float" office:value="5.340959">
            <text:p>5.340959</text:p>
          </table:table-cell>
          <table:table-cell office:value-type="float" office:value="5.579996">
            <text:p>5.579996</text:p>
          </table:table-cell>
          <table:table-cell table:formula="of:=[.B281]" office:value-type="float" office:value="0.6317012">
            <text:p>0.6317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6352">
            <text:p>0.6376352</text:p>
          </table:table-cell>
          <table:table-cell office:value-type="float" office:value="0.7316628">
            <text:p>0.7316628</text:p>
          </table:table-cell>
          <table:table-cell office:value-type="float" office:value="2.74685">
            <text:p>2.74685</text:p>
          </table:table-cell>
          <table:table-cell office:value-type="float" office:value="5.173388">
            <text:p>5.173388</text:p>
          </table:table-cell>
          <table:table-cell office:value-type="float" office:value="5.337405">
            <text:p>5.337405</text:p>
          </table:table-cell>
          <table:table-cell office:value-type="float" office:value="5.364932">
            <text:p>5.364932</text:p>
          </table:table-cell>
          <table:table-cell office:value-type="float" office:value="5.599996">
            <text:p>5.599996</text:p>
          </table:table-cell>
          <table:table-cell table:formula="of:=[.B282]" office:value-type="float" office:value="0.6376352">
            <text:p>0.6376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0343">
            <text:p>0.6430343</text:p>
          </table:table-cell>
          <table:table-cell office:value-type="float" office:value="0.7313591">
            <text:p>0.7313591</text:p>
          </table:table-cell>
          <table:table-cell office:value-type="float" office:value="2.755609">
            <text:p>2.755609</text:p>
          </table:table-cell>
          <table:table-cell office:value-type="float" office:value="5.196843">
            <text:p>5.196843</text:p>
          </table:table-cell>
          <table:table-cell office:value-type="float" office:value="5.360107">
            <text:p>5.360107</text:p>
          </table:table-cell>
          <table:table-cell office:value-type="float" office:value="5.388582">
            <text:p>5.388582</text:p>
          </table:table-cell>
          <table:table-cell office:value-type="float" office:value="5.619996">
            <text:p>5.619996</text:p>
          </table:table-cell>
          <table:table-cell table:formula="of:=[.B283]" office:value-type="float" office:value="0.6430343">
            <text:p>0.64303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1841">
            <text:p>0.6481841</text:p>
          </table:table-cell>
          <table:table-cell office:value-type="float" office:value="0.7303608">
            <text:p>0.7303608</text:p>
          </table:table-cell>
          <table:table-cell office:value-type="float" office:value="2.764685">
            <text:p>2.764685</text:p>
          </table:table-cell>
          <table:table-cell office:value-type="float" office:value="5.219655">
            <text:p>5.219655</text:p>
          </table:table-cell>
          <table:table-cell office:value-type="float" office:value="5.382795">
            <text:p>5.382795</text:p>
          </table:table-cell>
          <table:table-cell office:value-type="float" office:value="5.411003">
            <text:p>5.411003</text:p>
          </table:table-cell>
          <table:table-cell office:value-type="float" office:value="5.639996">
            <text:p>5.639996</text:p>
          </table:table-cell>
          <table:table-cell table:formula="of:=[.B284]" office:value-type="float" office:value="0.6481841">
            <text:p>0.64818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29573">
            <text:p>0.6529573</text:p>
          </table:table-cell>
          <table:table-cell office:value-type="float" office:value="0.728794">
            <text:p>0.728794</text:p>
          </table:table-cell>
          <table:table-cell office:value-type="float" office:value="2.774035">
            <text:p>2.774035</text:p>
          </table:table-cell>
          <table:table-cell office:value-type="float" office:value="5.241988">
            <text:p>5.241988</text:p>
          </table:table-cell>
          <table:table-cell office:value-type="float" office:value="5.404607">
            <text:p>5.404607</text:p>
          </table:table-cell>
          <table:table-cell office:value-type="float" office:value="5.433047">
            <text:p>5.433047</text:p>
          </table:table-cell>
          <table:table-cell office:value-type="float" office:value="5.659996">
            <text:p>5.659996</text:p>
          </table:table-cell>
          <table:table-cell table:formula="of:=[.B285]" office:value-type="float" office:value="0.6529573">
            <text:p>0.6529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70008">
            <text:p>0.6570008</text:p>
          </table:table-cell>
          <table:table-cell office:value-type="float" office:value="0.7275389">
            <text:p>0.7275389</text:p>
          </table:table-cell>
          <table:table-cell office:value-type="float" office:value="2.783835">
            <text:p>2.783835</text:p>
          </table:table-cell>
          <table:table-cell office:value-type="float" office:value="5.264955">
            <text:p>5.264955</text:p>
          </table:table-cell>
          <table:table-cell office:value-type="float" office:value="5.424912">
            <text:p>5.424912</text:p>
          </table:table-cell>
          <table:table-cell office:value-type="float" office:value="5.454799">
            <text:p>5.454799</text:p>
          </table:table-cell>
          <table:table-cell office:value-type="float" office:value="5.679996">
            <text:p>5.679996</text:p>
          </table:table-cell>
          <table:table-cell table:formula="of:=[.B286]" office:value-type="float" office:value="0.6570008">
            <text:p>0.6570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4557">
            <text:p>0.6604557</text:p>
          </table:table-cell>
          <table:table-cell office:value-type="float" office:value="0.726135">
            <text:p>0.726135</text:p>
          </table:table-cell>
          <table:table-cell office:value-type="float" office:value="2.794124">
            <text:p>2.794124</text:p>
          </table:table-cell>
          <table:table-cell office:value-type="float" office:value="5.288967">
            <text:p>5.288967</text:p>
          </table:table-cell>
          <table:table-cell office:value-type="float" office:value="5.44385">
            <text:p>5.44385</text:p>
          </table:table-cell>
          <table:table-cell office:value-type="float" office:value="5.476733">
            <text:p>5.476733</text:p>
          </table:table-cell>
          <table:table-cell office:value-type="float" office:value="5.699996">
            <text:p>5.699996</text:p>
          </table:table-cell>
          <table:table-cell table:formula="of:=[.B287]" office:value-type="float" office:value="0.6604557">
            <text:p>0.66045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9625">
            <text:p>0.6629625</text:p>
          </table:table-cell>
          <table:table-cell office:value-type="float" office:value="0.7240796">
            <text:p>0.7240796</text:p>
          </table:table-cell>
          <table:table-cell office:value-type="float" office:value="2.804872">
            <text:p>2.804872</text:p>
          </table:table-cell>
          <table:table-cell office:value-type="float" office:value="5.3145">
            <text:p>5.3145</text:p>
          </table:table-cell>
          <table:table-cell office:value-type="float" office:value="5.4626">
            <text:p>5.4626</text:p>
          </table:table-cell>
          <table:table-cell office:value-type="float" office:value="5.499053">
            <text:p>5.499053</text:p>
          </table:table-cell>
          <table:table-cell office:value-type="float" office:value="5.719995">
            <text:p>5.719995</text:p>
          </table:table-cell>
          <table:table-cell table:formula="of:=[.B288]" office:value-type="float" office:value="0.6629625">
            <text:p>0.6629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44599">
            <text:p>0.6644599</text:p>
          </table:table-cell>
          <table:table-cell office:value-type="float" office:value="0.7224022">
            <text:p>0.7224022</text:p>
          </table:table-cell>
          <table:table-cell office:value-type="float" office:value="2.81616">
            <text:p>2.81616</text:p>
          </table:table-cell>
          <table:table-cell office:value-type="float" office:value="5.33992">
            <text:p>5.33992</text:p>
          </table:table-cell>
          <table:table-cell office:value-type="float" office:value="5.48178">
            <text:p>5.48178</text:p>
          </table:table-cell>
          <table:table-cell office:value-type="float" office:value="5.521355">
            <text:p>5.521355</text:p>
          </table:table-cell>
          <table:table-cell office:value-type="float" office:value="5.739995">
            <text:p>5.739995</text:p>
          </table:table-cell>
          <table:table-cell table:formula="of:=[.B289]" office:value-type="float" office:value="0.6644599">
            <text:p>0.66445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4922">
            <text:p>0.6654922</text:p>
          </table:table-cell>
          <table:table-cell office:value-type="float" office:value="0.7207193">
            <text:p>0.7207193</text:p>
          </table:table-cell>
          <table:table-cell office:value-type="float" office:value="2.828445">
            <text:p>2.828445</text:p>
          </table:table-cell>
          <table:table-cell office:value-type="float" office:value="5.363803">
            <text:p>5.363803</text:p>
          </table:table-cell>
          <table:table-cell office:value-type="float" office:value="5.501958">
            <text:p>5.501958</text:p>
          </table:table-cell>
          <table:table-cell office:value-type="float" office:value="5.54386">
            <text:p>5.54386</text:p>
          </table:table-cell>
          <table:table-cell office:value-type="float" office:value="5.759995">
            <text:p>5.759995</text:p>
          </table:table-cell>
          <table:table-cell table:formula="of:=[.B290]" office:value-type="float" office:value="0.6654922">
            <text:p>0.66549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8107">
            <text:p>0.6658107</text:p>
          </table:table-cell>
          <table:table-cell office:value-type="float" office:value="0.7194254">
            <text:p>0.7194254</text:p>
          </table:table-cell>
          <table:table-cell office:value-type="float" office:value="2.841618">
            <text:p>2.841618</text:p>
          </table:table-cell>
          <table:table-cell office:value-type="float" office:value="5.386873">
            <text:p>5.386873</text:p>
          </table:table-cell>
          <table:table-cell office:value-type="float" office:value="5.523571">
            <text:p>5.523571</text:p>
          </table:table-cell>
          <table:table-cell office:value-type="float" office:value="5.567011">
            <text:p>5.567011</text:p>
          </table:table-cell>
          <table:table-cell office:value-type="float" office:value="5.779995">
            <text:p>5.779995</text:p>
          </table:table-cell>
          <table:table-cell table:formula="of:=[.B291]" office:value-type="float" office:value="0.6658107">
            <text:p>0.6658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386">
            <text:p>0.665386</text:p>
          </table:table-cell>
          <table:table-cell office:value-type="float" office:value="0.7182116">
            <text:p>0.7182116</text:p>
          </table:table-cell>
          <table:table-cell office:value-type="float" office:value="2.85607">
            <text:p>2.85607</text:p>
          </table:table-cell>
          <table:table-cell office:value-type="float" office:value="5.411087">
            <text:p>5.411087</text:p>
          </table:table-cell>
          <table:table-cell office:value-type="float" office:value="5.545873">
            <text:p>5.545873</text:p>
          </table:table-cell>
          <table:table-cell office:value-type="float" office:value="5.590571">
            <text:p>5.590571</text:p>
          </table:table-cell>
          <table:table-cell office:value-type="float" office:value="5.799995">
            <text:p>5.799995</text:p>
          </table:table-cell>
          <table:table-cell table:formula="of:=[.B292]" office:value-type="float" office:value="0.665386">
            <text:p>0.665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46352">
            <text:p>0.6646352</text:p>
          </table:table-cell>
          <table:table-cell office:value-type="float" office:value="0.7179723">
            <text:p>0.7179723</text:p>
          </table:table-cell>
          <table:table-cell office:value-type="float" office:value="2.871037">
            <text:p>2.871037</text:p>
          </table:table-cell>
          <table:table-cell office:value-type="float" office:value="5.438381">
            <text:p>5.438381</text:p>
          </table:table-cell>
          <table:table-cell office:value-type="float" office:value="5.568799">
            <text:p>5.568799</text:p>
          </table:table-cell>
          <table:table-cell office:value-type="float" office:value="5.614337">
            <text:p>5.614337</text:p>
          </table:table-cell>
          <table:table-cell office:value-type="float" office:value="5.819995">
            <text:p>5.819995</text:p>
          </table:table-cell>
          <table:table-cell table:formula="of:=[.B293]" office:value-type="float" office:value="0.6646352">
            <text:p>0.6646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5202">
            <text:p>0.6625202</text:p>
          </table:table-cell>
          <table:table-cell office:value-type="float" office:value="0.717796">
            <text:p>0.717796</text:p>
          </table:table-cell>
          <table:table-cell office:value-type="float" office:value="2.885711">
            <text:p>2.885711</text:p>
          </table:table-cell>
          <table:table-cell office:value-type="float" office:value="5.466733">
            <text:p>5.466733</text:p>
          </table:table-cell>
          <table:table-cell office:value-type="float" office:value="5.5906">
            <text:p>5.5906</text:p>
          </table:table-cell>
          <table:table-cell office:value-type="float" office:value="5.638454">
            <text:p>5.638454</text:p>
          </table:table-cell>
          <table:table-cell office:value-type="float" office:value="5.839995">
            <text:p>5.839995</text:p>
          </table:table-cell>
          <table:table-cell table:formula="of:=[.B294]" office:value-type="float" office:value="0.6625202">
            <text:p>0.6625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0868">
            <text:p>0.6600868</text:p>
          </table:table-cell>
          <table:table-cell office:value-type="float" office:value="0.7178996">
            <text:p>0.7178996</text:p>
          </table:table-cell>
          <table:table-cell office:value-type="float" office:value="2.899651">
            <text:p>2.899651</text:p>
          </table:table-cell>
          <table:table-cell office:value-type="float" office:value="5.494645">
            <text:p>5.494645</text:p>
          </table:table-cell>
          <table:table-cell office:value-type="float" office:value="5.610881">
            <text:p>5.610881</text:p>
          </table:table-cell>
          <table:table-cell office:value-type="float" office:value="5.663066">
            <text:p>5.663066</text:p>
          </table:table-cell>
          <table:table-cell office:value-type="float" office:value="5.859995">
            <text:p>5.859995</text:p>
          </table:table-cell>
          <table:table-cell table:formula="of:=[.B295]" office:value-type="float" office:value="0.6600868">
            <text:p>0.66008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7">
            <text:p>0.657</text:p>
          </table:table-cell>
          <table:table-cell office:value-type="float" office:value="0.7197773">
            <text:p>0.7197773</text:p>
          </table:table-cell>
          <table:table-cell office:value-type="float" office:value="2.912386">
            <text:p>2.912386</text:p>
          </table:table-cell>
          <table:table-cell office:value-type="float" office:value="5.521284">
            <text:p>5.521284</text:p>
          </table:table-cell>
          <table:table-cell office:value-type="float" office:value="5.630818">
            <text:p>5.630818</text:p>
          </table:table-cell>
          <table:table-cell office:value-type="float" office:value="5.687943">
            <text:p>5.687943</text:p>
          </table:table-cell>
          <table:table-cell office:value-type="float" office:value="5.879995">
            <text:p>5.879995</text:p>
          </table:table-cell>
          <table:table-cell table:formula="of:=[.B296]" office:value-type="float" office:value="0.657">
            <text:p>0.6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6669">
            <text:p>0.6536669</text:p>
          </table:table-cell>
          <table:table-cell office:value-type="float" office:value="0.7219626">
            <text:p>0.7219626</text:p>
          </table:table-cell>
          <table:table-cell office:value-type="float" office:value="2.923621">
            <text:p>2.923621</text:p>
          </table:table-cell>
          <table:table-cell office:value-type="float" office:value="5.544836">
            <text:p>5.544836</text:p>
          </table:table-cell>
          <table:table-cell office:value-type="float" office:value="5.651994">
            <text:p>5.651994</text:p>
          </table:table-cell>
          <table:table-cell office:value-type="float" office:value="5.712963">
            <text:p>5.712963</text:p>
          </table:table-cell>
          <table:table-cell office:value-type="float" office:value="5.899995">
            <text:p>5.899995</text:p>
          </table:table-cell>
          <table:table-cell table:formula="of:=[.B297]" office:value-type="float" office:value="0.6536669">
            <text:p>0.65366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9936">
            <text:p>0.6499936</text:p>
          </table:table-cell>
          <table:table-cell office:value-type="float" office:value="0.7249764">
            <text:p>0.7249764</text:p>
          </table:table-cell>
          <table:table-cell office:value-type="float" office:value="2.933902">
            <text:p>2.933902</text:p>
          </table:table-cell>
          <table:table-cell office:value-type="float" office:value="5.565717">
            <text:p>5.565717</text:p>
          </table:table-cell>
          <table:table-cell office:value-type="float" office:value="5.67543">
            <text:p>5.67543</text:p>
          </table:table-cell>
          <table:table-cell office:value-type="float" office:value="5.737437">
            <text:p>5.737437</text:p>
          </table:table-cell>
          <table:table-cell office:value-type="float" office:value="5.919995">
            <text:p>5.919995</text:p>
          </table:table-cell>
          <table:table-cell table:formula="of:=[.B298]" office:value-type="float" office:value="0.6499936">
            <text:p>0.64999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0482">
            <text:p>0.6460482</text:p>
          </table:table-cell>
          <table:table-cell office:value-type="float" office:value="0.7280014">
            <text:p>0.7280014</text:p>
          </table:table-cell>
          <table:table-cell office:value-type="float" office:value="2.943398">
            <text:p>2.943398</text:p>
          </table:table-cell>
          <table:table-cell office:value-type="float" office:value="5.582969">
            <text:p>5.582969</text:p>
          </table:table-cell>
          <table:table-cell office:value-type="float" office:value="5.699426">
            <text:p>5.699426</text:p>
          </table:table-cell>
          <table:table-cell office:value-type="float" office:value="5.761573">
            <text:p>5.761573</text:p>
          </table:table-cell>
          <table:table-cell office:value-type="float" office:value="5.939995">
            <text:p>5.939995</text:p>
          </table:table-cell>
          <table:table-cell table:formula="of:=[.B299]" office:value-type="float" office:value="0.6460482">
            <text:p>0.6460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20248">
            <text:p>0.6420248</text:p>
          </table:table-cell>
          <table:table-cell office:value-type="float" office:value="0.7320719">
            <text:p>0.7320719</text:p>
          </table:table-cell>
          <table:table-cell office:value-type="float" office:value="2.952973">
            <text:p>2.952973</text:p>
          </table:table-cell>
          <table:table-cell office:value-type="float" office:value="5.596568">
            <text:p>5.596568</text:p>
          </table:table-cell>
          <table:table-cell office:value-type="float" office:value="5.722258">
            <text:p>5.722258</text:p>
          </table:table-cell>
          <table:table-cell office:value-type="float" office:value="5.785447">
            <text:p>5.785447</text:p>
          </table:table-cell>
          <table:table-cell office:value-type="float" office:value="5.959995">
            <text:p>5.959995</text:p>
          </table:table-cell>
          <table:table-cell table:formula="of:=[.B300]" office:value-type="float" office:value="0.6420248">
            <text:p>0.64202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5111">
            <text:p>0.6385111</text:p>
          </table:table-cell>
          <table:table-cell office:value-type="float" office:value="0.7361606">
            <text:p>0.7361606</text:p>
          </table:table-cell>
          <table:table-cell office:value-type="float" office:value="2.963095">
            <text:p>2.963095</text:p>
          </table:table-cell>
          <table:table-cell office:value-type="float" office:value="5.606402">
            <text:p>5.606402</text:p>
          </table:table-cell>
          <table:table-cell office:value-type="float" office:value="5.744724">
            <text:p>5.744724</text:p>
          </table:table-cell>
          <table:table-cell office:value-type="float" office:value="5.808318">
            <text:p>5.808318</text:p>
          </table:table-cell>
          <table:table-cell office:value-type="float" office:value="5.979995">
            <text:p>5.979995</text:p>
          </table:table-cell>
          <table:table-cell table:formula="of:=[.B301]" office:value-type="float" office:value="0.6385111">
            <text:p>0.638511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347815">
            <text:p>0.6347815</text:p>
          </table:table-cell>
          <table:table-cell office:value-type="float" office:value="0.741047">
            <text:p>0.741047</text:p>
          </table:table-cell>
          <table:table-cell office:value-type="float" office:value="2.97371">
            <text:p>2.97371</text:p>
          </table:table-cell>
          <table:table-cell office:value-type="float" office:value="5.612043">
            <text:p>5.612043</text:p>
          </table:table-cell>
          <table:table-cell office:value-type="float" office:value="5.765888">
            <text:p>5.765888</text:p>
          </table:table-cell>
          <table:table-cell office:value-type="float" office:value="5.831089">
            <text:p>5.831089</text:p>
          </table:table-cell>
          <table:table-cell office:value-type="float" office:value="5.999995">
            <text:p>5.999995</text:p>
          </table:table-cell>
          <table:table-cell table:formula="of:=[.B302]" office:value-type="float" office:value="0.6347815">
            <text:p>0.6347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4412">
            <text:p>0.6314412</text:p>
          </table:table-cell>
          <table:table-cell office:value-type="float" office:value="0.74576">
            <text:p>0.74576</text:p>
          </table:table-cell>
          <table:table-cell office:value-type="float" office:value="2.984805">
            <text:p>2.984805</text:p>
          </table:table-cell>
          <table:table-cell office:value-type="float" office:value="5.615716">
            <text:p>5.615716</text:p>
          </table:table-cell>
          <table:table-cell office:value-type="float" office:value="5.785669">
            <text:p>5.785669</text:p>
          </table:table-cell>
          <table:table-cell office:value-type="float" office:value="5.853698">
            <text:p>5.853698</text:p>
          </table:table-cell>
          <table:table-cell office:value-type="float" office:value="6.019995">
            <text:p>6.019995</text:p>
          </table:table-cell>
          <table:table-cell table:formula="of:=[.B303]" office:value-type="float" office:value="0.6314412">
            <text:p>0.6314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3966">
            <text:p>0.6283966</text:p>
          </table:table-cell>
          <table:table-cell office:value-type="float" office:value="0.7509041">
            <text:p>0.7509041</text:p>
          </table:table-cell>
          <table:table-cell office:value-type="float" office:value="2.996478">
            <text:p>2.996478</text:p>
          </table:table-cell>
          <table:table-cell office:value-type="float" office:value="5.619689">
            <text:p>5.619689</text:p>
          </table:table-cell>
          <table:table-cell office:value-type="float" office:value="5.80448">
            <text:p>5.80448</text:p>
          </table:table-cell>
          <table:table-cell office:value-type="float" office:value="5.876126">
            <text:p>5.876126</text:p>
          </table:table-cell>
          <table:table-cell office:value-type="float" office:value="6.039995">
            <text:p>6.039995</text:p>
          </table:table-cell>
          <table:table-cell table:formula="of:=[.B304]" office:value-type="float" office:value="0.6283966">
            <text:p>0.6283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6198">
            <text:p>0.6266198</text:p>
          </table:table-cell>
          <table:table-cell office:value-type="float" office:value="0.7558347">
            <text:p>0.7558347</text:p>
          </table:table-cell>
          <table:table-cell office:value-type="float" office:value="3.008701">
            <text:p>3.008701</text:p>
          </table:table-cell>
          <table:table-cell office:value-type="float" office:value="5.624561">
            <text:p>5.624561</text:p>
          </table:table-cell>
          <table:table-cell office:value-type="float" office:value="5.823227">
            <text:p>5.823227</text:p>
          </table:table-cell>
          <table:table-cell office:value-type="float" office:value="5.898344">
            <text:p>5.898344</text:p>
          </table:table-cell>
          <table:table-cell office:value-type="float" office:value="6.059995">
            <text:p>6.059995</text:p>
          </table:table-cell>
          <table:table-cell table:formula="of:=[.B305]" office:value-type="float" office:value="0.6266198">
            <text:p>0.6266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904">
            <text:p>0.625904</text:p>
          </table:table-cell>
          <table:table-cell office:value-type="float" office:value="0.7598919">
            <text:p>0.7598919</text:p>
          </table:table-cell>
          <table:table-cell office:value-type="float" office:value="3.021998">
            <text:p>3.021998</text:p>
          </table:table-cell>
          <table:table-cell office:value-type="float" office:value="5.63053">
            <text:p>5.63053</text:p>
          </table:table-cell>
          <table:table-cell office:value-type="float" office:value="5.842044">
            <text:p>5.842044</text:p>
          </table:table-cell>
          <table:table-cell office:value-type="float" office:value="5.920774">
            <text:p>5.920774</text:p>
          </table:table-cell>
          <table:table-cell office:value-type="float" office:value="6.079995">
            <text:p>6.079995</text:p>
          </table:table-cell>
          <table:table-cell table:formula="of:=[.B306]" office:value-type="float" office:value="0.625904">
            <text:p>0.6259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63955">
            <text:p>0.6263955</text:p>
          </table:table-cell>
          <table:table-cell office:value-type="float" office:value="0.7637855">
            <text:p>0.7637855</text:p>
          </table:table-cell>
          <table:table-cell office:value-type="float" office:value="3.035849">
            <text:p>3.035849</text:p>
          </table:table-cell>
          <table:table-cell office:value-type="float" office:value="5.638276">
            <text:p>5.638276</text:p>
          </table:table-cell>
          <table:table-cell office:value-type="float" office:value="5.861308">
            <text:p>5.861308</text:p>
          </table:table-cell>
          <table:table-cell office:value-type="float" office:value="5.94355">
            <text:p>5.94355</text:p>
          </table:table-cell>
          <table:table-cell office:value-type="float" office:value="6.099995">
            <text:p>6.099995</text:p>
          </table:table-cell>
          <table:table-cell table:formula="of:=[.B307]" office:value-type="float" office:value="0.6263955">
            <text:p>0.62639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8618">
            <text:p>0.6278618</text:p>
          </table:table-cell>
          <table:table-cell office:value-type="float" office:value="0.7667749">
            <text:p>0.7667749</text:p>
          </table:table-cell>
          <table:table-cell office:value-type="float" office:value="3.050372">
            <text:p>3.050372</text:p>
          </table:table-cell>
          <table:table-cell office:value-type="float" office:value="5.648612">
            <text:p>5.648612</text:p>
          </table:table-cell>
          <table:table-cell office:value-type="float" office:value="5.882706">
            <text:p>5.882706</text:p>
          </table:table-cell>
          <table:table-cell office:value-type="float" office:value="5.966659">
            <text:p>5.966659</text:p>
          </table:table-cell>
          <table:table-cell office:value-type="float" office:value="6.119995">
            <text:p>6.119995</text:p>
          </table:table-cell>
          <table:table-cell table:formula="of:=[.B308]" office:value-type="float" office:value="0.6278618">
            <text:p>0.6278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4119">
            <text:p>0.6304119</text:p>
          </table:table-cell>
          <table:table-cell office:value-type="float" office:value="0.7689122">
            <text:p>0.7689122</text:p>
          </table:table-cell>
          <table:table-cell office:value-type="float" office:value="3.065235">
            <text:p>3.065235</text:p>
          </table:table-cell>
          <table:table-cell office:value-type="float" office:value="5.664588">
            <text:p>5.664588</text:p>
          </table:table-cell>
          <table:table-cell office:value-type="float" office:value="5.904837">
            <text:p>5.904837</text:p>
          </table:table-cell>
          <table:table-cell office:value-type="float" office:value="5.9899">
            <text:p>5.9899</text:p>
          </table:table-cell>
          <table:table-cell office:value-type="float" office:value="6.139995">
            <text:p>6.139995</text:p>
          </table:table-cell>
          <table:table-cell table:formula="of:=[.B309]" office:value-type="float" office:value="0.6304119">
            <text:p>0.63041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009">
            <text:p>0.6341009</text:p>
          </table:table-cell>
          <table:table-cell office:value-type="float" office:value="0.7707096">
            <text:p>0.7707096</text:p>
          </table:table-cell>
          <table:table-cell office:value-type="float" office:value="3.080144">
            <text:p>3.080144</text:p>
          </table:table-cell>
          <table:table-cell office:value-type="float" office:value="5.685941">
            <text:p>5.685941</text:p>
          </table:table-cell>
          <table:table-cell office:value-type="float" office:value="5.92617">
            <text:p>5.92617</text:p>
          </table:table-cell>
          <table:table-cell office:value-type="float" office:value="6.013298">
            <text:p>6.013298</text:p>
          </table:table-cell>
          <table:table-cell office:value-type="float" office:value="6.159995">
            <text:p>6.159995</text:p>
          </table:table-cell>
          <table:table-cell table:formula="of:=[.B310]" office:value-type="float" office:value="0.6341009">
            <text:p>0.63410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7444">
            <text:p>0.6387444</text:p>
          </table:table-cell>
          <table:table-cell office:value-type="float" office:value="0.7719005">
            <text:p>0.7719005</text:p>
          </table:table-cell>
          <table:table-cell office:value-type="float" office:value="3.094549">
            <text:p>3.094549</text:p>
          </table:table-cell>
          <table:table-cell office:value-type="float" office:value="5.711734">
            <text:p>5.711734</text:p>
          </table:table-cell>
          <table:table-cell office:value-type="float" office:value="5.945938">
            <text:p>5.945938</text:p>
          </table:table-cell>
          <table:table-cell office:value-type="float" office:value="6.03691">
            <text:p>6.03691</text:p>
          </table:table-cell>
          <table:table-cell office:value-type="float" office:value="6.179995">
            <text:p>6.179995</text:p>
          </table:table-cell>
          <table:table-cell table:formula="of:=[.B311]" office:value-type="float" office:value="0.6387444">
            <text:p>0.6387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769">
            <text:p>0.643769</text:p>
          </table:table-cell>
          <table:table-cell office:value-type="float" office:value="0.7735713">
            <text:p>0.7735713</text:p>
          </table:table-cell>
          <table:table-cell office:value-type="float" office:value="3.1078">
            <text:p>3.1078</text:p>
          </table:table-cell>
          <table:table-cell office:value-type="float" office:value="5.740635">
            <text:p>5.740635</text:p>
          </table:table-cell>
          <table:table-cell office:value-type="float" office:value="5.964188">
            <text:p>5.964188</text:p>
          </table:table-cell>
          <table:table-cell office:value-type="float" office:value="6.060666">
            <text:p>6.060666</text:p>
          </table:table-cell>
          <table:table-cell office:value-type="float" office:value="6.199995">
            <text:p>6.199995</text:p>
          </table:table-cell>
          <table:table-cell table:formula="of:=[.B312]" office:value-type="float" office:value="0.643769">
            <text:p>0.6437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7913">
            <text:p>0.6487913</text:p>
          </table:table-cell>
          <table:table-cell office:value-type="float" office:value="0.7748241">
            <text:p>0.7748241</text:p>
          </table:table-cell>
          <table:table-cell office:value-type="float" office:value="3.12007">
            <text:p>3.12007</text:p>
          </table:table-cell>
          <table:table-cell office:value-type="float" office:value="5.771945">
            <text:p>5.771945</text:p>
          </table:table-cell>
          <table:table-cell office:value-type="float" office:value="5.982299">
            <text:p>5.982299</text:p>
          </table:table-cell>
          <table:table-cell office:value-type="float" office:value="6.084404">
            <text:p>6.084404</text:p>
          </table:table-cell>
          <table:table-cell office:value-type="float" office:value="6.219995">
            <text:p>6.219995</text:p>
          </table:table-cell>
          <table:table-cell table:formula="of:=[.B313]" office:value-type="float" office:value="0.6487913">
            <text:p>0.6487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4736">
            <text:p>0.6534736</text:p>
          </table:table-cell>
          <table:table-cell office:value-type="float" office:value="0.7758844">
            <text:p>0.7758844</text:p>
          </table:table-cell>
          <table:table-cell office:value-type="float" office:value="3.131626">
            <text:p>3.131626</text:p>
          </table:table-cell>
          <table:table-cell office:value-type="float" office:value="5.80473">
            <text:p>5.80473</text:p>
          </table:table-cell>
          <table:table-cell office:value-type="float" office:value="6.000467">
            <text:p>6.000467</text:p>
          </table:table-cell>
          <table:table-cell office:value-type="float" office:value="6.108048">
            <text:p>6.108048</text:p>
          </table:table-cell>
          <table:table-cell office:value-type="float" office:value="6.239995">
            <text:p>6.239995</text:p>
          </table:table-cell>
          <table:table-cell table:formula="of:=[.B314]" office:value-type="float" office:value="0.6534736">
            <text:p>0.65347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79034">
            <text:p>0.6579034</text:p>
          </table:table-cell>
          <table:table-cell office:value-type="float" office:value="0.7768881">
            <text:p>0.7768881</text:p>
          </table:table-cell>
          <table:table-cell office:value-type="float" office:value="3.142502">
            <text:p>3.142502</text:p>
          </table:table-cell>
          <table:table-cell office:value-type="float" office:value="5.837855">
            <text:p>5.837855</text:p>
          </table:table-cell>
          <table:table-cell office:value-type="float" office:value="6.0206">
            <text:p>6.0206</text:p>
          </table:table-cell>
          <table:table-cell office:value-type="float" office:value="6.131282">
            <text:p>6.131282</text:p>
          </table:table-cell>
          <table:table-cell office:value-type="float" office:value="6.259995">
            <text:p>6.259995</text:p>
          </table:table-cell>
          <table:table-cell table:formula="of:=[.B315]" office:value-type="float" office:value="0.6579034">
            <text:p>0.65790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19247">
            <text:p>0.6619247</text:p>
          </table:table-cell>
          <table:table-cell office:value-type="float" office:value="0.777527">
            <text:p>0.777527</text:p>
          </table:table-cell>
          <table:table-cell office:value-type="float" office:value="3.152753">
            <text:p>3.152753</text:p>
          </table:table-cell>
          <table:table-cell office:value-type="float" office:value="5.871256">
            <text:p>5.871256</text:p>
          </table:table-cell>
          <table:table-cell office:value-type="float" office:value="6.042038">
            <text:p>6.042038</text:p>
          </table:table-cell>
          <table:table-cell office:value-type="float" office:value="6.154247">
            <text:p>6.154247</text:p>
          </table:table-cell>
          <table:table-cell office:value-type="float" office:value="6.279995">
            <text:p>6.279995</text:p>
          </table:table-cell>
          <table:table-cell table:formula="of:=[.B316]" office:value-type="float" office:value="0.6619247">
            <text:p>0.6619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7507">
            <text:p>0.6657507</text:p>
          </table:table-cell>
          <table:table-cell office:value-type="float" office:value="0.7775298">
            <text:p>0.7775298</text:p>
          </table:table-cell>
          <table:table-cell office:value-type="float" office:value="3.163076">
            <text:p>3.163076</text:p>
          </table:table-cell>
          <table:table-cell office:value-type="float" office:value="5.904115">
            <text:p>5.904115</text:p>
          </table:table-cell>
          <table:table-cell office:value-type="float" office:value="6.063376">
            <text:p>6.063376</text:p>
          </table:table-cell>
          <table:table-cell office:value-type="float" office:value="6.176503">
            <text:p>6.176503</text:p>
          </table:table-cell>
          <table:table-cell office:value-type="float" office:value="6.299995">
            <text:p>6.299995</text:p>
          </table:table-cell>
          <table:table-cell table:formula="of:=[.B317]" office:value-type="float" office:value="0.6657507">
            <text:p>0.6657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9841">
            <text:p>0.6689841</text:p>
          </table:table-cell>
          <table:table-cell office:value-type="float" office:value="0.7775929">
            <text:p>0.7775929</text:p>
          </table:table-cell>
          <table:table-cell office:value-type="float" office:value="3.173722">
            <text:p>3.173722</text:p>
          </table:table-cell>
          <table:table-cell office:value-type="float" office:value="5.936276">
            <text:p>5.936276</text:p>
          </table:table-cell>
          <table:table-cell office:value-type="float" office:value="6.083704">
            <text:p>6.083704</text:p>
          </table:table-cell>
          <table:table-cell office:value-type="float" office:value="6.197961">
            <text:p>6.197961</text:p>
          </table:table-cell>
          <table:table-cell office:value-type="float" office:value="6.319995">
            <text:p>6.319995</text:p>
          </table:table-cell>
          <table:table-cell table:formula="of:=[.B318]" office:value-type="float" office:value="0.6689841">
            <text:p>0.66898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1459">
            <text:p>0.671459</text:p>
          </table:table-cell>
          <table:table-cell office:value-type="float" office:value="0.777742">
            <text:p>0.777742</text:p>
          </table:table-cell>
          <table:table-cell office:value-type="float" office:value="3.184688">
            <text:p>3.184688</text:p>
          </table:table-cell>
          <table:table-cell office:value-type="float" office:value="5.968628">
            <text:p>5.968628</text:p>
          </table:table-cell>
          <table:table-cell office:value-type="float" office:value="6.103099">
            <text:p>6.103099</text:p>
          </table:table-cell>
          <table:table-cell office:value-type="float" office:value="6.220158">
            <text:p>6.220158</text:p>
          </table:table-cell>
          <table:table-cell office:value-type="float" office:value="6.339995">
            <text:p>6.339995</text:p>
          </table:table-cell>
          <table:table-cell table:formula="of:=[.B319]" office:value-type="float" office:value="0.671459">
            <text:p>0.671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28751">
            <text:p>0.6728751</text:p>
          </table:table-cell>
          <table:table-cell office:value-type="float" office:value="0.7773794">
            <text:p>0.7773794</text:p>
          </table:table-cell>
          <table:table-cell office:value-type="float" office:value="3.196215">
            <text:p>3.196215</text:p>
          </table:table-cell>
          <table:table-cell office:value-type="float" office:value="6.000977">
            <text:p>6.000977</text:p>
          </table:table-cell>
          <table:table-cell office:value-type="float" office:value="6.122508">
            <text:p>6.122508</text:p>
          </table:table-cell>
          <table:table-cell office:value-type="float" office:value="6.242503">
            <text:p>6.242503</text:p>
          </table:table-cell>
          <table:table-cell office:value-type="float" office:value="6.359995">
            <text:p>6.359995</text:p>
          </table:table-cell>
          <table:table-cell table:formula="of:=[.B320]" office:value-type="float" office:value="0.6728751">
            <text:p>0.67287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3513">
            <text:p>0.6733513</text:p>
          </table:table-cell>
          <table:table-cell office:value-type="float" office:value="0.7767785">
            <text:p>0.7767785</text:p>
          </table:table-cell>
          <table:table-cell office:value-type="float" office:value="3.208097">
            <text:p>3.208097</text:p>
          </table:table-cell>
          <table:table-cell office:value-type="float" office:value="6.033739">
            <text:p>6.033739</text:p>
          </table:table-cell>
          <table:table-cell office:value-type="float" office:value="6.142068">
            <text:p>6.142068</text:p>
          </table:table-cell>
          <table:table-cell office:value-type="float" office:value="6.264821">
            <text:p>6.264821</text:p>
          </table:table-cell>
          <table:table-cell office:value-type="float" office:value="6.379995">
            <text:p>6.379995</text:p>
          </table:table-cell>
          <table:table-cell table:formula="of:=[.B321]" office:value-type="float" office:value="0.6733513">
            <text:p>0.67335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3491">
            <text:p>0.6733491</text:p>
          </table:table-cell>
          <table:table-cell office:value-type="float" office:value="0.7758414">
            <text:p>0.7758414</text:p>
          </table:table-cell>
          <table:table-cell office:value-type="float" office:value="3.22042">
            <text:p>3.22042</text:p>
          </table:table-cell>
          <table:table-cell office:value-type="float" office:value="6.065835">
            <text:p>6.065835</text:p>
          </table:table-cell>
          <table:table-cell office:value-type="float" office:value="6.162829">
            <text:p>6.162829</text:p>
          </table:table-cell>
          <table:table-cell office:value-type="float" office:value="6.287403">
            <text:p>6.287403</text:p>
          </table:table-cell>
          <table:table-cell office:value-type="float" office:value="6.399995">
            <text:p>6.399995</text:p>
          </table:table-cell>
          <table:table-cell table:formula="of:=[.B322]" office:value-type="float" office:value="0.6733491">
            <text:p>0.67334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26691">
            <text:p>0.6726691</text:p>
          </table:table-cell>
          <table:table-cell office:value-type="float" office:value="0.7748188">
            <text:p>0.7748188</text:p>
          </table:table-cell>
          <table:table-cell office:value-type="float" office:value="3.233496">
            <text:p>3.233496</text:p>
          </table:table-cell>
          <table:table-cell office:value-type="float" office:value="6.096164">
            <text:p>6.096164</text:p>
          </table:table-cell>
          <table:table-cell office:value-type="float" office:value="6.185116">
            <text:p>6.185116</text:p>
          </table:table-cell>
          <table:table-cell office:value-type="float" office:value="6.310638">
            <text:p>6.310638</text:p>
          </table:table-cell>
          <table:table-cell office:value-type="float" office:value="6.419995">
            <text:p>6.419995</text:p>
          </table:table-cell>
          <table:table-cell table:formula="of:=[.B323]" office:value-type="float" office:value="0.6726691">
            <text:p>0.67266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11149">
            <text:p>0.6711149</text:p>
          </table:table-cell>
          <table:table-cell office:value-type="float" office:value="0.7729881">
            <text:p>0.7729881</text:p>
          </table:table-cell>
          <table:table-cell office:value-type="float" office:value="3.247926">
            <text:p>3.247926</text:p>
          </table:table-cell>
          <table:table-cell office:value-type="float" office:value="6.124549">
            <text:p>6.124549</text:p>
          </table:table-cell>
          <table:table-cell office:value-type="float" office:value="6.208355">
            <text:p>6.208355</text:p>
          </table:table-cell>
          <table:table-cell office:value-type="float" office:value="6.334729">
            <text:p>6.334729</text:p>
          </table:table-cell>
          <table:table-cell office:value-type="float" office:value="6.439995">
            <text:p>6.439995</text:p>
          </table:table-cell>
          <table:table-cell table:formula="of:=[.B324]" office:value-type="float" office:value="0.6711149">
            <text:p>0.6711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0568">
            <text:p>0.6690568</text:p>
          </table:table-cell>
          <table:table-cell office:value-type="float" office:value="0.7713625">
            <text:p>0.7713625</text:p>
          </table:table-cell>
          <table:table-cell office:value-type="float" office:value="3.262816">
            <text:p>3.262816</text:p>
          </table:table-cell>
          <table:table-cell office:value-type="float" office:value="6.153541">
            <text:p>6.153541</text:p>
          </table:table-cell>
          <table:table-cell office:value-type="float" office:value="6.231813">
            <text:p>6.231813</text:p>
          </table:table-cell>
          <table:table-cell office:value-type="float" office:value="6.35917">
            <text:p>6.35917</text:p>
          </table:table-cell>
          <table:table-cell office:value-type="float" office:value="6.459995">
            <text:p>6.459995</text:p>
          </table:table-cell>
          <table:table-cell table:formula="of:=[.B325]" office:value-type="float" office:value="0.6690568">
            <text:p>0.6690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7369">
            <text:p>0.6657369</text:p>
          </table:table-cell>
          <table:table-cell office:value-type="float" office:value="0.7693494">
            <text:p>0.7693494</text:p>
          </table:table-cell>
          <table:table-cell office:value-type="float" office:value="3.277158">
            <text:p>3.277158</text:p>
          </table:table-cell>
          <table:table-cell office:value-type="float" office:value="6.182119">
            <text:p>6.182119</text:p>
          </table:table-cell>
          <table:table-cell office:value-type="float" office:value="6.254147">
            <text:p>6.254147</text:p>
          </table:table-cell>
          <table:table-cell office:value-type="float" office:value="6.383818">
            <text:p>6.383818</text:p>
          </table:table-cell>
          <table:table-cell office:value-type="float" office:value="6.479995">
            <text:p>6.479995</text:p>
          </table:table-cell>
          <table:table-cell table:formula="of:=[.B326]" office:value-type="float" office:value="0.6657369">
            <text:p>0.6657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22448">
            <text:p>0.6622448</text:p>
          </table:table-cell>
          <table:table-cell office:value-type="float" office:value="0.767658">
            <text:p>0.767658</text:p>
          </table:table-cell>
          <table:table-cell office:value-type="float" office:value="3.290698">
            <text:p>3.290698</text:p>
          </table:table-cell>
          <table:table-cell office:value-type="float" office:value="6.2083">
            <text:p>6.2083</text:p>
          </table:table-cell>
          <table:table-cell office:value-type="float" office:value="6.274963">
            <text:p>6.274963</text:p>
          </table:table-cell>
          <table:table-cell office:value-type="float" office:value="6.408735">
            <text:p>6.408735</text:p>
          </table:table-cell>
          <table:table-cell office:value-type="float" office:value="6.499995">
            <text:p>6.499995</text:p>
          </table:table-cell>
          <table:table-cell table:formula="of:=[.B327]" office:value-type="float" office:value="0.6622448">
            <text:p>0.6622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81429">
            <text:p>0.6581429</text:p>
          </table:table-cell>
          <table:table-cell office:value-type="float" office:value="0.7655787">
            <text:p>0.7655787</text:p>
          </table:table-cell>
          <table:table-cell office:value-type="float" office:value="3.303226">
            <text:p>3.303226</text:p>
          </table:table-cell>
          <table:table-cell office:value-type="float" office:value="6.231637">
            <text:p>6.231637</text:p>
          </table:table-cell>
          <table:table-cell office:value-type="float" office:value="6.295799">
            <text:p>6.295799</text:p>
          </table:table-cell>
          <table:table-cell office:value-type="float" office:value="6.43394">
            <text:p>6.43394</text:p>
          </table:table-cell>
          <table:table-cell office:value-type="float" office:value="6.519995">
            <text:p>6.519995</text:p>
          </table:table-cell>
          <table:table-cell table:formula="of:=[.B328]" office:value-type="float" office:value="0.6581429">
            <text:p>0.65814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8052">
            <text:p>0.6538052</text:p>
          </table:table-cell>
          <table:table-cell office:value-type="float" office:value="0.7643431">
            <text:p>0.7643431</text:p>
          </table:table-cell>
          <table:table-cell office:value-type="float" office:value="3.314091">
            <text:p>3.314091</text:p>
          </table:table-cell>
          <table:table-cell office:value-type="float" office:value="6.252774">
            <text:p>6.252774</text:p>
          </table:table-cell>
          <table:table-cell office:value-type="float" office:value="6.317359">
            <text:p>6.317359</text:p>
          </table:table-cell>
          <table:table-cell office:value-type="float" office:value="6.459435">
            <text:p>6.459435</text:p>
          </table:table-cell>
          <table:table-cell office:value-type="float" office:value="6.539995">
            <text:p>6.539995</text:p>
          </table:table-cell>
          <table:table-cell table:formula="of:=[.B329]" office:value-type="float" office:value="0.6538052">
            <text:p>0.6538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1489">
            <text:p>0.6491489</text:p>
          </table:table-cell>
          <table:table-cell office:value-type="float" office:value="0.7628742">
            <text:p>0.7628742</text:p>
          </table:table-cell>
          <table:table-cell office:value-type="float" office:value="3.323581">
            <text:p>3.323581</text:p>
          </table:table-cell>
          <table:table-cell office:value-type="float" office:value="6.273676">
            <text:p>6.273676</text:p>
          </table:table-cell>
          <table:table-cell office:value-type="float" office:value="6.340894">
            <text:p>6.340894</text:p>
          </table:table-cell>
          <table:table-cell office:value-type="float" office:value="6.484691">
            <text:p>6.484691</text:p>
          </table:table-cell>
          <table:table-cell office:value-type="float" office:value="6.559995">
            <text:p>6.559995</text:p>
          </table:table-cell>
          <table:table-cell table:formula="of:=[.B330]" office:value-type="float" office:value="0.6491489">
            <text:p>0.64914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2462">
            <text:p>0.6442462</text:p>
          </table:table-cell>
          <table:table-cell office:value-type="float" office:value="0.7620552">
            <text:p>0.7620552</text:p>
          </table:table-cell>
          <table:table-cell office:value-type="float" office:value="3.332326">
            <text:p>3.332326</text:p>
          </table:table-cell>
          <table:table-cell office:value-type="float" office:value="6.294317">
            <text:p>6.294317</text:p>
          </table:table-cell>
          <table:table-cell office:value-type="float" office:value="6.364242">
            <text:p>6.364242</text:p>
          </table:table-cell>
          <table:table-cell office:value-type="float" office:value="6.509485">
            <text:p>6.509485</text:p>
          </table:table-cell>
          <table:table-cell office:value-type="float" office:value="6.579995">
            <text:p>6.579995</text:p>
          </table:table-cell>
          <table:table-cell table:formula="of:=[.B331]" office:value-type="float" office:value="0.6442462">
            <text:p>0.64424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2322">
            <text:p>0.6392322</text:p>
          </table:table-cell>
          <table:table-cell office:value-type="float" office:value="0.7610101">
            <text:p>0.7610101</text:p>
          </table:table-cell>
          <table:table-cell office:value-type="float" office:value="3.340619">
            <text:p>3.340619</text:p>
          </table:table-cell>
          <table:table-cell office:value-type="float" office:value="6.313499">
            <text:p>6.313499</text:p>
          </table:table-cell>
          <table:table-cell office:value-type="float" office:value="6.386944">
            <text:p>6.386944</text:p>
          </table:table-cell>
          <table:table-cell office:value-type="float" office:value="6.533666">
            <text:p>6.533666</text:p>
          </table:table-cell>
          <table:table-cell office:value-type="float" office:value="6.599995">
            <text:p>6.599995</text:p>
          </table:table-cell>
          <table:table-cell table:formula="of:=[.B332]" office:value-type="float" office:value="0.6392322">
            <text:p>0.63923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2289">
            <text:p>0.6342289</text:p>
          </table:table-cell>
          <table:table-cell office:value-type="float" office:value="0.7601655">
            <text:p>0.7601655</text:p>
          </table:table-cell>
          <table:table-cell office:value-type="float" office:value="3.34897">
            <text:p>3.34897</text:p>
          </table:table-cell>
          <table:table-cell office:value-type="float" office:value="6.330604">
            <text:p>6.330604</text:p>
          </table:table-cell>
          <table:table-cell office:value-type="float" office:value="6.409178">
            <text:p>6.409178</text:p>
          </table:table-cell>
          <table:table-cell office:value-type="float" office:value="6.557548">
            <text:p>6.557548</text:p>
          </table:table-cell>
          <table:table-cell office:value-type="float" office:value="6.619995">
            <text:p>6.619995</text:p>
          </table:table-cell>
          <table:table-cell table:formula="of:=[.B333]" office:value-type="float" office:value="0.6342289">
            <text:p>0.6342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8373">
            <text:p>0.6298373</text:p>
          </table:table-cell>
          <table:table-cell office:value-type="float" office:value="0.7609982">
            <text:p>0.7609982</text:p>
          </table:table-cell>
          <table:table-cell office:value-type="float" office:value="3.357872">
            <text:p>3.357872</text:p>
          </table:table-cell>
          <table:table-cell office:value-type="float" office:value="6.346996">
            <text:p>6.346996</text:p>
          </table:table-cell>
          <table:table-cell office:value-type="float" office:value="6.43034">
            <text:p>6.43034</text:p>
          </table:table-cell>
          <table:table-cell office:value-type="float" office:value="6.581433">
            <text:p>6.581433</text:p>
          </table:table-cell>
          <table:table-cell office:value-type="float" office:value="6.639995">
            <text:p>6.639995</text:p>
          </table:table-cell>
          <table:table-cell table:formula="of:=[.B334]" office:value-type="float" office:value="0.6298373">
            <text:p>0.62983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7526">
            <text:p>0.6257526</text:p>
          </table:table-cell>
          <table:table-cell office:value-type="float" office:value="0.7621143">
            <text:p>0.7621143</text:p>
          </table:table-cell>
          <table:table-cell office:value-type="float" office:value="3.367379">
            <text:p>3.367379</text:p>
          </table:table-cell>
          <table:table-cell office:value-type="float" office:value="6.364196">
            <text:p>6.364196</text:p>
          </table:table-cell>
          <table:table-cell office:value-type="float" office:value="6.449996">
            <text:p>6.449996</text:p>
          </table:table-cell>
          <table:table-cell office:value-type="float" office:value="6.604908">
            <text:p>6.604908</text:p>
          </table:table-cell>
          <table:table-cell office:value-type="float" office:value="6.659995">
            <text:p>6.659995</text:p>
          </table:table-cell>
          <table:table-cell table:formula="of:=[.B335]" office:value-type="float" office:value="0.6257526">
            <text:p>0.62575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22824">
            <text:p>0.6222824</text:p>
          </table:table-cell>
          <table:table-cell office:value-type="float" office:value="0.764372">
            <text:p>0.764372</text:p>
          </table:table-cell>
          <table:table-cell office:value-type="float" office:value="3.37766">
            <text:p>3.37766</text:p>
          </table:table-cell>
          <table:table-cell office:value-type="float" office:value="6.381411">
            <text:p>6.381411</text:p>
          </table:table-cell>
          <table:table-cell office:value-type="float" office:value="6.468984">
            <text:p>6.468984</text:p>
          </table:table-cell>
          <table:table-cell office:value-type="float" office:value="6.62825">
            <text:p>6.62825</text:p>
          </table:table-cell>
          <table:table-cell office:value-type="float" office:value="6.679995">
            <text:p>6.679995</text:p>
          </table:table-cell>
          <table:table-cell table:formula="of:=[.B336]" office:value-type="float" office:value="0.6222824">
            <text:p>0.6222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0678">
            <text:p>0.6200678</text:p>
          </table:table-cell>
          <table:table-cell office:value-type="float" office:value="0.7670315">
            <text:p>0.7670315</text:p>
          </table:table-cell>
          <table:table-cell office:value-type="float" office:value="3.388902">
            <text:p>3.388902</text:p>
          </table:table-cell>
          <table:table-cell office:value-type="float" office:value="6.400138">
            <text:p>6.400138</text:p>
          </table:table-cell>
          <table:table-cell office:value-type="float" office:value="6.487518">
            <text:p>6.487518</text:p>
          </table:table-cell>
          <table:table-cell office:value-type="float" office:value="6.651825">
            <text:p>6.651825</text:p>
          </table:table-cell>
          <table:table-cell office:value-type="float" office:value="6.699995">
            <text:p>6.699995</text:p>
          </table:table-cell>
          <table:table-cell table:formula="of:=[.B337]" office:value-type="float" office:value="0.6200678">
            <text:p>0.62006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8598">
            <text:p>0.6188598</text:p>
          </table:table-cell>
          <table:table-cell office:value-type="float" office:value="0.7705784">
            <text:p>0.7705784</text:p>
          </table:table-cell>
          <table:table-cell office:value-type="float" office:value="3.400475">
            <text:p>3.400475</text:p>
          </table:table-cell>
          <table:table-cell office:value-type="float" office:value="6.41962">
            <text:p>6.41962</text:p>
          </table:table-cell>
          <table:table-cell office:value-type="float" office:value="6.506438">
            <text:p>6.506438</text:p>
          </table:table-cell>
          <table:table-cell office:value-type="float" office:value="6.67544">
            <text:p>6.67544</text:p>
          </table:table-cell>
          <table:table-cell office:value-type="float" office:value="6.719995">
            <text:p>6.719995</text:p>
          </table:table-cell>
          <table:table-cell table:formula="of:=[.B338]" office:value-type="float" office:value="0.6188598">
            <text:p>0.6188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7028">
            <text:p>0.6187028</text:p>
          </table:table-cell>
          <table:table-cell office:value-type="float" office:value="0.7742221">
            <text:p>0.7742221</text:p>
          </table:table-cell>
          <table:table-cell office:value-type="float" office:value="3.413242">
            <text:p>3.413242</text:p>
          </table:table-cell>
          <table:table-cell office:value-type="float" office:value="6.438797">
            <text:p>6.438797</text:p>
          </table:table-cell>
          <table:table-cell office:value-type="float" office:value="6.525799">
            <text:p>6.525799</text:p>
          </table:table-cell>
          <table:table-cell office:value-type="float" office:value="6.699283">
            <text:p>6.699283</text:p>
          </table:table-cell>
          <table:table-cell office:value-type="float" office:value="6.739995">
            <text:p>6.739995</text:p>
          </table:table-cell>
          <table:table-cell table:formula="of:=[.B339]" office:value-type="float" office:value="0.6187028">
            <text:p>0.6187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6455">
            <text:p>0.6196455</text:p>
          </table:table-cell>
          <table:table-cell office:value-type="float" office:value="0.7787139">
            <text:p>0.7787139</text:p>
          </table:table-cell>
          <table:table-cell office:value-type="float" office:value="3.426637">
            <text:p>3.426637</text:p>
          </table:table-cell>
          <table:table-cell office:value-type="float" office:value="6.457237">
            <text:p>6.457237</text:p>
          </table:table-cell>
          <table:table-cell office:value-type="float" office:value="6.546885">
            <text:p>6.546885</text:p>
          </table:table-cell>
          <table:table-cell office:value-type="float" office:value="6.723386">
            <text:p>6.723386</text:p>
          </table:table-cell>
          <table:table-cell office:value-type="float" office:value="6.759995">
            <text:p>6.759995</text:p>
          </table:table-cell>
          <table:table-cell table:formula="of:=[.B340]" office:value-type="float" office:value="0.6196455">
            <text:p>0.6196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15609">
            <text:p>0.6215609</text:p>
          </table:table-cell>
          <table:table-cell office:value-type="float" office:value="0.7831329">
            <text:p>0.7831329</text:p>
          </table:table-cell>
          <table:table-cell office:value-type="float" office:value="3.440137">
            <text:p>3.440137</text:p>
          </table:table-cell>
          <table:table-cell office:value-type="float" office:value="6.477038">
            <text:p>6.477038</text:p>
          </table:table-cell>
          <table:table-cell office:value-type="float" office:value="6.567051">
            <text:p>6.567051</text:p>
          </table:table-cell>
          <table:table-cell office:value-type="float" office:value="6.747424">
            <text:p>6.747424</text:p>
          </table:table-cell>
          <table:table-cell office:value-type="float" office:value="6.779994">
            <text:p>6.779994</text:p>
          </table:table-cell>
          <table:table-cell table:formula="of:=[.B341]" office:value-type="float" office:value="0.6215609">
            <text:p>0.62156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4534">
            <text:p>0.6244534</text:p>
          </table:table-cell>
          <table:table-cell office:value-type="float" office:value="0.7880587">
            <text:p>0.7880587</text:p>
          </table:table-cell>
          <table:table-cell office:value-type="float" office:value="3.453996">
            <text:p>3.453996</text:p>
          </table:table-cell>
          <table:table-cell office:value-type="float" office:value="6.500424">
            <text:p>6.500424</text:p>
          </table:table-cell>
          <table:table-cell office:value-type="float" office:value="6.587217">
            <text:p>6.587217</text:p>
          </table:table-cell>
          <table:table-cell office:value-type="float" office:value="6.771531">
            <text:p>6.771531</text:p>
          </table:table-cell>
          <table:table-cell office:value-type="float" office:value="6.799994">
            <text:p>6.799994</text:p>
          </table:table-cell>
          <table:table-cell table:formula="of:=[.B342]" office:value-type="float" office:value="0.6244534">
            <text:p>0.6244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9672">
            <text:p>0.6279672</text:p>
          </table:table-cell>
          <table:table-cell office:value-type="float" office:value="0.7924126">
            <text:p>0.7924126</text:p>
          </table:table-cell>
          <table:table-cell office:value-type="float" office:value="3.467822">
            <text:p>3.467822</text:p>
          </table:table-cell>
          <table:table-cell office:value-type="float" office:value="6.526009">
            <text:p>6.526009</text:p>
          </table:table-cell>
          <table:table-cell office:value-type="float" office:value="6.606805">
            <text:p>6.606805</text:p>
          </table:table-cell>
          <table:table-cell office:value-type="float" office:value="6.795832">
            <text:p>6.795832</text:p>
          </table:table-cell>
          <table:table-cell office:value-type="float" office:value="6.819994">
            <text:p>6.819994</text:p>
          </table:table-cell>
          <table:table-cell table:formula="of:=[.B343]" office:value-type="float" office:value="0.6279672">
            <text:p>0.6279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8312">
            <text:p>0.6318312</text:p>
          </table:table-cell>
          <table:table-cell office:value-type="float" office:value="0.7969035">
            <text:p>0.7969035</text:p>
          </table:table-cell>
          <table:table-cell office:value-type="float" office:value="3.481026">
            <text:p>3.481026</text:p>
          </table:table-cell>
          <table:table-cell office:value-type="float" office:value="6.554702">
            <text:p>6.554702</text:p>
          </table:table-cell>
          <table:table-cell office:value-type="float" office:value="6.625415">
            <text:p>6.625415</text:p>
          </table:table-cell>
          <table:table-cell office:value-type="float" office:value="6.820316">
            <text:p>6.820316</text:p>
          </table:table-cell>
          <table:table-cell office:value-type="float" office:value="6.839994">
            <text:p>6.839994</text:p>
          </table:table-cell>
          <table:table-cell table:formula="of:=[.B344]" office:value-type="float" office:value="0.6318312">
            <text:p>0.6318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0193">
            <text:p>0.6360193</text:p>
          </table:table-cell>
          <table:table-cell office:value-type="float" office:value="0.8002186">
            <text:p>0.8002186</text:p>
          </table:table-cell>
          <table:table-cell office:value-type="float" office:value="3.492494">
            <text:p>3.492494</text:p>
          </table:table-cell>
          <table:table-cell office:value-type="float" office:value="6.587302">
            <text:p>6.587302</text:p>
          </table:table-cell>
          <table:table-cell office:value-type="float" office:value="6.643982">
            <text:p>6.643982</text:p>
          </table:table-cell>
          <table:table-cell office:value-type="float" office:value="6.84489">
            <text:p>6.84489</text:p>
          </table:table-cell>
          <table:table-cell office:value-type="float" office:value="6.859994">
            <text:p>6.859994</text:p>
          </table:table-cell>
          <table:table-cell table:formula="of:=[.B345]" office:value-type="float" office:value="0.6360193">
            <text:p>0.6360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8296">
            <text:p>0.6398296</text:p>
          </table:table-cell>
          <table:table-cell office:value-type="float" office:value="0.8035206">
            <text:p>0.8035206</text:p>
          </table:table-cell>
          <table:table-cell office:value-type="float" office:value="3.502579">
            <text:p>3.502579</text:p>
          </table:table-cell>
          <table:table-cell office:value-type="float" office:value="6.62148">
            <text:p>6.62148</text:p>
          </table:table-cell>
          <table:table-cell office:value-type="float" office:value="6.66248">
            <text:p>6.66248</text:p>
          </table:table-cell>
          <table:table-cell office:value-type="float" office:value="6.869419">
            <text:p>6.869419</text:p>
          </table:table-cell>
          <table:table-cell office:value-type="float" office:value="6.879994">
            <text:p>6.879994</text:p>
          </table:table-cell>
          <table:table-cell table:formula="of:=[.B346]" office:value-type="float" office:value="0.6398296">
            <text:p>0.63982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33171">
            <text:p>0.6433171</text:p>
          </table:table-cell>
          <table:table-cell office:value-type="float" office:value="0.8063794">
            <text:p>0.8063794</text:p>
          </table:table-cell>
          <table:table-cell office:value-type="float" office:value="3.511564">
            <text:p>3.511564</text:p>
          </table:table-cell>
          <table:table-cell office:value-type="float" office:value="6.65364">
            <text:p>6.65364</text:p>
          </table:table-cell>
          <table:table-cell office:value-type="float" office:value="6.682288">
            <text:p>6.682288</text:p>
          </table:table-cell>
          <table:table-cell office:value-type="float" office:value="6.893699">
            <text:p>6.893699</text:p>
          </table:table-cell>
          <table:table-cell office:value-type="float" office:value="6.899994">
            <text:p>6.899994</text:p>
          </table:table-cell>
          <table:table-cell table:formula="of:=[.B347]" office:value-type="float" office:value="0.6433171">
            <text:p>0.6433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4898">
            <text:p>0.6464898</text:p>
          </table:table-cell>
          <table:table-cell office:value-type="float" office:value="0.8078929">
            <text:p>0.8078929</text:p>
          </table:table-cell>
          <table:table-cell office:value-type="float" office:value="3.519668">
            <text:p>3.519668</text:p>
          </table:table-cell>
          <table:table-cell office:value-type="float" office:value="6.682661">
            <text:p>6.682661</text:p>
          </table:table-cell>
          <table:table-cell office:value-type="float" office:value="6.704054">
            <text:p>6.704054</text:p>
          </table:table-cell>
          <table:table-cell office:value-type="float" office:value="6.918111">
            <text:p>6.918111</text:p>
          </table:table-cell>
          <table:table-cell office:value-type="float" office:value="6.919994">
            <text:p>6.919994</text:p>
          </table:table-cell>
          <table:table-cell table:formula="of:=[.B348]" office:value-type="float" office:value="0.6464898">
            <text:p>0.64648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4648">
            <text:p>0.6494648</text:p>
          </table:table-cell>
          <table:table-cell office:value-type="float" office:value="0.8092449">
            <text:p>0.8092449</text:p>
          </table:table-cell>
          <table:table-cell office:value-type="float" office:value="3.527345">
            <text:p>3.527345</text:p>
          </table:table-cell>
          <table:table-cell office:value-type="float" office:value="6.707832">
            <text:p>6.707832</text:p>
          </table:table-cell>
          <table:table-cell office:value-type="float" office:value="6.725869">
            <text:p>6.725869</text:p>
          </table:table-cell>
          <table:table-cell office:value-type="float" office:value="6.941778">
            <text:p>6.941778</text:p>
          </table:table-cell>
          <table:table-cell office:value-type="float" office:value="6.939994">
            <text:p>6.939994</text:p>
          </table:table-cell>
          <table:table-cell table:formula="of:=[.B349]" office:value-type="float" office:value="0.6494648">
            <text:p>0.64946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18384">
            <text:p>0.6518384</text:p>
          </table:table-cell>
          <table:table-cell office:value-type="float" office:value="0.8103632">
            <text:p>0.8103632</text:p>
          </table:table-cell>
          <table:table-cell office:value-type="float" office:value="3.535362">
            <text:p>3.535362</text:p>
          </table:table-cell>
          <table:table-cell office:value-type="float" office:value="6.728294">
            <text:p>6.728294</text:p>
          </table:table-cell>
          <table:table-cell office:value-type="float" office:value="6.747199">
            <text:p>6.747199</text:p>
          </table:table-cell>
          <table:table-cell office:value-type="float" office:value="6.964148">
            <text:p>6.964148</text:p>
          </table:table-cell>
          <table:table-cell office:value-type="float" office:value="6.959994">
            <text:p>6.959994</text:p>
          </table:table-cell>
          <table:table-cell table:formula="of:=[.B350]" office:value-type="float" office:value="0.6518384">
            <text:p>0.6518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4544">
            <text:p>0.6534544</text:p>
          </table:table-cell>
          <table:table-cell office:value-type="float" office:value="0.8120667">
            <text:p>0.8120667</text:p>
          </table:table-cell>
          <table:table-cell office:value-type="float" office:value="3.54372">
            <text:p>3.54372</text:p>
          </table:table-cell>
          <table:table-cell office:value-type="float" office:value="6.745185">
            <text:p>6.745185</text:p>
          </table:table-cell>
          <table:table-cell office:value-type="float" office:value="6.767792">
            <text:p>6.767792</text:p>
          </table:table-cell>
          <table:table-cell office:value-type="float" office:value="6.986322">
            <text:p>6.986322</text:p>
          </table:table-cell>
          <table:table-cell office:value-type="float" office:value="6.979994">
            <text:p>6.979994</text:p>
          </table:table-cell>
          <table:table-cell table:formula="of:=[.B351]" office:value-type="float" office:value="0.6534544">
            <text:p>0.653454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540712">
            <text:p>0.6540712</text:p>
          </table:table-cell>
          <table:table-cell office:value-type="float" office:value="0.812959">
            <text:p>0.812959</text:p>
          </table:table-cell>
          <table:table-cell office:value-type="float" office:value="3.552606">
            <text:p>3.552606</text:p>
          </table:table-cell>
          <table:table-cell office:value-type="float" office:value="6.759325">
            <text:p>6.759325</text:p>
          </table:table-cell>
          <table:table-cell office:value-type="float" office:value="6.788233">
            <text:p>6.788233</text:p>
          </table:table-cell>
          <table:table-cell office:value-type="float" office:value="7.00864">
            <text:p>7.00864</text:p>
          </table:table-cell>
          <table:table-cell office:value-type="float" office:value="6.999994">
            <text:p>6.999994</text:p>
          </table:table-cell>
          <table:table-cell table:formula="of:=[.B352]" office:value-type="float" office:value="0.6540712">
            <text:p>0.65407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9066">
            <text:p>0.6539066</text:p>
          </table:table-cell>
          <table:table-cell office:value-type="float" office:value="0.813853">
            <text:p>0.813853</text:p>
          </table:table-cell>
          <table:table-cell office:value-type="float" office:value="3.562068">
            <text:p>3.562068</text:p>
          </table:table-cell>
          <table:table-cell office:value-type="float" office:value="6.773112">
            <text:p>6.773112</text:p>
          </table:table-cell>
          <table:table-cell office:value-type="float" office:value="6.808584">
            <text:p>6.808584</text:p>
          </table:table-cell>
          <table:table-cell office:value-type="float" office:value="7.031315">
            <text:p>7.031315</text:p>
          </table:table-cell>
          <table:table-cell office:value-type="float" office:value="7.019994">
            <text:p>7.019994</text:p>
          </table:table-cell>
          <table:table-cell table:formula="of:=[.B353]" office:value-type="float" office:value="0.6539066">
            <text:p>0.6539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2481">
            <text:p>0.6532481</text:p>
          </table:table-cell>
          <table:table-cell office:value-type="float" office:value="0.8140426">
            <text:p>0.8140426</text:p>
          </table:table-cell>
          <table:table-cell office:value-type="float" office:value="3.572136">
            <text:p>3.572136</text:p>
          </table:table-cell>
          <table:table-cell office:value-type="float" office:value="6.788579">
            <text:p>6.788579</text:p>
          </table:table-cell>
          <table:table-cell office:value-type="float" office:value="6.829398">
            <text:p>6.829398</text:p>
          </table:table-cell>
          <table:table-cell office:value-type="float" office:value="7.054241">
            <text:p>7.054241</text:p>
          </table:table-cell>
          <table:table-cell office:value-type="float" office:value="7.039994">
            <text:p>7.039994</text:p>
          </table:table-cell>
          <table:table-cell table:formula="of:=[.B354]" office:value-type="float" office:value="0.6532481">
            <text:p>0.65324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20087">
            <text:p>0.6520087</text:p>
          </table:table-cell>
          <table:table-cell office:value-type="float" office:value="0.8137783">
            <text:p>0.8137783</text:p>
          </table:table-cell>
          <table:table-cell office:value-type="float" office:value="3.583201">
            <text:p>3.583201</text:p>
          </table:table-cell>
          <table:table-cell office:value-type="float" office:value="6.805034">
            <text:p>6.805034</text:p>
          </table:table-cell>
          <table:table-cell office:value-type="float" office:value="6.850955">
            <text:p>6.850955</text:p>
          </table:table-cell>
          <table:table-cell office:value-type="float" office:value="7.077183">
            <text:p>7.077183</text:p>
          </table:table-cell>
          <table:table-cell office:value-type="float" office:value="7.059994">
            <text:p>7.059994</text:p>
          </table:table-cell>
          <table:table-cell table:formula="of:=[.B355]" office:value-type="float" office:value="0.6520087">
            <text:p>0.65200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8641">
            <text:p>0.6498641</text:p>
          </table:table-cell>
          <table:table-cell office:value-type="float" office:value="0.8133067">
            <text:p>0.8133067</text:p>
          </table:table-cell>
          <table:table-cell office:value-type="float" office:value="3.59485">
            <text:p>3.59485</text:p>
          </table:table-cell>
          <table:table-cell office:value-type="float" office:value="6.82233">
            <text:p>6.82233</text:p>
          </table:table-cell>
          <table:table-cell office:value-type="float" office:value="6.873979">
            <text:p>6.873979</text:p>
          </table:table-cell>
          <table:table-cell office:value-type="float" office:value="7.100427">
            <text:p>7.100427</text:p>
          </table:table-cell>
          <table:table-cell office:value-type="float" office:value="7.079994">
            <text:p>7.079994</text:p>
          </table:table-cell>
          <table:table-cell table:formula="of:=[.B356]" office:value-type="float" office:value="0.6498641">
            <text:p>0.64986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72127">
            <text:p>0.6472127</text:p>
          </table:table-cell>
          <table:table-cell office:value-type="float" office:value="0.8126141">
            <text:p>0.8126141</text:p>
          </table:table-cell>
          <table:table-cell office:value-type="float" office:value="3.60732">
            <text:p>3.60732</text:p>
          </table:table-cell>
          <table:table-cell office:value-type="float" office:value="6.841775">
            <text:p>6.841775</text:p>
          </table:table-cell>
          <table:table-cell office:value-type="float" office:value="6.89762">
            <text:p>6.89762</text:p>
          </table:table-cell>
          <table:table-cell office:value-type="float" office:value="7.124156">
            <text:p>7.124156</text:p>
          </table:table-cell>
          <table:table-cell office:value-type="float" office:value="7.099994">
            <text:p>7.099994</text:p>
          </table:table-cell>
          <table:table-cell table:formula="of:=[.B357]" office:value-type="float" office:value="0.6472127">
            <text:p>0.6472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0371">
            <text:p>0.6440371</text:p>
          </table:table-cell>
          <table:table-cell office:value-type="float" office:value="0.8116645">
            <text:p>0.8116645</text:p>
          </table:table-cell>
          <table:table-cell office:value-type="float" office:value="3.621136">
            <text:p>3.621136</text:p>
          </table:table-cell>
          <table:table-cell office:value-type="float" office:value="6.866201">
            <text:p>6.866201</text:p>
          </table:table-cell>
          <table:table-cell office:value-type="float" office:value="6.920969">
            <text:p>6.920969</text:p>
          </table:table-cell>
          <table:table-cell office:value-type="float" office:value="7.148228">
            <text:p>7.148228</text:p>
          </table:table-cell>
          <table:table-cell office:value-type="float" office:value="7.119994">
            <text:p>7.119994</text:p>
          </table:table-cell>
          <table:table-cell table:formula="of:=[.B358]" office:value-type="float" office:value="0.6440371">
            <text:p>0.6440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3708">
            <text:p>0.6403708</text:p>
          </table:table-cell>
          <table:table-cell office:value-type="float" office:value="0.8102086">
            <text:p>0.8102086</text:p>
          </table:table-cell>
          <table:table-cell office:value-type="float" office:value="3.635691">
            <text:p>3.635691</text:p>
          </table:table-cell>
          <table:table-cell office:value-type="float" office:value="6.895159">
            <text:p>6.895159</text:p>
          </table:table-cell>
          <table:table-cell office:value-type="float" office:value="6.942896">
            <text:p>6.942896</text:p>
          </table:table-cell>
          <table:table-cell office:value-type="float" office:value="7.17263">
            <text:p>7.17263</text:p>
          </table:table-cell>
          <table:table-cell office:value-type="float" office:value="7.139994">
            <text:p>7.139994</text:p>
          </table:table-cell>
          <table:table-cell table:formula="of:=[.B359]" office:value-type="float" office:value="0.6403708">
            <text:p>0.64037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6096">
            <text:p>0.6366096</text:p>
          </table:table-cell>
          <table:table-cell office:value-type="float" office:value="0.8084096">
            <text:p>0.8084096</text:p>
          </table:table-cell>
          <table:table-cell office:value-type="float" office:value="3.650101">
            <text:p>3.650101</text:p>
          </table:table-cell>
          <table:table-cell office:value-type="float" office:value="6.925542">
            <text:p>6.925542</text:p>
          </table:table-cell>
          <table:table-cell office:value-type="float" office:value="6.964464">
            <text:p>6.964464</text:p>
          </table:table-cell>
          <table:table-cell office:value-type="float" office:value="7.197549">
            <text:p>7.197549</text:p>
          </table:table-cell>
          <table:table-cell office:value-type="float" office:value="7.159994">
            <text:p>7.159994</text:p>
          </table:table-cell>
          <table:table-cell table:formula="of:=[.B360]" office:value-type="float" office:value="0.6366096">
            <text:p>0.6366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4562">
            <text:p>0.6324562</text:p>
          </table:table-cell>
          <table:table-cell office:value-type="float" office:value="0.8062568">
            <text:p>0.8062568</text:p>
          </table:table-cell>
          <table:table-cell office:value-type="float" office:value="3.663877">
            <text:p>3.663877</text:p>
          </table:table-cell>
          <table:table-cell office:value-type="float" office:value="6.954509">
            <text:p>6.954509</text:p>
          </table:table-cell>
          <table:table-cell office:value-type="float" office:value="6.986548">
            <text:p>6.986548</text:p>
          </table:table-cell>
          <table:table-cell office:value-type="float" office:value="7.222962">
            <text:p>7.222962</text:p>
          </table:table-cell>
          <table:table-cell office:value-type="float" office:value="7.179994">
            <text:p>7.179994</text:p>
          </table:table-cell>
          <table:table-cell table:formula="of:=[.B361]" office:value-type="float" office:value="0.6324562">
            <text:p>0.6324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76203">
            <text:p>0.6276203</text:p>
          </table:table-cell>
          <table:table-cell office:value-type="float" office:value="0.8038491">
            <text:p>0.8038491</text:p>
          </table:table-cell>
          <table:table-cell office:value-type="float" office:value="3.676527">
            <text:p>3.676527</text:p>
          </table:table-cell>
          <table:table-cell office:value-type="float" office:value="6.980943">
            <text:p>6.980943</text:p>
          </table:table-cell>
          <table:table-cell office:value-type="float" office:value="7.009476">
            <text:p>7.009476</text:p>
          </table:table-cell>
          <table:table-cell office:value-type="float" office:value="7.248581">
            <text:p>7.248581</text:p>
          </table:table-cell>
          <table:table-cell office:value-type="float" office:value="7.199994">
            <text:p>7.199994</text:p>
          </table:table-cell>
          <table:table-cell table:formula="of:=[.B362]" office:value-type="float" office:value="0.6276203">
            <text:p>0.62762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24412">
            <text:p>0.6224412</text:p>
          </table:table-cell>
          <table:table-cell office:value-type="float" office:value="0.8018826">
            <text:p>0.8018826</text:p>
          </table:table-cell>
          <table:table-cell office:value-type="float" office:value="3.687461">
            <text:p>3.687461</text:p>
          </table:table-cell>
          <table:table-cell office:value-type="float" office:value="7.004848">
            <text:p>7.004848</text:p>
          </table:table-cell>
          <table:table-cell office:value-type="float" office:value="7.033407">
            <text:p>7.033407</text:p>
          </table:table-cell>
          <table:table-cell office:value-type="float" office:value="7.274131">
            <text:p>7.274131</text:p>
          </table:table-cell>
          <table:table-cell office:value-type="float" office:value="7.219994">
            <text:p>7.219994</text:p>
          </table:table-cell>
          <table:table-cell table:formula="of:=[.B363]" office:value-type="float" office:value="0.6224412">
            <text:p>0.62244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71495">
            <text:p>0.6171495</text:p>
          </table:table-cell>
          <table:table-cell office:value-type="float" office:value="0.7994075">
            <text:p>0.7994075</text:p>
          </table:table-cell>
          <table:table-cell office:value-type="float" office:value="3.697405">
            <text:p>3.697405</text:p>
          </table:table-cell>
          <table:table-cell office:value-type="float" office:value="7.026322">
            <text:p>7.026322</text:p>
          </table:table-cell>
          <table:table-cell office:value-type="float" office:value="7.056961">
            <text:p>7.056961</text:p>
          </table:table-cell>
          <table:table-cell office:value-type="float" office:value="7.299285">
            <text:p>7.299285</text:p>
          </table:table-cell>
          <table:table-cell office:value-type="float" office:value="7.239994">
            <text:p>7.239994</text:p>
          </table:table-cell>
          <table:table-cell table:formula="of:=[.B364]" office:value-type="float" office:value="0.6171495">
            <text:p>0.6171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8298">
            <text:p>0.6118298</text:p>
          </table:table-cell>
          <table:table-cell office:value-type="float" office:value="0.7971548">
            <text:p>0.7971548</text:p>
          </table:table-cell>
          <table:table-cell office:value-type="float" office:value="3.706347">
            <text:p>3.706347</text:p>
          </table:table-cell>
          <table:table-cell office:value-type="float" office:value="7.046078">
            <text:p>7.046078</text:p>
          </table:table-cell>
          <table:table-cell office:value-type="float" office:value="7.080804">
            <text:p>7.080804</text:p>
          </table:table-cell>
          <table:table-cell office:value-type="float" office:value="7.324593">
            <text:p>7.324593</text:p>
          </table:table-cell>
          <table:table-cell office:value-type="float" office:value="7.259994">
            <text:p>7.259994</text:p>
          </table:table-cell>
          <table:table-cell table:formula="of:=[.B365]" office:value-type="float" office:value="0.6118298">
            <text:p>0.6118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2837">
            <text:p>0.6072837</text:p>
          </table:table-cell>
          <table:table-cell office:value-type="float" office:value="0.7944779">
            <text:p>0.7944779</text:p>
          </table:table-cell>
          <table:table-cell office:value-type="float" office:value="3.715214">
            <text:p>3.715214</text:p>
          </table:table-cell>
          <table:table-cell office:value-type="float" office:value="7.064147">
            <text:p>7.064147</text:p>
          </table:table-cell>
          <table:table-cell office:value-type="float" office:value="7.104199">
            <text:p>7.104199</text:p>
          </table:table-cell>
          <table:table-cell office:value-type="float" office:value="7.349099">
            <text:p>7.349099</text:p>
          </table:table-cell>
          <table:table-cell office:value-type="float" office:value="7.279994">
            <text:p>7.279994</text:p>
          </table:table-cell>
          <table:table-cell table:formula="of:=[.B366]" office:value-type="float" office:value="0.6072837">
            <text:p>0.6072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1234">
            <text:p>0.6031234</text:p>
          </table:table-cell>
          <table:table-cell office:value-type="float" office:value="0.7921131">
            <text:p>0.7921131</text:p>
          </table:table-cell>
          <table:table-cell office:value-type="float" office:value="3.724632">
            <text:p>3.724632</text:p>
          </table:table-cell>
          <table:table-cell office:value-type="float" office:value="7.081555">
            <text:p>7.081555</text:p>
          </table:table-cell>
          <table:table-cell office:value-type="float" office:value="7.126188">
            <text:p>7.126188</text:p>
          </table:table-cell>
          <table:table-cell office:value-type="float" office:value="7.372141">
            <text:p>7.372141</text:p>
          </table:table-cell>
          <table:table-cell office:value-type="float" office:value="7.299994">
            <text:p>7.299994</text:p>
          </table:table-cell>
          <table:table-cell table:formula="of:=[.B367]" office:value-type="float" office:value="0.6031234">
            <text:p>0.60312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94105">
            <text:p>0.5994105</text:p>
          </table:table-cell>
          <table:table-cell office:value-type="float" office:value="0.7902253">
            <text:p>0.7902253</text:p>
          </table:table-cell>
          <table:table-cell office:value-type="float" office:value="3.734524">
            <text:p>3.734524</text:p>
          </table:table-cell>
          <table:table-cell office:value-type="float" office:value="7.099949">
            <text:p>7.099949</text:p>
          </table:table-cell>
          <table:table-cell office:value-type="float" office:value="7.147381">
            <text:p>7.147381</text:p>
          </table:table-cell>
          <table:table-cell office:value-type="float" office:value="7.394492">
            <text:p>7.394492</text:p>
          </table:table-cell>
          <table:table-cell office:value-type="float" office:value="7.319994">
            <text:p>7.319994</text:p>
          </table:table-cell>
          <table:table-cell table:formula="of:=[.B368]" office:value-type="float" office:value="0.5994105">
            <text:p>0.59941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7482">
            <text:p>0.5967482</text:p>
          </table:table-cell>
          <table:table-cell office:value-type="float" office:value="0.7883203">
            <text:p>0.7883203</text:p>
          </table:table-cell>
          <table:table-cell office:value-type="float" office:value="3.744881">
            <text:p>3.744881</text:p>
          </table:table-cell>
          <table:table-cell office:value-type="float" office:value="7.119693">
            <text:p>7.119693</text:p>
          </table:table-cell>
          <table:table-cell office:value-type="float" office:value="7.167968">
            <text:p>7.167968</text:p>
          </table:table-cell>
          <table:table-cell office:value-type="float" office:value="7.416402">
            <text:p>7.416402</text:p>
          </table:table-cell>
          <table:table-cell office:value-type="float" office:value="7.339994">
            <text:p>7.339994</text:p>
          </table:table-cell>
          <table:table-cell table:formula="of:=[.B369]" office:value-type="float" office:value="0.5967482">
            <text:p>0.5967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7241">
            <text:p>0.5957241</text:p>
          </table:table-cell>
          <table:table-cell office:value-type="float" office:value="0.7866492">
            <text:p>0.7866492</text:p>
          </table:table-cell>
          <table:table-cell office:value-type="float" office:value="3.755722">
            <text:p>3.755722</text:p>
          </table:table-cell>
          <table:table-cell office:value-type="float" office:value="7.14094">
            <text:p>7.14094</text:p>
          </table:table-cell>
          <table:table-cell office:value-type="float" office:value="7.188883">
            <text:p>7.188883</text:p>
          </table:table-cell>
          <table:table-cell office:value-type="float" office:value="7.438389">
            <text:p>7.438389</text:p>
          </table:table-cell>
          <table:table-cell office:value-type="float" office:value="7.359994">
            <text:p>7.359994</text:p>
          </table:table-cell>
          <table:table-cell table:formula="of:=[.B370]" office:value-type="float" office:value="0.5957241">
            <text:p>0.5957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0395">
            <text:p>0.5960395</text:p>
          </table:table-cell>
          <table:table-cell office:value-type="float" office:value="0.7859989">
            <text:p>0.7859989</text:p>
          </table:table-cell>
          <table:table-cell office:value-type="float" office:value="3.766946">
            <text:p>3.766946</text:p>
          </table:table-cell>
          <table:table-cell office:value-type="float" office:value="7.16192">
            <text:p>7.16192</text:p>
          </table:table-cell>
          <table:table-cell office:value-type="float" office:value="7.210105">
            <text:p>7.210105</text:p>
          </table:table-cell>
          <table:table-cell office:value-type="float" office:value="7.460495">
            <text:p>7.460495</text:p>
          </table:table-cell>
          <table:table-cell office:value-type="float" office:value="7.379994">
            <text:p>7.379994</text:p>
          </table:table-cell>
          <table:table-cell table:formula="of:=[.B371]" office:value-type="float" office:value="0.5960395">
            <text:p>0.5960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7519">
            <text:p>0.597519</text:p>
          </table:table-cell>
          <table:table-cell office:value-type="float" office:value="0.7852445">
            <text:p>0.7852445</text:p>
          </table:table-cell>
          <table:table-cell office:value-type="float" office:value="3.778758">
            <text:p>3.778758</text:p>
          </table:table-cell>
          <table:table-cell office:value-type="float" office:value="7.181872">
            <text:p>7.181872</text:p>
          </table:table-cell>
          <table:table-cell office:value-type="float" office:value="7.231578">
            <text:p>7.231578</text:p>
          </table:table-cell>
          <table:table-cell office:value-type="float" office:value="7.482704">
            <text:p>7.482704</text:p>
          </table:table-cell>
          <table:table-cell office:value-type="float" office:value="7.399994">
            <text:p>7.399994</text:p>
          </table:table-cell>
          <table:table-cell table:formula="of:=[.B372]" office:value-type="float" office:value="0.597519">
            <text:p>0.5975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0364">
            <text:p>0.6000364</text:p>
          </table:table-cell>
          <table:table-cell office:value-type="float" office:value="0.7853162">
            <text:p>0.7853162</text:p>
          </table:table-cell>
          <table:table-cell office:value-type="float" office:value="3.791661">
            <text:p>3.791661</text:p>
          </table:table-cell>
          <table:table-cell office:value-type="float" office:value="7.199477">
            <text:p>7.199477</text:p>
          </table:table-cell>
          <table:table-cell office:value-type="float" office:value="7.254272">
            <text:p>7.254272</text:p>
          </table:table-cell>
          <table:table-cell office:value-type="float" office:value="7.505237">
            <text:p>7.505237</text:p>
          </table:table-cell>
          <table:table-cell office:value-type="float" office:value="7.419994">
            <text:p>7.419994</text:p>
          </table:table-cell>
          <table:table-cell table:formula="of:=[.B373]" office:value-type="float" office:value="0.6000364">
            <text:p>0.6000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34616">
            <text:p>0.6034616</text:p>
          </table:table-cell>
          <table:table-cell office:value-type="float" office:value="0.7865509">
            <text:p>0.7865509</text:p>
          </table:table-cell>
          <table:table-cell office:value-type="float" office:value="3.805448">
            <text:p>3.805448</text:p>
          </table:table-cell>
          <table:table-cell office:value-type="float" office:value="7.216707">
            <text:p>7.216707</text:p>
          </table:table-cell>
          <table:table-cell office:value-type="float" office:value="7.276978">
            <text:p>7.276978</text:p>
          </table:table-cell>
          <table:table-cell office:value-type="float" office:value="7.528114">
            <text:p>7.528114</text:p>
          </table:table-cell>
          <table:table-cell office:value-type="float" office:value="7.439994">
            <text:p>7.439994</text:p>
          </table:table-cell>
          <table:table-cell table:formula="of:=[.B374]" office:value-type="float" office:value="0.6034616">
            <text:p>0.6034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75619">
            <text:p>0.6075619</text:p>
          </table:table-cell>
          <table:table-cell office:value-type="float" office:value="0.7882729">
            <text:p>0.7882729</text:p>
          </table:table-cell>
          <table:table-cell office:value-type="float" office:value="3.819541">
            <text:p>3.819541</text:p>
          </table:table-cell>
          <table:table-cell office:value-type="float" office:value="7.234183">
            <text:p>7.234183</text:p>
          </table:table-cell>
          <table:table-cell office:value-type="float" office:value="7.298852">
            <text:p>7.298852</text:p>
          </table:table-cell>
          <table:table-cell office:value-type="float" office:value="7.551152">
            <text:p>7.551152</text:p>
          </table:table-cell>
          <table:table-cell office:value-type="float" office:value="7.459994">
            <text:p>7.459994</text:p>
          </table:table-cell>
          <table:table-cell table:formula="of:=[.B375]" office:value-type="float" office:value="0.6075619">
            <text:p>0.6075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9449">
            <text:p>0.6119449</text:p>
          </table:table-cell>
          <table:table-cell office:value-type="float" office:value="0.7906457">
            <text:p>0.7906457</text:p>
          </table:table-cell>
          <table:table-cell office:value-type="float" office:value="3.833632">
            <text:p>3.833632</text:p>
          </table:table-cell>
          <table:table-cell office:value-type="float" office:value="7.25111">
            <text:p>7.25111</text:p>
          </table:table-cell>
          <table:table-cell office:value-type="float" office:value="7.319391">
            <text:p>7.319391</text:p>
          </table:table-cell>
          <table:table-cell office:value-type="float" office:value="7.574406">
            <text:p>7.574406</text:p>
          </table:table-cell>
          <table:table-cell office:value-type="float" office:value="7.479994">
            <text:p>7.479994</text:p>
          </table:table-cell>
          <table:table-cell table:formula="of:=[.B376]" office:value-type="float" office:value="0.6119449">
            <text:p>0.6119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4747">
            <text:p>0.6164747</text:p>
          </table:table-cell>
          <table:table-cell office:value-type="float" office:value="0.7941846">
            <text:p>0.7941846</text:p>
          </table:table-cell>
          <table:table-cell office:value-type="float" office:value="3.847461">
            <text:p>3.847461</text:p>
          </table:table-cell>
          <table:table-cell office:value-type="float" office:value="7.267981">
            <text:p>7.267981</text:p>
          </table:table-cell>
          <table:table-cell office:value-type="float" office:value="7.33934">
            <text:p>7.33934</text:p>
          </table:table-cell>
          <table:table-cell office:value-type="float" office:value="7.597873">
            <text:p>7.597873</text:p>
          </table:table-cell>
          <table:table-cell office:value-type="float" office:value="7.499994">
            <text:p>7.499994</text:p>
          </table:table-cell>
          <table:table-cell table:formula="of:=[.B377]" office:value-type="float" office:value="0.6164747">
            <text:p>0.61647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5938">
            <text:p>0.6205938</text:p>
          </table:table-cell>
          <table:table-cell office:value-type="float" office:value="0.7977751">
            <text:p>0.7977751</text:p>
          </table:table-cell>
          <table:table-cell office:value-type="float" office:value="3.860514">
            <text:p>3.860514</text:p>
          </table:table-cell>
          <table:table-cell office:value-type="float" office:value="7.285699">
            <text:p>7.285699</text:p>
          </table:table-cell>
          <table:table-cell office:value-type="float" office:value="7.359074">
            <text:p>7.359074</text:p>
          </table:table-cell>
          <table:table-cell office:value-type="float" office:value="7.621486">
            <text:p>7.621486</text:p>
          </table:table-cell>
          <table:table-cell office:value-type="float" office:value="7.519994">
            <text:p>7.519994</text:p>
          </table:table-cell>
          <table:table-cell table:formula="of:=[.B378]" office:value-type="float" office:value="0.6205938">
            <text:p>0.6205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4796">
            <text:p>0.6244796</text:p>
          </table:table-cell>
          <table:table-cell office:value-type="float" office:value="0.8021027">
            <text:p>0.8021027</text:p>
          </table:table-cell>
          <table:table-cell office:value-type="float" office:value="3.87249">
            <text:p>3.87249</text:p>
          </table:table-cell>
          <table:table-cell office:value-type="float" office:value="7.306233">
            <text:p>7.306233</text:p>
          </table:table-cell>
          <table:table-cell office:value-type="float" office:value="7.379776">
            <text:p>7.379776</text:p>
          </table:table-cell>
          <table:table-cell office:value-type="float" office:value="7.645143">
            <text:p>7.645143</text:p>
          </table:table-cell>
          <table:table-cell office:value-type="float" office:value="7.539994">
            <text:p>7.539994</text:p>
          </table:table-cell>
          <table:table-cell table:formula="of:=[.B379]" office:value-type="float" office:value="0.6244796">
            <text:p>0.62447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1531">
            <text:p>0.6281531</text:p>
          </table:table-cell>
          <table:table-cell office:value-type="float" office:value="0.8061731">
            <text:p>0.8061731</text:p>
          </table:table-cell>
          <table:table-cell office:value-type="float" office:value="3.883815">
            <text:p>3.883815</text:p>
          </table:table-cell>
          <table:table-cell office:value-type="float" office:value="7.32911">
            <text:p>7.32911</text:p>
          </table:table-cell>
          <table:table-cell office:value-type="float" office:value="7.401635">
            <text:p>7.401635</text:p>
          </table:table-cell>
          <table:table-cell office:value-type="float" office:value="7.668739">
            <text:p>7.668739</text:p>
          </table:table-cell>
          <table:table-cell office:value-type="float" office:value="7.559994">
            <text:p>7.559994</text:p>
          </table:table-cell>
          <table:table-cell table:formula="of:=[.B380]" office:value-type="float" office:value="0.6281531">
            <text:p>0.6281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6493">
            <text:p>0.6316493</text:p>
          </table:table-cell>
          <table:table-cell office:value-type="float" office:value="0.8104828">
            <text:p>0.8104828</text:p>
          </table:table-cell>
          <table:table-cell office:value-type="float" office:value="3.894513">
            <text:p>3.894513</text:p>
          </table:table-cell>
          <table:table-cell office:value-type="float" office:value="7.35253">
            <text:p>7.35253</text:p>
          </table:table-cell>
          <table:table-cell office:value-type="float" office:value="7.424943">
            <text:p>7.424943</text:p>
          </table:table-cell>
          <table:table-cell office:value-type="float" office:value="7.691967">
            <text:p>7.691967</text:p>
          </table:table-cell>
          <table:table-cell office:value-type="float" office:value="7.579994">
            <text:p>7.579994</text:p>
          </table:table-cell>
          <table:table-cell table:formula="of:=[.B381]" office:value-type="float" office:value="0.6316493">
            <text:p>0.63164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5509">
            <text:p>0.6345509</text:p>
          </table:table-cell>
          <table:table-cell office:value-type="float" office:value="0.8139103">
            <text:p>0.8139103</text:p>
          </table:table-cell>
          <table:table-cell office:value-type="float" office:value="3.904701">
            <text:p>3.904701</text:p>
          </table:table-cell>
          <table:table-cell office:value-type="float" office:value="7.374701">
            <text:p>7.374701</text:p>
          </table:table-cell>
          <table:table-cell office:value-type="float" office:value="7.448157">
            <text:p>7.448157</text:p>
          </table:table-cell>
          <table:table-cell office:value-type="float" office:value="7.714943">
            <text:p>7.714943</text:p>
          </table:table-cell>
          <table:table-cell office:value-type="float" office:value="7.599994">
            <text:p>7.599994</text:p>
          </table:table-cell>
          <table:table-cell table:formula="of:=[.B382]" office:value-type="float" office:value="0.6345509">
            <text:p>0.6345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5287">
            <text:p>0.6365287</text:p>
          </table:table-cell>
          <table:table-cell office:value-type="float" office:value="0.8176301">
            <text:p>0.8176301</text:p>
          </table:table-cell>
          <table:table-cell office:value-type="float" office:value="3.915053">
            <text:p>3.915053</text:p>
          </table:table-cell>
          <table:table-cell office:value-type="float" office:value="7.395742">
            <text:p>7.395742</text:p>
          </table:table-cell>
          <table:table-cell office:value-type="float" office:value="7.470775">
            <text:p>7.470775</text:p>
          </table:table-cell>
          <table:table-cell office:value-type="float" office:value="7.737247">
            <text:p>7.737247</text:p>
          </table:table-cell>
          <table:table-cell office:value-type="float" office:value="7.619994">
            <text:p>7.619994</text:p>
          </table:table-cell>
          <table:table-cell table:formula="of:=[.B383]" office:value-type="float" office:value="0.6365287">
            <text:p>0.63652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7044">
            <text:p>0.6377044</text:p>
          </table:table-cell>
          <table:table-cell office:value-type="float" office:value="0.820417">
            <text:p>0.820417</text:p>
          </table:table-cell>
          <table:table-cell office:value-type="float" office:value="3.92575">
            <text:p>3.92575</text:p>
          </table:table-cell>
          <table:table-cell office:value-type="float" office:value="7.416033">
            <text:p>7.416033</text:p>
          </table:table-cell>
          <table:table-cell office:value-type="float" office:value="7.492737">
            <text:p>7.492737</text:p>
          </table:table-cell>
          <table:table-cell office:value-type="float" office:value="7.758729">
            <text:p>7.758729</text:p>
          </table:table-cell>
          <table:table-cell office:value-type="float" office:value="7.639994">
            <text:p>7.639994</text:p>
          </table:table-cell>
          <table:table-cell table:formula="of:=[.B384]" office:value-type="float" office:value="0.6377044">
            <text:p>0.6377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545">
            <text:p>0.6382545</text:p>
          </table:table-cell>
          <table:table-cell office:value-type="float" office:value="0.8224756">
            <text:p>0.8224756</text:p>
          </table:table-cell>
          <table:table-cell office:value-type="float" office:value="3.936721">
            <text:p>3.936721</text:p>
          </table:table-cell>
          <table:table-cell office:value-type="float" office:value="7.437422">
            <text:p>7.437422</text:p>
          </table:table-cell>
          <table:table-cell office:value-type="float" office:value="7.514359">
            <text:p>7.514359</text:p>
          </table:table-cell>
          <table:table-cell office:value-type="float" office:value="7.780734">
            <text:p>7.780734</text:p>
          </table:table-cell>
          <table:table-cell office:value-type="float" office:value="7.659994">
            <text:p>7.659994</text:p>
          </table:table-cell>
          <table:table-cell table:formula="of:=[.B385]" office:value-type="float" office:value="0.6382545">
            <text:p>0.63825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885">
            <text:p>0.6382885</text:p>
          </table:table-cell>
          <table:table-cell office:value-type="float" office:value="0.8241559">
            <text:p>0.8241559</text:p>
          </table:table-cell>
          <table:table-cell office:value-type="float" office:value="3.948203">
            <text:p>3.948203</text:p>
          </table:table-cell>
          <table:table-cell office:value-type="float" office:value="7.459787">
            <text:p>7.459787</text:p>
          </table:table-cell>
          <table:table-cell office:value-type="float" office:value="7.536148">
            <text:p>7.536148</text:p>
          </table:table-cell>
          <table:table-cell office:value-type="float" office:value="7.80265">
            <text:p>7.80265</text:p>
          </table:table-cell>
          <table:table-cell office:value-type="float" office:value="7.679994">
            <text:p>7.679994</text:p>
          </table:table-cell>
          <table:table-cell table:formula="of:=[.B386]" office:value-type="float" office:value="0.6382885">
            <text:p>0.63828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76748">
            <text:p>0.6376748</text:p>
          </table:table-cell>
          <table:table-cell office:value-type="float" office:value="0.8259082">
            <text:p>0.8259082</text:p>
          </table:table-cell>
          <table:table-cell office:value-type="float" office:value="3.959958">
            <text:p>3.959958</text:p>
          </table:table-cell>
          <table:table-cell office:value-type="float" office:value="7.484654">
            <text:p>7.484654</text:p>
          </table:table-cell>
          <table:table-cell office:value-type="float" office:value="7.558783">
            <text:p>7.558783</text:p>
          </table:table-cell>
          <table:table-cell office:value-type="float" office:value="7.824558">
            <text:p>7.824558</text:p>
          </table:table-cell>
          <table:table-cell office:value-type="float" office:value="7.699994">
            <text:p>7.699994</text:p>
          </table:table-cell>
          <table:table-cell table:formula="of:=[.B387]" office:value-type="float" office:value="0.6376748">
            <text:p>0.63767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1707">
            <text:p>0.6361707</text:p>
          </table:table-cell>
          <table:table-cell office:value-type="float" office:value="0.8267166">
            <text:p>0.8267166</text:p>
          </table:table-cell>
          <table:table-cell office:value-type="float" office:value="3.972078">
            <text:p>3.972078</text:p>
          </table:table-cell>
          <table:table-cell office:value-type="float" office:value="7.508552">
            <text:p>7.508552</text:p>
          </table:table-cell>
          <table:table-cell office:value-type="float" office:value="7.583037">
            <text:p>7.583037</text:p>
          </table:table-cell>
          <table:table-cell office:value-type="float" office:value="7.846657">
            <text:p>7.846657</text:p>
          </table:table-cell>
          <table:table-cell office:value-type="float" office:value="7.719994">
            <text:p>7.719994</text:p>
          </table:table-cell>
          <table:table-cell table:formula="of:=[.B388]" office:value-type="float" office:value="0.6361707">
            <text:p>0.6361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1704">
            <text:p>0.6341704</text:p>
          </table:table-cell>
          <table:table-cell office:value-type="float" office:value="0.8275484">
            <text:p>0.8275484</text:p>
          </table:table-cell>
          <table:table-cell office:value-type="float" office:value="3.984939">
            <text:p>3.984939</text:p>
          </table:table-cell>
          <table:table-cell office:value-type="float" office:value="7.53101">
            <text:p>7.53101</text:p>
          </table:table-cell>
          <table:table-cell office:value-type="float" office:value="7.608391">
            <text:p>7.608391</text:p>
          </table:table-cell>
          <table:table-cell office:value-type="float" office:value="7.869129">
            <text:p>7.869129</text:p>
          </table:table-cell>
          <table:table-cell office:value-type="float" office:value="7.739994">
            <text:p>7.739994</text:p>
          </table:table-cell>
          <table:table-cell table:formula="of:=[.B389]" office:value-type="float" office:value="0.6341704">
            <text:p>0.63417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7432">
            <text:p>0.6317432</text:p>
          </table:table-cell>
          <table:table-cell office:value-type="float" office:value="0.8289825">
            <text:p>0.8289825</text:p>
          </table:table-cell>
          <table:table-cell office:value-type="float" office:value="3.998812">
            <text:p>3.998812</text:p>
          </table:table-cell>
          <table:table-cell office:value-type="float" office:value="7.552877">
            <text:p>7.552877</text:p>
          </table:table-cell>
          <table:table-cell office:value-type="float" office:value="7.633993">
            <text:p>7.633993</text:p>
          </table:table-cell>
          <table:table-cell office:value-type="float" office:value="7.892367">
            <text:p>7.892367</text:p>
          </table:table-cell>
          <table:table-cell office:value-type="float" office:value="7.759994">
            <text:p>7.759994</text:p>
          </table:table-cell>
          <table:table-cell table:formula="of:=[.B390]" office:value-type="float" office:value="0.6317432">
            <text:p>0.63174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8878">
            <text:p>0.628878</text:p>
          </table:table-cell>
          <table:table-cell office:value-type="float" office:value="0.8298865">
            <text:p>0.8298865</text:p>
          </table:table-cell>
          <table:table-cell office:value-type="float" office:value="4.012784">
            <text:p>4.012784</text:p>
          </table:table-cell>
          <table:table-cell office:value-type="float" office:value="7.576146">
            <text:p>7.576146</text:p>
          </table:table-cell>
          <table:table-cell office:value-type="float" office:value="7.658316">
            <text:p>7.658316</text:p>
          </table:table-cell>
          <table:table-cell office:value-type="float" office:value="7.916301">
            <text:p>7.916301</text:p>
          </table:table-cell>
          <table:table-cell office:value-type="float" office:value="7.779994">
            <text:p>7.779994</text:p>
          </table:table-cell>
          <table:table-cell table:formula="of:=[.B391]" office:value-type="float" office:value="0.628878">
            <text:p>0.6288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886">
            <text:p>0.625886</text:p>
          </table:table-cell>
          <table:table-cell office:value-type="float" office:value="0.8305893">
            <text:p>0.8305893</text:p>
          </table:table-cell>
          <table:table-cell office:value-type="float" office:value="4.026296">
            <text:p>4.026296</text:p>
          </table:table-cell>
          <table:table-cell office:value-type="float" office:value="7.603052">
            <text:p>7.603052</text:p>
          </table:table-cell>
          <table:table-cell office:value-type="float" office:value="7.681179">
            <text:p>7.681179</text:p>
          </table:table-cell>
          <table:table-cell office:value-type="float" office:value="7.940487">
            <text:p>7.940487</text:p>
          </table:table-cell>
          <table:table-cell office:value-type="float" office:value="7.799994">
            <text:p>7.799994</text:p>
          </table:table-cell>
          <table:table-cell table:formula="of:=[.B392]" office:value-type="float" office:value="0.625886">
            <text:p>0.6258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2456">
            <text:p>0.622456</text:p>
          </table:table-cell>
          <table:table-cell office:value-type="float" office:value="0.8304335">
            <text:p>0.8304335</text:p>
          </table:table-cell>
          <table:table-cell office:value-type="float" office:value="4.039088">
            <text:p>4.039088</text:p>
          </table:table-cell>
          <table:table-cell office:value-type="float" office:value="7.630933">
            <text:p>7.630933</text:p>
          </table:table-cell>
          <table:table-cell office:value-type="float" office:value="7.703764">
            <text:p>7.703764</text:p>
          </table:table-cell>
          <table:table-cell office:value-type="float" office:value="7.964922">
            <text:p>7.964922</text:p>
          </table:table-cell>
          <table:table-cell office:value-type="float" office:value="7.819993">
            <text:p>7.819993</text:p>
          </table:table-cell>
          <table:table-cell table:formula="of:=[.B393]" office:value-type="float" office:value="0.622456">
            <text:p>0.622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3866">
            <text:p>0.6183866</text:p>
          </table:table-cell>
          <table:table-cell office:value-type="float" office:value="0.8300707">
            <text:p>0.8300707</text:p>
          </table:table-cell>
          <table:table-cell office:value-type="float" office:value="4.05082">
            <text:p>4.05082</text:p>
          </table:table-cell>
          <table:table-cell office:value-type="float" office:value="7.657763">
            <text:p>7.657763</text:p>
          </table:table-cell>
          <table:table-cell office:value-type="float" office:value="7.727001">
            <text:p>7.727001</text:p>
          </table:table-cell>
          <table:table-cell office:value-type="float" office:value="7.989568">
            <text:p>7.989568</text:p>
          </table:table-cell>
          <table:table-cell office:value-type="float" office:value="7.839993">
            <text:p>7.839993</text:p>
          </table:table-cell>
          <table:table-cell table:formula="of:=[.B394]" office:value-type="float" office:value="0.6183866">
            <text:p>0.6183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5016">
            <text:p>0.6135016</text:p>
          </table:table-cell>
          <table:table-cell office:value-type="float" office:value="0.829406">
            <text:p>0.829406</text:p>
          </table:table-cell>
          <table:table-cell office:value-type="float" office:value="4.061118">
            <text:p>4.061118</text:p>
          </table:table-cell>
          <table:table-cell office:value-type="float" office:value="7.6829">
            <text:p>7.6829</text:p>
          </table:table-cell>
          <table:table-cell office:value-type="float" office:value="7.751517">
            <text:p>7.751517</text:p>
          </table:table-cell>
          <table:table-cell office:value-type="float" office:value="8.014451">
            <text:p>8.014451</text:p>
          </table:table-cell>
          <table:table-cell office:value-type="float" office:value="7.859993">
            <text:p>7.859993</text:p>
          </table:table-cell>
          <table:table-cell table:formula="of:=[.B395]" office:value-type="float" office:value="0.6135016">
            <text:p>0.6135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86359">
            <text:p>0.6086359</text:p>
          </table:table-cell>
          <table:table-cell office:value-type="float" office:value="0.8283194">
            <text:p>0.8283194</text:p>
          </table:table-cell>
          <table:table-cell office:value-type="float" office:value="4.070178">
            <text:p>4.070178</text:p>
          </table:table-cell>
          <table:table-cell office:value-type="float" office:value="7.706028">
            <text:p>7.706028</text:p>
          </table:table-cell>
          <table:table-cell office:value-type="float" office:value="7.775491">
            <text:p>7.775491</text:p>
          </table:table-cell>
          <table:table-cell office:value-type="float" office:value="8.03914">
            <text:p>8.03914</text:p>
          </table:table-cell>
          <table:table-cell office:value-type="float" office:value="7.879993">
            <text:p>7.879993</text:p>
          </table:table-cell>
          <table:table-cell table:formula="of:=[.B396]" office:value-type="float" office:value="0.6086359">
            <text:p>0.6086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7241">
            <text:p>0.6047241</text:p>
          </table:table-cell>
          <table:table-cell office:value-type="float" office:value="0.8268468">
            <text:p>0.8268468</text:p>
          </table:table-cell>
          <table:table-cell office:value-type="float" office:value="4.078732">
            <text:p>4.078732</text:p>
          </table:table-cell>
          <table:table-cell office:value-type="float" office:value="7.726123">
            <text:p>7.726123</text:p>
          </table:table-cell>
          <table:table-cell office:value-type="float" office:value="7.800323">
            <text:p>7.800323</text:p>
          </table:table-cell>
          <table:table-cell office:value-type="float" office:value="8.063443">
            <text:p>8.063443</text:p>
          </table:table-cell>
          <table:table-cell office:value-type="float" office:value="7.899993">
            <text:p>7.899993</text:p>
          </table:table-cell>
          <table:table-cell table:formula="of:=[.B397]" office:value-type="float" office:value="0.6047241">
            <text:p>0.6047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13931">
            <text:p>0.6013931</text:p>
          </table:table-cell>
          <table:table-cell office:value-type="float" office:value="0.8247188">
            <text:p>0.8247188</text:p>
          </table:table-cell>
          <table:table-cell office:value-type="float" office:value="4.086985">
            <text:p>4.086985</text:p>
          </table:table-cell>
          <table:table-cell office:value-type="float" office:value="7.742179">
            <text:p>7.742179</text:p>
          </table:table-cell>
          <table:table-cell office:value-type="float" office:value="7.824953">
            <text:p>7.824953</text:p>
          </table:table-cell>
          <table:table-cell office:value-type="float" office:value="8.087055">
            <text:p>8.087055</text:p>
          </table:table-cell>
          <table:table-cell office:value-type="float" office:value="7.919993">
            <text:p>7.919993</text:p>
          </table:table-cell>
          <table:table-cell table:formula="of:=[.B398]" office:value-type="float" office:value="0.6013931">
            <text:p>0.60139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80498">
            <text:p>0.5980498</text:p>
          </table:table-cell>
          <table:table-cell office:value-type="float" office:value="0.8218057">
            <text:p>0.8218057</text:p>
          </table:table-cell>
          <table:table-cell office:value-type="float" office:value="4.095249">
            <text:p>4.095249</text:p>
          </table:table-cell>
          <table:table-cell office:value-type="float" office:value="7.754428">
            <text:p>7.754428</text:p>
          </table:table-cell>
          <table:table-cell office:value-type="float" office:value="7.848212">
            <text:p>7.848212</text:p>
          </table:table-cell>
          <table:table-cell office:value-type="float" office:value="8.110415">
            <text:p>8.110415</text:p>
          </table:table-cell>
          <table:table-cell office:value-type="float" office:value="7.939993">
            <text:p>7.939993</text:p>
          </table:table-cell>
          <table:table-cell table:formula="of:=[.B399]" office:value-type="float" office:value="0.5980498">
            <text:p>0.59804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3644">
            <text:p>0.5953644</text:p>
          </table:table-cell>
          <table:table-cell office:value-type="float" office:value="0.8184212">
            <text:p>0.8184212</text:p>
          </table:table-cell>
          <table:table-cell office:value-type="float" office:value="4.104013">
            <text:p>4.104013</text:p>
          </table:table-cell>
          <table:table-cell office:value-type="float" office:value="7.76337">
            <text:p>7.76337</text:p>
          </table:table-cell>
          <table:table-cell office:value-type="float" office:value="7.87013">
            <text:p>7.87013</text:p>
          </table:table-cell>
          <table:table-cell office:value-type="float" office:value="8.134029">
            <text:p>8.134029</text:p>
          </table:table-cell>
          <table:table-cell office:value-type="float" office:value="7.959993">
            <text:p>7.959993</text:p>
          </table:table-cell>
          <table:table-cell table:formula="of:=[.B400]" office:value-type="float" office:value="0.5953644">
            <text:p>0.5953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37856">
            <text:p>0.5937856</text:p>
          </table:table-cell>
          <table:table-cell office:value-type="float" office:value="0.8149254">
            <text:p>0.8149254</text:p>
          </table:table-cell>
          <table:table-cell office:value-type="float" office:value="4.113413">
            <text:p>4.113413</text:p>
          </table:table-cell>
          <table:table-cell office:value-type="float" office:value="7.768734">
            <text:p>7.768734</text:p>
          </table:table-cell>
          <table:table-cell office:value-type="float" office:value="7.891642">
            <text:p>7.891642</text:p>
          </table:table-cell>
          <table:table-cell office:value-type="float" office:value="8.157899">
            <text:p>8.157899</text:p>
          </table:table-cell>
          <table:table-cell office:value-type="float" office:value="7.979993">
            <text:p>7.979993</text:p>
          </table:table-cell>
          <table:table-cell table:formula="of:=[.B401]" office:value-type="float" office:value="0.5937856">
            <text:p>0.593785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938044">
            <text:p>0.5938044</text:p>
          </table:table-cell>
          <table:table-cell office:value-type="float" office:value="0.8120096">
            <text:p>0.8120096</text:p>
          </table:table-cell>
          <table:table-cell office:value-type="float" office:value="4.123682">
            <text:p>4.123682</text:p>
          </table:table-cell>
          <table:table-cell office:value-type="float" office:value="7.772424">
            <text:p>7.772424</text:p>
          </table:table-cell>
          <table:table-cell office:value-type="float" office:value="7.912558">
            <text:p>7.912558</text:p>
          </table:table-cell>
          <table:table-cell office:value-type="float" office:value="8.181701">
            <text:p>8.181701</text:p>
          </table:table-cell>
          <table:table-cell office:value-type="float" office:value="7.999993">
            <text:p>7.999993</text:p>
          </table:table-cell>
          <table:table-cell table:formula="of:=[.B402]" office:value-type="float" office:value="0.5938044">
            <text:p>0.5938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51792">
            <text:p>0.5951792</text:p>
          </table:table-cell>
          <table:table-cell office:value-type="float" office:value="0.8086625">
            <text:p>0.8086625</text:p>
          </table:table-cell>
          <table:table-cell office:value-type="float" office:value="4.134814">
            <text:p>4.134814</text:p>
          </table:table-cell>
          <table:table-cell office:value-type="float" office:value="7.776279">
            <text:p>7.776279</text:p>
          </table:table-cell>
          <table:table-cell office:value-type="float" office:value="7.933115">
            <text:p>7.933115</text:p>
          </table:table-cell>
          <table:table-cell office:value-type="float" office:value="8.205291">
            <text:p>8.205291</text:p>
          </table:table-cell>
          <table:table-cell office:value-type="float" office:value="8.019994">
            <text:p>8.019994</text:p>
          </table:table-cell>
          <table:table-cell table:formula="of:=[.B403]" office:value-type="float" office:value="0.5951792">
            <text:p>0.5951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74374">
            <text:p>0.5974374</text:p>
          </table:table-cell>
          <table:table-cell office:value-type="float" office:value="0.8056765">
            <text:p>0.8056765</text:p>
          </table:table-cell>
          <table:table-cell office:value-type="float" office:value="4.147224">
            <text:p>4.147224</text:p>
          </table:table-cell>
          <table:table-cell office:value-type="float" office:value="7.781328">
            <text:p>7.781328</text:p>
          </table:table-cell>
          <table:table-cell office:value-type="float" office:value="7.953768">
            <text:p>7.953768</text:p>
          </table:table-cell>
          <table:table-cell office:value-type="float" office:value="8.228942">
            <text:p>8.228942</text:p>
          </table:table-cell>
          <table:table-cell office:value-type="float" office:value="8.039994">
            <text:p>8.039994</text:p>
          </table:table-cell>
          <table:table-cell table:formula="of:=[.B404]" office:value-type="float" office:value="0.5974374">
            <text:p>0.5974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05824">
            <text:p>0.6005824</text:p>
          </table:table-cell>
          <table:table-cell office:value-type="float" office:value="0.8025117">
            <text:p>0.8025117</text:p>
          </table:table-cell>
          <table:table-cell office:value-type="float" office:value="4.160254">
            <text:p>4.160254</text:p>
          </table:table-cell>
          <table:table-cell office:value-type="float" office:value="7.787677">
            <text:p>7.787677</text:p>
          </table:table-cell>
          <table:table-cell office:value-type="float" office:value="7.977118">
            <text:p>7.977118</text:p>
          </table:table-cell>
          <table:table-cell office:value-type="float" office:value="8.252838">
            <text:p>8.252838</text:p>
          </table:table-cell>
          <table:table-cell office:value-type="float" office:value="8.059995">
            <text:p>8.059995</text:p>
          </table:table-cell>
          <table:table-cell table:formula="of:=[.B405]" office:value-type="float" office:value="0.6005824">
            <text:p>0.6005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44968">
            <text:p>0.6044968</text:p>
          </table:table-cell>
          <table:table-cell office:value-type="float" office:value="0.7998562">
            <text:p>0.7998562</text:p>
          </table:table-cell>
          <table:table-cell office:value-type="float" office:value="4.173363">
            <text:p>4.173363</text:p>
          </table:table-cell>
          <table:table-cell office:value-type="float" office:value="7.795873">
            <text:p>7.795873</text:p>
          </table:table-cell>
          <table:table-cell office:value-type="float" office:value="8.00104">
            <text:p>8.00104</text:p>
          </table:table-cell>
          <table:table-cell office:value-type="float" office:value="8.277012">
            <text:p>8.277012</text:p>
          </table:table-cell>
          <table:table-cell office:value-type="float" office:value="8.079995">
            <text:p>8.079995</text:p>
          </table:table-cell>
          <table:table-cell table:formula="of:=[.B406]" office:value-type="float" office:value="0.6044968">
            <text:p>0.6044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090909">
            <text:p>0.6090909</text:p>
          </table:table-cell>
          <table:table-cell office:value-type="float" office:value="0.798191">
            <text:p>0.798191</text:p>
          </table:table-cell>
          <table:table-cell office:value-type="float" office:value="4.186974">
            <text:p>4.186974</text:p>
          </table:table-cell>
          <table:table-cell office:value-type="float" office:value="7.80689">
            <text:p>7.80689</text:p>
          </table:table-cell>
          <table:table-cell office:value-type="float" office:value="8.024042">
            <text:p>8.024042</text:p>
          </table:table-cell>
          <table:table-cell office:value-type="float" office:value="8.301119">
            <text:p>8.301119</text:p>
          </table:table-cell>
          <table:table-cell office:value-type="float" office:value="8.099996">
            <text:p>8.099996</text:p>
          </table:table-cell>
          <table:table-cell table:formula="of:=[.B407]" office:value-type="float" office:value="0.6090909">
            <text:p>0.6090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3238">
            <text:p>0.6143238</text:p>
          </table:table-cell>
          <table:table-cell office:value-type="float" office:value="0.7964869">
            <text:p>0.7964869</text:p>
          </table:table-cell>
          <table:table-cell office:value-type="float" office:value="4.200843">
            <text:p>4.200843</text:p>
          </table:table-cell>
          <table:table-cell office:value-type="float" office:value="7.823101">
            <text:p>7.823101</text:p>
          </table:table-cell>
          <table:table-cell office:value-type="float" office:value="8.045386">
            <text:p>8.045386</text:p>
          </table:table-cell>
          <table:table-cell office:value-type="float" office:value="8.32516">
            <text:p>8.32516</text:p>
          </table:table-cell>
          <table:table-cell office:value-type="float" office:value="8.119996">
            <text:p>8.119996</text:p>
          </table:table-cell>
          <table:table-cell table:formula="of:=[.B408]" office:value-type="float" office:value="0.6143238">
            <text:p>0.6143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97433">
            <text:p>0.6197433</text:p>
          </table:table-cell>
          <table:table-cell office:value-type="float" office:value="0.7948198">
            <text:p>0.7948198</text:p>
          </table:table-cell>
          <table:table-cell office:value-type="float" office:value="4.214345">
            <text:p>4.214345</text:p>
          </table:table-cell>
          <table:table-cell office:value-type="float" office:value="7.84488">
            <text:p>7.84488</text:p>
          </table:table-cell>
          <table:table-cell office:value-type="float" office:value="8.065472">
            <text:p>8.065472</text:p>
          </table:table-cell>
          <table:table-cell office:value-type="float" office:value="8.349389">
            <text:p>8.349389</text:p>
          </table:table-cell>
          <table:table-cell office:value-type="float" office:value="8.139997">
            <text:p>8.139997</text:p>
          </table:table-cell>
          <table:table-cell table:formula="of:=[.B409]" office:value-type="float" office:value="0.6197433">
            <text:p>0.6197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7274">
            <text:p>0.6247274</text:p>
          </table:table-cell>
          <table:table-cell office:value-type="float" office:value="0.794681">
            <text:p>0.794681</text:p>
          </table:table-cell>
          <table:table-cell office:value-type="float" office:value="4.226644">
            <text:p>4.226644</text:p>
          </table:table-cell>
          <table:table-cell office:value-type="float" office:value="7.871077">
            <text:p>7.871077</text:p>
          </table:table-cell>
          <table:table-cell office:value-type="float" office:value="8.085389">
            <text:p>8.085389</text:p>
          </table:table-cell>
          <table:table-cell office:value-type="float" office:value="8.373878">
            <text:p>8.373878</text:p>
          </table:table-cell>
          <table:table-cell office:value-type="float" office:value="8.159997">
            <text:p>8.159997</text:p>
          </table:table-cell>
          <table:table-cell table:formula="of:=[.B410]" office:value-type="float" office:value="0.6247274">
            <text:p>0.6247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3906">
            <text:p>0.6293906</text:p>
          </table:table-cell>
          <table:table-cell office:value-type="float" office:value="0.7949125">
            <text:p>0.7949125</text:p>
          </table:table-cell>
          <table:table-cell office:value-type="float" office:value="4.237503">
            <text:p>4.237503</text:p>
          </table:table-cell>
          <table:table-cell office:value-type="float" office:value="7.900293">
            <text:p>7.900293</text:p>
          </table:table-cell>
          <table:table-cell office:value-type="float" office:value="8.105446">
            <text:p>8.105446</text:p>
          </table:table-cell>
          <table:table-cell office:value-type="float" office:value="8.398534">
            <text:p>8.398534</text:p>
          </table:table-cell>
          <table:table-cell office:value-type="float" office:value="8.179997">
            <text:p>8.179997</text:p>
          </table:table-cell>
          <table:table-cell table:formula="of:=[.B411]" office:value-type="float" office:value="0.6293906">
            <text:p>0.62939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839">
            <text:p>0.633839</text:p>
          </table:table-cell>
          <table:table-cell office:value-type="float" office:value="0.7954447">
            <text:p>0.7954447</text:p>
          </table:table-cell>
          <table:table-cell office:value-type="float" office:value="4.247183">
            <text:p>4.247183</text:p>
          </table:table-cell>
          <table:table-cell office:value-type="float" office:value="7.931598">
            <text:p>7.931598</text:p>
          </table:table-cell>
          <table:table-cell office:value-type="float" office:value="8.12706">
            <text:p>8.12706</text:p>
          </table:table-cell>
          <table:table-cell office:value-type="float" office:value="8.42312">
            <text:p>8.42312</text:p>
          </table:table-cell>
          <table:table-cell office:value-type="float" office:value="8.199998">
            <text:p>8.199998</text:p>
          </table:table-cell>
          <table:table-cell table:formula="of:=[.B412]" office:value-type="float" office:value="0.633839">
            <text:p>0.633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1011">
            <text:p>0.6381011</text:p>
          </table:table-cell>
          <table:table-cell office:value-type="float" office:value="0.7973835">
            <text:p>0.7973835</text:p>
          </table:table-cell>
          <table:table-cell office:value-type="float" office:value="4.256015">
            <text:p>4.256015</text:p>
          </table:table-cell>
          <table:table-cell office:value-type="float" office:value="7.964451">
            <text:p>7.964451</text:p>
          </table:table-cell>
          <table:table-cell office:value-type="float" office:value="8.150804">
            <text:p>8.150804</text:p>
          </table:table-cell>
          <table:table-cell office:value-type="float" office:value="8.44745">
            <text:p>8.44745</text:p>
          </table:table-cell>
          <table:table-cell office:value-type="float" office:value="8.219998">
            <text:p>8.219998</text:p>
          </table:table-cell>
          <table:table-cell table:formula="of:=[.B413]" office:value-type="float" office:value="0.6381011">
            <text:p>0.63810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8457">
            <text:p>0.6418457</text:p>
          </table:table-cell>
          <table:table-cell office:value-type="float" office:value="0.7997327">
            <text:p>0.7997327</text:p>
          </table:table-cell>
          <table:table-cell office:value-type="float" office:value="4.264156">
            <text:p>4.264156</text:p>
          </table:table-cell>
          <table:table-cell office:value-type="float" office:value="7.997474">
            <text:p>7.997474</text:p>
          </table:table-cell>
          <table:table-cell office:value-type="float" office:value="8.174694">
            <text:p>8.174694</text:p>
          </table:table-cell>
          <table:table-cell office:value-type="float" office:value="8.471693">
            <text:p>8.471693</text:p>
          </table:table-cell>
          <table:table-cell office:value-type="float" office:value="8.239999">
            <text:p>8.239999</text:p>
          </table:table-cell>
          <table:table-cell table:formula="of:=[.B414]" office:value-type="float" office:value="0.6418457">
            <text:p>0.64184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6188">
            <text:p>0.6446188</text:p>
          </table:table-cell>
          <table:table-cell office:value-type="float" office:value="0.8023015">
            <text:p>0.8023015</text:p>
          </table:table-cell>
          <table:table-cell office:value-type="float" office:value="4.271623">
            <text:p>4.271623</text:p>
          </table:table-cell>
          <table:table-cell office:value-type="float" office:value="8.029964">
            <text:p>8.029964</text:p>
          </table:table-cell>
          <table:table-cell office:value-type="float" office:value="8.197687">
            <text:p>8.197687</text:p>
          </table:table-cell>
          <table:table-cell office:value-type="float" office:value="8.495426">
            <text:p>8.495426</text:p>
          </table:table-cell>
          <table:table-cell office:value-type="float" office:value="8.259999">
            <text:p>8.259999</text:p>
          </table:table-cell>
          <table:table-cell table:formula="of:=[.B415]" office:value-type="float" office:value="0.6446188">
            <text:p>0.6446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5843">
            <text:p>0.6465843</text:p>
          </table:table-cell>
          <table:table-cell office:value-type="float" office:value="0.8056008">
            <text:p>0.8056008</text:p>
          </table:table-cell>
          <table:table-cell office:value-type="float" office:value="4.279586">
            <text:p>4.279586</text:p>
          </table:table-cell>
          <table:table-cell office:value-type="float" office:value="8.061553">
            <text:p>8.061553</text:p>
          </table:table-cell>
          <table:table-cell office:value-type="float" office:value="8.219728">
            <text:p>8.219728</text:p>
          </table:table-cell>
          <table:table-cell office:value-type="float" office:value="8.517828">
            <text:p>8.517828</text:p>
          </table:table-cell>
          <table:table-cell office:value-type="float" office:value="8.28">
            <text:p>8.28</text:p>
          </table:table-cell>
          <table:table-cell table:formula="of:=[.B416]" office:value-type="float" office:value="0.6465843">
            <text:p>0.64658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79084">
            <text:p>0.6479084</text:p>
          </table:table-cell>
          <table:table-cell office:value-type="float" office:value="0.8091036">
            <text:p>0.8091036</text:p>
          </table:table-cell>
          <table:table-cell office:value-type="float" office:value="4.287956">
            <text:p>4.287956</text:p>
          </table:table-cell>
          <table:table-cell office:value-type="float" office:value="8.092407">
            <text:p>8.092407</text:p>
          </table:table-cell>
          <table:table-cell office:value-type="float" office:value="8.241043">
            <text:p>8.241043</text:p>
          </table:table-cell>
          <table:table-cell office:value-type="float" office:value="8.540276">
            <text:p>8.540276</text:p>
          </table:table-cell>
          <table:table-cell office:value-type="float" office:value="8.3">
            <text:p>8.3</text:p>
          </table:table-cell>
          <table:table-cell table:formula="of:=[.B417]" office:value-type="float" office:value="0.6479084">
            <text:p>0.6479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6193">
            <text:p>0.6486193</text:p>
          </table:table-cell>
          <table:table-cell office:value-type="float" office:value="0.813325">
            <text:p>0.813325</text:p>
          </table:table-cell>
          <table:table-cell office:value-type="float" office:value="4.296752">
            <text:p>4.296752</text:p>
          </table:table-cell>
          <table:table-cell office:value-type="float" office:value="8.123874">
            <text:p>8.123874</text:p>
          </table:table-cell>
          <table:table-cell office:value-type="float" office:value="8.262476">
            <text:p>8.262476</text:p>
          </table:table-cell>
          <table:table-cell office:value-type="float" office:value="8.562768">
            <text:p>8.562768</text:p>
          </table:table-cell>
          <table:table-cell office:value-type="float" office:value="8.320001">
            <text:p>8.320001</text:p>
          </table:table-cell>
          <table:table-cell table:formula="of:=[.B418]" office:value-type="float" office:value="0.6486193">
            <text:p>0.6486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86129">
            <text:p>0.6486129</text:p>
          </table:table-cell>
          <table:table-cell office:value-type="float" office:value="0.8171138">
            <text:p>0.8171138</text:p>
          </table:table-cell>
          <table:table-cell office:value-type="float" office:value="4.306221">
            <text:p>4.306221</text:p>
          </table:table-cell>
          <table:table-cell office:value-type="float" office:value="8.156562">
            <text:p>8.156562</text:p>
          </table:table-cell>
          <table:table-cell office:value-type="float" office:value="8.284492">
            <text:p>8.284492</text:p>
          </table:table-cell>
          <table:table-cell office:value-type="float" office:value="8.58565">
            <text:p>8.58565</text:p>
          </table:table-cell>
          <table:table-cell office:value-type="float" office:value="8.340001">
            <text:p>8.340001</text:p>
          </table:table-cell>
          <table:table-cell table:formula="of:=[.B419]" office:value-type="float" office:value="0.6486129">
            <text:p>0.64861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76649">
            <text:p>0.6476649</text:p>
          </table:table-cell>
          <table:table-cell office:value-type="float" office:value="0.8210769">
            <text:p>0.8210769</text:p>
          </table:table-cell>
          <table:table-cell office:value-type="float" office:value="4.316226">
            <text:p>4.316226</text:p>
          </table:table-cell>
          <table:table-cell office:value-type="float" office:value="8.190195">
            <text:p>8.190195</text:p>
          </table:table-cell>
          <table:table-cell office:value-type="float" office:value="8.308273">
            <text:p>8.308273</text:p>
          </table:table-cell>
          <table:table-cell office:value-type="float" office:value="8.608891">
            <text:p>8.608891</text:p>
          </table:table-cell>
          <table:table-cell office:value-type="float" office:value="8.360002">
            <text:p>8.360002</text:p>
          </table:table-cell>
          <table:table-cell table:formula="of:=[.B420]" office:value-type="float" office:value="0.6476649">
            <text:p>0.6476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1159">
            <text:p>0.6461159</text:p>
          </table:table-cell>
          <table:table-cell office:value-type="float" office:value="0.8243364">
            <text:p>0.8243364</text:p>
          </table:table-cell>
          <table:table-cell office:value-type="float" office:value="4.32659">
            <text:p>4.32659</text:p>
          </table:table-cell>
          <table:table-cell office:value-type="float" office:value="8.222281">
            <text:p>8.222281</text:p>
          </table:table-cell>
          <table:table-cell office:value-type="float" office:value="8.332052">
            <text:p>8.332052</text:p>
          </table:table-cell>
          <table:table-cell office:value-type="float" office:value="8.632175">
            <text:p>8.632175</text:p>
          </table:table-cell>
          <table:table-cell office:value-type="float" office:value="8.380002">
            <text:p>8.380002</text:p>
          </table:table-cell>
          <table:table-cell table:formula="of:=[.B421]" office:value-type="float" office:value="0.6461159">
            <text:p>0.6461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41534">
            <text:p>0.6441534</text:p>
          </table:table-cell>
          <table:table-cell office:value-type="float" office:value="0.8270227">
            <text:p>0.8270227</text:p>
          </table:table-cell>
          <table:table-cell office:value-type="float" office:value="4.337428">
            <text:p>4.337428</text:p>
          </table:table-cell>
          <table:table-cell office:value-type="float" office:value="8.251833">
            <text:p>8.251833</text:p>
          </table:table-cell>
          <table:table-cell office:value-type="float" office:value="8.356581">
            <text:p>8.356581</text:p>
          </table:table-cell>
          <table:table-cell office:value-type="float" office:value="8.656087">
            <text:p>8.656087</text:p>
          </table:table-cell>
          <table:table-cell office:value-type="float" office:value="8.400002">
            <text:p>8.400002</text:p>
          </table:table-cell>
          <table:table-cell table:formula="of:=[.B422]" office:value-type="float" office:value="0.6441534">
            <text:p>0.64415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7629">
            <text:p>0.6417629</text:p>
          </table:table-cell>
          <table:table-cell office:value-type="float" office:value="0.828963">
            <text:p>0.828963</text:p>
          </table:table-cell>
          <table:table-cell office:value-type="float" office:value="4.349084">
            <text:p>4.349084</text:p>
          </table:table-cell>
          <table:table-cell office:value-type="float" office:value="8.279724">
            <text:p>8.279724</text:p>
          </table:table-cell>
          <table:table-cell office:value-type="float" office:value="8.380539">
            <text:p>8.380539</text:p>
          </table:table-cell>
          <table:table-cell office:value-type="float" office:value="8.680658">
            <text:p>8.680658</text:p>
          </table:table-cell>
          <table:table-cell office:value-type="float" office:value="8.420003">
            <text:p>8.420003</text:p>
          </table:table-cell>
          <table:table-cell table:formula="of:=[.B423]" office:value-type="float" office:value="0.6417629">
            <text:p>0.6417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92676">
            <text:p>0.6392676</text:p>
          </table:table-cell>
          <table:table-cell office:value-type="float" office:value="0.8307934">
            <text:p>0.8307934</text:p>
          </table:table-cell>
          <table:table-cell office:value-type="float" office:value="4.362029">
            <text:p>4.362029</text:p>
          </table:table-cell>
          <table:table-cell office:value-type="float" office:value="8.309362">
            <text:p>8.309362</text:p>
          </table:table-cell>
          <table:table-cell office:value-type="float" office:value="8.403489">
            <text:p>8.403489</text:p>
          </table:table-cell>
          <table:table-cell office:value-type="float" office:value="8.705213">
            <text:p>8.705213</text:p>
          </table:table-cell>
          <table:table-cell office:value-type="float" office:value="8.440003">
            <text:p>8.440003</text:p>
          </table:table-cell>
          <table:table-cell table:formula="of:=[.B424]" office:value-type="float" office:value="0.6392676">
            <text:p>0.6392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4884">
            <text:p>0.6364884</text:p>
          </table:table-cell>
          <table:table-cell office:value-type="float" office:value="0.8315895">
            <text:p>0.8315895</text:p>
          </table:table-cell>
          <table:table-cell office:value-type="float" office:value="4.375559">
            <text:p>4.375559</text:p>
          </table:table-cell>
          <table:table-cell office:value-type="float" office:value="8.338159">
            <text:p>8.338159</text:p>
          </table:table-cell>
          <table:table-cell office:value-type="float" office:value="8.426498">
            <text:p>8.426498</text:p>
          </table:table-cell>
          <table:table-cell office:value-type="float" office:value="8.730055">
            <text:p>8.730055</text:p>
          </table:table-cell>
          <table:table-cell office:value-type="float" office:value="8.460004">
            <text:p>8.460004</text:p>
          </table:table-cell>
          <table:table-cell table:formula="of:=[.B425]" office:value-type="float" office:value="0.6364884">
            <text:p>0.6364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0482">
            <text:p>0.6330482</text:p>
          </table:table-cell>
          <table:table-cell office:value-type="float" office:value="0.8323908">
            <text:p>0.8323908</text:p>
          </table:table-cell>
          <table:table-cell office:value-type="float" office:value="4.388762">
            <text:p>4.388762</text:p>
          </table:table-cell>
          <table:table-cell office:value-type="float" office:value="8.364551">
            <text:p>8.364551</text:p>
          </table:table-cell>
          <table:table-cell office:value-type="float" office:value="8.450017">
            <text:p>8.450017</text:p>
          </table:table-cell>
          <table:table-cell office:value-type="float" office:value="8.755323">
            <text:p>8.755323</text:p>
          </table:table-cell>
          <table:table-cell office:value-type="float" office:value="8.480004">
            <text:p>8.480004</text:p>
          </table:table-cell>
          <table:table-cell table:formula="of:=[.B426]" office:value-type="float" office:value="0.6330482">
            <text:p>0.6330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91943">
            <text:p>0.6291943</text:p>
          </table:table-cell>
          <table:table-cell office:value-type="float" office:value="0.8330122">
            <text:p>0.8330122</text:p>
          </table:table-cell>
          <table:table-cell office:value-type="float" office:value="4.401133">
            <text:p>4.401133</text:p>
          </table:table-cell>
          <table:table-cell office:value-type="float" office:value="8.387116">
            <text:p>8.387116</text:p>
          </table:table-cell>
          <table:table-cell office:value-type="float" office:value="8.474415">
            <text:p>8.474415</text:p>
          </table:table-cell>
          <table:table-cell office:value-type="float" office:value="8.781055">
            <text:p>8.781055</text:p>
          </table:table-cell>
          <table:table-cell office:value-type="float" office:value="8.500005">
            <text:p>8.500005</text:p>
          </table:table-cell>
          <table:table-cell table:formula="of:=[.B427]" office:value-type="float" office:value="0.6291943">
            <text:p>0.6291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46938">
            <text:p>0.6246938</text:p>
          </table:table-cell>
          <table:table-cell office:value-type="float" office:value="0.8340482">
            <text:p>0.8340482</text:p>
          </table:table-cell>
          <table:table-cell office:value-type="float" office:value="4.412169">
            <text:p>4.412169</text:p>
          </table:table-cell>
          <table:table-cell office:value-type="float" office:value="8.407369">
            <text:p>8.407369</text:p>
          </table:table-cell>
          <table:table-cell office:value-type="float" office:value="8.499026">
            <text:p>8.499026</text:p>
          </table:table-cell>
          <table:table-cell office:value-type="float" office:value="8.80694">
            <text:p>8.80694</text:p>
          </table:table-cell>
          <table:table-cell office:value-type="float" office:value="8.520005">
            <text:p>8.520005</text:p>
          </table:table-cell>
          <table:table-cell table:formula="of:=[.B428]" office:value-type="float" office:value="0.6246938">
            <text:p>0.62469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9948">
            <text:p>0.6209948</text:p>
          </table:table-cell>
          <table:table-cell office:value-type="float" office:value="0.8344151">
            <text:p>0.8344151</text:p>
          </table:table-cell>
          <table:table-cell office:value-type="float" office:value="4.421694">
            <text:p>4.421694</text:p>
          </table:table-cell>
          <table:table-cell office:value-type="float" office:value="8.427547">
            <text:p>8.427547</text:p>
          </table:table-cell>
          <table:table-cell office:value-type="float" office:value="8.524285">
            <text:p>8.524285</text:p>
          </table:table-cell>
          <table:table-cell office:value-type="float" office:value="8.832694">
            <text:p>8.832694</text:p>
          </table:table-cell>
          <table:table-cell office:value-type="float" office:value="8.540006">
            <text:p>8.540006</text:p>
          </table:table-cell>
          <table:table-cell table:formula="of:=[.B429]" office:value-type="float" office:value="0.6209948">
            <text:p>0.62099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82673">
            <text:p>0.6182673</text:p>
          </table:table-cell>
          <table:table-cell office:value-type="float" office:value="0.8348505">
            <text:p>0.8348505</text:p>
          </table:table-cell>
          <table:table-cell office:value-type="float" office:value="4.430142">
            <text:p>4.430142</text:p>
          </table:table-cell>
          <table:table-cell office:value-type="float" office:value="8.447227">
            <text:p>8.447227</text:p>
          </table:table-cell>
          <table:table-cell office:value-type="float" office:value="8.549269">
            <text:p>8.549269</text:p>
          </table:table-cell>
          <table:table-cell office:value-type="float" office:value="8.858244">
            <text:p>8.858244</text:p>
          </table:table-cell>
          <table:table-cell office:value-type="float" office:value="8.560006">
            <text:p>8.560006</text:p>
          </table:table-cell>
          <table:table-cell table:formula="of:=[.B430]" office:value-type="float" office:value="0.6182673">
            <text:p>0.61826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55037">
            <text:p>0.6155037</text:p>
          </table:table-cell>
          <table:table-cell office:value-type="float" office:value="0.8344611">
            <text:p>0.8344611</text:p>
          </table:table-cell>
          <table:table-cell office:value-type="float" office:value="4.437612">
            <text:p>4.437612</text:p>
          </table:table-cell>
          <table:table-cell office:value-type="float" office:value="8.464633">
            <text:p>8.464633</text:p>
          </table:table-cell>
          <table:table-cell office:value-type="float" office:value="8.572841">
            <text:p>8.572841</text:p>
          </table:table-cell>
          <table:table-cell office:value-type="float" office:value="8.883711">
            <text:p>8.883711</text:p>
          </table:table-cell>
          <table:table-cell office:value-type="float" office:value="8.580007">
            <text:p>8.580007</text:p>
          </table:table-cell>
          <table:table-cell table:formula="of:=[.B431]" office:value-type="float" office:value="0.6155037">
            <text:p>0.61550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31622">
            <text:p>0.6131622</text:p>
          </table:table-cell>
          <table:table-cell office:value-type="float" office:value="0.8336204">
            <text:p>0.8336204</text:p>
          </table:table-cell>
          <table:table-cell office:value-type="float" office:value="4.445132">
            <text:p>4.445132</text:p>
          </table:table-cell>
          <table:table-cell office:value-type="float" office:value="8.47992">
            <text:p>8.47992</text:p>
          </table:table-cell>
          <table:table-cell office:value-type="float" office:value="8.594945">
            <text:p>8.594945</text:p>
          </table:table-cell>
          <table:table-cell office:value-type="float" office:value="8.908127">
            <text:p>8.908127</text:p>
          </table:table-cell>
          <table:table-cell office:value-type="float" office:value="8.600007">
            <text:p>8.600007</text:p>
          </table:table-cell>
          <table:table-cell table:formula="of:=[.B432]" office:value-type="float" office:value="0.6131622">
            <text:p>0.61316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18936">
            <text:p>0.6118936</text:p>
          </table:table-cell>
          <table:table-cell office:value-type="float" office:value="0.8325387">
            <text:p>0.8325387</text:p>
          </table:table-cell>
          <table:table-cell office:value-type="float" office:value="4.453047">
            <text:p>4.453047</text:p>
          </table:table-cell>
          <table:table-cell office:value-type="float" office:value="8.494999">
            <text:p>8.494999</text:p>
          </table:table-cell>
          <table:table-cell office:value-type="float" office:value="8.616225">
            <text:p>8.616225</text:p>
          </table:table-cell>
          <table:table-cell office:value-type="float" office:value="8.931113">
            <text:p>8.931113</text:p>
          </table:table-cell>
          <table:table-cell office:value-type="float" office:value="8.620008">
            <text:p>8.620008</text:p>
          </table:table-cell>
          <table:table-cell table:formula="of:=[.B433]" office:value-type="float" office:value="0.6118936">
            <text:p>0.61189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23153">
            <text:p>0.6123153</text:p>
          </table:table-cell>
          <table:table-cell office:value-type="float" office:value="0.8312067">
            <text:p>0.8312067</text:p>
          </table:table-cell>
          <table:table-cell office:value-type="float" office:value="4.461277">
            <text:p>4.461277</text:p>
          </table:table-cell>
          <table:table-cell office:value-type="float" office:value="8.511574">
            <text:p>8.511574</text:p>
          </table:table-cell>
          <table:table-cell office:value-type="float" office:value="8.636854">
            <text:p>8.636854</text:p>
          </table:table-cell>
          <table:table-cell office:value-type="float" office:value="8.953364">
            <text:p>8.953364</text:p>
          </table:table-cell>
          <table:table-cell office:value-type="float" office:value="8.640008">
            <text:p>8.640008</text:p>
          </table:table-cell>
          <table:table-cell table:formula="of:=[.B434]" office:value-type="float" office:value="0.6123153">
            <text:p>0.61231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40495">
            <text:p>0.6140495</text:p>
          </table:table-cell>
          <table:table-cell office:value-type="float" office:value="0.8295324">
            <text:p>0.8295324</text:p>
          </table:table-cell>
          <table:table-cell office:value-type="float" office:value="4.470017">
            <text:p>4.470017</text:p>
          </table:table-cell>
          <table:table-cell office:value-type="float" office:value="8.529226">
            <text:p>8.529226</text:p>
          </table:table-cell>
          <table:table-cell office:value-type="float" office:value="8.6573">
            <text:p>8.6573</text:p>
          </table:table-cell>
          <table:table-cell office:value-type="float" office:value="8.975704">
            <text:p>8.975704</text:p>
          </table:table-cell>
          <table:table-cell office:value-type="float" office:value="8.660008">
            <text:p>8.660008</text:p>
          </table:table-cell>
          <table:table-cell table:formula="of:=[.B435]" office:value-type="float" office:value="0.6140495">
            <text:p>0.61404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166796">
            <text:p>0.6166796</text:p>
          </table:table-cell>
          <table:table-cell office:value-type="float" office:value="0.8273575">
            <text:p>0.8273575</text:p>
          </table:table-cell>
          <table:table-cell office:value-type="float" office:value="4.4794">
            <text:p>4.4794</text:p>
          </table:table-cell>
          <table:table-cell office:value-type="float" office:value="8.548013">
            <text:p>8.548013</text:p>
          </table:table-cell>
          <table:table-cell office:value-type="float" office:value="8.677902">
            <text:p>8.677902</text:p>
          </table:table-cell>
          <table:table-cell office:value-type="float" office:value="8.998125">
            <text:p>8.998125</text:p>
          </table:table-cell>
          <table:table-cell office:value-type="float" office:value="8.680009">
            <text:p>8.680009</text:p>
          </table:table-cell>
          <table:table-cell table:formula="of:=[.B436]" office:value-type="float" office:value="0.6166796">
            <text:p>0.61667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04359">
            <text:p>0.6204359</text:p>
          </table:table-cell>
          <table:table-cell office:value-type="float" office:value="0.8244943">
            <text:p>0.8244943</text:p>
          </table:table-cell>
          <table:table-cell office:value-type="float" office:value="4.489263">
            <text:p>4.489263</text:p>
          </table:table-cell>
          <table:table-cell office:value-type="float" office:value="8.56825">
            <text:p>8.56825</text:p>
          </table:table-cell>
          <table:table-cell office:value-type="float" office:value="8.698532">
            <text:p>8.698532</text:p>
          </table:table-cell>
          <table:table-cell office:value-type="float" office:value="9.020655">
            <text:p>9.020655</text:p>
          </table:table-cell>
          <table:table-cell office:value-type="float" office:value="8.700009">
            <text:p>8.700009</text:p>
          </table:table-cell>
          <table:table-cell table:formula="of:=[.B437]" office:value-type="float" office:value="0.6204359">
            <text:p>0.6204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251222">
            <text:p>0.6251222</text:p>
          </table:table-cell>
          <table:table-cell office:value-type="float" office:value="0.8210185">
            <text:p>0.8210185</text:p>
          </table:table-cell>
          <table:table-cell office:value-type="float" office:value="4.499618">
            <text:p>4.499618</text:p>
          </table:table-cell>
          <table:table-cell office:value-type="float" office:value="8.589089">
            <text:p>8.589089</text:p>
          </table:table-cell>
          <table:table-cell office:value-type="float" office:value="8.720678">
            <text:p>8.720678</text:p>
          </table:table-cell>
          <table:table-cell office:value-type="float" office:value="9.043584">
            <text:p>9.043584</text:p>
          </table:table-cell>
          <table:table-cell office:value-type="float" office:value="8.72001">
            <text:p>8.72001</text:p>
          </table:table-cell>
          <table:table-cell table:formula="of:=[.B438]" office:value-type="float" office:value="0.6251222">
            <text:p>0.6251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2583">
            <text:p>0.6302583</text:p>
          </table:table-cell>
          <table:table-cell office:value-type="float" office:value="0.8173617">
            <text:p>0.8173617</text:p>
          </table:table-cell>
          <table:table-cell office:value-type="float" office:value="4.510678">
            <text:p>4.510678</text:p>
          </table:table-cell>
          <table:table-cell office:value-type="float" office:value="8.608976">
            <text:p>8.608976</text:p>
          </table:table-cell>
          <table:table-cell office:value-type="float" office:value="8.743232">
            <text:p>8.743232</text:p>
          </table:table-cell>
          <table:table-cell office:value-type="float" office:value="9.066935">
            <text:p>9.066935</text:p>
          </table:table-cell>
          <table:table-cell office:value-type="float" office:value="8.74001">
            <text:p>8.74001</text:p>
          </table:table-cell>
          <table:table-cell table:formula="of:=[.B439]" office:value-type="float" office:value="0.6302583">
            <text:p>0.6302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55757">
            <text:p>0.6355757</text:p>
          </table:table-cell>
          <table:table-cell office:value-type="float" office:value="0.8142924">
            <text:p>0.8142924</text:p>
          </table:table-cell>
          <table:table-cell office:value-type="float" office:value="4.522037">
            <text:p>4.522037</text:p>
          </table:table-cell>
          <table:table-cell office:value-type="float" office:value="8.630151">
            <text:p>8.630151</text:p>
          </table:table-cell>
          <table:table-cell office:value-type="float" office:value="8.764813">
            <text:p>8.764813</text:p>
          </table:table-cell>
          <table:table-cell office:value-type="float" office:value="9.090421">
            <text:p>9.090421</text:p>
          </table:table-cell>
          <table:table-cell office:value-type="float" office:value="8.760011">
            <text:p>8.760011</text:p>
          </table:table-cell>
          <table:table-cell table:formula="of:=[.B440]" office:value-type="float" office:value="0.6355757">
            <text:p>0.63557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9932">
            <text:p>0.6409932</text:p>
          </table:table-cell>
          <table:table-cell office:value-type="float" office:value="0.8108015">
            <text:p>0.8108015</text:p>
          </table:table-cell>
          <table:table-cell office:value-type="float" office:value="4.533296">
            <text:p>4.533296</text:p>
          </table:table-cell>
          <table:table-cell office:value-type="float" office:value="8.654829">
            <text:p>8.654829</text:p>
          </table:table-cell>
          <table:table-cell office:value-type="float" office:value="8.78539">
            <text:p>8.78539</text:p>
          </table:table-cell>
          <table:table-cell office:value-type="float" office:value="9.114149">
            <text:p>9.114149</text:p>
          </table:table-cell>
          <table:table-cell office:value-type="float" office:value="8.780011">
            <text:p>8.780011</text:p>
          </table:table-cell>
          <table:table-cell table:formula="of:=[.B441]" office:value-type="float" office:value="0.6409932">
            <text:p>0.6409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61103">
            <text:p>0.6461103</text:p>
          </table:table-cell>
          <table:table-cell office:value-type="float" office:value="0.8076326">
            <text:p>0.8076326</text:p>
          </table:table-cell>
          <table:table-cell office:value-type="float" office:value="4.544606">
            <text:p>4.544606</text:p>
          </table:table-cell>
          <table:table-cell office:value-type="float" office:value="8.681626">
            <text:p>8.681626</text:p>
          </table:table-cell>
          <table:table-cell office:value-type="float" office:value="8.8058">
            <text:p>8.8058</text:p>
          </table:table-cell>
          <table:table-cell office:value-type="float" office:value="9.13818">
            <text:p>9.13818</text:p>
          </table:table-cell>
          <table:table-cell office:value-type="float" office:value="8.800012">
            <text:p>8.800012</text:p>
          </table:table-cell>
          <table:table-cell table:formula="of:=[.B442]" office:value-type="float" office:value="0.6461103">
            <text:p>0.6461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08543">
            <text:p>0.6508543</text:p>
          </table:table-cell>
          <table:table-cell office:value-type="float" office:value="0.8041775">
            <text:p>0.8041775</text:p>
          </table:table-cell>
          <table:table-cell office:value-type="float" office:value="4.555992">
            <text:p>4.555992</text:p>
          </table:table-cell>
          <table:table-cell office:value-type="float" office:value="8.710368">
            <text:p>8.710368</text:p>
          </table:table-cell>
          <table:table-cell office:value-type="float" office:value="8.825942">
            <text:p>8.825942</text:p>
          </table:table-cell>
          <table:table-cell office:value-type="float" office:value="9.162455">
            <text:p>9.162455</text:p>
          </table:table-cell>
          <table:table-cell office:value-type="float" office:value="8.820012">
            <text:p>8.820012</text:p>
          </table:table-cell>
          <table:table-cell table:formula="of:=[.B443]" office:value-type="float" office:value="0.6508543">
            <text:p>0.65085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3124">
            <text:p>0.6553124</text:p>
          </table:table-cell>
          <table:table-cell office:value-type="float" office:value="0.8011788">
            <text:p>0.8011788</text:p>
          </table:table-cell>
          <table:table-cell office:value-type="float" office:value="4.566933">
            <text:p>4.566933</text:p>
          </table:table-cell>
          <table:table-cell office:value-type="float" office:value="8.74168">
            <text:p>8.74168</text:p>
          </table:table-cell>
          <table:table-cell office:value-type="float" office:value="8.847372">
            <text:p>8.847372</text:p>
          </table:table-cell>
          <table:table-cell office:value-type="float" office:value="9.186931">
            <text:p>9.186931</text:p>
          </table:table-cell>
          <table:table-cell office:value-type="float" office:value="8.840013">
            <text:p>8.840013</text:p>
          </table:table-cell>
          <table:table-cell table:formula="of:=[.B444]" office:value-type="float" office:value="0.6553124">
            <text:p>0.6553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5965">
            <text:p>0.6595965</text:p>
          </table:table-cell>
          <table:table-cell office:value-type="float" office:value="0.7990814">
            <text:p>0.7990814</text:p>
          </table:table-cell>
          <table:table-cell office:value-type="float" office:value="4.576937">
            <text:p>4.576937</text:p>
          </table:table-cell>
          <table:table-cell office:value-type="float" office:value="8.774712">
            <text:p>8.774712</text:p>
          </table:table-cell>
          <table:table-cell office:value-type="float" office:value="8.870921">
            <text:p>8.870921</text:p>
          </table:table-cell>
          <table:table-cell office:value-type="float" office:value="9.211413">
            <text:p>9.211413</text:p>
          </table:table-cell>
          <table:table-cell office:value-type="float" office:value="8.860013">
            <text:p>8.860013</text:p>
          </table:table-cell>
          <table:table-cell table:formula="of:=[.B445]" office:value-type="float" office:value="0.6595965">
            <text:p>0.6595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433">
            <text:p>0.663433</text:p>
          </table:table-cell>
          <table:table-cell office:value-type="float" office:value="0.7968448">
            <text:p>0.7968448</text:p>
          </table:table-cell>
          <table:table-cell office:value-type="float" office:value="4.586519">
            <text:p>4.586519</text:p>
          </table:table-cell>
          <table:table-cell office:value-type="float" office:value="8.805925">
            <text:p>8.805925</text:p>
          </table:table-cell>
          <table:table-cell office:value-type="float" office:value="8.895299">
            <text:p>8.895299</text:p>
          </table:table-cell>
          <table:table-cell office:value-type="float" office:value="9.235736">
            <text:p>9.235736</text:p>
          </table:table-cell>
          <table:table-cell office:value-type="float" office:value="8.880013">
            <text:p>8.880013</text:p>
          </table:table-cell>
          <table:table-cell table:formula="of:=[.B446]" office:value-type="float" office:value="0.663433">
            <text:p>0.663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64661">
            <text:p>0.6664661</text:p>
          </table:table-cell>
          <table:table-cell office:value-type="float" office:value="0.7946386">
            <text:p>0.7946386</text:p>
          </table:table-cell>
          <table:table-cell office:value-type="float" office:value="4.595782">
            <text:p>4.595782</text:p>
          </table:table-cell>
          <table:table-cell office:value-type="float" office:value="8.834791">
            <text:p>8.834791</text:p>
          </table:table-cell>
          <table:table-cell office:value-type="float" office:value="8.918818">
            <text:p>8.918818</text:p>
          </table:table-cell>
          <table:table-cell office:value-type="float" office:value="9.259941">
            <text:p>9.259941</text:p>
          </table:table-cell>
          <table:table-cell office:value-type="float" office:value="8.900014">
            <text:p>8.900014</text:p>
          </table:table-cell>
          <table:table-cell table:formula="of:=[.B447]" office:value-type="float" office:value="0.6664661">
            <text:p>0.6664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5131">
            <text:p>0.6685131</text:p>
          </table:table-cell>
          <table:table-cell office:value-type="float" office:value="0.7940262">
            <text:p>0.7940262</text:p>
          </table:table-cell>
          <table:table-cell office:value-type="float" office:value="4.604771">
            <text:p>4.604771</text:p>
          </table:table-cell>
          <table:table-cell office:value-type="float" office:value="8.860302">
            <text:p>8.860302</text:p>
          </table:table-cell>
          <table:table-cell office:value-type="float" office:value="8.941335">
            <text:p>8.941335</text:p>
          </table:table-cell>
          <table:table-cell office:value-type="float" office:value="9.283834">
            <text:p>9.283834</text:p>
          </table:table-cell>
          <table:table-cell office:value-type="float" office:value="8.920014">
            <text:p>8.920014</text:p>
          </table:table-cell>
          <table:table-cell table:formula="of:=[.B448]" office:value-type="float" office:value="0.6685131">
            <text:p>0.6685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7984">
            <text:p>0.6697984</text:p>
          </table:table-cell>
          <table:table-cell office:value-type="float" office:value="0.7937409">
            <text:p>0.7937409</text:p>
          </table:table-cell>
          <table:table-cell office:value-type="float" office:value="4.613904">
            <text:p>4.613904</text:p>
          </table:table-cell>
          <table:table-cell office:value-type="float" office:value="8.882586">
            <text:p>8.882586</text:p>
          </table:table-cell>
          <table:table-cell office:value-type="float" office:value="8.963287">
            <text:p>8.963287</text:p>
          </table:table-cell>
          <table:table-cell office:value-type="float" office:value="9.306849">
            <text:p>9.306849</text:p>
          </table:table-cell>
          <table:table-cell office:value-type="float" office:value="8.940015">
            <text:p>8.940015</text:p>
          </table:table-cell>
          <table:table-cell table:formula="of:=[.B449]" office:value-type="float" office:value="0.6697984">
            <text:p>0.66979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5073">
            <text:p>0.6705073</text:p>
          </table:table-cell>
          <table:table-cell office:value-type="float" office:value="0.7940462">
            <text:p>0.7940462</text:p>
          </table:table-cell>
          <table:table-cell office:value-type="float" office:value="4.623328">
            <text:p>4.623328</text:p>
          </table:table-cell>
          <table:table-cell office:value-type="float" office:value="8.900831">
            <text:p>8.900831</text:p>
          </table:table-cell>
          <table:table-cell office:value-type="float" office:value="8.984931">
            <text:p>8.984931</text:p>
          </table:table-cell>
          <table:table-cell office:value-type="float" office:value="9.329343">
            <text:p>9.329343</text:p>
          </table:table-cell>
          <table:table-cell office:value-type="float" office:value="8.960015">
            <text:p>8.960015</text:p>
          </table:table-cell>
          <table:table-cell table:formula="of:=[.B450]" office:value-type="float" office:value="0.6705073">
            <text:p>0.6705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6113">
            <text:p>0.6706113</text:p>
          </table:table-cell>
          <table:table-cell office:value-type="float" office:value="0.7955658">
            <text:p>0.7955658</text:p>
          </table:table-cell>
          <table:table-cell office:value-type="float" office:value="4.633171">
            <text:p>4.633171</text:p>
          </table:table-cell>
          <table:table-cell office:value-type="float" office:value="8.916209">
            <text:p>8.916209</text:p>
          </table:table-cell>
          <table:table-cell office:value-type="float" office:value="9.007165">
            <text:p>9.007165</text:p>
          </table:table-cell>
          <table:table-cell office:value-type="float" office:value="9.35188">
            <text:p>9.35188</text:p>
          </table:table-cell>
          <table:table-cell office:value-type="float" office:value="8.980016">
            <text:p>8.980016</text:p>
          </table:table-cell>
          <table:table-cell table:formula="of:=[.B451]" office:value-type="float" office:value="0.6706113">
            <text:p>0.67061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696657">
            <text:p>0.6696657</text:p>
          </table:table-cell>
          <table:table-cell office:value-type="float" office:value="0.7973254">
            <text:p>0.7973254</text:p>
          </table:table-cell>
          <table:table-cell office:value-type="float" office:value="4.643685">
            <text:p>4.643685</text:p>
          </table:table-cell>
          <table:table-cell office:value-type="float" office:value="8.930702">
            <text:p>8.930702</text:p>
          </table:table-cell>
          <table:table-cell office:value-type="float" office:value="9.029614">
            <text:p>9.029614</text:p>
          </table:table-cell>
          <table:table-cell office:value-type="float" office:value="9.374629">
            <text:p>9.374629</text:p>
          </table:table-cell>
          <table:table-cell office:value-type="float" office:value="9.000016">
            <text:p>9.000016</text:p>
          </table:table-cell>
          <table:table-cell table:formula="of:=[.B452]" office:value-type="float" office:value="0.6696657">
            <text:p>0.66966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82894">
            <text:p>0.6682894</text:p>
          </table:table-cell>
          <table:table-cell office:value-type="float" office:value="0.7994996">
            <text:p>0.7994996</text:p>
          </table:table-cell>
          <table:table-cell office:value-type="float" office:value="4.654551">
            <text:p>4.654551</text:p>
          </table:table-cell>
          <table:table-cell office:value-type="float" office:value="8.946136">
            <text:p>8.946136</text:p>
          </table:table-cell>
          <table:table-cell office:value-type="float" office:value="9.054006">
            <text:p>9.054006</text:p>
          </table:table-cell>
          <table:table-cell office:value-type="float" office:value="9.397143">
            <text:p>9.397143</text:p>
          </table:table-cell>
          <table:table-cell office:value-type="float" office:value="9.020017">
            <text:p>9.020017</text:p>
          </table:table-cell>
          <table:table-cell table:formula="of:=[.B453]" office:value-type="float" office:value="0.6682894">
            <text:p>0.66828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8204">
            <text:p>0.6658204</text:p>
          </table:table-cell>
          <table:table-cell office:value-type="float" office:value="0.8027713">
            <text:p>0.8027713</text:p>
          </table:table-cell>
          <table:table-cell office:value-type="float" office:value="4.665756">
            <text:p>4.665756</text:p>
          </table:table-cell>
          <table:table-cell office:value-type="float" office:value="8.962102">
            <text:p>8.962102</text:p>
          </table:table-cell>
          <table:table-cell office:value-type="float" office:value="9.079652">
            <text:p>9.079652</text:p>
          </table:table-cell>
          <table:table-cell office:value-type="float" office:value="9.41952">
            <text:p>9.41952</text:p>
          </table:table-cell>
          <table:table-cell office:value-type="float" office:value="9.040017">
            <text:p>9.040017</text:p>
          </table:table-cell>
          <table:table-cell table:formula="of:=[.B454]" office:value-type="float" office:value="0.6658204">
            <text:p>0.66582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1683">
            <text:p>0.6631683</text:p>
          </table:table-cell>
          <table:table-cell office:value-type="float" office:value="0.8060111">
            <text:p>0.8060111</text:p>
          </table:table-cell>
          <table:table-cell office:value-type="float" office:value="4.677668">
            <text:p>4.677668</text:p>
          </table:table-cell>
          <table:table-cell office:value-type="float" office:value="8.978864">
            <text:p>8.978864</text:p>
          </table:table-cell>
          <table:table-cell office:value-type="float" office:value="9.104447">
            <text:p>9.104447</text:p>
          </table:table-cell>
          <table:table-cell office:value-type="float" office:value="9.442308">
            <text:p>9.442308</text:p>
          </table:table-cell>
          <table:table-cell office:value-type="float" office:value="9.060018">
            <text:p>9.060018</text:p>
          </table:table-cell>
          <table:table-cell table:formula="of:=[.B455]" office:value-type="float" office:value="0.6631683">
            <text:p>0.66316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1011">
            <text:p>0.6601011</text:p>
          </table:table-cell>
          <table:table-cell office:value-type="float" office:value="0.8099228">
            <text:p>0.8099228</text:p>
          </table:table-cell>
          <table:table-cell office:value-type="float" office:value="4.690662">
            <text:p>4.690662</text:p>
          </table:table-cell>
          <table:table-cell office:value-type="float" office:value="8.997568">
            <text:p>8.997568</text:p>
          </table:table-cell>
          <table:table-cell office:value-type="float" office:value="9.127785">
            <text:p>9.127785</text:p>
          </table:table-cell>
          <table:table-cell office:value-type="float" office:value="9.465888">
            <text:p>9.465888</text:p>
          </table:table-cell>
          <table:table-cell office:value-type="float" office:value="9.080018">
            <text:p>9.080018</text:p>
          </table:table-cell>
          <table:table-cell table:formula="of:=[.B456]" office:value-type="float" office:value="0.6601011">
            <text:p>0.66010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69861">
            <text:p>0.6569861</text:p>
          </table:table-cell>
          <table:table-cell office:value-type="float" office:value="0.813437">
            <text:p>0.813437</text:p>
          </table:table-cell>
          <table:table-cell office:value-type="float" office:value="4.704253">
            <text:p>4.704253</text:p>
          </table:table-cell>
          <table:table-cell office:value-type="float" office:value="9.021018">
            <text:p>9.021018</text:p>
          </table:table-cell>
          <table:table-cell office:value-type="float" office:value="9.15077">
            <text:p>9.15077</text:p>
          </table:table-cell>
          <table:table-cell office:value-type="float" office:value="9.489829">
            <text:p>9.489829</text:p>
          </table:table-cell>
          <table:table-cell office:value-type="float" office:value="9.100019">
            <text:p>9.100019</text:p>
          </table:table-cell>
          <table:table-cell table:formula="of:=[.B457]" office:value-type="float" office:value="0.6569861">
            <text:p>0.6569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36065">
            <text:p>0.6536065</text:p>
          </table:table-cell>
          <table:table-cell office:value-type="float" office:value="0.8173258">
            <text:p>0.8173258</text:p>
          </table:table-cell>
          <table:table-cell office:value-type="float" office:value="4.718028">
            <text:p>4.718028</text:p>
          </table:table-cell>
          <table:table-cell office:value-type="float" office:value="9.049073">
            <text:p>9.049073</text:p>
          </table:table-cell>
          <table:table-cell office:value-type="float" office:value="9.174493">
            <text:p>9.174493</text:p>
          </table:table-cell>
          <table:table-cell office:value-type="float" office:value="9.513911">
            <text:p>9.513911</text:p>
          </table:table-cell>
          <table:table-cell office:value-type="float" office:value="9.120019">
            <text:p>9.120019</text:p>
          </table:table-cell>
          <table:table-cell table:formula="of:=[.B458]" office:value-type="float" office:value="0.6536065">
            <text:p>0.65360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3931">
            <text:p>0.6493931</text:p>
          </table:table-cell>
          <table:table-cell office:value-type="float" office:value="0.8202319">
            <text:p>0.8202319</text:p>
          </table:table-cell>
          <table:table-cell office:value-type="float" office:value="4.73126">
            <text:p>4.73126</text:p>
          </table:table-cell>
          <table:table-cell office:value-type="float" office:value="9.07831">
            <text:p>9.07831</text:p>
          </table:table-cell>
          <table:table-cell office:value-type="float" office:value="9.198883">
            <text:p>9.198883</text:p>
          </table:table-cell>
          <table:table-cell office:value-type="float" office:value="9.538225">
            <text:p>9.538225</text:p>
          </table:table-cell>
          <table:table-cell office:value-type="float" office:value="9.140019">
            <text:p>9.140019</text:p>
          </table:table-cell>
          <table:table-cell table:formula="of:=[.B459]" office:value-type="float" office:value="0.6493931">
            <text:p>0.64939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1399">
            <text:p>0.6451399</text:p>
          </table:table-cell>
          <table:table-cell office:value-type="float" office:value="0.8234077">
            <text:p>0.8234077</text:p>
          </table:table-cell>
          <table:table-cell office:value-type="float" office:value="4.743508">
            <text:p>4.743508</text:p>
          </table:table-cell>
          <table:table-cell office:value-type="float" office:value="9.106105">
            <text:p>9.106105</text:p>
          </table:table-cell>
          <table:table-cell office:value-type="float" office:value="9.225324">
            <text:p>9.225324</text:p>
          </table:table-cell>
          <table:table-cell office:value-type="float" office:value="9.56286">
            <text:p>9.56286</text:p>
          </table:table-cell>
          <table:table-cell office:value-type="float" office:value="9.16002">
            <text:p>9.16002</text:p>
          </table:table-cell>
          <table:table-cell table:formula="of:=[.B460]" office:value-type="float" office:value="0.6451399">
            <text:p>0.64513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1792">
            <text:p>0.641792</text:p>
          </table:table-cell>
          <table:table-cell office:value-type="float" office:value="0.8256828">
            <text:p>0.8256828</text:p>
          </table:table-cell>
          <table:table-cell office:value-type="float" office:value="4.754676">
            <text:p>4.754676</text:p>
          </table:table-cell>
          <table:table-cell office:value-type="float" office:value="9.131166">
            <text:p>9.131166</text:p>
          </table:table-cell>
          <table:table-cell office:value-type="float" office:value="9.252671">
            <text:p>9.252671</text:p>
          </table:table-cell>
          <table:table-cell office:value-type="float" office:value="9.587766">
            <text:p>9.587766</text:p>
          </table:table-cell>
          <table:table-cell office:value-type="float" office:value="9.18002">
            <text:p>9.18002</text:p>
          </table:table-cell>
          <table:table-cell table:formula="of:=[.B461]" office:value-type="float" office:value="0.641792">
            <text:p>0.641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4678">
            <text:p>0.6384678</text:p>
          </table:table-cell>
          <table:table-cell office:value-type="float" office:value="0.8272687">
            <text:p>0.8272687</text:p>
          </table:table-cell>
          <table:table-cell office:value-type="float" office:value="4.764847">
            <text:p>4.764847</text:p>
          </table:table-cell>
          <table:table-cell office:value-type="float" office:value="9.152656">
            <text:p>9.152656</text:p>
          </table:table-cell>
          <table:table-cell office:value-type="float" office:value="9.279905">
            <text:p>9.279905</text:p>
          </table:table-cell>
          <table:table-cell office:value-type="float" office:value="9.612621">
            <text:p>9.612621</text:p>
          </table:table-cell>
          <table:table-cell office:value-type="float" office:value="9.200021">
            <text:p>9.200021</text:p>
          </table:table-cell>
          <table:table-cell table:formula="of:=[.B462]" office:value-type="float" office:value="0.6384678">
            <text:p>0.63846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50645">
            <text:p>0.6350645</text:p>
          </table:table-cell>
          <table:table-cell office:value-type="float" office:value="0.8282945">
            <text:p>0.8282945</text:p>
          </table:table-cell>
          <table:table-cell office:value-type="float" office:value="4.774271">
            <text:p>4.774271</text:p>
          </table:table-cell>
          <table:table-cell office:value-type="float" office:value="9.171431">
            <text:p>9.171431</text:p>
          </table:table-cell>
          <table:table-cell office:value-type="float" office:value="9.306267">
            <text:p>9.306267</text:p>
          </table:table-cell>
          <table:table-cell office:value-type="float" office:value="9.637036">
            <text:p>9.637036</text:p>
          </table:table-cell>
          <table:table-cell office:value-type="float" office:value="9.220021">
            <text:p>9.220021</text:p>
          </table:table-cell>
          <table:table-cell table:formula="of:=[.B463]" office:value-type="float" office:value="0.6350645">
            <text:p>0.63506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265">
            <text:p>0.632265</text:p>
          </table:table-cell>
          <table:table-cell office:value-type="float" office:value="0.829344">
            <text:p>0.829344</text:p>
          </table:table-cell>
          <table:table-cell office:value-type="float" office:value="4.783134">
            <text:p>4.783134</text:p>
          </table:table-cell>
          <table:table-cell office:value-type="float" office:value="9.188197">
            <text:p>9.188197</text:p>
          </table:table-cell>
          <table:table-cell office:value-type="float" office:value="9.330678">
            <text:p>9.330678</text:p>
          </table:table-cell>
          <table:table-cell office:value-type="float" office:value="9.660812">
            <text:p>9.660812</text:p>
          </table:table-cell>
          <table:table-cell office:value-type="float" office:value="9.240022">
            <text:p>9.240022</text:p>
          </table:table-cell>
          <table:table-cell table:formula="of:=[.B464]" office:value-type="float" office:value="0.632265">
            <text:p>0.6322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5156">
            <text:p>0.6305156</text:p>
          </table:table-cell>
          <table:table-cell office:value-type="float" office:value="0.8299106">
            <text:p>0.8299106</text:p>
          </table:table-cell>
          <table:table-cell office:value-type="float" office:value="4.792085">
            <text:p>4.792085</text:p>
          </table:table-cell>
          <table:table-cell office:value-type="float" office:value="9.203544">
            <text:p>9.203544</text:p>
          </table:table-cell>
          <table:table-cell office:value-type="float" office:value="9.353052">
            <text:p>9.353052</text:p>
          </table:table-cell>
          <table:table-cell office:value-type="float" office:value="9.684373">
            <text:p>9.684373</text:p>
          </table:table-cell>
          <table:table-cell office:value-type="float" office:value="9.260022">
            <text:p>9.260022</text:p>
          </table:table-cell>
          <table:table-cell table:formula="of:=[.B465]" office:value-type="float" office:value="0.6305156">
            <text:p>0.63051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03059">
            <text:p>0.6303059</text:p>
          </table:table-cell>
          <table:table-cell office:value-type="float" office:value="0.8304127">
            <text:p>0.8304127</text:p>
          </table:table-cell>
          <table:table-cell office:value-type="float" office:value="4.801643">
            <text:p>4.801643</text:p>
          </table:table-cell>
          <table:table-cell office:value-type="float" office:value="9.218988">
            <text:p>9.218988</text:p>
          </table:table-cell>
          <table:table-cell office:value-type="float" office:value="9.374152">
            <text:p>9.374152</text:p>
          </table:table-cell>
          <table:table-cell office:value-type="float" office:value="9.70803">
            <text:p>9.70803</text:p>
          </table:table-cell>
          <table:table-cell office:value-type="float" office:value="9.280023">
            <text:p>9.280023</text:p>
          </table:table-cell>
          <table:table-cell table:formula="of:=[.B466]" office:value-type="float" office:value="0.6303059">
            <text:p>0.63030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2124">
            <text:p>0.6312124</text:p>
          </table:table-cell>
          <table:table-cell office:value-type="float" office:value="0.8313118">
            <text:p>0.8313118</text:p>
          </table:table-cell>
          <table:table-cell office:value-type="float" office:value="4.811872">
            <text:p>4.811872</text:p>
          </table:table-cell>
          <table:table-cell office:value-type="float" office:value="9.235786">
            <text:p>9.235786</text:p>
          </table:table-cell>
          <table:table-cell office:value-type="float" office:value="9.395163">
            <text:p>9.395163</text:p>
          </table:table-cell>
          <table:table-cell office:value-type="float" office:value="9.731815">
            <text:p>9.731815</text:p>
          </table:table-cell>
          <table:table-cell office:value-type="float" office:value="9.300023">
            <text:p>9.300023</text:p>
          </table:table-cell>
          <table:table-cell table:formula="of:=[.B467]" office:value-type="float" office:value="0.6312124">
            <text:p>0.6312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33987">
            <text:p>0.6333987</text:p>
          </table:table-cell>
          <table:table-cell office:value-type="float" office:value="0.8313555">
            <text:p>0.8313555</text:p>
          </table:table-cell>
          <table:table-cell office:value-type="float" office:value="4.822854">
            <text:p>4.822854</text:p>
          </table:table-cell>
          <table:table-cell office:value-type="float" office:value="9.254278">
            <text:p>9.254278</text:p>
          </table:table-cell>
          <table:table-cell office:value-type="float" office:value="9.41614">
            <text:p>9.41614</text:p>
          </table:table-cell>
          <table:table-cell office:value-type="float" office:value="9.75538">
            <text:p>9.75538</text:p>
          </table:table-cell>
          <table:table-cell office:value-type="float" office:value="9.320024">
            <text:p>9.320024</text:p>
          </table:table-cell>
          <table:table-cell table:formula="of:=[.B468]" office:value-type="float" office:value="0.6333987">
            <text:p>0.63339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6909">
            <text:p>0.6366909</text:p>
          </table:table-cell>
          <table:table-cell office:value-type="float" office:value="0.8314143">
            <text:p>0.8314143</text:p>
          </table:table-cell>
          <table:table-cell office:value-type="float" office:value="4.835054">
            <text:p>4.835054</text:p>
          </table:table-cell>
          <table:table-cell office:value-type="float" office:value="9.274359">
            <text:p>9.274359</text:p>
          </table:table-cell>
          <table:table-cell office:value-type="float" office:value="9.437373">
            <text:p>9.437373</text:p>
          </table:table-cell>
          <table:table-cell office:value-type="float" office:value="9.77871">
            <text:p>9.77871</text:p>
          </table:table-cell>
          <table:table-cell office:value-type="float" office:value="9.340024">
            <text:p>9.340024</text:p>
          </table:table-cell>
          <table:table-cell table:formula="of:=[.B469]" office:value-type="float" office:value="0.6366909">
            <text:p>0.6366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08828">
            <text:p>0.6408828</text:p>
          </table:table-cell>
          <table:table-cell office:value-type="float" office:value="0.8309515">
            <text:p>0.8309515</text:p>
          </table:table-cell>
          <table:table-cell office:value-type="float" office:value="4.847495">
            <text:p>4.847495</text:p>
          </table:table-cell>
          <table:table-cell office:value-type="float" office:value="9.294657">
            <text:p>9.294657</text:p>
          </table:table-cell>
          <table:table-cell office:value-type="float" office:value="9.460071">
            <text:p>9.460071</text:p>
          </table:table-cell>
          <table:table-cell office:value-type="float" office:value="9.802028">
            <text:p>9.802028</text:p>
          </table:table-cell>
          <table:table-cell office:value-type="float" office:value="9.360024">
            <text:p>9.360024</text:p>
          </table:table-cell>
          <table:table-cell table:formula="of:=[.B470]" office:value-type="float" office:value="0.6408828">
            <text:p>0.64088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6103">
            <text:p>0.6456103</text:p>
          </table:table-cell>
          <table:table-cell office:value-type="float" office:value="0.8300598">
            <text:p>0.8300598</text:p>
          </table:table-cell>
          <table:table-cell office:value-type="float" office:value="4.85989">
            <text:p>4.85989</text:p>
          </table:table-cell>
          <table:table-cell office:value-type="float" office:value="9.314063">
            <text:p>9.314063</text:p>
          </table:table-cell>
          <table:table-cell office:value-type="float" office:value="9.482944">
            <text:p>9.482944</text:p>
          </table:table-cell>
          <table:table-cell office:value-type="float" office:value="9.825572">
            <text:p>9.825572</text:p>
          </table:table-cell>
          <table:table-cell office:value-type="float" office:value="9.380025">
            <text:p>9.380025</text:p>
          </table:table-cell>
          <table:table-cell table:formula="of:=[.B471]" office:value-type="float" office:value="0.6456103">
            <text:p>0.6456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05707">
            <text:p>0.6505707</text:p>
          </table:table-cell>
          <table:table-cell office:value-type="float" office:value="0.8288987">
            <text:p>0.8288987</text:p>
          </table:table-cell>
          <table:table-cell office:value-type="float" office:value="4.87315">
            <text:p>4.87315</text:p>
          </table:table-cell>
          <table:table-cell office:value-type="float" office:value="9.331322">
            <text:p>9.331322</text:p>
          </table:table-cell>
          <table:table-cell office:value-type="float" office:value="9.504824">
            <text:p>9.504824</text:p>
          </table:table-cell>
          <table:table-cell office:value-type="float" office:value="9.849441">
            <text:p>9.849441</text:p>
          </table:table-cell>
          <table:table-cell office:value-type="float" office:value="9.400025">
            <text:p>9.400025</text:p>
          </table:table-cell>
          <table:table-cell table:formula="of:=[.B472]" office:value-type="float" office:value="0.6505707">
            <text:p>0.6505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58003">
            <text:p>0.6558003</text:p>
          </table:table-cell>
          <table:table-cell office:value-type="float" office:value="0.8273739">
            <text:p>0.8273739</text:p>
          </table:table-cell>
          <table:table-cell office:value-type="float" office:value="4.887247">
            <text:p>4.887247</text:p>
          </table:table-cell>
          <table:table-cell office:value-type="float" office:value="9.3478">
            <text:p>9.3478</text:p>
          </table:table-cell>
          <table:table-cell office:value-type="float" office:value="9.52544">
            <text:p>9.52544</text:p>
          </table:table-cell>
          <table:table-cell office:value-type="float" office:value="9.873529">
            <text:p>9.873529</text:p>
          </table:table-cell>
          <table:table-cell office:value-type="float" office:value="9.420026">
            <text:p>9.420026</text:p>
          </table:table-cell>
          <table:table-cell table:formula="of:=[.B473]" office:value-type="float" office:value="0.6558003">
            <text:p>0.65580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06732">
            <text:p>0.6606732</text:p>
          </table:table-cell>
          <table:table-cell office:value-type="float" office:value="0.8250713">
            <text:p>0.8250713</text:p>
          </table:table-cell>
          <table:table-cell office:value-type="float" office:value="4.901536">
            <text:p>4.901536</text:p>
          </table:table-cell>
          <table:table-cell office:value-type="float" office:value="9.364172">
            <text:p>9.364172</text:p>
          </table:table-cell>
          <table:table-cell office:value-type="float" office:value="9.545613">
            <text:p>9.545613</text:p>
          </table:table-cell>
          <table:table-cell office:value-type="float" office:value="9.897554">
            <text:p>9.897554</text:p>
          </table:table-cell>
          <table:table-cell office:value-type="float" office:value="9.440026">
            <text:p>9.440026</text:p>
          </table:table-cell>
          <table:table-cell table:formula="of:=[.B474]" office:value-type="float" office:value="0.6606732">
            <text:p>0.6606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50267">
            <text:p>0.6650267</text:p>
          </table:table-cell>
          <table:table-cell office:value-type="float" office:value="0.8224139">
            <text:p>0.8224139</text:p>
          </table:table-cell>
          <table:table-cell office:value-type="float" office:value="4.915365">
            <text:p>4.915365</text:p>
          </table:table-cell>
          <table:table-cell office:value-type="float" office:value="9.381013">
            <text:p>9.381013</text:p>
          </table:table-cell>
          <table:table-cell office:value-type="float" office:value="9.565537">
            <text:p>9.565537</text:p>
          </table:table-cell>
          <table:table-cell office:value-type="float" office:value="9.921667">
            <text:p>9.921667</text:p>
          </table:table-cell>
          <table:table-cell office:value-type="float" office:value="9.460027">
            <text:p>9.460027</text:p>
          </table:table-cell>
          <table:table-cell table:formula="of:=[.B475]" office:value-type="float" office:value="0.6650267">
            <text:p>0.6650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91695">
            <text:p>0.6691695</text:p>
          </table:table-cell>
          <table:table-cell office:value-type="float" office:value="0.8194584">
            <text:p>0.8194584</text:p>
          </table:table-cell>
          <table:table-cell office:value-type="float" office:value="4.928232">
            <text:p>4.928232</text:p>
          </table:table-cell>
          <table:table-cell office:value-type="float" office:value="9.398334">
            <text:p>9.398334</text:p>
          </table:table-cell>
          <table:table-cell office:value-type="float" office:value="9.586533">
            <text:p>9.586533</text:p>
          </table:table-cell>
          <table:table-cell office:value-type="float" office:value="9.945898">
            <text:p>9.945898</text:p>
          </table:table-cell>
          <table:table-cell office:value-type="float" office:value="9.480027">
            <text:p>9.480027</text:p>
          </table:table-cell>
          <table:table-cell table:formula="of:=[.B476]" office:value-type="float" office:value="0.6691695">
            <text:p>0.66916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3093">
            <text:p>0.673093</text:p>
          </table:table-cell>
          <table:table-cell office:value-type="float" office:value="0.8163189">
            <text:p>0.8163189</text:p>
          </table:table-cell>
          <table:table-cell office:value-type="float" office:value="4.939968">
            <text:p>4.939968</text:p>
          </table:table-cell>
          <table:table-cell office:value-type="float" office:value="9.41678">
            <text:p>9.41678</text:p>
          </table:table-cell>
          <table:table-cell office:value-type="float" office:value="9.610645">
            <text:p>9.610645</text:p>
          </table:table-cell>
          <table:table-cell office:value-type="float" office:value="9.970158">
            <text:p>9.970158</text:p>
          </table:table-cell>
          <table:table-cell office:value-type="float" office:value="9.500028">
            <text:p>9.500028</text:p>
          </table:table-cell>
          <table:table-cell table:formula="of:=[.B477]" office:value-type="float" office:value="0.673093">
            <text:p>0.673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64982">
            <text:p>0.6764982</text:p>
          </table:table-cell>
          <table:table-cell office:value-type="float" office:value="0.8131126">
            <text:p>0.8131126</text:p>
          </table:table-cell>
          <table:table-cell office:value-type="float" office:value="4.950768">
            <text:p>4.950768</text:p>
          </table:table-cell>
          <table:table-cell office:value-type="float" office:value="9.437673">
            <text:p>9.437673</text:p>
          </table:table-cell>
          <table:table-cell office:value-type="float" office:value="9.635455">
            <text:p>9.635455</text:p>
          </table:table-cell>
          <table:table-cell office:value-type="float" office:value="9.994303">
            <text:p>9.994303</text:p>
          </table:table-cell>
          <table:table-cell office:value-type="float" office:value="9.520028">
            <text:p>9.520028</text:p>
          </table:table-cell>
          <table:table-cell table:formula="of:=[.B478]" office:value-type="float" office:value="0.6764982">
            <text:p>0.67649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91033">
            <text:p>0.6791033</text:p>
          </table:table-cell>
          <table:table-cell office:value-type="float" office:value="0.8103845">
            <text:p>0.8103845</text:p>
          </table:table-cell>
          <table:table-cell office:value-type="float" office:value="4.960819">
            <text:p>4.960819</text:p>
          </table:table-cell>
          <table:table-cell office:value-type="float" office:value="9.460925">
            <text:p>9.460925</text:p>
          </table:table-cell>
          <table:table-cell office:value-type="float" office:value="9.659122">
            <text:p>9.659122</text:p>
          </table:table-cell>
          <table:table-cell office:value-type="float" office:value="10.01819">
            <text:p>10.01819</text:p>
          </table:table-cell>
          <table:table-cell office:value-type="float" office:value="9.540029">
            <text:p>9.540029</text:p>
          </table:table-cell>
          <table:table-cell table:formula="of:=[.B479]" office:value-type="float" office:value="0.6791033">
            <text:p>0.67910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06846">
            <text:p>0.6806846</text:p>
          </table:table-cell>
          <table:table-cell office:value-type="float" office:value="0.8072387">
            <text:p>0.8072387</text:p>
          </table:table-cell>
          <table:table-cell office:value-type="float" office:value="4.969898">
            <text:p>4.969898</text:p>
          </table:table-cell>
          <table:table-cell office:value-type="float" office:value="9.484612">
            <text:p>9.484612</text:p>
          </table:table-cell>
          <table:table-cell office:value-type="float" office:value="9.68133">
            <text:p>9.68133</text:p>
          </table:table-cell>
          <table:table-cell office:value-type="float" office:value="10.04181">
            <text:p>10.04181</text:p>
          </table:table-cell>
          <table:table-cell office:value-type="float" office:value="9.560029">
            <text:p>9.560029</text:p>
          </table:table-cell>
          <table:table-cell table:formula="of:=[.B480]" office:value-type="float" office:value="0.6806846">
            <text:p>0.68068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15358">
            <text:p>0.6815358</text:p>
          </table:table-cell>
          <table:table-cell office:value-type="float" office:value="0.8044024">
            <text:p>0.8044024</text:p>
          </table:table-cell>
          <table:table-cell office:value-type="float" office:value="4.977947">
            <text:p>4.977947</text:p>
          </table:table-cell>
          <table:table-cell office:value-type="float" office:value="9.506454">
            <text:p>9.506454</text:p>
          </table:table-cell>
          <table:table-cell office:value-type="float" office:value="9.702496">
            <text:p>9.702496</text:p>
          </table:table-cell>
          <table:table-cell office:value-type="float" office:value="10.06509">
            <text:p>10.06509</text:p>
          </table:table-cell>
          <table:table-cell office:value-type="float" office:value="9.580029">
            <text:p>9.580029</text:p>
          </table:table-cell>
          <table:table-cell table:formula="of:=[.B481]" office:value-type="float" office:value="0.6815358">
            <text:p>0.68153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18218">
            <text:p>0.6818218</text:p>
          </table:table-cell>
          <table:table-cell office:value-type="float" office:value="0.801738">
            <text:p>0.801738</text:p>
          </table:table-cell>
          <table:table-cell office:value-type="float" office:value="4.986457">
            <text:p>4.986457</text:p>
          </table:table-cell>
          <table:table-cell office:value-type="float" office:value="9.527133">
            <text:p>9.527133</text:p>
          </table:table-cell>
          <table:table-cell office:value-type="float" office:value="9.723333">
            <text:p>9.723333</text:p>
          </table:table-cell>
          <table:table-cell office:value-type="float" office:value="10.08717">
            <text:p>10.08717</text:p>
          </table:table-cell>
          <table:table-cell office:value-type="float" office:value="9.60003">
            <text:p>9.60003</text:p>
          </table:table-cell>
          <table:table-cell table:formula="of:=[.B482]" office:value-type="float" office:value="0.6818218">
            <text:p>0.68182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81362">
            <text:p>0.681362</text:p>
          </table:table-cell>
          <table:table-cell office:value-type="float" office:value="0.7992388">
            <text:p>0.7992388</text:p>
          </table:table-cell>
          <table:table-cell office:value-type="float" office:value="4.995447">
            <text:p>4.995447</text:p>
          </table:table-cell>
          <table:table-cell office:value-type="float" office:value="9.54752">
            <text:p>9.54752</text:p>
          </table:table-cell>
          <table:table-cell office:value-type="float" office:value="9.74392">
            <text:p>9.74392</text:p>
          </table:table-cell>
          <table:table-cell office:value-type="float" office:value="10.10938">
            <text:p>10.10938</text:p>
          </table:table-cell>
          <table:table-cell office:value-type="float" office:value="9.62003">
            <text:p>9.62003</text:p>
          </table:table-cell>
          <table:table-cell table:formula="of:=[.B483]" office:value-type="float" office:value="0.681362">
            <text:p>0.681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98567">
            <text:p>0.6798567</text:p>
          </table:table-cell>
          <table:table-cell office:value-type="float" office:value="0.7969626">
            <text:p>0.7969626</text:p>
          </table:table-cell>
          <table:table-cell office:value-type="float" office:value="5.005383">
            <text:p>5.005383</text:p>
          </table:table-cell>
          <table:table-cell office:value-type="float" office:value="9.569468">
            <text:p>9.569468</text:p>
          </table:table-cell>
          <table:table-cell office:value-type="float" office:value="9.765447">
            <text:p>9.765447</text:p>
          </table:table-cell>
          <table:table-cell office:value-type="float" office:value="10.13157">
            <text:p>10.13157</text:p>
          </table:table-cell>
          <table:table-cell office:value-type="float" office:value="9.640031">
            <text:p>9.640031</text:p>
          </table:table-cell>
          <table:table-cell table:formula="of:=[.B484]" office:value-type="float" office:value="0.6798567">
            <text:p>0.67985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78674">
            <text:p>0.6778674</text:p>
          </table:table-cell>
          <table:table-cell office:value-type="float" office:value="0.7952419">
            <text:p>0.7952419</text:p>
          </table:table-cell>
          <table:table-cell office:value-type="float" office:value="5.015858">
            <text:p>5.015858</text:p>
          </table:table-cell>
          <table:table-cell office:value-type="float" office:value="9.592653">
            <text:p>9.592653</text:p>
          </table:table-cell>
          <table:table-cell office:value-type="float" office:value="9.789267">
            <text:p>9.789267</text:p>
          </table:table-cell>
          <table:table-cell office:value-type="float" office:value="10.15424">
            <text:p>10.15424</text:p>
          </table:table-cell>
          <table:table-cell office:value-type="float" office:value="9.660031">
            <text:p>9.660031</text:p>
          </table:table-cell>
          <table:table-cell table:formula="of:=[.B485]" office:value-type="float" office:value="0.6778674">
            <text:p>0.67786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44653">
            <text:p>0.6744653</text:p>
          </table:table-cell>
          <table:table-cell office:value-type="float" office:value="0.7938974">
            <text:p>0.7938974</text:p>
          </table:table-cell>
          <table:table-cell office:value-type="float" office:value="5.027124">
            <text:p>5.027124</text:p>
          </table:table-cell>
          <table:table-cell office:value-type="float" office:value="9.618155">
            <text:p>9.618155</text:p>
          </table:table-cell>
          <table:table-cell office:value-type="float" office:value="9.814479">
            <text:p>9.814479</text:p>
          </table:table-cell>
          <table:table-cell office:value-type="float" office:value="10.17694">
            <text:p>10.17694</text:p>
          </table:table-cell>
          <table:table-cell office:value-type="float" office:value="9.680032">
            <text:p>9.680032</text:p>
          </table:table-cell>
          <table:table-cell table:formula="of:=[.B486]" office:value-type="float" office:value="0.6744653">
            <text:p>0.67446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709633">
            <text:p>0.6709633</text:p>
          </table:table-cell>
          <table:table-cell office:value-type="float" office:value="0.7931778">
            <text:p>0.7931778</text:p>
          </table:table-cell>
          <table:table-cell office:value-type="float" office:value="5.038981">
            <text:p>5.038981</text:p>
          </table:table-cell>
          <table:table-cell office:value-type="float" office:value="9.642662">
            <text:p>9.642662</text:p>
          </table:table-cell>
          <table:table-cell office:value-type="float" office:value="9.839604">
            <text:p>9.839604</text:p>
          </table:table-cell>
          <table:table-cell office:value-type="float" office:value="10.19956">
            <text:p>10.19956</text:p>
          </table:table-cell>
          <table:table-cell office:value-type="float" office:value="9.700032">
            <text:p>9.700032</text:p>
          </table:table-cell>
          <table:table-cell table:formula="of:=[.B487]" office:value-type="float" office:value="0.6709633">
            <text:p>0.67096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71667">
            <text:p>0.6671667</text:p>
          </table:table-cell>
          <table:table-cell office:value-type="float" office:value="0.792875">
            <text:p>0.792875</text:p>
          </table:table-cell>
          <table:table-cell office:value-type="float" office:value="5.051573">
            <text:p>5.051573</text:p>
          </table:table-cell>
          <table:table-cell office:value-type="float" office:value="9.665358">
            <text:p>9.665358</text:p>
          </table:table-cell>
          <table:table-cell office:value-type="float" office:value="9.863071">
            <text:p>9.863071</text:p>
          </table:table-cell>
          <table:table-cell office:value-type="float" office:value="10.22275">
            <text:p>10.22275</text:p>
          </table:table-cell>
          <table:table-cell office:value-type="float" office:value="9.720033">
            <text:p>9.720033</text:p>
          </table:table-cell>
          <table:table-cell table:formula="of:=[.B488]" office:value-type="float" office:value="0.6671667">
            <text:p>0.6671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633638">
            <text:p>0.6633638</text:p>
          </table:table-cell>
          <table:table-cell office:value-type="float" office:value="0.7941478">
            <text:p>0.7941478</text:p>
          </table:table-cell>
          <table:table-cell office:value-type="float" office:value="5.065428">
            <text:p>5.065428</text:p>
          </table:table-cell>
          <table:table-cell office:value-type="float" office:value="9.68806">
            <text:p>9.68806</text:p>
          </table:table-cell>
          <table:table-cell office:value-type="float" office:value="9.885715">
            <text:p>9.885715</text:p>
          </table:table-cell>
          <table:table-cell office:value-type="float" office:value="10.24655">
            <text:p>10.24655</text:p>
          </table:table-cell>
          <table:table-cell office:value-type="float" office:value="9.740033">
            <text:p>9.740033</text:p>
          </table:table-cell>
          <table:table-cell table:formula="of:=[.B489]" office:value-type="float" office:value="0.6633638">
            <text:p>0.66336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93598">
            <text:p>0.6593598</text:p>
          </table:table-cell>
          <table:table-cell office:value-type="float" office:value="0.7957501">
            <text:p>0.7957501</text:p>
          </table:table-cell>
          <table:table-cell office:value-type="float" office:value="5.079557">
            <text:p>5.079557</text:p>
          </table:table-cell>
          <table:table-cell office:value-type="float" office:value="9.713189">
            <text:p>9.713189</text:p>
          </table:table-cell>
          <table:table-cell office:value-type="float" office:value="9.908399">
            <text:p>9.908399</text:p>
          </table:table-cell>
          <table:table-cell office:value-type="float" office:value="10.2704">
            <text:p>10.2704</text:p>
          </table:table-cell>
          <table:table-cell office:value-type="float" office:value="9.760034">
            <text:p>9.760034</text:p>
          </table:table-cell>
          <table:table-cell table:formula="of:=[.B490]" office:value-type="float" office:value="0.6593598">
            <text:p>0.6593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45576">
            <text:p>0.6545576</text:p>
          </table:table-cell>
          <table:table-cell office:value-type="float" office:value="0.7975906">
            <text:p>0.7975906</text:p>
          </table:table-cell>
          <table:table-cell office:value-type="float" office:value="5.092986">
            <text:p>5.092986</text:p>
          </table:table-cell>
          <table:table-cell office:value-type="float" office:value="9.740493">
            <text:p>9.740493</text:p>
          </table:table-cell>
          <table:table-cell office:value-type="float" office:value="9.931911">
            <text:p>9.931911</text:p>
          </table:table-cell>
          <table:table-cell office:value-type="float" office:value="10.29451">
            <text:p>10.29451</text:p>
          </table:table-cell>
          <table:table-cell office:value-type="float" office:value="9.780034">
            <text:p>9.780034</text:p>
          </table:table-cell>
          <table:table-cell table:formula="of:=[.B491]" office:value-type="float" office:value="0.6545576">
            <text:p>0.65455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98107">
            <text:p>0.6498107</text:p>
          </table:table-cell>
          <table:table-cell office:value-type="float" office:value="0.8008084">
            <text:p>0.8008084</text:p>
          </table:table-cell>
          <table:table-cell office:value-type="float" office:value="5.105527">
            <text:p>5.105527</text:p>
          </table:table-cell>
          <table:table-cell office:value-type="float" office:value="9.76748">
            <text:p>9.76748</text:p>
          </table:table-cell>
          <table:table-cell office:value-type="float" office:value="9.957466">
            <text:p>9.957466</text:p>
          </table:table-cell>
          <table:table-cell office:value-type="float" office:value="10.31903">
            <text:p>10.31903</text:p>
          </table:table-cell>
          <table:table-cell office:value-type="float" office:value="9.800035">
            <text:p>9.800035</text:p>
          </table:table-cell>
          <table:table-cell table:formula="of:=[.B492]" office:value-type="float" office:value="0.6498107">
            <text:p>0.6498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59209">
            <text:p>0.6459209</text:p>
          </table:table-cell>
          <table:table-cell office:value-type="float" office:value="0.8042896">
            <text:p>0.8042896</text:p>
          </table:table-cell>
          <table:table-cell office:value-type="float" office:value="5.116441">
            <text:p>5.116441</text:p>
          </table:table-cell>
          <table:table-cell office:value-type="float" office:value="9.791957">
            <text:p>9.791957</text:p>
          </table:table-cell>
          <table:table-cell office:value-type="float" office:value="9.983547">
            <text:p>9.983547</text:p>
          </table:table-cell>
          <table:table-cell office:value-type="float" office:value="10.34407">
            <text:p>10.34407</text:p>
          </table:table-cell>
          <table:table-cell office:value-type="float" office:value="9.820035">
            <text:p>9.820035</text:p>
          </table:table-cell>
          <table:table-cell table:formula="of:=[.B493]" office:value-type="float" office:value="0.6459209">
            <text:p>0.64592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420922">
            <text:p>0.6420922</text:p>
          </table:table-cell>
          <table:table-cell office:value-type="float" office:value="0.8080332">
            <text:p>0.8080332</text:p>
          </table:table-cell>
          <table:table-cell office:value-type="float" office:value="5.125631">
            <text:p>5.125631</text:p>
          </table:table-cell>
          <table:table-cell office:value-type="float" office:value="9.815193">
            <text:p>9.815193</text:p>
          </table:table-cell>
          <table:table-cell office:value-type="float" office:value="10.00947">
            <text:p>10.00947</text:p>
          </table:table-cell>
          <table:table-cell office:value-type="float" office:value="10.36933">
            <text:p>10.36933</text:p>
          </table:table-cell>
          <table:table-cell office:value-type="float" office:value="9.840035">
            <text:p>9.840035</text:p>
          </table:table-cell>
          <table:table-cell table:formula="of:=[.B494]" office:value-type="float" office:value="0.6420922">
            <text:p>0.64209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82838">
            <text:p>0.6382838</text:p>
          </table:table-cell>
          <table:table-cell office:value-type="float" office:value="0.8124235">
            <text:p>0.8124235</text:p>
          </table:table-cell>
          <table:table-cell office:value-type="float" office:value="5.133503">
            <text:p>5.133503</text:p>
          </table:table-cell>
          <table:table-cell office:value-type="float" office:value="9.837502">
            <text:p>9.837502</text:p>
          </table:table-cell>
          <table:table-cell office:value-type="float" office:value="10.03467">
            <text:p>10.03467</text:p>
          </table:table-cell>
          <table:table-cell office:value-type="float" office:value="10.39451">
            <text:p>10.39451</text:p>
          </table:table-cell>
          <table:table-cell office:value-type="float" office:value="9.860036">
            <text:p>9.860036</text:p>
          </table:table-cell>
          <table:table-cell table:formula="of:=[.B495]" office:value-type="float" office:value="0.6382838">
            <text:p>0.6382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50341">
            <text:p>0.6350341</text:p>
          </table:table-cell>
          <table:table-cell office:value-type="float" office:value="0.8164144">
            <text:p>0.8164144</text:p>
          </table:table-cell>
          <table:table-cell office:value-type="float" office:value="5.140531">
            <text:p>5.140531</text:p>
          </table:table-cell>
          <table:table-cell office:value-type="float" office:value="9.857446">
            <text:p>9.857446</text:p>
          </table:table-cell>
          <table:table-cell office:value-type="float" office:value="10.05776">
            <text:p>10.05776</text:p>
          </table:table-cell>
          <table:table-cell office:value-type="float" office:value="10.41926">
            <text:p>10.41926</text:p>
          </table:table-cell>
          <table:table-cell office:value-type="float" office:value="9.880036">
            <text:p>9.880036</text:p>
          </table:table-cell>
          <table:table-cell table:formula="of:=[.B496]" office:value-type="float" office:value="0.6350341">
            <text:p>0.6350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7175">
            <text:p>0.6327175</text:p>
          </table:table-cell>
          <table:table-cell office:value-type="float" office:value="0.8204712">
            <text:p>0.8204712</text:p>
          </table:table-cell>
          <table:table-cell office:value-type="float" office:value="5.146996">
            <text:p>5.146996</text:p>
          </table:table-cell>
          <table:table-cell office:value-type="float" office:value="9.873335">
            <text:p>9.873335</text:p>
          </table:table-cell>
          <table:table-cell office:value-type="float" office:value="10.07915">
            <text:p>10.07915</text:p>
          </table:table-cell>
          <table:table-cell office:value-type="float" office:value="10.44395">
            <text:p>10.44395</text:p>
          </table:table-cell>
          <table:table-cell office:value-type="float" office:value="9.900037">
            <text:p>9.900037</text:p>
          </table:table-cell>
          <table:table-cell table:formula="of:=[.B497]" office:value-type="float" office:value="0.6327175">
            <text:p>0.6327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1945">
            <text:p>0.631945</text:p>
          </table:table-cell>
          <table:table-cell office:value-type="float" office:value="0.8234661">
            <text:p>0.8234661</text:p>
          </table:table-cell>
          <table:table-cell office:value-type="float" office:value="5.154009">
            <text:p>5.154009</text:p>
          </table:table-cell>
          <table:table-cell office:value-type="float" office:value="9.885415">
            <text:p>9.885415</text:p>
          </table:table-cell>
          <table:table-cell office:value-type="float" office:value="10.09883">
            <text:p>10.09883</text:p>
          </table:table-cell>
          <table:table-cell office:value-type="float" office:value="10.46777">
            <text:p>10.46777</text:p>
          </table:table-cell>
          <table:table-cell office:value-type="float" office:value="9.920037">
            <text:p>9.920037</text:p>
          </table:table-cell>
          <table:table-cell table:formula="of:=[.B498]" office:value-type="float" office:value="0.631945">
            <text:p>0.631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23231">
            <text:p>0.6323231</text:p>
          </table:table-cell>
          <table:table-cell office:value-type="float" office:value="0.8264297">
            <text:p>0.8264297</text:p>
          </table:table-cell>
          <table:table-cell office:value-type="float" office:value="5.161509">
            <text:p>5.161509</text:p>
          </table:table-cell>
          <table:table-cell office:value-type="float" office:value="9.893761">
            <text:p>9.893761</text:p>
          </table:table-cell>
          <table:table-cell office:value-type="float" office:value="10.11813">
            <text:p>10.11813</text:p>
          </table:table-cell>
          <table:table-cell office:value-type="float" office:value="10.49016">
            <text:p>10.49016</text:p>
          </table:table-cell>
          <table:table-cell office:value-type="float" office:value="9.940038">
            <text:p>9.940038</text:p>
          </table:table-cell>
          <table:table-cell table:formula="of:=[.B499]" office:value-type="float" office:value="0.6323231">
            <text:p>0.6323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40456">
            <text:p>0.6340456</text:p>
          </table:table-cell>
          <table:table-cell office:value-type="float" office:value="0.8285303">
            <text:p>0.8285303</text:p>
          </table:table-cell>
          <table:table-cell office:value-type="float" office:value="5.169548">
            <text:p>5.169548</text:p>
          </table:table-cell>
          <table:table-cell office:value-type="float" office:value="9.898573">
            <text:p>9.898573</text:p>
          </table:table-cell>
          <table:table-cell office:value-type="float" office:value="10.13855">
            <text:p>10.13855</text:p>
          </table:table-cell>
          <table:table-cell office:value-type="float" office:value="10.51205">
            <text:p>10.51205</text:p>
          </table:table-cell>
          <table:table-cell office:value-type="float" office:value="9.960038">
            <text:p>9.960038</text:p>
          </table:table-cell>
          <table:table-cell table:formula="of:=[.B500]" office:value-type="float" office:value="0.6340456">
            <text:p>0.6340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368402">
            <text:p>0.6368402</text:p>
          </table:table-cell>
          <table:table-cell office:value-type="float" office:value="0.8301511">
            <text:p>0.8301511</text:p>
          </table:table-cell>
          <table:table-cell office:value-type="float" office:value="5.178325">
            <text:p>5.178325</text:p>
          </table:table-cell>
          <table:table-cell office:value-type="float" office:value="9.902385">
            <text:p>9.902385</text:p>
          </table:table-cell>
          <table:table-cell office:value-type="float" office:value="10.16089">
            <text:p>10.16089</text:p>
          </table:table-cell>
          <table:table-cell office:value-type="float" office:value="10.53399">
            <text:p>10.53399</text:p>
          </table:table-cell>
          <table:table-cell office:value-type="float" office:value="9.980039">
            <text:p>9.980039</text:p>
          </table:table-cell>
          <table:table-cell table:formula="of:=[.B501]" office:value-type="float" office:value="0.6368402">
            <text:p>0.636840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404794">
            <text:p>0.6404794</text:p>
          </table:table-cell>
          <table:table-cell office:value-type="float" office:value="0.8312908">
            <text:p>0.8312908</text:p>
          </table:table-cell>
          <table:table-cell office:value-type="float" office:value="5.187942">
            <text:p>5.187942</text:p>
          </table:table-cell>
          <table:table-cell office:value-type="float" office:value="9.906489">
            <text:p>9.906489</text:p>
          </table:table-cell>
          <table:table-cell office:value-type="float" office:value="10.18388">
            <text:p>10.18388</text:p>
          </table:table-cell>
          <table:table-cell office:value-type="float" office:value="10.55575">
            <text:p>10.55575</text:p>
          </table:table-cell>
          <table:table-cell office:value-type="float" office:value="10.00004">
            <text:p>10.00004</text:p>
          </table:table-cell>
          <table:table-cell table:formula="of:=[.B502]" office:value-type="float" office:value="0.6404794">
            <text:p>0.6404794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18/07/2014</text:date>, <text:time>21:1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18T21:17:33.83</dc:date>
    <dc:creator>W W</dc:creator>
    <meta:editing-duration>PT4H43M17S</meta:editing-duration>
    <meta:editing-cycles>7</meta:editing-cycles>
    <meta:generator>OpenOffice/4.0.1$Win32 OpenOffice.org_project/401m5$Build-9714</meta:generator>
    <meta:document-statistic meta:table-count="3" meta:cell-count="402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62cm" svg:height="7.732cm" xlink:href=".." xlink:type="simple" chart:class="chart:line" chart:column-mapping="0" chart:style-name="ch1">
        <chart:legend chart:legend-position="end" svg:x="13.504cm" svg:y="3.292cm" style:legend-expansion="high" chart:style-name="ch2"/>
        <chart:plot-area chart:style-name="ch3" table:cell-range-address="Hoja1.A2:Hoja1.A502 Hoja1.H1:Hoja1.I502" chart:data-source-has-labels="both" svg:x="1.349cm" svg:y="0.751cm" svg:width="11.533cm" svg:height="5.819cm">
          <chartooo:coordinate-region svg:x="1.97cm" svg:y="0.963cm" svg:width="10.726cm" svg:height="4.934cm"/>
          <chart:axis chart:dimension="x" chart:name="primary-x" chart:style-name="ch4" chartooo:axis-type="auto">
            <chartooo:date-scale/>
            <chart:title svg:x="5.616cm" svg:y="6.725cm" chart:style-name="ch5">
              <text:p>Tiempo (segundos)</text:p>
            </chart:title>
            <chart:categories table:cell-range-address="Hoja1.A2:Hoja1.A502"/>
          </chart:axis>
          <chart:axis chart:dimension="y" chart:name="primary-y" chart:style-name="ch6">
            <chart:title svg:x="0.451cm" svg:y="5.146cm" chart:style-name="ch7">
              <text:p>Posición X (metros)</text:p>
            </chart:title>
            <chart:grid chart:style-name="ch8" chart:class="major"/>
          </chart:axis>
          <chart:series chart:style-name="ch9" chart:values-cell-range-address="Hoja1.H2:Hoja1.H502" chart:label-cell-address="Hoja1.H1:Hoja1.H1" chart:class="chart:line">
            <chart:data-point chart:repeated="501"/>
          </chart:series>
          <chart:series chart:style-name="ch10" chart:values-cell-range-address="Hoja1.I2:Hoja1.I502" chart:label-cell-address="Hoja1.I1:Hoja1.I1" chart:class="chart:line">
            <chart:data-point chart:repeated="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Hoja1.H1:Hoja1.H1</svg:desc>
                </draw:g>
              </table:table-cell>
              <table:table-cell office:value-type="string">
                <text:p>Re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0">
                <text:p>0</text:p>
                <draw:g>
                  <svg:desc>Hoja1.H2:Hoja1.H502</svg:desc>
                </draw:g>
              </table:table-cell>
              <table:table-cell office:value-type="float" office:value="0">
                <text:p>0</text:p>
                <draw:g>
                  <svg:desc>Hoja1.I2:Hoja1.I5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03153849">
                <text:p>0.003153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004042746">
                <text:p>0.004042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03617966">
                <text:p>0.00361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02145791">
                <text:p>0.002145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999999">
                <text:p>0.09999999</text:p>
              </table:table-cell>
              <table:table-cell office:value-type="float" office:value="0.00001505739">
                <text:p>0.00001505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-0.00275648">
                <text:p>-0.00275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">
                <text:p>0.14</text:p>
              </table:table-cell>
              <table:table-cell office:value-type="float" office:value="-0.005983682">
                <text:p>-0.00598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-0.009420497">
                <text:p>-0.009420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-0.01226819">
                <text:p>-0.01226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-0.01500536">
                <text:p>-0.01500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-0.0177313">
                <text:p>-0.0177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-0.02011852">
                <text:p>-0.0201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">
                <text:p>0.26</text:p>
              </table:table-cell>
              <table:table-cell office:value-type="float" office:value="-0.02210168">
                <text:p>-0.0221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">
                <text:p>0.28</text:p>
              </table:table-cell>
              <table:table-cell office:value-type="float" office:value="-0.0234576">
                <text:p>-0.023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-0.02396847">
                <text:p>-0.02396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  <table:table-cell office:value-type="float" office:value="-0.02359668">
                <text:p>-0.02359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">
                <text:p>0.34</text:p>
              </table:table-cell>
              <table:table-cell office:value-type="float" office:value="-0.02229597">
                <text:p>-0.0222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-0.01987647">
                <text:p>-0.0198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">
                <text:p>0.38</text:p>
              </table:table-cell>
              <table:table-cell office:value-type="float" office:value="-0.01623584">
                <text:p>-0.01623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-0.01135348">
                <text:p>-0.01135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">
                <text:p>0.42</text:p>
              </table:table-cell>
              <table:table-cell office:value-type="float" office:value="-0.005359068">
                <text:p>-0.005359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00001">
                <text:p>0.4400001</text:p>
              </table:table-cell>
              <table:table-cell office:value-type="float" office:value="0.001479479">
                <text:p>0.001479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00001">
                <text:p>0.4600001</text:p>
              </table:table-cell>
              <table:table-cell office:value-type="float" office:value="0.009037022">
                <text:p>0.009037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00001">
                <text:p>0.4800001</text:p>
              </table:table-cell>
              <table:table-cell office:value-type="float" office:value="0.01711355">
                <text:p>0.01711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0001">
                <text:p>0.5000001</text:p>
              </table:table-cell>
              <table:table-cell office:value-type="float" office:value="0.02562267">
                <text:p>0.02562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">
                <text:p>0.52</text:p>
              </table:table-cell>
              <table:table-cell office:value-type="float" office:value="0.03459606">
                <text:p>0.03459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">
                <text:p>0.54</text:p>
              </table:table-cell>
              <table:table-cell office:value-type="float" office:value="0.04373347">
                <text:p>0.0437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">
                <text:p>0.56</text:p>
              </table:table-cell>
              <table:table-cell office:value-type="float" office:value="0.05301485">
                <text:p>0.05301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">
                <text:p>0.58</text:p>
              </table:table-cell>
              <table:table-cell office:value-type="float" office:value="0.06224262">
                <text:p>0.06224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0.07132453">
                <text:p>0.07132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9999">
                <text:p>0.6199999</text:p>
              </table:table-cell>
              <table:table-cell office:value-type="float" office:value="0.08016551">
                <text:p>0.08016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99999">
                <text:p>0.6399999</text:p>
              </table:table-cell>
              <table:table-cell office:value-type="float" office:value="0.08872993">
                <text:p>0.0887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99999">
                <text:p>0.6599999</text:p>
              </table:table-cell>
              <table:table-cell office:value-type="float" office:value="0.0968045">
                <text:p>0.0968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99999">
                <text:p>0.6799999</text:p>
              </table:table-cell>
              <table:table-cell office:value-type="float" office:value="0.1040494">
                <text:p>0.104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99999">
                <text:p>0.6999999</text:p>
              </table:table-cell>
              <table:table-cell office:value-type="float" office:value="0.1105082">
                <text:p>0.1105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9998">
                <text:p>0.7199998</text:p>
              </table:table-cell>
              <table:table-cell office:value-type="float" office:value="0.1161791">
                <text:p>0.1161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99998">
                <text:p>0.7399998</text:p>
              </table:table-cell>
              <table:table-cell office:value-type="float" office:value="0.1210595">
                <text:p>0.1210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99998">
                <text:p>0.7599998</text:p>
              </table:table-cell>
              <table:table-cell office:value-type="float" office:value="0.1251238">
                <text:p>0.1251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99998">
                <text:p>0.7799998</text:p>
              </table:table-cell>
              <table:table-cell office:value-type="float" office:value="0.1284296">
                <text:p>0.1284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9998">
                <text:p>0.7999998</text:p>
              </table:table-cell>
              <table:table-cell office:value-type="float" office:value="0.1314237">
                <text:p>0.1314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99998">
                <text:p>0.8199998</text:p>
              </table:table-cell>
              <table:table-cell office:value-type="float" office:value="0.1346474">
                <text:p>0.134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99997">
                <text:p>0.8399997</text:p>
              </table:table-cell>
              <table:table-cell office:value-type="float" office:value="0.1382963">
                <text:p>0.1382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99997">
                <text:p>0.8599997</text:p>
              </table:table-cell>
              <table:table-cell office:value-type="float" office:value="0.1425412">
                <text:p>0.1425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99997">
                <text:p>0.8799997</text:p>
              </table:table-cell>
              <table:table-cell office:value-type="float" office:value="0.1471902">
                <text:p>0.1471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9997">
                <text:p>0.8999997</text:p>
              </table:table-cell>
              <table:table-cell office:value-type="float" office:value="0.152371">
                <text:p>0.152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99997">
                <text:p>0.9199997</text:p>
              </table:table-cell>
              <table:table-cell office:value-type="float" office:value="0.1580312">
                <text:p>0.1580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9996">
                <text:p>0.9399996</text:p>
              </table:table-cell>
              <table:table-cell office:value-type="float" office:value="0.1644259">
                <text:p>0.1644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9996">
                <text:p>0.9599996</text:p>
              </table:table-cell>
              <table:table-cell office:value-type="float" office:value="0.1712224">
                <text:p>0.1712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99996">
                <text:p>0.9799996</text:p>
              </table:table-cell>
              <table:table-cell office:value-type="float" office:value="0.1783589">
                <text:p>0.178358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996">
                <text:p>0.9999996</text:p>
              </table:table-cell>
              <table:table-cell office:value-type="float" office:value="0.1862124">
                <text:p>0.1862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">
                <text:p>1.02</text:p>
              </table:table-cell>
              <table:table-cell office:value-type="float" office:value="0.194579">
                <text:p>0.194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0.2036369">
                <text:p>0.2036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0.2131412">
                <text:p>0.2131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0.2231842">
                <text:p>0.2231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0.2338853">
                <text:p>0.2338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0.2448778">
                <text:p>0.2448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">
                <text:p>1.14</text:p>
              </table:table-cell>
              <table:table-cell office:value-type="float" office:value="0.2557122">
                <text:p>0.2557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9999">
                <text:p>1.159999</text:p>
              </table:table-cell>
              <table:table-cell office:value-type="float" office:value="0.2665007">
                <text:p>0.2665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9999">
                <text:p>1.179999</text:p>
              </table:table-cell>
              <table:table-cell office:value-type="float" office:value="0.2772101">
                <text:p>0.2772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9999">
                <text:p>1.199999</text:p>
              </table:table-cell>
              <table:table-cell office:value-type="float" office:value="0.2873617">
                <text:p>0.2873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9999">
                <text:p>1.219999</text:p>
              </table:table-cell>
              <table:table-cell office:value-type="float" office:value="0.2971873">
                <text:p>0.2971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999">
                <text:p>1.239999</text:p>
              </table:table-cell>
              <table:table-cell office:value-type="float" office:value="0.3068264">
                <text:p>0.3068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59999">
                <text:p>1.259999</text:p>
              </table:table-cell>
              <table:table-cell office:value-type="float" office:value="0.3167585">
                <text:p>0.3167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9999">
                <text:p>1.279999</text:p>
              </table:table-cell>
              <table:table-cell office:value-type="float" office:value="0.3264015">
                <text:p>0.3264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9999">
                <text:p>1.299999</text:p>
              </table:table-cell>
              <table:table-cell office:value-type="float" office:value="0.3351503">
                <text:p>0.3351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9999">
                <text:p>1.319999</text:p>
              </table:table-cell>
              <table:table-cell office:value-type="float" office:value="0.342876">
                <text:p>0.342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9999">
                <text:p>1.339999</text:p>
              </table:table-cell>
              <table:table-cell office:value-type="float" office:value="0.3496279">
                <text:p>0.3496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9999">
                <text:p>1.359999</text:p>
              </table:table-cell>
              <table:table-cell office:value-type="float" office:value="0.3556207">
                <text:p>0.355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9999">
                <text:p>1.379999</text:p>
              </table:table-cell>
              <table:table-cell office:value-type="float" office:value="0.3610906">
                <text:p>0.3610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9999">
                <text:p>1.399999</text:p>
              </table:table-cell>
              <table:table-cell office:value-type="float" office:value="0.3651012">
                <text:p>0.365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9999">
                <text:p>1.419999</text:p>
              </table:table-cell>
              <table:table-cell office:value-type="float" office:value="0.3679042">
                <text:p>0.3679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39999">
                <text:p>1.439999</text:p>
              </table:table-cell>
              <table:table-cell office:value-type="float" office:value="0.3699439">
                <text:p>0.3699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9999">
                <text:p>1.459999</text:p>
              </table:table-cell>
              <table:table-cell office:value-type="float" office:value="0.3717399">
                <text:p>0.3717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9999">
                <text:p>1.479999</text:p>
              </table:table-cell>
              <table:table-cell office:value-type="float" office:value="0.3741862">
                <text:p>0.3741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99999">
                <text:p>1.499999</text:p>
              </table:table-cell>
              <table:table-cell office:value-type="float" office:value="0.3767482">
                <text:p>0.3767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9999">
                <text:p>1.519999</text:p>
              </table:table-cell>
              <table:table-cell office:value-type="float" office:value="0.3799421">
                <text:p>0.379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9999">
                <text:p>1.539999</text:p>
              </table:table-cell>
              <table:table-cell office:value-type="float" office:value="0.3839263">
                <text:p>0.3839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9999">
                <text:p>1.559999</text:p>
              </table:table-cell>
              <table:table-cell office:value-type="float" office:value="0.3886645">
                <text:p>0.388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9999">
                <text:p>1.579999</text:p>
              </table:table-cell>
              <table:table-cell office:value-type="float" office:value="0.3941254">
                <text:p>0.3941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99999">
                <text:p>1.599999</text:p>
              </table:table-cell>
              <table:table-cell office:value-type="float" office:value="0.4003688">
                <text:p>0.400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9999">
                <text:p>1.619999</text:p>
              </table:table-cell>
              <table:table-cell office:value-type="float" office:value="0.4073802">
                <text:p>0.4073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39999">
                <text:p>1.639999</text:p>
              </table:table-cell>
              <table:table-cell office:value-type="float" office:value="0.4155591">
                <text:p>0.4155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9999">
                <text:p>1.659999</text:p>
              </table:table-cell>
              <table:table-cell office:value-type="float" office:value="0.4245768">
                <text:p>0.4245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79999">
                <text:p>1.679999</text:p>
              </table:table-cell>
              <table:table-cell office:value-type="float" office:value="0.434565">
                <text:p>0.434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99999">
                <text:p>1.699999</text:p>
              </table:table-cell>
              <table:table-cell office:value-type="float" office:value="0.4452816">
                <text:p>0.4452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9999">
                <text:p>1.719999</text:p>
              </table:table-cell>
              <table:table-cell office:value-type="float" office:value="0.4564112">
                <text:p>0.456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39999">
                <text:p>1.739999</text:p>
              </table:table-cell>
              <table:table-cell office:value-type="float" office:value="0.4675097">
                <text:p>0.4675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59999">
                <text:p>1.759999</text:p>
              </table:table-cell>
              <table:table-cell office:value-type="float" office:value="0.4784221">
                <text:p>0.4784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79999">
                <text:p>1.779999</text:p>
              </table:table-cell>
              <table:table-cell office:value-type="float" office:value="0.4888789">
                <text:p>0.488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99999">
                <text:p>1.799999</text:p>
              </table:table-cell>
              <table:table-cell office:value-type="float" office:value="0.499006">
                <text:p>0.499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19999">
                <text:p>1.819999</text:p>
              </table:table-cell>
              <table:table-cell office:value-type="float" office:value="0.5086949">
                <text:p>0.5086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9999">
                <text:p>1.839999</text:p>
              </table:table-cell>
              <table:table-cell office:value-type="float" office:value="0.5178845">
                <text:p>0.5178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59999">
                <text:p>1.859999</text:p>
              </table:table-cell>
              <table:table-cell office:value-type="float" office:value="0.5264784">
                <text:p>0.5264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79999">
                <text:p>1.879999</text:p>
              </table:table-cell>
              <table:table-cell office:value-type="float" office:value="0.5344569">
                <text:p>0.5344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9999">
                <text:p>1.899999</text:p>
              </table:table-cell>
              <table:table-cell office:value-type="float" office:value="0.5421063">
                <text:p>0.5421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19999">
                <text:p>1.919999</text:p>
              </table:table-cell>
              <table:table-cell office:value-type="float" office:value="0.5491008">
                <text:p>0.5491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39999">
                <text:p>1.939999</text:p>
              </table:table-cell>
              <table:table-cell office:value-type="float" office:value="0.555389">
                <text:p>0.555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59999">
                <text:p>1.959999</text:p>
              </table:table-cell>
              <table:table-cell office:value-type="float" office:value="0.5607997">
                <text:p>0.5607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79999">
                <text:p>1.979999</text:p>
              </table:table-cell>
              <table:table-cell office:value-type="float" office:value="0.5650392">
                <text:p>0.565039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99999">
                <text:p>1.999999</text:p>
              </table:table-cell>
              <table:table-cell office:value-type="float" office:value="0.5684608">
                <text:p>0.568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19999">
                <text:p>2.019999</text:p>
              </table:table-cell>
              <table:table-cell office:value-type="float" office:value="0.5709732">
                <text:p>0.5709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39999">
                <text:p>2.039999</text:p>
              </table:table-cell>
              <table:table-cell office:value-type="float" office:value="0.5731226">
                <text:p>0.5731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59999">
                <text:p>2.059999</text:p>
              </table:table-cell>
              <table:table-cell office:value-type="float" office:value="0.5746089">
                <text:p>0.574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79999">
                <text:p>2.079999</text:p>
              </table:table-cell>
              <table:table-cell office:value-type="float" office:value="0.5756121">
                <text:p>0.5756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9999">
                <text:p>2.099999</text:p>
              </table:table-cell>
              <table:table-cell office:value-type="float" office:value="0.5762951">
                <text:p>0.5762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9999">
                <text:p>2.119999</text:p>
              </table:table-cell>
              <table:table-cell office:value-type="float" office:value="0.5769523">
                <text:p>0.5769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39999">
                <text:p>2.139999</text:p>
              </table:table-cell>
              <table:table-cell office:value-type="float" office:value="0.5775384">
                <text:p>0.5775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59999">
                <text:p>2.159999</text:p>
              </table:table-cell>
              <table:table-cell office:value-type="float" office:value="0.5782322">
                <text:p>0.578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79999">
                <text:p>2.179999</text:p>
              </table:table-cell>
              <table:table-cell office:value-type="float" office:value="0.5793661">
                <text:p>0.5793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99999">
                <text:p>2.199999</text:p>
              </table:table-cell>
              <table:table-cell office:value-type="float" office:value="0.5812659">
                <text:p>0.5812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9999">
                <text:p>2.219999</text:p>
              </table:table-cell>
              <table:table-cell office:value-type="float" office:value="0.5844979">
                <text:p>0.5844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39999">
                <text:p>2.239999</text:p>
              </table:table-cell>
              <table:table-cell office:value-type="float" office:value="0.5890284">
                <text:p>0.5890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59999">
                <text:p>2.259999</text:p>
              </table:table-cell>
              <table:table-cell office:value-type="float" office:value="0.5940712">
                <text:p>0.5940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79999">
                <text:p>2.279999</text:p>
              </table:table-cell>
              <table:table-cell office:value-type="float" office:value="0.5996578">
                <text:p>0.5996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99999">
                <text:p>2.299999</text:p>
              </table:table-cell>
              <table:table-cell office:value-type="float" office:value="0.605699">
                <text:p>0.605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19999">
                <text:p>2.319999</text:p>
              </table:table-cell>
              <table:table-cell office:value-type="float" office:value="0.6124003">
                <text:p>0.6124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39998">
                <text:p>2.339998</text:p>
              </table:table-cell>
              <table:table-cell office:value-type="float" office:value="0.6195848">
                <text:p>0.6195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9998">
                <text:p>2.359998</text:p>
              </table:table-cell>
              <table:table-cell office:value-type="float" office:value="0.6269401">
                <text:p>0.6269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79998">
                <text:p>2.379998</text:p>
              </table:table-cell>
              <table:table-cell office:value-type="float" office:value="0.6342368">
                <text:p>0.6342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99998">
                <text:p>2.399998</text:p>
              </table:table-cell>
              <table:table-cell office:value-type="float" office:value="0.6413991">
                <text:p>0.6413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19998">
                <text:p>2.419998</text:p>
              </table:table-cell>
              <table:table-cell office:value-type="float" office:value="0.6482383">
                <text:p>0.6482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39998">
                <text:p>2.439998</text:p>
              </table:table-cell>
              <table:table-cell office:value-type="float" office:value="0.6545261">
                <text:p>0.6545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9998">
                <text:p>2.459998</text:p>
              </table:table-cell>
              <table:table-cell office:value-type="float" office:value="0.6600739">
                <text:p>0.6600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79998">
                <text:p>2.479998</text:p>
              </table:table-cell>
              <table:table-cell office:value-type="float" office:value="0.6649631">
                <text:p>0.664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99998">
                <text:p>2.499998</text:p>
              </table:table-cell>
              <table:table-cell office:value-type="float" office:value="0.6690186">
                <text:p>0.6690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19998">
                <text:p>2.519998</text:p>
              </table:table-cell>
              <table:table-cell office:value-type="float" office:value="0.6723597">
                <text:p>0.6723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39998">
                <text:p>2.539998</text:p>
              </table:table-cell>
              <table:table-cell office:value-type="float" office:value="0.6748633">
                <text:p>0.6748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9998">
                <text:p>2.559998</text:p>
              </table:table-cell>
              <table:table-cell office:value-type="float" office:value="0.676609">
                <text:p>0.676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79998">
                <text:p>2.579998</text:p>
              </table:table-cell>
              <table:table-cell office:value-type="float" office:value="0.6771403">
                <text:p>0.6771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99998">
                <text:p>2.599998</text:p>
              </table:table-cell>
              <table:table-cell office:value-type="float" office:value="0.6764309">
                <text:p>0.676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19998">
                <text:p>2.619998</text:p>
              </table:table-cell>
              <table:table-cell office:value-type="float" office:value="0.6753022">
                <text:p>0.6753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39998">
                <text:p>2.639998</text:p>
              </table:table-cell>
              <table:table-cell office:value-type="float" office:value="0.6731563">
                <text:p>0.6731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9998">
                <text:p>2.659998</text:p>
              </table:table-cell>
              <table:table-cell office:value-type="float" office:value="0.6700094">
                <text:p>0.6700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79998">
                <text:p>2.679998</text:p>
              </table:table-cell>
              <table:table-cell office:value-type="float" office:value="0.6660195">
                <text:p>0.6660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99998">
                <text:p>2.699998</text:p>
              </table:table-cell>
              <table:table-cell office:value-type="float" office:value="0.661284">
                <text:p>0.661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19998">
                <text:p>2.719998</text:p>
              </table:table-cell>
              <table:table-cell office:value-type="float" office:value="0.6562036">
                <text:p>0.6562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39998">
                <text:p>2.739998</text:p>
              </table:table-cell>
              <table:table-cell office:value-type="float" office:value="0.6511253">
                <text:p>0.651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59998">
                <text:p>2.759998</text:p>
              </table:table-cell>
              <table:table-cell office:value-type="float" office:value="0.6461951">
                <text:p>0.6461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9998">
                <text:p>2.779998</text:p>
              </table:table-cell>
              <table:table-cell office:value-type="float" office:value="0.6418874">
                <text:p>0.6418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99998">
                <text:p>2.799998</text:p>
              </table:table-cell>
              <table:table-cell office:value-type="float" office:value="0.6380849">
                <text:p>0.6380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19998">
                <text:p>2.819998</text:p>
              </table:table-cell>
              <table:table-cell office:value-type="float" office:value="0.6342667">
                <text:p>0.6342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39998">
                <text:p>2.839998</text:p>
              </table:table-cell>
              <table:table-cell office:value-type="float" office:value="0.6309533">
                <text:p>0.6309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9998">
                <text:p>2.859998</text:p>
              </table:table-cell>
              <table:table-cell office:value-type="float" office:value="0.628455">
                <text:p>0.628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79998">
                <text:p>2.879998</text:p>
              </table:table-cell>
              <table:table-cell office:value-type="float" office:value="0.6269884">
                <text:p>0.6269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99998">
                <text:p>2.899998</text:p>
              </table:table-cell>
              <table:table-cell office:value-type="float" office:value="0.6263945">
                <text:p>0.6263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19998">
                <text:p>2.919998</text:p>
              </table:table-cell>
              <table:table-cell office:value-type="float" office:value="0.6271598">
                <text:p>0.6271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39998">
                <text:p>2.939998</text:p>
              </table:table-cell>
              <table:table-cell office:value-type="float" office:value="0.6291896">
                <text:p>0.6291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59998">
                <text:p>2.959998</text:p>
              </table:table-cell>
              <table:table-cell office:value-type="float" office:value="0.6324579">
                <text:p>0.6324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9998">
                <text:p>2.979998</text:p>
              </table:table-cell>
              <table:table-cell office:value-type="float" office:value="0.6365837">
                <text:p>0.63658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99998">
                <text:p>2.999998</text:p>
              </table:table-cell>
              <table:table-cell office:value-type="float" office:value="0.6412967">
                <text:p>0.6412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9998">
                <text:p>3.019998</text:p>
              </table:table-cell>
              <table:table-cell office:value-type="float" office:value="0.6463428">
                <text:p>0.6463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9998">
                <text:p>3.039998</text:p>
              </table:table-cell>
              <table:table-cell office:value-type="float" office:value="0.6511447">
                <text:p>0.651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59998">
                <text:p>3.059998</text:p>
              </table:table-cell>
              <table:table-cell office:value-type="float" office:value="0.6553762">
                <text:p>0.6553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79998">
                <text:p>3.079998</text:p>
              </table:table-cell>
              <table:table-cell office:value-type="float" office:value="0.6593871">
                <text:p>0.6593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99998">
                <text:p>3.099998</text:p>
              </table:table-cell>
              <table:table-cell office:value-type="float" office:value="0.6629713">
                <text:p>0.6629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19998">
                <text:p>3.119998</text:p>
              </table:table-cell>
              <table:table-cell office:value-type="float" office:value="0.6656788">
                <text:p>0.665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39998">
                <text:p>3.139998</text:p>
              </table:table-cell>
              <table:table-cell office:value-type="float" office:value="0.6675764">
                <text:p>0.6675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59998">
                <text:p>3.159998</text:p>
              </table:table-cell>
              <table:table-cell office:value-type="float" office:value="0.6685714">
                <text:p>0.668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79998">
                <text:p>3.179998</text:p>
              </table:table-cell>
              <table:table-cell office:value-type="float" office:value="0.6687838">
                <text:p>0.668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99998">
                <text:p>3.199998</text:p>
              </table:table-cell>
              <table:table-cell office:value-type="float" office:value="0.6685346">
                <text:p>0.6685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19998">
                <text:p>3.219998</text:p>
              </table:table-cell>
              <table:table-cell office:value-type="float" office:value="0.667711">
                <text:p>0.667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39998">
                <text:p>3.239998</text:p>
              </table:table-cell>
              <table:table-cell office:value-type="float" office:value="0.6659787">
                <text:p>0.6659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59998">
                <text:p>3.259998</text:p>
              </table:table-cell>
              <table:table-cell office:value-type="float" office:value="0.6633489">
                <text:p>0.663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79998">
                <text:p>3.279998</text:p>
              </table:table-cell>
              <table:table-cell office:value-type="float" office:value="0.6597376">
                <text:p>0.6597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99998">
                <text:p>3.299998</text:p>
              </table:table-cell>
              <table:table-cell office:value-type="float" office:value="0.6556847">
                <text:p>0.6556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19998">
                <text:p>3.319998</text:p>
              </table:table-cell>
              <table:table-cell office:value-type="float" office:value="0.6509385">
                <text:p>0.6509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9998">
                <text:p>3.339998</text:p>
              </table:table-cell>
              <table:table-cell office:value-type="float" office:value="0.6458585">
                <text:p>0.6458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59998">
                <text:p>3.359998</text:p>
              </table:table-cell>
              <table:table-cell office:value-type="float" office:value="0.6405284">
                <text:p>0.6405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79997">
                <text:p>3.379997</text:p>
              </table:table-cell>
              <table:table-cell office:value-type="float" office:value="0.6345249">
                <text:p>0.634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9997">
                <text:p>3.399997</text:p>
              </table:table-cell>
              <table:table-cell office:value-type="float" office:value="0.62854">
                <text:p>0.62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19997">
                <text:p>3.419997</text:p>
              </table:table-cell>
              <table:table-cell office:value-type="float" office:value="0.6233865">
                <text:p>0.6233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39997">
                <text:p>3.439997</text:p>
              </table:table-cell>
              <table:table-cell office:value-type="float" office:value="0.6185482">
                <text:p>0.6185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9997">
                <text:p>3.459997</text:p>
              </table:table-cell>
              <table:table-cell office:value-type="float" office:value="0.6137699">
                <text:p>0.6137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79997">
                <text:p>3.479997</text:p>
              </table:table-cell>
              <table:table-cell office:value-type="float" office:value="0.6093477">
                <text:p>0.609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9997">
                <text:p>3.499997</text:p>
              </table:table-cell>
              <table:table-cell office:value-type="float" office:value="0.6059499">
                <text:p>0.6059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19997">
                <text:p>3.519997</text:p>
              </table:table-cell>
              <table:table-cell office:value-type="float" office:value="0.603672">
                <text:p>0.603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39997">
                <text:p>3.539997</text:p>
              </table:table-cell>
              <table:table-cell office:value-type="float" office:value="0.6026838">
                <text:p>0.6026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9997">
                <text:p>3.559997</text:p>
              </table:table-cell>
              <table:table-cell office:value-type="float" office:value="0.6030337">
                <text:p>0.6030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9997">
                <text:p>3.579997</text:p>
              </table:table-cell>
              <table:table-cell office:value-type="float" office:value="0.6044993">
                <text:p>0.6044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99997">
                <text:p>3.599997</text:p>
              </table:table-cell>
              <table:table-cell office:value-type="float" office:value="0.6069568">
                <text:p>0.6069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19997">
                <text:p>3.619997</text:p>
              </table:table-cell>
              <table:table-cell office:value-type="float" office:value="0.6103601">
                <text:p>0.6103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39997">
                <text:p>3.639997</text:p>
              </table:table-cell>
              <table:table-cell office:value-type="float" office:value="0.6141299">
                <text:p>0.6141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9997">
                <text:p>3.659997</text:p>
              </table:table-cell>
              <table:table-cell office:value-type="float" office:value="0.6181107">
                <text:p>0.6181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9997">
                <text:p>3.679997</text:p>
              </table:table-cell>
              <table:table-cell office:value-type="float" office:value="0.6218728">
                <text:p>0.6218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99997">
                <text:p>3.699997</text:p>
              </table:table-cell>
              <table:table-cell office:value-type="float" office:value="0.6251588">
                <text:p>0.6251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19997">
                <text:p>3.719997</text:p>
              </table:table-cell>
              <table:table-cell office:value-type="float" office:value="0.6279975">
                <text:p>0.6279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9997">
                <text:p>3.739997</text:p>
              </table:table-cell>
              <table:table-cell office:value-type="float" office:value="0.6306445">
                <text:p>0.6306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9997">
                <text:p>3.759997</text:p>
              </table:table-cell>
              <table:table-cell office:value-type="float" office:value="0.6327879">
                <text:p>0.6327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79997">
                <text:p>3.779997</text:p>
              </table:table-cell>
              <table:table-cell office:value-type="float" office:value="0.6341724">
                <text:p>0.634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99997">
                <text:p>3.799997</text:p>
              </table:table-cell>
              <table:table-cell office:value-type="float" office:value="0.6345577">
                <text:p>0.6345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19997">
                <text:p>3.819997</text:p>
              </table:table-cell>
              <table:table-cell office:value-type="float" office:value="0.6341919">
                <text:p>0.6341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39997">
                <text:p>3.839997</text:p>
              </table:table-cell>
              <table:table-cell office:value-type="float" office:value="0.6333504">
                <text:p>0.6333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59997">
                <text:p>3.859997</text:p>
              </table:table-cell>
              <table:table-cell office:value-type="float" office:value="0.6318698">
                <text:p>0.6318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79997">
                <text:p>3.879997</text:p>
              </table:table-cell>
              <table:table-cell office:value-type="float" office:value="0.6296144">
                <text:p>0.6296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99997">
                <text:p>3.899997</text:p>
              </table:table-cell>
              <table:table-cell office:value-type="float" office:value="0.6270598">
                <text:p>0.6270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19997">
                <text:p>3.919997</text:p>
              </table:table-cell>
              <table:table-cell office:value-type="float" office:value="0.6234682">
                <text:p>0.6234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39997">
                <text:p>3.939997</text:p>
              </table:table-cell>
              <table:table-cell office:value-type="float" office:value="0.6197314">
                <text:p>0.6197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59997">
                <text:p>3.959997</text:p>
              </table:table-cell>
              <table:table-cell office:value-type="float" office:value="0.6157097">
                <text:p>0.6157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79997">
                <text:p>3.979997</text:p>
              </table:table-cell>
              <table:table-cell office:value-type="float" office:value="0.6111167">
                <text:p>0.61111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99997">
                <text:p>3.999997</text:p>
              </table:table-cell>
              <table:table-cell office:value-type="float" office:value="0.6058446">
                <text:p>0.6058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19997">
                <text:p>4.019997</text:p>
              </table:table-cell>
              <table:table-cell office:value-type="float" office:value="0.6002237">
                <text:p>0.600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39997">
                <text:p>4.039997</text:p>
              </table:table-cell>
              <table:table-cell office:value-type="float" office:value="0.5943875">
                <text:p>0.594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59997">
                <text:p>4.059997</text:p>
              </table:table-cell>
              <table:table-cell office:value-type="float" office:value="0.589127">
                <text:p>0.589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79997">
                <text:p>4.079997</text:p>
              </table:table-cell>
              <table:table-cell office:value-type="float" office:value="0.5838153">
                <text:p>0.5838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99997">
                <text:p>4.099997</text:p>
              </table:table-cell>
              <table:table-cell office:value-type="float" office:value="0.5791654">
                <text:p>0.5791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9997">
                <text:p>4.119997</text:p>
              </table:table-cell>
              <table:table-cell office:value-type="float" office:value="0.5751364">
                <text:p>0.5751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39997">
                <text:p>4.139997</text:p>
              </table:table-cell>
              <table:table-cell office:value-type="float" office:value="0.572274">
                <text:p>0.572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9997">
                <text:p>4.159997</text:p>
              </table:table-cell>
              <table:table-cell office:value-type="float" office:value="0.5709233">
                <text:p>0.5709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79997">
                <text:p>4.179997</text:p>
              </table:table-cell>
              <table:table-cell office:value-type="float" office:value="0.570989">
                <text:p>0.570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99997">
                <text:p>4.199997</text:p>
              </table:table-cell>
              <table:table-cell office:value-type="float" office:value="0.5720971">
                <text:p>0.5720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9997">
                <text:p>4.219997</text:p>
              </table:table-cell>
              <table:table-cell office:value-type="float" office:value="0.5741985">
                <text:p>0.5741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39997">
                <text:p>4.239997</text:p>
              </table:table-cell>
              <table:table-cell office:value-type="float" office:value="0.5772496">
                <text:p>0.5772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59997">
                <text:p>4.259997</text:p>
              </table:table-cell>
              <table:table-cell office:value-type="float" office:value="0.5809701">
                <text:p>0.5809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79997">
                <text:p>4.279997</text:p>
              </table:table-cell>
              <table:table-cell office:value-type="float" office:value="0.5852029">
                <text:p>0.5852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99997">
                <text:p>4.299997</text:p>
              </table:table-cell>
              <table:table-cell office:value-type="float" office:value="0.5897838">
                <text:p>0.589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9997">
                <text:p>4.319997</text:p>
              </table:table-cell>
              <table:table-cell office:value-type="float" office:value="0.5942565">
                <text:p>0.5942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39997">
                <text:p>4.339997</text:p>
              </table:table-cell>
              <table:table-cell office:value-type="float" office:value="0.5983199">
                <text:p>0.5983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59997">
                <text:p>4.359997</text:p>
              </table:table-cell>
              <table:table-cell office:value-type="float" office:value="0.6019215">
                <text:p>0.6019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79997">
                <text:p>4.379997</text:p>
              </table:table-cell>
              <table:table-cell office:value-type="float" office:value="0.6053154">
                <text:p>0.6053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99997">
                <text:p>4.399997</text:p>
              </table:table-cell>
              <table:table-cell office:value-type="float" office:value="0.6081802">
                <text:p>0.6081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19997">
                <text:p>4.419997</text:p>
              </table:table-cell>
              <table:table-cell office:value-type="float" office:value="0.6100274">
                <text:p>0.610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39997">
                <text:p>4.439997</text:p>
              </table:table-cell>
              <table:table-cell office:value-type="float" office:value="0.6111655">
                <text:p>0.6111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59997">
                <text:p>4.459997</text:p>
              </table:table-cell>
              <table:table-cell office:value-type="float" office:value="0.6117388">
                <text:p>0.6117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9997">
                <text:p>4.479997</text:p>
              </table:table-cell>
              <table:table-cell office:value-type="float" office:value="0.6118269">
                <text:p>0.6118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99997">
                <text:p>4.499997</text:p>
              </table:table-cell>
              <table:table-cell office:value-type="float" office:value="0.6111951">
                <text:p>0.6111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9997">
                <text:p>4.519997</text:p>
              </table:table-cell>
              <table:table-cell office:value-type="float" office:value="0.6097712">
                <text:p>0.6097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39997">
                <text:p>4.539997</text:p>
              </table:table-cell>
              <table:table-cell office:value-type="float" office:value="0.607918">
                <text:p>0.607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59997">
                <text:p>4.559997</text:p>
              </table:table-cell>
              <table:table-cell office:value-type="float" office:value="0.6056502">
                <text:p>0.6056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79997">
                <text:p>4.579997</text:p>
              </table:table-cell>
              <table:table-cell office:value-type="float" office:value="0.6029004">
                <text:p>0.6029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9997">
                <text:p>4.599997</text:p>
              </table:table-cell>
              <table:table-cell office:value-type="float" office:value="0.5998519">
                <text:p>0.5998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19997">
                <text:p>4.619997</text:p>
              </table:table-cell>
              <table:table-cell office:value-type="float" office:value="0.5964205">
                <text:p>0.5964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39997">
                <text:p>4.639997</text:p>
              </table:table-cell>
              <table:table-cell office:value-type="float" office:value="0.5919639">
                <text:p>0.5919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59997">
                <text:p>4.659997</text:p>
              </table:table-cell>
              <table:table-cell office:value-type="float" office:value="0.5872135">
                <text:p>0.5872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79996">
                <text:p>4.679996</text:p>
              </table:table-cell>
              <table:table-cell office:value-type="float" office:value="0.5826454">
                <text:p>0.5826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9996">
                <text:p>4.699996</text:p>
              </table:table-cell>
              <table:table-cell office:value-type="float" office:value="0.5786561">
                <text:p>0.5786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9996">
                <text:p>4.719996</text:p>
              </table:table-cell>
              <table:table-cell office:value-type="float" office:value="0.5751725">
                <text:p>0.5751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39996">
                <text:p>4.739996</text:p>
              </table:table-cell>
              <table:table-cell office:value-type="float" office:value="0.5718679">
                <text:p>0.5718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59996">
                <text:p>4.759996</text:p>
              </table:table-cell>
              <table:table-cell office:value-type="float" office:value="0.5693264">
                <text:p>0.5693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9996">
                <text:p>4.779996</text:p>
              </table:table-cell>
              <table:table-cell office:value-type="float" office:value="0.5677468">
                <text:p>0.567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99996">
                <text:p>4.799996</text:p>
              </table:table-cell>
              <table:table-cell office:value-type="float" office:value="0.5677671">
                <text:p>0.5677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9996">
                <text:p>4.819996</text:p>
              </table:table-cell>
              <table:table-cell office:value-type="float" office:value="0.5692244">
                <text:p>0.5692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9996">
                <text:p>4.839996</text:p>
              </table:table-cell>
              <table:table-cell office:value-type="float" office:value="0.5716197">
                <text:p>0.5716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9996">
                <text:p>4.859996</text:p>
              </table:table-cell>
              <table:table-cell office:value-type="float" office:value="0.5750234">
                <text:p>0.575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79996">
                <text:p>4.879996</text:p>
              </table:table-cell>
              <table:table-cell office:value-type="float" office:value="0.5793774">
                <text:p>0.5793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9996">
                <text:p>4.899996</text:p>
              </table:table-cell>
              <table:table-cell office:value-type="float" office:value="0.5843565">
                <text:p>0.5843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9996">
                <text:p>4.919996</text:p>
              </table:table-cell>
              <table:table-cell office:value-type="float" office:value="0.5897924">
                <text:p>0.5897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9996">
                <text:p>4.939996</text:p>
              </table:table-cell>
              <table:table-cell office:value-type="float" office:value="0.5956717">
                <text:p>0.5956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9996">
                <text:p>4.959996</text:p>
              </table:table-cell>
              <table:table-cell office:value-type="float" office:value="0.6014386">
                <text:p>0.601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79996">
                <text:p>4.979996</text:p>
              </table:table-cell>
              <table:table-cell office:value-type="float" office:value="0.6067731">
                <text:p>0.6067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999996">
                <text:p>4.999996</text:p>
              </table:table-cell>
              <table:table-cell office:value-type="float" office:value="0.61169">
                <text:p>0.61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19996">
                <text:p>5.019996</text:p>
              </table:table-cell>
              <table:table-cell office:value-type="float" office:value="0.6163623">
                <text:p>0.6163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39996">
                <text:p>5.039996</text:p>
              </table:table-cell>
              <table:table-cell office:value-type="float" office:value="0.6205114">
                <text:p>0.6205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59996">
                <text:p>5.059996</text:p>
              </table:table-cell>
              <table:table-cell office:value-type="float" office:value="0.623707">
                <text:p>0.623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79996">
                <text:p>5.079996</text:p>
              </table:table-cell>
              <table:table-cell office:value-type="float" office:value="0.6261286">
                <text:p>0.6261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9996">
                <text:p>5.099996</text:p>
              </table:table-cell>
              <table:table-cell office:value-type="float" office:value="0.6278793">
                <text:p>0.6278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19996">
                <text:p>5.119996</text:p>
              </table:table-cell>
              <table:table-cell office:value-type="float" office:value="0.6291882">
                <text:p>0.6291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9996">
                <text:p>5.139996</text:p>
              </table:table-cell>
              <table:table-cell office:value-type="float" office:value="0.6296147">
                <text:p>0.6296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59996">
                <text:p>5.159996</text:p>
              </table:table-cell>
              <table:table-cell office:value-type="float" office:value="0.6293989">
                <text:p>0.6293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9996">
                <text:p>5.179996</text:p>
              </table:table-cell>
              <table:table-cell office:value-type="float" office:value="0.6287372">
                <text:p>0.6287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99996">
                <text:p>5.199996</text:p>
              </table:table-cell>
              <table:table-cell office:value-type="float" office:value="0.62748">
                <text:p>0.62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9996">
                <text:p>5.219996</text:p>
              </table:table-cell>
              <table:table-cell office:value-type="float" office:value="0.6257274">
                <text:p>0.6257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9996">
                <text:p>5.239996</text:p>
              </table:table-cell>
              <table:table-cell office:value-type="float" office:value="0.6237564">
                <text:p>0.6237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9996">
                <text:p>5.259996</text:p>
              </table:table-cell>
              <table:table-cell office:value-type="float" office:value="0.6214033">
                <text:p>0.6214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9996">
                <text:p>5.279996</text:p>
              </table:table-cell>
              <table:table-cell office:value-type="float" office:value="0.6183251">
                <text:p>0.6183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99996">
                <text:p>5.299996</text:p>
              </table:table-cell>
              <table:table-cell office:value-type="float" office:value="0.614689">
                <text:p>0.614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19996">
                <text:p>5.319996</text:p>
              </table:table-cell>
              <table:table-cell office:value-type="float" office:value="0.610903">
                <text:p>0.610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39996">
                <text:p>5.339996</text:p>
              </table:table-cell>
              <table:table-cell office:value-type="float" office:value="0.6077675">
                <text:p>0.6077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9996">
                <text:p>5.359996</text:p>
              </table:table-cell>
              <table:table-cell office:value-type="float" office:value="0.6048101">
                <text:p>0.6048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9996">
                <text:p>5.379996</text:p>
              </table:table-cell>
              <table:table-cell office:value-type="float" office:value="0.6024914">
                <text:p>0.6024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9996">
                <text:p>5.399996</text:p>
              </table:table-cell>
              <table:table-cell office:value-type="float" office:value="0.6007764">
                <text:p>0.6007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19996">
                <text:p>5.419996</text:p>
              </table:table-cell>
              <table:table-cell office:value-type="float" office:value="0.5998421">
                <text:p>0.5998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9996">
                <text:p>5.439996</text:p>
              </table:table-cell>
              <table:table-cell office:value-type="float" office:value="0.6005015">
                <text:p>0.6005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9996">
                <text:p>5.459996</text:p>
              </table:table-cell>
              <table:table-cell office:value-type="float" office:value="0.6021385">
                <text:p>0.6021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79996">
                <text:p>5.479996</text:p>
              </table:table-cell>
              <table:table-cell office:value-type="float" office:value="0.6049984">
                <text:p>0.6049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99996">
                <text:p>5.499996</text:p>
              </table:table-cell>
              <table:table-cell office:value-type="float" office:value="0.6090706">
                <text:p>0.6090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19996">
                <text:p>5.519996</text:p>
              </table:table-cell>
              <table:table-cell office:value-type="float" office:value="0.6138908">
                <text:p>0.6138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39996">
                <text:p>5.539996</text:p>
              </table:table-cell>
              <table:table-cell office:value-type="float" office:value="0.619317">
                <text:p>0.619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59996">
                <text:p>5.559996</text:p>
              </table:table-cell>
              <table:table-cell office:value-type="float" office:value="0.6252207">
                <text:p>0.6252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9996">
                <text:p>5.579996</text:p>
              </table:table-cell>
              <table:table-cell office:value-type="float" office:value="0.6317012">
                <text:p>0.6317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99996">
                <text:p>5.599996</text:p>
              </table:table-cell>
              <table:table-cell office:value-type="float" office:value="0.6376352">
                <text:p>0.637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9996">
                <text:p>5.619996</text:p>
              </table:table-cell>
              <table:table-cell office:value-type="float" office:value="0.6430343">
                <text:p>0.6430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39996">
                <text:p>5.639996</text:p>
              </table:table-cell>
              <table:table-cell office:value-type="float" office:value="0.6481841">
                <text:p>0.648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59996">
                <text:p>5.659996</text:p>
              </table:table-cell>
              <table:table-cell office:value-type="float" office:value="0.6529573">
                <text:p>0.6529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79996">
                <text:p>5.679996</text:p>
              </table:table-cell>
              <table:table-cell office:value-type="float" office:value="0.6570008">
                <text:p>0.6570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99996">
                <text:p>5.699996</text:p>
              </table:table-cell>
              <table:table-cell office:value-type="float" office:value="0.6604557">
                <text:p>0.6604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9995">
                <text:p>5.719995</text:p>
              </table:table-cell>
              <table:table-cell office:value-type="float" office:value="0.6629625">
                <text:p>0.6629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39995">
                <text:p>5.739995</text:p>
              </table:table-cell>
              <table:table-cell office:value-type="float" office:value="0.6644599">
                <text:p>0.6644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9995">
                <text:p>5.759995</text:p>
              </table:table-cell>
              <table:table-cell office:value-type="float" office:value="0.6654922">
                <text:p>0.6654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79995">
                <text:p>5.779995</text:p>
              </table:table-cell>
              <table:table-cell office:value-type="float" office:value="0.6658107">
                <text:p>0.665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99995">
                <text:p>5.799995</text:p>
              </table:table-cell>
              <table:table-cell office:value-type="float" office:value="0.665386">
                <text:p>0.66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19995">
                <text:p>5.819995</text:p>
              </table:table-cell>
              <table:table-cell office:value-type="float" office:value="0.6646352">
                <text:p>0.664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39995">
                <text:p>5.839995</text:p>
              </table:table-cell>
              <table:table-cell office:value-type="float" office:value="0.6625202">
                <text:p>0.662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59995">
                <text:p>5.859995</text:p>
              </table:table-cell>
              <table:table-cell office:value-type="float" office:value="0.6600868">
                <text:p>0.6600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79995">
                <text:p>5.87999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99995">
                <text:p>5.899995</text:p>
              </table:table-cell>
              <table:table-cell office:value-type="float" office:value="0.6536669">
                <text:p>0.653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19995">
                <text:p>5.919995</text:p>
              </table:table-cell>
              <table:table-cell office:value-type="float" office:value="0.6499936">
                <text:p>0.6499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39995">
                <text:p>5.939995</text:p>
              </table:table-cell>
              <table:table-cell office:value-type="float" office:value="0.6460482">
                <text:p>0.646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59995">
                <text:p>5.959995</text:p>
              </table:table-cell>
              <table:table-cell office:value-type="float" office:value="0.6420248">
                <text:p>0.6420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79995">
                <text:p>5.979995</text:p>
              </table:table-cell>
              <table:table-cell office:value-type="float" office:value="0.6385111">
                <text:p>0.63851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999995">
                <text:p>5.999995</text:p>
              </table:table-cell>
              <table:table-cell office:value-type="float" office:value="0.6347815">
                <text:p>0.6347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19995">
                <text:p>6.019995</text:p>
              </table:table-cell>
              <table:table-cell office:value-type="float" office:value="0.6314412">
                <text:p>0.6314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39995">
                <text:p>6.039995</text:p>
              </table:table-cell>
              <table:table-cell office:value-type="float" office:value="0.6283966">
                <text:p>0.6283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59995">
                <text:p>6.059995</text:p>
              </table:table-cell>
              <table:table-cell office:value-type="float" office:value="0.6266198">
                <text:p>0.6266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79995">
                <text:p>6.079995</text:p>
              </table:table-cell>
              <table:table-cell office:value-type="float" office:value="0.625904">
                <text:p>0.625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99995">
                <text:p>6.099995</text:p>
              </table:table-cell>
              <table:table-cell office:value-type="float" office:value="0.6263955">
                <text:p>0.6263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19995">
                <text:p>6.119995</text:p>
              </table:table-cell>
              <table:table-cell office:value-type="float" office:value="0.6278618">
                <text:p>0.6278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39995">
                <text:p>6.139995</text:p>
              </table:table-cell>
              <table:table-cell office:value-type="float" office:value="0.6304119">
                <text:p>0.6304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59995">
                <text:p>6.159995</text:p>
              </table:table-cell>
              <table:table-cell office:value-type="float" office:value="0.6341009">
                <text:p>0.6341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79995">
                <text:p>6.179995</text:p>
              </table:table-cell>
              <table:table-cell office:value-type="float" office:value="0.6387444">
                <text:p>0.6387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99995">
                <text:p>6.199995</text:p>
              </table:table-cell>
              <table:table-cell office:value-type="float" office:value="0.643769">
                <text:p>0.643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19995">
                <text:p>6.219995</text:p>
              </table:table-cell>
              <table:table-cell office:value-type="float" office:value="0.6487913">
                <text:p>0.6487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39995">
                <text:p>6.239995</text:p>
              </table:table-cell>
              <table:table-cell office:value-type="float" office:value="0.6534736">
                <text:p>0.6534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9995">
                <text:p>6.259995</text:p>
              </table:table-cell>
              <table:table-cell office:value-type="float" office:value="0.6579034">
                <text:p>0.6579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79995">
                <text:p>6.279995</text:p>
              </table:table-cell>
              <table:table-cell office:value-type="float" office:value="0.6619247">
                <text:p>0.6619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99995">
                <text:p>6.299995</text:p>
              </table:table-cell>
              <table:table-cell office:value-type="float" office:value="0.6657507">
                <text:p>0.6657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19995">
                <text:p>6.319995</text:p>
              </table:table-cell>
              <table:table-cell office:value-type="float" office:value="0.6689841">
                <text:p>0.6689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39995">
                <text:p>6.339995</text:p>
              </table:table-cell>
              <table:table-cell office:value-type="float" office:value="0.671459">
                <text:p>0.671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59995">
                <text:p>6.359995</text:p>
              </table:table-cell>
              <table:table-cell office:value-type="float" office:value="0.6728751">
                <text:p>0.6728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79995">
                <text:p>6.379995</text:p>
              </table:table-cell>
              <table:table-cell office:value-type="float" office:value="0.6733513">
                <text:p>0.673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99995">
                <text:p>6.399995</text:p>
              </table:table-cell>
              <table:table-cell office:value-type="float" office:value="0.6733491">
                <text:p>0.673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19995">
                <text:p>6.419995</text:p>
              </table:table-cell>
              <table:table-cell office:value-type="float" office:value="0.6726691">
                <text:p>0.6726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39995">
                <text:p>6.439995</text:p>
              </table:table-cell>
              <table:table-cell office:value-type="float" office:value="0.6711149">
                <text:p>0.671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9995">
                <text:p>6.459995</text:p>
              </table:table-cell>
              <table:table-cell office:value-type="float" office:value="0.6690568">
                <text:p>0.6690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79995">
                <text:p>6.479995</text:p>
              </table:table-cell>
              <table:table-cell office:value-type="float" office:value="0.6657369">
                <text:p>0.6657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995">
                <text:p>6.499995</text:p>
              </table:table-cell>
              <table:table-cell office:value-type="float" office:value="0.6622448">
                <text:p>0.6622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19995">
                <text:p>6.519995</text:p>
              </table:table-cell>
              <table:table-cell office:value-type="float" office:value="0.6581429">
                <text:p>0.658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39995">
                <text:p>6.539995</text:p>
              </table:table-cell>
              <table:table-cell office:value-type="float" office:value="0.6538052">
                <text:p>0.6538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59995">
                <text:p>6.559995</text:p>
              </table:table-cell>
              <table:table-cell office:value-type="float" office:value="0.6491489">
                <text:p>0.6491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79995">
                <text:p>6.579995</text:p>
              </table:table-cell>
              <table:table-cell office:value-type="float" office:value="0.6442462">
                <text:p>0.644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99995">
                <text:p>6.599995</text:p>
              </table:table-cell>
              <table:table-cell office:value-type="float" office:value="0.6392322">
                <text:p>0.639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19995">
                <text:p>6.619995</text:p>
              </table:table-cell>
              <table:table-cell office:value-type="float" office:value="0.6342289">
                <text:p>0.6342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39995">
                <text:p>6.639995</text:p>
              </table:table-cell>
              <table:table-cell office:value-type="float" office:value="0.6298373">
                <text:p>0.6298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59995">
                <text:p>6.659995</text:p>
              </table:table-cell>
              <table:table-cell office:value-type="float" office:value="0.6257526">
                <text:p>0.6257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79995">
                <text:p>6.679995</text:p>
              </table:table-cell>
              <table:table-cell office:value-type="float" office:value="0.6222824">
                <text:p>0.622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99995">
                <text:p>6.699995</text:p>
              </table:table-cell>
              <table:table-cell office:value-type="float" office:value="0.6200678">
                <text:p>0.620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19995">
                <text:p>6.719995</text:p>
              </table:table-cell>
              <table:table-cell office:value-type="float" office:value="0.6188598">
                <text:p>0.6188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39995">
                <text:p>6.739995</text:p>
              </table:table-cell>
              <table:table-cell office:value-type="float" office:value="0.6187028">
                <text:p>0.6187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59995">
                <text:p>6.759995</text:p>
              </table:table-cell>
              <table:table-cell office:value-type="float" office:value="0.6196455">
                <text:p>0.6196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79994">
                <text:p>6.779994</text:p>
              </table:table-cell>
              <table:table-cell office:value-type="float" office:value="0.6215609">
                <text:p>0.6215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99994">
                <text:p>6.799994</text:p>
              </table:table-cell>
              <table:table-cell office:value-type="float" office:value="0.6244534">
                <text:p>0.6244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19994">
                <text:p>6.819994</text:p>
              </table:table-cell>
              <table:table-cell office:value-type="float" office:value="0.6279672">
                <text:p>0.6279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39994">
                <text:p>6.839994</text:p>
              </table:table-cell>
              <table:table-cell office:value-type="float" office:value="0.6318312">
                <text:p>0.6318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59994">
                <text:p>6.859994</text:p>
              </table:table-cell>
              <table:table-cell office:value-type="float" office:value="0.6360193">
                <text:p>0.6360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79994">
                <text:p>6.879994</text:p>
              </table:table-cell>
              <table:table-cell office:value-type="float" office:value="0.6398296">
                <text:p>0.6398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99994">
                <text:p>6.899994</text:p>
              </table:table-cell>
              <table:table-cell office:value-type="float" office:value="0.6433171">
                <text:p>0.6433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19994">
                <text:p>6.919994</text:p>
              </table:table-cell>
              <table:table-cell office:value-type="float" office:value="0.6464898">
                <text:p>0.6464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39994">
                <text:p>6.939994</text:p>
              </table:table-cell>
              <table:table-cell office:value-type="float" office:value="0.6494648">
                <text:p>0.649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59994">
                <text:p>6.959994</text:p>
              </table:table-cell>
              <table:table-cell office:value-type="float" office:value="0.6518384">
                <text:p>0.6518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79994">
                <text:p>6.979994</text:p>
              </table:table-cell>
              <table:table-cell office:value-type="float" office:value="0.6534544">
                <text:p>0.65345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99994">
                <text:p>6.999994</text:p>
              </table:table-cell>
              <table:table-cell office:value-type="float" office:value="0.6540712">
                <text:p>0.6540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19994">
                <text:p>7.019994</text:p>
              </table:table-cell>
              <table:table-cell office:value-type="float" office:value="0.6539066">
                <text:p>0.6539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39994">
                <text:p>7.039994</text:p>
              </table:table-cell>
              <table:table-cell office:value-type="float" office:value="0.6532481">
                <text:p>0.6532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9994">
                <text:p>7.059994</text:p>
              </table:table-cell>
              <table:table-cell office:value-type="float" office:value="0.6520087">
                <text:p>0.652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79994">
                <text:p>7.079994</text:p>
              </table:table-cell>
              <table:table-cell office:value-type="float" office:value="0.6498641">
                <text:p>0.6498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99994">
                <text:p>7.099994</text:p>
              </table:table-cell>
              <table:table-cell office:value-type="float" office:value="0.6472127">
                <text:p>0.6472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19994">
                <text:p>7.119994</text:p>
              </table:table-cell>
              <table:table-cell office:value-type="float" office:value="0.6440371">
                <text:p>0.6440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39994">
                <text:p>7.139994</text:p>
              </table:table-cell>
              <table:table-cell office:value-type="float" office:value="0.6403708">
                <text:p>0.6403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59994">
                <text:p>7.159994</text:p>
              </table:table-cell>
              <table:table-cell office:value-type="float" office:value="0.6366096">
                <text:p>0.6366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79994">
                <text:p>7.179994</text:p>
              </table:table-cell>
              <table:table-cell office:value-type="float" office:value="0.6324562">
                <text:p>0.6324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99994">
                <text:p>7.199994</text:p>
              </table:table-cell>
              <table:table-cell office:value-type="float" office:value="0.6276203">
                <text:p>0.6276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19994">
                <text:p>7.219994</text:p>
              </table:table-cell>
              <table:table-cell office:value-type="float" office:value="0.6224412">
                <text:p>0.6224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39994">
                <text:p>7.239994</text:p>
              </table:table-cell>
              <table:table-cell office:value-type="float" office:value="0.6171495">
                <text:p>0.6171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59994">
                <text:p>7.259994</text:p>
              </table:table-cell>
              <table:table-cell office:value-type="float" office:value="0.6118298">
                <text:p>0.611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79994">
                <text:p>7.279994</text:p>
              </table:table-cell>
              <table:table-cell office:value-type="float" office:value="0.6072837">
                <text:p>0.6072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99994">
                <text:p>7.299994</text:p>
              </table:table-cell>
              <table:table-cell office:value-type="float" office:value="0.6031234">
                <text:p>0.603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19994">
                <text:p>7.319994</text:p>
              </table:table-cell>
              <table:table-cell office:value-type="float" office:value="0.5994105">
                <text:p>0.5994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39994">
                <text:p>7.339994</text:p>
              </table:table-cell>
              <table:table-cell office:value-type="float" office:value="0.5967482">
                <text:p>0.5967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59994">
                <text:p>7.359994</text:p>
              </table:table-cell>
              <table:table-cell office:value-type="float" office:value="0.5957241">
                <text:p>0.5957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79994">
                <text:p>7.379994</text:p>
              </table:table-cell>
              <table:table-cell office:value-type="float" office:value="0.5960395">
                <text:p>0.5960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99994">
                <text:p>7.399994</text:p>
              </table:table-cell>
              <table:table-cell office:value-type="float" office:value="0.597519">
                <text:p>0.597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19994">
                <text:p>7.419994</text:p>
              </table:table-cell>
              <table:table-cell office:value-type="float" office:value="0.6000364">
                <text:p>0.6000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39994">
                <text:p>7.439994</text:p>
              </table:table-cell>
              <table:table-cell office:value-type="float" office:value="0.6034616">
                <text:p>0.6034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59994">
                <text:p>7.459994</text:p>
              </table:table-cell>
              <table:table-cell office:value-type="float" office:value="0.6075619">
                <text:p>0.6075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79994">
                <text:p>7.479994</text:p>
              </table:table-cell>
              <table:table-cell office:value-type="float" office:value="0.6119449">
                <text:p>0.611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99994">
                <text:p>7.499994</text:p>
              </table:table-cell>
              <table:table-cell office:value-type="float" office:value="0.6164747">
                <text:p>0.6164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19994">
                <text:p>7.519994</text:p>
              </table:table-cell>
              <table:table-cell office:value-type="float" office:value="0.6205938">
                <text:p>0.6205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39994">
                <text:p>7.539994</text:p>
              </table:table-cell>
              <table:table-cell office:value-type="float" office:value="0.6244796">
                <text:p>0.6244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9994">
                <text:p>7.559994</text:p>
              </table:table-cell>
              <table:table-cell office:value-type="float" office:value="0.6281531">
                <text:p>0.6281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79994">
                <text:p>7.579994</text:p>
              </table:table-cell>
              <table:table-cell office:value-type="float" office:value="0.6316493">
                <text:p>0.6316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99994">
                <text:p>7.599994</text:p>
              </table:table-cell>
              <table:table-cell office:value-type="float" office:value="0.6345509">
                <text:p>0.6345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19994">
                <text:p>7.619994</text:p>
              </table:table-cell>
              <table:table-cell office:value-type="float" office:value="0.6365287">
                <text:p>0.6365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39994">
                <text:p>7.639994</text:p>
              </table:table-cell>
              <table:table-cell office:value-type="float" office:value="0.6377044">
                <text:p>0.6377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59994">
                <text:p>7.659994</text:p>
              </table:table-cell>
              <table:table-cell office:value-type="float" office:value="0.6382545">
                <text:p>0.6382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79994">
                <text:p>7.679994</text:p>
              </table:table-cell>
              <table:table-cell office:value-type="float" office:value="0.6382885">
                <text:p>0.6382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99994">
                <text:p>7.699994</text:p>
              </table:table-cell>
              <table:table-cell office:value-type="float" office:value="0.6376748">
                <text:p>0.6376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19994">
                <text:p>7.719994</text:p>
              </table:table-cell>
              <table:table-cell office:value-type="float" office:value="0.6361707">
                <text:p>0.6361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39994">
                <text:p>7.739994</text:p>
              </table:table-cell>
              <table:table-cell office:value-type="float" office:value="0.6341704">
                <text:p>0.6341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59994">
                <text:p>7.759994</text:p>
              </table:table-cell>
              <table:table-cell office:value-type="float" office:value="0.6317432">
                <text:p>0.6317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79994">
                <text:p>7.779994</text:p>
              </table:table-cell>
              <table:table-cell office:value-type="float" office:value="0.628878">
                <text:p>0.62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99994">
                <text:p>7.799994</text:p>
              </table:table-cell>
              <table:table-cell office:value-type="float" office:value="0.625886">
                <text:p>0.625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19993">
                <text:p>7.819993</text:p>
              </table:table-cell>
              <table:table-cell office:value-type="float" office:value="0.622456">
                <text:p>0.622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39993">
                <text:p>7.839993</text:p>
              </table:table-cell>
              <table:table-cell office:value-type="float" office:value="0.6183866">
                <text:p>0.6183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59993">
                <text:p>7.859993</text:p>
              </table:table-cell>
              <table:table-cell office:value-type="float" office:value="0.6135016">
                <text:p>0.613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9993">
                <text:p>7.879993</text:p>
              </table:table-cell>
              <table:table-cell office:value-type="float" office:value="0.6086359">
                <text:p>0.6086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99993">
                <text:p>7.899993</text:p>
              </table:table-cell>
              <table:table-cell office:value-type="float" office:value="0.6047241">
                <text:p>0.6047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19993">
                <text:p>7.919993</text:p>
              </table:table-cell>
              <table:table-cell office:value-type="float" office:value="0.6013931">
                <text:p>0.6013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39993">
                <text:p>7.939993</text:p>
              </table:table-cell>
              <table:table-cell office:value-type="float" office:value="0.5980498">
                <text:p>0.5980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59993">
                <text:p>7.959993</text:p>
              </table:table-cell>
              <table:table-cell office:value-type="float" office:value="0.5953644">
                <text:p>0.5953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79993">
                <text:p>7.979993</text:p>
              </table:table-cell>
              <table:table-cell office:value-type="float" office:value="0.5937856">
                <text:p>0.59378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99993">
                <text:p>7.999993</text:p>
              </table:table-cell>
              <table:table-cell office:value-type="float" office:value="0.5938044">
                <text:p>0.5938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19994">
                <text:p>8.019994</text:p>
              </table:table-cell>
              <table:table-cell office:value-type="float" office:value="0.5951792">
                <text:p>0.5951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39994">
                <text:p>8.039994</text:p>
              </table:table-cell>
              <table:table-cell office:value-type="float" office:value="0.5974374">
                <text:p>0.5974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59995">
                <text:p>8.059995</text:p>
              </table:table-cell>
              <table:table-cell office:value-type="float" office:value="0.6005824">
                <text:p>0.6005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79995">
                <text:p>8.079995</text:p>
              </table:table-cell>
              <table:table-cell office:value-type="float" office:value="0.6044968">
                <text:p>0.604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99996">
                <text:p>8.099996</text:p>
              </table:table-cell>
              <table:table-cell office:value-type="float" office:value="0.6090909">
                <text:p>0.6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19996">
                <text:p>8.119996</text:p>
              </table:table-cell>
              <table:table-cell office:value-type="float" office:value="0.6143238">
                <text:p>0.6143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39997">
                <text:p>8.139997</text:p>
              </table:table-cell>
              <table:table-cell office:value-type="float" office:value="0.6197433">
                <text:p>0.6197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59997">
                <text:p>8.159997</text:p>
              </table:table-cell>
              <table:table-cell office:value-type="float" office:value="0.6247274">
                <text:p>0.6247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79997">
                <text:p>8.179997</text:p>
              </table:table-cell>
              <table:table-cell office:value-type="float" office:value="0.6293906">
                <text:p>0.6293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99998">
                <text:p>8.199998</text:p>
              </table:table-cell>
              <table:table-cell office:value-type="float" office:value="0.633839">
                <text:p>0.633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19998">
                <text:p>8.219998</text:p>
              </table:table-cell>
              <table:table-cell office:value-type="float" office:value="0.6381011">
                <text:p>0.6381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39999">
                <text:p>8.239999</text:p>
              </table:table-cell>
              <table:table-cell office:value-type="float" office:value="0.6418457">
                <text:p>0.6418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59999">
                <text:p>8.259999</text:p>
              </table:table-cell>
              <table:table-cell office:value-type="float" office:value="0.6446188">
                <text:p>0.6446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8">
                <text:p>8.28</text:p>
              </table:table-cell>
              <table:table-cell office:value-type="float" office:value="0.6465843">
                <text:p>0.646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">
                <text:p>8.3</text:p>
              </table:table-cell>
              <table:table-cell office:value-type="float" office:value="0.6479084">
                <text:p>0.6479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20001">
                <text:p>8.320001</text:p>
              </table:table-cell>
              <table:table-cell office:value-type="float" office:value="0.6486193">
                <text:p>0.648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40001">
                <text:p>8.340001</text:p>
              </table:table-cell>
              <table:table-cell office:value-type="float" office:value="0.6486129">
                <text:p>0.6486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60002">
                <text:p>8.360002</text:p>
              </table:table-cell>
              <table:table-cell office:value-type="float" office:value="0.6476649">
                <text:p>0.6476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80002">
                <text:p>8.380002</text:p>
              </table:table-cell>
              <table:table-cell office:value-type="float" office:value="0.6461159">
                <text:p>0.6461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00002">
                <text:p>8.400002</text:p>
              </table:table-cell>
              <table:table-cell office:value-type="float" office:value="0.6441534">
                <text:p>0.6441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20003">
                <text:p>8.420003</text:p>
              </table:table-cell>
              <table:table-cell office:value-type="float" office:value="0.6417629">
                <text:p>0.6417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40003">
                <text:p>8.440003</text:p>
              </table:table-cell>
              <table:table-cell office:value-type="float" office:value="0.6392676">
                <text:p>0.6392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60004">
                <text:p>8.460004</text:p>
              </table:table-cell>
              <table:table-cell office:value-type="float" office:value="0.6364884">
                <text:p>0.6364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80004">
                <text:p>8.480004</text:p>
              </table:table-cell>
              <table:table-cell office:value-type="float" office:value="0.6330482">
                <text:p>0.633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00005">
                <text:p>8.500005</text:p>
              </table:table-cell>
              <table:table-cell office:value-type="float" office:value="0.6291943">
                <text:p>0.6291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20005">
                <text:p>8.520005</text:p>
              </table:table-cell>
              <table:table-cell office:value-type="float" office:value="0.6246938">
                <text:p>0.6246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40006">
                <text:p>8.540006</text:p>
              </table:table-cell>
              <table:table-cell office:value-type="float" office:value="0.6209948">
                <text:p>0.6209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60006">
                <text:p>8.560006</text:p>
              </table:table-cell>
              <table:table-cell office:value-type="float" office:value="0.6182673">
                <text:p>0.6182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80007">
                <text:p>8.580007</text:p>
              </table:table-cell>
              <table:table-cell office:value-type="float" office:value="0.6155037">
                <text:p>0.6155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00007">
                <text:p>8.600007</text:p>
              </table:table-cell>
              <table:table-cell office:value-type="float" office:value="0.6131622">
                <text:p>0.6131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20008">
                <text:p>8.620008</text:p>
              </table:table-cell>
              <table:table-cell office:value-type="float" office:value="0.6118936">
                <text:p>0.6118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40008">
                <text:p>8.640008</text:p>
              </table:table-cell>
              <table:table-cell office:value-type="float" office:value="0.6123153">
                <text:p>0.6123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60008">
                <text:p>8.660008</text:p>
              </table:table-cell>
              <table:table-cell office:value-type="float" office:value="0.6140495">
                <text:p>0.6140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80009">
                <text:p>8.680009</text:p>
              </table:table-cell>
              <table:table-cell office:value-type="float" office:value="0.6166796">
                <text:p>0.6166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00009">
                <text:p>8.700009</text:p>
              </table:table-cell>
              <table:table-cell office:value-type="float" office:value="0.6204359">
                <text:p>0.6204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2001">
                <text:p>8.72001</text:p>
              </table:table-cell>
              <table:table-cell office:value-type="float" office:value="0.6251222">
                <text:p>0.62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4001">
                <text:p>8.74001</text:p>
              </table:table-cell>
              <table:table-cell office:value-type="float" office:value="0.6302583">
                <text:p>0.6302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60011">
                <text:p>8.760011</text:p>
              </table:table-cell>
              <table:table-cell office:value-type="float" office:value="0.6355757">
                <text:p>0.6355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80011">
                <text:p>8.780011</text:p>
              </table:table-cell>
              <table:table-cell office:value-type="float" office:value="0.6409932">
                <text:p>0.6409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00012">
                <text:p>8.800012</text:p>
              </table:table-cell>
              <table:table-cell office:value-type="float" office:value="0.6461103">
                <text:p>0.6461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20012">
                <text:p>8.820012</text:p>
              </table:table-cell>
              <table:table-cell office:value-type="float" office:value="0.6508543">
                <text:p>0.650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40013">
                <text:p>8.840013</text:p>
              </table:table-cell>
              <table:table-cell office:value-type="float" office:value="0.6553124">
                <text:p>0.6553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60013">
                <text:p>8.860013</text:p>
              </table:table-cell>
              <table:table-cell office:value-type="float" office:value="0.6595965">
                <text:p>0.6595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80013">
                <text:p>8.880013</text:p>
              </table:table-cell>
              <table:table-cell office:value-type="float" office:value="0.663433">
                <text:p>0.663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00014">
                <text:p>8.900014</text:p>
              </table:table-cell>
              <table:table-cell office:value-type="float" office:value="0.6664661">
                <text:p>0.6664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20014">
                <text:p>8.920014</text:p>
              </table:table-cell>
              <table:table-cell office:value-type="float" office:value="0.6685131">
                <text:p>0.6685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40015">
                <text:p>8.940015</text:p>
              </table:table-cell>
              <table:table-cell office:value-type="float" office:value="0.6697984">
                <text:p>0.6697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60015">
                <text:p>8.960015</text:p>
              </table:table-cell>
              <table:table-cell office:value-type="float" office:value="0.6705073">
                <text:p>0.6705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80016">
                <text:p>8.980016</text:p>
              </table:table-cell>
              <table:table-cell office:value-type="float" office:value="0.6706113">
                <text:p>0.67061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000016">
                <text:p>9.000016</text:p>
              </table:table-cell>
              <table:table-cell office:value-type="float" office:value="0.6696657">
                <text:p>0.6696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20017">
                <text:p>9.020017</text:p>
              </table:table-cell>
              <table:table-cell office:value-type="float" office:value="0.6682894">
                <text:p>0.6682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40017">
                <text:p>9.040017</text:p>
              </table:table-cell>
              <table:table-cell office:value-type="float" office:value="0.6658204">
                <text:p>0.6658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60018">
                <text:p>9.060018</text:p>
              </table:table-cell>
              <table:table-cell office:value-type="float" office:value="0.6631683">
                <text:p>0.6631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80018">
                <text:p>9.080018</text:p>
              </table:table-cell>
              <table:table-cell office:value-type="float" office:value="0.6601011">
                <text:p>0.6601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00019">
                <text:p>9.100019</text:p>
              </table:table-cell>
              <table:table-cell office:value-type="float" office:value="0.6569861">
                <text:p>0.6569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20019">
                <text:p>9.120019</text:p>
              </table:table-cell>
              <table:table-cell office:value-type="float" office:value="0.6536065">
                <text:p>0.653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40019">
                <text:p>9.140019</text:p>
              </table:table-cell>
              <table:table-cell office:value-type="float" office:value="0.6493931">
                <text:p>0.6493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6002">
                <text:p>9.16002</text:p>
              </table:table-cell>
              <table:table-cell office:value-type="float" office:value="0.6451399">
                <text:p>0.6451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8002">
                <text:p>9.18002</text:p>
              </table:table-cell>
              <table:table-cell office:value-type="float" office:value="0.641792">
                <text:p>0.641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00021">
                <text:p>9.200021</text:p>
              </table:table-cell>
              <table:table-cell office:value-type="float" office:value="0.6384678">
                <text:p>0.6384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20021">
                <text:p>9.220021</text:p>
              </table:table-cell>
              <table:table-cell office:value-type="float" office:value="0.6350645">
                <text:p>0.6350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40022">
                <text:p>9.240022</text:p>
              </table:table-cell>
              <table:table-cell office:value-type="float" office:value="0.632265">
                <text:p>0.632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60022">
                <text:p>9.260022</text:p>
              </table:table-cell>
              <table:table-cell office:value-type="float" office:value="0.6305156">
                <text:p>0.6305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80023">
                <text:p>9.280023</text:p>
              </table:table-cell>
              <table:table-cell office:value-type="float" office:value="0.6303059">
                <text:p>0.6303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00023">
                <text:p>9.300023</text:p>
              </table:table-cell>
              <table:table-cell office:value-type="float" office:value="0.6312124">
                <text:p>0.6312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20024">
                <text:p>9.320024</text:p>
              </table:table-cell>
              <table:table-cell office:value-type="float" office:value="0.6333987">
                <text:p>0.6333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40024">
                <text:p>9.340024</text:p>
              </table:table-cell>
              <table:table-cell office:value-type="float" office:value="0.6366909">
                <text:p>0.6366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60024">
                <text:p>9.360024</text:p>
              </table:table-cell>
              <table:table-cell office:value-type="float" office:value="0.6408828">
                <text:p>0.6408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80025">
                <text:p>9.380025</text:p>
              </table:table-cell>
              <table:table-cell office:value-type="float" office:value="0.6456103">
                <text:p>0.6456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00025">
                <text:p>9.400025</text:p>
              </table:table-cell>
              <table:table-cell office:value-type="float" office:value="0.6505707">
                <text:p>0.6505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20026">
                <text:p>9.420026</text:p>
              </table:table-cell>
              <table:table-cell office:value-type="float" office:value="0.6558003">
                <text:p>0.6558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40026">
                <text:p>9.440026</text:p>
              </table:table-cell>
              <table:table-cell office:value-type="float" office:value="0.6606732">
                <text:p>0.6606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60027">
                <text:p>9.460027</text:p>
              </table:table-cell>
              <table:table-cell office:value-type="float" office:value="0.6650267">
                <text:p>0.6650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80027">
                <text:p>9.480027</text:p>
              </table:table-cell>
              <table:table-cell office:value-type="float" office:value="0.6691695">
                <text:p>0.6691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00028">
                <text:p>9.500028</text:p>
              </table:table-cell>
              <table:table-cell office:value-type="float" office:value="0.673093">
                <text:p>0.673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20028">
                <text:p>9.520028</text:p>
              </table:table-cell>
              <table:table-cell office:value-type="float" office:value="0.6764982">
                <text:p>0.6764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40029">
                <text:p>9.540029</text:p>
              </table:table-cell>
              <table:table-cell office:value-type="float" office:value="0.6791033">
                <text:p>0.6791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60029">
                <text:p>9.560029</text:p>
              </table:table-cell>
              <table:table-cell office:value-type="float" office:value="0.6806846">
                <text:p>0.6806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80029">
                <text:p>9.580029</text:p>
              </table:table-cell>
              <table:table-cell office:value-type="float" office:value="0.6815358">
                <text:p>0.681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0003">
                <text:p>9.60003</text:p>
              </table:table-cell>
              <table:table-cell office:value-type="float" office:value="0.6818218">
                <text:p>0.6818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2003">
                <text:p>9.62003</text:p>
              </table:table-cell>
              <table:table-cell office:value-type="float" office:value="0.681362">
                <text:p>0.681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40031">
                <text:p>9.640031</text:p>
              </table:table-cell>
              <table:table-cell office:value-type="float" office:value="0.6798567">
                <text:p>0.6798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60031">
                <text:p>9.660031</text:p>
              </table:table-cell>
              <table:table-cell office:value-type="float" office:value="0.6778674">
                <text:p>0.6778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80032">
                <text:p>9.680032</text:p>
              </table:table-cell>
              <table:table-cell office:value-type="float" office:value="0.6744653">
                <text:p>0.674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00032">
                <text:p>9.700032</text:p>
              </table:table-cell>
              <table:table-cell office:value-type="float" office:value="0.6709633">
                <text:p>0.6709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20033">
                <text:p>9.720033</text:p>
              </table:table-cell>
              <table:table-cell office:value-type="float" office:value="0.6671667">
                <text:p>0.6671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40033">
                <text:p>9.740033</text:p>
              </table:table-cell>
              <table:table-cell office:value-type="float" office:value="0.6633638">
                <text:p>0.6633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60034">
                <text:p>9.760034</text:p>
              </table:table-cell>
              <table:table-cell office:value-type="float" office:value="0.6593598">
                <text:p>0.6593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80034">
                <text:p>9.780034</text:p>
              </table:table-cell>
              <table:table-cell office:value-type="float" office:value="0.6545576">
                <text:p>0.6545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00035">
                <text:p>9.800035</text:p>
              </table:table-cell>
              <table:table-cell office:value-type="float" office:value="0.6498107">
                <text:p>0.649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20035">
                <text:p>9.820035</text:p>
              </table:table-cell>
              <table:table-cell office:value-type="float" office:value="0.6459209">
                <text:p>0.645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40035">
                <text:p>9.840035</text:p>
              </table:table-cell>
              <table:table-cell office:value-type="float" office:value="0.6420922">
                <text:p>0.6420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60036">
                <text:p>9.860036</text:p>
              </table:table-cell>
              <table:table-cell office:value-type="float" office:value="0.6382838">
                <text:p>0.6382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80036">
                <text:p>9.880036</text:p>
              </table:table-cell>
              <table:table-cell office:value-type="float" office:value="0.6350341">
                <text:p>0.6350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00037">
                <text:p>9.900037</text:p>
              </table:table-cell>
              <table:table-cell office:value-type="float" office:value="0.6327175">
                <text:p>0.6327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20037">
                <text:p>9.920037</text:p>
              </table:table-cell>
              <table:table-cell office:value-type="float" office:value="0.631945">
                <text:p>0.631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40038">
                <text:p>9.940038</text:p>
              </table:table-cell>
              <table:table-cell office:value-type="float" office:value="0.6323231">
                <text:p>0.6323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0038">
                <text:p>9.960038</text:p>
              </table:table-cell>
              <table:table-cell office:value-type="float" office:value="0.6340456">
                <text:p>0.6340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80039">
                <text:p>9.980039</text:p>
              </table:table-cell>
              <table:table-cell office:value-type="float" office:value="0.6368402">
                <text:p>0.63684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00004">
                <text:p>10.00004</text:p>
              </table:table-cell>
              <table:table-cell office:value-type="float" office:value="0.6404794">
                <text:p>0.6404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